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413cm"/>
    </style:style>
    <style:style style:name="co5" style:family="table-column">
      <style:table-column-properties fo:break-before="auto" style:column-width="4.618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ummary" table:style-name="ta1">
        <table:shapes>
          <draw:frame draw:z-index="0" draw:style-name="gr1" draw:text-style-name="P1" svg:width="46.627cm" svg:height="20.734cm" svg:x="79.507cm" svg:y="0.453cm">
            <draw:object draw:notify-on-update-of-ranges="results_summary.A1:results_summary.A1 results_summary.A2:results_summary.A99 results_summary.E2:results_summary.E99 results_summary.A1:results_summary.A1 results_summary.A137:results_summary.A209 results_summary.E137:results_summary.E209 results_summary.A1:results_summary.A1 results_summary.A213:results_summary.A278 results_summary.E213:results_summary.E278 results_summary.A1:results_summary.A1 results_summary.A282:results_summary.A360 results_summary.E282:results_summary.E360 results_summary.E363:results_summary.E413 results_summary.A363:results_summary.A4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.131cm" svg:height="30.937cm" svg:x="79.977cm" svg:y="25.463cm">
            <draw:object draw:notify-on-update-of-ranges="results_summary.A1:results_summary.A1 results_summary.A2:results_summary.A99 results_summary.D2:results_summary.D99 results_summary.A1:results_summary.A1 results_summary.A2:results_summary.A99 results_summary.F2:results_summary.F99 results_summary.A1:results_summary.A1 results_summary.A2:results_summary.A99 results_summary.L1:results_summary.L1 results_summary.L2:results_summary.L99 results_summary.A1:results_summary.A1 results_summary.A2:results_summary.A99 results_summary.O2:results_summary.O99 results_summary.A1:results_summary.A1 results_summary.A2:results_summary.A99 results_summary.R1:results_summary.R1 results_summary.R2:results_summary.R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477cm" svg:height="18.138cm" svg:x="22.961cm" svg:y="46.886cm">
            <draw:object draw:notify-on-update-of-ranges="results_summary.A1:results_summary.A1 results_summary.A2:results_summary.A99 results_summary.F1:results_summary.F1 results_summary.F2:results_summary.F99 results_summary.A1:results_summary.A1 results_summary.A2:results_summary.A99 results_summary.G1:results_summary.G1 results_summary.G2:results_summary.G99 results_summary.A1:results_summary.A1 results_summary.A2:results_summary.A99 results_summary.H1:results_summary.H1 results_summary.H2:results_summary.H99 results_summary.A1:results_summary.A1 results_summary.A2:results_summary.A99 results_summary.I1:results_summary.I1 results_summary.I2:results_summary.I99 results_summary.A1:results_summary.A1 results_summary.A2:results_summary.A99 results_summary.J1:results_summary.J1 results_summary.J2:results_summary.J99 results_summary.A1:results_summary.A1 results_summary.A2:results_summary.A99 results_summary.K1:results_summary.K1 results_summary.K2:results_summary.K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049cm" svg:height="22.252cm" svg:x="22.632cm" svg:y="67.395cm">
            <draw:object draw:notify-on-update-of-ranges="results_summary.A1:results_summary.A1 results_summary.A2:results_summary.A99 results_summary.L1:results_summary.L1 results_summary.L2:results_summary.L99 results_summary.A1:results_summary.A1 results_summary.A2:results_summary.A99 results_summary.M1:results_summary.M1 results_summary.M2:results_summary.M99 results_summary.A1:results_summary.A1 results_summary.A2:results_summary.A99 results_summary.N1:results_summary.N1 results_summary.N2:results_summary.N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.222cm" svg:height="23.029cm" svg:x="58.696cm" svg:y="63.897cm">
            <draw:object draw:notify-on-update-of-ranges="results_summary.A1:results_summary.A1 results_summary.A2:results_summary.A99 results_summary.P1:results_summary.P1 results_summary.P2:results_summary.P99 results_summary.A1:results_summary.A1 results_summary.A2:results_summary.A99 results_summary.Q1:results_summary.Q1 results_summary.Q2:results_summary.Q99 results_summary.A1:results_summary.A1 results_summary.A2:results_summary.A99 results_summary.R1:results_summary.R1 results_summary.R2:results_summary.R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Input_power</text:p>
          </table:table-cell>
          <table:table-cell office:value-type="string" calcext:value-type="string">
            <text:p>Output_power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Caps_losses</text:p>
          </table:table-cell>
          <table:table-cell office:value-type="string" calcext:value-type="string">
            <text:p>FL1_losses</text:p>
          </table:table-cell>
          <table:table-cell office:value-type="string" calcext:value-type="string">
            <text:p>HF1_losses</text:p>
          </table:table-cell>
          <table:table-cell office:value-type="string" calcext:value-type="string">
            <text:p>FL2_losses</text:p>
          </table:table-cell>
          <table:table-cell office:value-type="string" calcext:value-type="string">
            <text:p>HF2_losses</text:p>
          </table:table-cell>
          <table:table-cell office:value-type="string" calcext:value-type="string">
            <text:p>Bulkcap_losses</text:p>
          </table:table-cell>
          <table:table-cell office:value-type="string" calcext:value-type="string">
            <text:p>GaN_total_losses</text:p>
          </table:table-cell>
          <table:table-cell office:value-type="string" calcext:value-type="string">
            <text:p>GaN_switching_losses</text:p>
          </table:table-cell>
          <table:table-cell office:value-type="string" calcext:value-type="string">
            <text:p>GaN_ohmic_losses</text:p>
          </table:table-cell>
          <table:table-cell office:value-type="string" calcext:value-type="string">
            <text:p>L_losses</text:p>
          </table:table-cell>
          <table:table-cell office:value-type="string" calcext:value-type="string">
            <text:p>Si_conduction</text:p>
          </table:table-cell>
          <table:table-cell office:value-type="string" calcext:value-type="string">
            <text:p>Si_switching</text:p>
          </table:table-cell>
          <table:table-cell office:value-type="string" calcext:value-type="string">
            <text:p>Si_total</text:p>
          </table:table-cell>
          <table:table-cell office:value-type="string" calcext:value-type="string">
            <text:p>iTH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4175248249887" calcext:value-type="float">
            <text:p>52,4175248249887</text:p>
          </table:table-cell>
          <table:table-cell office:value-type="float" office:value="50.0000044602329" calcext:value-type="float">
            <text:p>50,0000044602329</text:p>
          </table:table-cell>
          <table:table-cell office:value-type="float" office:value="2.849355585064" calcext:value-type="float">
            <text:p>2,849355585064</text:p>
          </table:table-cell>
          <table:table-cell office:value-type="float" office:value="94.564116499886" calcext:value-type="float">
            <text:p>94,564116499886</text:p>
          </table:table-cell>
          <table:table-cell office:value-type="float" office:value="0.813404879847487" calcext:value-type="float">
            <text:p>0,813404879847487</text:p>
          </table:table-cell>
          <table:table-cell office:value-type="float" office:value="0.00849214829843445" calcext:value-type="float">
            <text:p>0,00849214829843445</text:p>
          </table:table-cell>
          <table:table-cell office:value-type="float" office:value="0" calcext:value-type="float">
            <text:p>0</text:p>
          </table:table-cell>
          <table:table-cell office:value-type="float" office:value="0.00470535168312391" calcext:value-type="float">
            <text:p>0,00470535168312391</text:p>
          </table:table-cell>
          <table:table-cell office:value-type="float" office:value="0" calcext:value-type="float">
            <text:p>0</text:p>
          </table:table-cell>
          <table:table-cell office:value-type="float" office:value="0.800206971252913" calcext:value-type="float">
            <text:p>0,800206971252913</text:p>
          </table:table-cell>
          <table:table-cell office:value-type="float" office:value="0.939675804605144" calcext:value-type="float">
            <text:p>0,939675804605144</text:p>
          </table:table-cell>
          <table:table-cell office:value-type="float" office:value="0.887672098003684" calcext:value-type="float">
            <text:p>0,887672098003684</text:p>
          </table:table-cell>
          <table:table-cell office:value-type="float" office:value="0.052003706603857" calcext:value-type="float">
            <text:p>0,052003706603857</text:p>
          </table:table-cell>
          <table:table-cell office:value-type="float" office:value="1.06319193920365" calcext:value-type="float">
            <text:p>1,06319193920365</text:p>
          </table:table-cell>
          <table:table-cell office:value-type="float" office:value="0.031148409047022" calcext:value-type="float">
            <text:p>0,031148409047022</text:p>
          </table:table-cell>
          <table:table-cell office:value-type="float" office:value="0.00193455235637622" calcext:value-type="float">
            <text:p>0,00193455235637622</text:p>
          </table:table-cell>
          <table:table-cell office:value-type="float" office:value="0.0330829614033766" calcext:value-type="float">
            <text:p>0,0330829614033766</text:p>
          </table:table-cell>
          <table:table-cell office:value-type="float" office:value="5.27393533291432" calcext:value-type="float">
            <text:p>5,27393533291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.420151004772" calcext:value-type="float">
            <text:p>102,420151004772</text:p>
          </table:table-cell>
          <table:table-cell office:value-type="float" office:value="100.000023898323" calcext:value-type="float">
            <text:p>100,000023898323</text:p>
          </table:table-cell>
          <table:table-cell office:value-type="float" office:value="2.89663786668801" calcext:value-type="float">
            <text:p>2,89663786668801</text:p>
          </table:table-cell>
          <table:table-cell office:value-type="float" office:value="97.1718086396548" calcext:value-type="float">
            <text:p>97,1718086396548</text:p>
          </table:table-cell>
          <table:table-cell office:value-type="float" office:value="0.814321656944331" calcext:value-type="float">
            <text:p>0,814321656944331</text:p>
          </table:table-cell>
          <table:table-cell office:value-type="float" office:value="0.00890400906278919" calcext:value-type="float">
            <text:p>0,00890400906278919</text:p>
          </table:table-cell>
          <table:table-cell office:value-type="float" office:value="0" calcext:value-type="float">
            <text:p>0</text:p>
          </table:table-cell>
          <table:table-cell office:value-type="float" office:value="0.00520627483898094" calcext:value-type="float">
            <text:p>0,00520627483898094</text:p>
          </table:table-cell>
          <table:table-cell office:value-type="float" office:value="0" calcext:value-type="float">
            <text:p>0</text:p>
          </table:table-cell>
          <table:table-cell office:value-type="float" office:value="0.800210964067018" calcext:value-type="float">
            <text:p>0,800210964067018</text:p>
          </table:table-cell>
          <table:table-cell office:value-type="float" office:value="0.983374440869263" calcext:value-type="float">
            <text:p>0,983374440869263</text:p>
          </table:table-cell>
          <table:table-cell office:value-type="float" office:value="0.929838719912268" calcext:value-type="float">
            <text:p>0,929838719912268</text:p>
          </table:table-cell>
          <table:table-cell office:value-type="float" office:value="0.0535357209561351" calcext:value-type="float">
            <text:p>0,0535357209561351</text:p>
          </table:table-cell>
          <table:table-cell office:value-type="float" office:value="1.06270330121534" calcext:value-type="float">
            <text:p>1,06270330121534</text:p>
          </table:table-cell>
          <table:table-cell office:value-type="float" office:value="0.034335231421688" calcext:value-type="float">
            <text:p>0,034335231421688</text:p>
          </table:table-cell>
          <table:table-cell office:value-type="float" office:value="0.00190323623961414" calcext:value-type="float">
            <text:p>0,00190323623961414</text:p>
          </table:table-cell>
          <table:table-cell office:value-type="float" office:value="0.0362384676613136" calcext:value-type="float">
            <text:p>0,0362384676613136</text:p>
          </table:table-cell>
          <table:table-cell office:value-type="float" office:value="2.71307397133419" calcext:value-type="float">
            <text:p>2,713073971334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2.424700851969" calcext:value-type="float">
            <text:p>152,424700851969</text:p>
          </table:table-cell>
          <table:table-cell office:value-type="float" office:value="150.000074956775" calcext:value-type="float">
            <text:p>150,000074956775</text:p>
          </table:table-cell>
          <table:table-cell office:value-type="float" office:value="3.02219226585299" calcext:value-type="float">
            <text:p>3,02219226585299</text:p>
          </table:table-cell>
          <table:table-cell office:value-type="float" office:value="98.0172555745083" calcext:value-type="float">
            <text:p>98,0172555745083</text:p>
          </table:table-cell>
          <table:table-cell office:value-type="float" office:value="0.816010460456599" calcext:value-type="float">
            <text:p>0,816010460456599</text:p>
          </table:table-cell>
          <table:table-cell office:value-type="float" office:value="0.00966343191860495" calcext:value-type="float">
            <text:p>0,00966343191860495</text:p>
          </table:table-cell>
          <table:table-cell office:value-type="float" office:value="0" calcext:value-type="float">
            <text:p>0</text:p>
          </table:table-cell>
          <table:table-cell office:value-type="float" office:value="0.00612888016015978" calcext:value-type="float">
            <text:p>0,00612888016015978</text:p>
          </table:table-cell>
          <table:table-cell office:value-type="float" office:value="0" calcext:value-type="float">
            <text:p>0</text:p>
          </table:table-cell>
          <table:table-cell office:value-type="float" office:value="0.800217755667238" calcext:value-type="float">
            <text:p>0,800217755667238</text:p>
          </table:table-cell>
          <table:table-cell office:value-type="float" office:value="1.10200390695922" calcext:value-type="float">
            <text:p>1,10200390695922</text:p>
          </table:table-cell>
          <table:table-cell office:value-type="float" office:value="1.04592406555107" calcext:value-type="float">
            <text:p>1,04592406555107</text:p>
          </table:table-cell>
          <table:table-cell office:value-type="float" office:value="0.0560798414100656" calcext:value-type="float">
            <text:p>0,0560798414100656</text:p>
          </table:table-cell>
          <table:table-cell office:value-type="float" office:value="1.06263720481049" calcext:value-type="float">
            <text:p>1,06263720481049</text:p>
          </table:table-cell>
          <table:table-cell office:value-type="float" office:value="0.0396684557132344" calcext:value-type="float">
            <text:p>0,0396684557132344</text:p>
          </table:table-cell>
          <table:table-cell office:value-type="float" office:value="0.00187223790810466" calcext:value-type="float">
            <text:p>0,00187223790810466</text:p>
          </table:table-cell>
          <table:table-cell office:value-type="float" office:value="0.0415406936214396" calcext:value-type="float">
            <text:p>0,0415406936214396</text:p>
          </table:table-cell>
          <table:table-cell office:value-type="float" office:value="1.8345927930852" calcext:value-type="float">
            <text:p>1,83459279308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.45004698834" calcext:value-type="float">
            <text:p>302,45004698834</text:p>
          </table:table-cell>
          <table:table-cell office:value-type="float" office:value="300.000547691398" calcext:value-type="float">
            <text:p>300,000547691398</text:p>
          </table:table-cell>
          <table:table-cell office:value-type="float" office:value="3.92535728896125" calcext:value-type="float">
            <text:p>3,92535728896125</text:p>
          </table:table-cell>
          <table:table-cell office:value-type="float" office:value="98.7021469111019" calcext:value-type="float">
            <text:p>98,7021469111019</text:p>
          </table:table-cell>
          <table:table-cell office:value-type="float" office:value="0.824899555823428" calcext:value-type="float">
            <text:p>0,824899555823428</text:p>
          </table:table-cell>
          <table:table-cell office:value-type="float" office:value="0.0137600964903592" calcext:value-type="float">
            <text:p>0,0137600964903592</text:p>
          </table:table-cell>
          <table:table-cell office:value-type="float" office:value="0.000171306791533609" calcext:value-type="float">
            <text:p>0,000171306791533609</text:p>
          </table:table-cell>
          <table:table-cell office:value-type="float" office:value="0.0107163517999816" calcext:value-type="float">
            <text:p>0,0107163517999816</text:p>
          </table:table-cell>
          <table:table-cell office:value-type="float" office:value="0" calcext:value-type="float">
            <text:p>0</text:p>
          </table:table-cell>
          <table:table-cell office:value-type="float" office:value="0.800251459389852" calcext:value-type="float">
            <text:p>0,800251459389852</text:p>
          </table:table-cell>
          <table:table-cell office:value-type="float" office:value="1.96487670472708" calcext:value-type="float">
            <text:p>1,96487670472708</text:p>
          </table:table-cell>
          <table:table-cell office:value-type="float" office:value="1.89497282633162" calcext:value-type="float">
            <text:p>1,89497282633162</text:p>
          </table:table-cell>
          <table:table-cell office:value-type="float" office:value="0.0699038783945169" calcext:value-type="float">
            <text:p>0,0699038783945169</text:p>
          </table:table-cell>
          <table:table-cell office:value-type="float" office:value="1.06637048800567" calcext:value-type="float">
            <text:p>1,06637048800567</text:p>
          </table:table-cell>
          <table:table-cell office:value-type="float" office:value="0.0675694188752767" calcext:value-type="float">
            <text:p>0,0675694188752767</text:p>
          </table:table-cell>
          <table:table-cell office:value-type="float" office:value="0.00164112152905331" calcext:value-type="float">
            <text:p>0,00164112152905331</text:p>
          </table:table-cell>
          <table:table-cell office:value-type="float" office:value="0.0692105404044845" calcext:value-type="float">
            <text:p>0,0692105404044845</text:p>
          </table:table-cell>
          <table:table-cell office:value-type="float" office:value="0.943232084691598" calcext:value-type="float">
            <text:p>0,9432320846915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2.461969965125" calcext:value-type="float">
            <text:p>352,461969965125</text:p>
          </table:table-cell>
          <table:table-cell office:value-type="float" office:value="350.00085671983" calcext:value-type="float">
            <text:p>350,00085671983</text:p>
          </table:table-cell>
          <table:table-cell office:value-type="float" office:value="4.30414941978228" calcext:value-type="float">
            <text:p>4,30414941978228</text:p>
          </table:table-cell>
          <table:table-cell office:value-type="float" office:value="98.7788329598219" calcext:value-type="float">
            <text:p>98,7788329598219</text:p>
          </table:table-cell>
          <table:table-cell office:value-type="float" office:value="0.82857916723184" calcext:value-type="float">
            <text:p>0,82857916723184</text:p>
          </table:table-cell>
          <table:table-cell office:value-type="float" office:value="0.0154225574050495" calcext:value-type="float">
            <text:p>0,0154225574050495</text:p>
          </table:table-cell>
          <table:table-cell office:value-type="float" office:value="0.000266551570301004" calcext:value-type="float">
            <text:p>0,000266551570301004</text:p>
          </table:table-cell>
          <table:table-cell office:value-type="float" office:value="0.0124388995294738" calcext:value-type="float">
            <text:p>0,0124388995294738</text:p>
          </table:table-cell>
          <table:table-cell office:value-type="float" office:value="0.000185152034769151" calcext:value-type="float">
            <text:p>0,000185152034769151</text:p>
          </table:table-cell>
          <table:table-cell office:value-type="float" office:value="0.800265675468554" calcext:value-type="float">
            <text:p>0,800265675468554</text:p>
          </table:table-cell>
          <table:table-cell office:value-type="float" office:value="2.32591734276969" calcext:value-type="float">
            <text:p>2,32591734276969</text:p>
          </table:table-cell>
          <table:table-cell office:value-type="float" office:value="2.24938907124025" calcext:value-type="float">
            <text:p>2,24938907124025</text:p>
          </table:table-cell>
          <table:table-cell office:value-type="float" office:value="0.0765282715323861" calcext:value-type="float">
            <text:p>0,0765282715323861</text:p>
          </table:table-cell>
          <table:table-cell office:value-type="float" office:value="1.06804508878889" calcext:value-type="float">
            <text:p>1,06804508878889</text:p>
          </table:table-cell>
          <table:table-cell office:value-type="float" office:value="0.0800484677719189" calcext:value-type="float">
            <text:p>0,0800484677719189</text:p>
          </table:table-cell>
          <table:table-cell office:value-type="float" office:value="0.00155935321752627" calcext:value-type="float">
            <text:p>0,00155935321752627</text:p>
          </table:table-cell>
          <table:table-cell office:value-type="float" office:value="0.0816078209893578" calcext:value-type="float">
            <text:p>0,0816078209893578</text:p>
          </table:table-cell>
          <table:table-cell office:value-type="float" office:value="0.805256985742022" calcext:value-type="float">
            <text:p>0,8052569857420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2.475913672082" calcext:value-type="float">
            <text:p>402,475913672082</text:p>
          </table:table-cell>
          <table:table-cell office:value-type="float" office:value="400.001265129083" calcext:value-type="float">
            <text:p>400,001265129083</text:p>
          </table:table-cell>
          <table:table-cell office:value-type="float" office:value="4.85167876460768" calcext:value-type="float">
            <text:p>4,85167876460768</text:p>
          </table:table-cell>
          <table:table-cell office:value-type="float" office:value="98.7945418380564" calcext:value-type="float">
            <text:p>98,7945418380564</text:p>
          </table:table-cell>
          <table:table-cell office:value-type="float" office:value="0.832559666227713" calcext:value-type="float">
            <text:p>0,832559666227713</text:p>
          </table:table-cell>
          <table:table-cell office:value-type="float" office:value="0.0173280111304046" calcext:value-type="float">
            <text:p>0,0173280111304046</text:p>
          </table:table-cell>
          <table:table-cell office:value-type="float" office:value="0.000346206225557212" calcext:value-type="float">
            <text:p>0,000346206225557212</text:p>
          </table:table-cell>
          <table:table-cell office:value-type="float" office:value="0.0143268838280409" calcext:value-type="float">
            <text:p>0,0143268838280409</text:p>
          </table:table-cell>
          <table:table-cell office:value-type="float" office:value="0.000276938535944107" calcext:value-type="float">
            <text:p>0,000276938535944107</text:p>
          </table:table-cell>
          <table:table-cell office:value-type="float" office:value="0.800281304005168" calcext:value-type="float">
            <text:p>0,800281304005168</text:p>
          </table:table-cell>
          <table:table-cell office:value-type="float" office:value="2.85302394564309" calcext:value-type="float">
            <text:p>2,85302394564309</text:p>
          </table:table-cell>
          <table:table-cell office:value-type="float" office:value="2.76852531000309" calcext:value-type="float">
            <text:p>2,76852531000309</text:p>
          </table:table-cell>
          <table:table-cell office:value-type="float" office:value="0.0844986356446748" calcext:value-type="float">
            <text:p>0,0844986356446748</text:p>
          </table:table-cell>
          <table:table-cell office:value-type="float" office:value="1.07040326042171" calcext:value-type="float">
            <text:p>1,07040326042171</text:p>
          </table:table-cell>
          <table:table-cell office:value-type="float" office:value="0.0941870294115663" calcext:value-type="float">
            <text:p>0,0941870294115663</text:p>
          </table:table-cell>
          <table:table-cell office:value-type="float" office:value="0.00150486289940065" calcext:value-type="float">
            <text:p>0,00150486289940065</text:p>
          </table:table-cell>
          <table:table-cell office:value-type="float" office:value="0.095691892310953" calcext:value-type="float">
            <text:p>0,095691892310953</text:p>
          </table:table-cell>
          <table:table-cell office:value-type="float" office:value="0.698157733470251" calcext:value-type="float">
            <text:p>0,6981577334702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2.493045796009" calcext:value-type="float">
            <text:p>452,493045796009</text:p>
          </table:table-cell>
          <table:table-cell office:value-type="float" office:value="450.001717411708" calcext:value-type="float">
            <text:p>450,001717411708</text:p>
          </table:table-cell>
          <table:table-cell office:value-type="float" office:value="6.23951034922968" calcext:value-type="float">
            <text:p>6,23951034922968</text:p>
          </table:table-cell>
          <table:table-cell office:value-type="float" office:value="98.6210814959915" calcext:value-type="float">
            <text:p>98,6210814959915</text:p>
          </table:table-cell>
          <table:table-cell office:value-type="float" office:value="0.837671772436517" calcext:value-type="float">
            <text:p>0,837671772436517</text:p>
          </table:table-cell>
          <table:table-cell office:value-type="float" office:value="0.0196168568630905" calcext:value-type="float">
            <text:p>0,0196168568630905</text:p>
          </table:table-cell>
          <table:table-cell office:value-type="float" office:value="0.000476574756870638" calcext:value-type="float">
            <text:p>0,000476574756870638</text:p>
          </table:table-cell>
          <table:table-cell office:value-type="float" office:value="0.0168330531806221" calcext:value-type="float">
            <text:p>0,0168330531806221</text:p>
          </table:table-cell>
          <table:table-cell office:value-type="float" office:value="0.000443587346452193" calcext:value-type="float">
            <text:p>0,000443587346452193</text:p>
          </table:table-cell>
          <table:table-cell office:value-type="float" office:value="0.800301383248546" calcext:value-type="float">
            <text:p>0,800301383248546</text:p>
          </table:table-cell>
          <table:table-cell office:value-type="float" office:value="4.21518977082887" calcext:value-type="float">
            <text:p>4,21518977082887</text:p>
          </table:table-cell>
          <table:table-cell office:value-type="float" office:value="4.12042707508335" calcext:value-type="float">
            <text:p>4,12042707508335</text:p>
          </table:table-cell>
          <table:table-cell office:value-type="float" office:value="0.0947626957468782" calcext:value-type="float">
            <text:p>0,0947626957468782</text:p>
          </table:table-cell>
          <table:table-cell office:value-type="float" office:value="1.07353015883991" calcext:value-type="float">
            <text:p>1,07353015883991</text:p>
          </table:table-cell>
          <table:table-cell office:value-type="float" office:value="0.111613488733695" calcext:value-type="float">
            <text:p>0,111613488733695</text:p>
          </table:table-cell>
          <table:table-cell office:value-type="float" office:value="0.00150515838543641" calcext:value-type="float">
            <text:p>0,00150515838543641</text:p>
          </table:table-cell>
          <table:table-cell office:value-type="float" office:value="0.11311864711919" calcext:value-type="float">
            <text:p>0,11311864711919</text:p>
          </table:table-cell>
          <table:table-cell office:value-type="float" office:value="0.627640720730426" calcext:value-type="float">
            <text:p>0,6276407207304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2.513013404235" calcext:value-type="float">
            <text:p>502,513013404235</text:p>
          </table:table-cell>
          <table:table-cell office:value-type="float" office:value="500.002340939396" calcext:value-type="float">
            <text:p>500,002340939396</text:p>
          </table:table-cell>
          <table:table-cell office:value-type="float" office:value="7.31920859840774" calcext:value-type="float">
            <text:p>7,31920859840774</text:p>
          </table:table-cell>
          <table:table-cell office:value-type="float" office:value="98.5434787974096" calcext:value-type="float">
            <text:p>98,5434787974096</text:p>
          </table:table-cell>
          <table:table-cell office:value-type="float" office:value="0.84231451013046" calcext:value-type="float">
            <text:p>0,84231451013046</text:p>
          </table:table-cell>
          <table:table-cell office:value-type="float" office:value="0.0218326108830235" calcext:value-type="float">
            <text:p>0,0218326108830235</text:p>
          </table:table-cell>
          <table:table-cell office:value-type="float" office:value="0.000554617512855191" calcext:value-type="float">
            <text:p>0,000554617512855191</text:p>
          </table:table-cell>
          <table:table-cell office:value-type="float" office:value="0.0190739973577286" calcext:value-type="float">
            <text:p>0,0190739973577286</text:p>
          </table:table-cell>
          <table:table-cell office:value-type="float" office:value="0.000530252811855433" calcext:value-type="float">
            <text:p>0,000530252811855433</text:p>
          </table:table-cell>
          <table:table-cell office:value-type="float" office:value="0.800322721859287" calcext:value-type="float">
            <text:p>0,800322721859287</text:p>
          </table:table-cell>
          <table:table-cell office:value-type="float" office:value="5.26818547841659" calcext:value-type="float">
            <text:p>5,26818547841659</text:p>
          </table:table-cell>
          <table:table-cell office:value-type="float" office:value="5.16230128316466" calcext:value-type="float">
            <text:p>5,16230128316466</text:p>
          </table:table-cell>
          <table:table-cell office:value-type="float" office:value="0.105884195249938" calcext:value-type="float">
            <text:p>0,105884195249938</text:p>
          </table:table-cell>
          <table:table-cell office:value-type="float" office:value="1.07708081563244" calcext:value-type="float">
            <text:p>1,07708081563244</text:p>
          </table:table-cell>
          <table:table-cell office:value-type="float" office:value="0.130157156528541" calcext:value-type="float">
            <text:p>0,130157156528541</text:p>
          </table:table-cell>
          <table:table-cell office:value-type="float" office:value="0.00147063770324684" calcext:value-type="float">
            <text:p>0,00147063770324684</text:p>
          </table:table-cell>
          <table:table-cell office:value-type="float" office:value="0.131627794231723" calcext:value-type="float">
            <text:p>0,131627794231723</text:p>
          </table:table-cell>
          <table:table-cell office:value-type="float" office:value="0.563929242541184" calcext:value-type="float">
            <text:p>0,56392924254118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2.534494871874" calcext:value-type="float">
            <text:p>552,534494871874</text:p>
          </table:table-cell>
          <table:table-cell office:value-type="float" office:value="550.003108519161" calcext:value-type="float">
            <text:p>550,003108519161</text:p>
          </table:table-cell>
          <table:table-cell office:value-type="float" office:value="7.62812443354473" calcext:value-type="float">
            <text:p>7,62812443354473</text:p>
          </table:table-cell>
          <table:table-cell office:value-type="float" office:value="98.6194301906874" calcext:value-type="float">
            <text:p>98,6194301906874</text:p>
          </table:table-cell>
          <table:table-cell office:value-type="float" office:value="0.847506258583691" calcext:value-type="float">
            <text:p>0,847506258583691</text:p>
          </table:table-cell>
          <table:table-cell office:value-type="float" office:value="0.0243176057873775" calcext:value-type="float">
            <text:p>0,0243176057873775</text:p>
          </table:table-cell>
          <table:table-cell office:value-type="float" office:value="0.000648896867210626" calcext:value-type="float">
            <text:p>0,000648896867210626</text:p>
          </table:table-cell>
          <table:table-cell office:value-type="float" office:value="0.0215687774853688" calcext:value-type="float">
            <text:p>0,0215687774853688</text:p>
          </table:table-cell>
          <table:table-cell office:value-type="float" office:value="0.000624486825755694" calcext:value-type="float">
            <text:p>0,000624486825755694</text:p>
          </table:table-cell>
          <table:table-cell office:value-type="float" office:value="0.800346180233703" calcext:value-type="float">
            <text:p>0,800346180233703</text:p>
          </table:table-cell>
          <table:table-cell office:value-type="float" office:value="5.54859696744599" calcext:value-type="float">
            <text:p>5,54859696744599</text:p>
          </table:table-cell>
          <table:table-cell office:value-type="float" office:value="5.43021897808823" calcext:value-type="float">
            <text:p>5,43021897808823</text:p>
          </table:table-cell>
          <table:table-cell office:value-type="float" office:value="0.118377989358275" calcext:value-type="float">
            <text:p>0,118377989358275</text:p>
          </table:table-cell>
          <table:table-cell office:value-type="float" office:value="1.08014139949737" calcext:value-type="float">
            <text:p>1,08014139949737</text:p>
          </table:table-cell>
          <table:table-cell office:value-type="float" office:value="0.150611158149485" calcext:value-type="float">
            <text:p>0,150611158149485</text:p>
          </table:table-cell>
          <table:table-cell office:value-type="float" office:value="0.00126864986294764" calcext:value-type="float">
            <text:p>0,00126864986294764</text:p>
          </table:table-cell>
          <table:table-cell office:value-type="float" office:value="0.151879808011952" calcext:value-type="float">
            <text:p>0,151879808011952</text:p>
          </table:table-cell>
          <table:table-cell office:value-type="float" office:value="0.51142768079425" calcext:value-type="float">
            <text:p>0,511427680794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2.557922780907" calcext:value-type="float">
            <text:p>602,557922780907</text:p>
          </table:table-cell>
          <table:table-cell office:value-type="float" office:value="600.004040125885" calcext:value-type="float">
            <text:p>600,004040125885</text:p>
          </table:table-cell>
          <table:table-cell office:value-type="float" office:value="8.02283560020303" calcext:value-type="float">
            <text:p>8,02283560020303</text:p>
          </table:table-cell>
          <table:table-cell office:value-type="float" office:value="98.6685370347288" calcext:value-type="float">
            <text:p>98,6685370347288</text:p>
          </table:table-cell>
          <table:table-cell office:value-type="float" office:value="0.853186224626487" calcext:value-type="float">
            <text:p>0,853186224626487</text:p>
          </table:table-cell>
          <table:table-cell office:value-type="float" office:value="0.0270410392869698" calcext:value-type="float">
            <text:p>0,0270410392869698</text:p>
          </table:table-cell>
          <table:table-cell office:value-type="float" office:value="0.00075539328883637" calcext:value-type="float">
            <text:p>0,00075539328883637</text:p>
          </table:table-cell>
          <table:table-cell office:value-type="float" office:value="0.0242786676292763" calcext:value-type="float">
            <text:p>0,0242786676292763</text:p>
          </table:table-cell>
          <table:table-cell office:value-type="float" office:value="0.000738924033219711" calcext:value-type="float">
            <text:p>0,000738924033219711</text:p>
          </table:table-cell>
          <table:table-cell office:value-type="float" office:value="0.800371892472346" calcext:value-type="float">
            <text:p>0,800371892472346</text:p>
          </table:table-cell>
          <table:table-cell office:value-type="float" office:value="5.91250026852177" calcext:value-type="float">
            <text:p>5,91250026852177</text:p>
          </table:table-cell>
          <table:table-cell office:value-type="float" office:value="5.78027775728431" calcext:value-type="float">
            <text:p>5,78027775728431</text:p>
          </table:table-cell>
          <table:table-cell office:value-type="float" office:value="0.132222511227489" calcext:value-type="float">
            <text:p>0,132222511227489</text:p>
          </table:table-cell>
          <table:table-cell office:value-type="float" office:value="1.08321441066742" calcext:value-type="float">
            <text:p>1,08321441066742</text:p>
          </table:table-cell>
          <table:table-cell office:value-type="float" office:value="0.173000523874523" calcext:value-type="float">
            <text:p>0,173000523874523</text:p>
          </table:table-cell>
          <table:table-cell office:value-type="float" office:value="0.000934172519927688" calcext:value-type="float">
            <text:p>0,000934172519927688</text:p>
          </table:table-cell>
          <table:table-cell office:value-type="float" office:value="0.17393469639431" calcext:value-type="float">
            <text:p>0,17393469639431</text:p>
          </table:table-cell>
          <table:table-cell office:value-type="float" office:value="0.467436456506729" calcext:value-type="float">
            <text:p>0,46743645650672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2.582924089195" calcext:value-type="float">
            <text:p>652,582924089195</text:p>
          </table:table-cell>
          <table:table-cell office:value-type="float" office:value="650.005140307443" calcext:value-type="float">
            <text:p>650,005140307443</text:p>
          </table:table-cell>
          <table:table-cell office:value-type="float" office:value="8.49829847233049" calcext:value-type="float">
            <text:p>8,49829847233049</text:p>
          </table:table-cell>
          <table:table-cell office:value-type="float" office:value="98.6977442795521" calcext:value-type="float">
            <text:p>98,6977442795521</text:p>
          </table:table-cell>
          <table:table-cell office:value-type="float" office:value="0.859172589231156" calcext:value-type="float">
            <text:p>0,859172589231156</text:p>
          </table:table-cell>
          <table:table-cell office:value-type="float" office:value="0.0299430039404344" calcext:value-type="float">
            <text:p>0,0299430039404344</text:p>
          </table:table-cell>
          <table:table-cell office:value-type="float" office:value="0.000868521180610995" calcext:value-type="float">
            <text:p>0,000868521180610995</text:p>
          </table:table-cell>
          <table:table-cell office:value-type="float" office:value="0.0271115533000886" calcext:value-type="float">
            <text:p>0,0271115533000886</text:p>
          </table:table-cell>
          <table:table-cell office:value-type="float" office:value="0.000849035884538605" calcext:value-type="float">
            <text:p>0,000849035884538605</text:p>
          </table:table-cell>
          <table:table-cell office:value-type="float" office:value="0.800400168776401" calcext:value-type="float">
            <text:p>0,800400168776401</text:p>
          </table:table-cell>
          <table:table-cell office:value-type="float" office:value="6.35341579815707" calcext:value-type="float">
            <text:p>6,35341579815707</text:p>
          </table:table-cell>
          <table:table-cell office:value-type="float" office:value="6.20649582853655" calcext:value-type="float">
            <text:p>6,20649582853655</text:p>
          </table:table-cell>
          <table:table-cell office:value-type="float" office:value="0.146919969602455" calcext:value-type="float">
            <text:p>0,146919969602455</text:p>
          </table:table-cell>
          <table:table-cell office:value-type="float" office:value="1.08750645509795" calcext:value-type="float">
            <text:p>1,08750645509795</text:p>
          </table:table-cell>
          <table:table-cell office:value-type="float" office:value="0.196970543227663" calcext:value-type="float">
            <text:p>0,196970543227663</text:p>
          </table:table-cell>
          <table:table-cell office:value-type="float" office:value="0.0012330866490153" calcext:value-type="float">
            <text:p>0,0012330866490153</text:p>
          </table:table-cell>
          <table:table-cell office:value-type="float" office:value="0.198203629876213" calcext:value-type="float">
            <text:p>0,198203629876213</text:p>
          </table:table-cell>
          <table:table-cell office:value-type="float" office:value="0.427550786175786" calcext:value-type="float">
            <text:p>0,4275507861757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2.610579558698" calcext:value-type="float">
            <text:p>702,610579558698</text:p>
          </table:table-cell>
          <table:table-cell office:value-type="float" office:value="700.006434946735" calcext:value-type="float">
            <text:p>700,006434946735</text:p>
          </table:table-cell>
          <table:table-cell office:value-type="float" office:value="9.00726913086772" calcext:value-type="float">
            <text:p>9,00726913086772</text:p>
          </table:table-cell>
          <table:table-cell office:value-type="float" office:value="98.7180282533485" calcext:value-type="float">
            <text:p>98,7180282533485</text:p>
          </table:table-cell>
          <table:table-cell office:value-type="float" office:value="0.865558041582847" calcext:value-type="float">
            <text:p>0,865558041582847</text:p>
          </table:table-cell>
          <table:table-cell office:value-type="float" office:value="0.0329666773511379" calcext:value-type="float">
            <text:p>0,0329666773511379</text:p>
          </table:table-cell>
          <table:table-cell office:value-type="float" office:value="0.000993211924511953" calcext:value-type="float">
            <text:p>0,000993211924511953</text:p>
          </table:table-cell>
          <table:table-cell office:value-type="float" office:value="0.0301883725811028" calcext:value-type="float">
            <text:p>0,0301883725811028</text:p>
          </table:table-cell>
          <table:table-cell office:value-type="float" office:value="0.000979862633723405" calcext:value-type="float">
            <text:p>0,000979862633723405</text:p>
          </table:table-cell>
          <table:table-cell office:value-type="float" office:value="0.800429612649858" calcext:value-type="float">
            <text:p>0,800429612649858</text:p>
          </table:table-cell>
          <table:table-cell office:value-type="float" office:value="6.82540848263394" calcext:value-type="float">
            <text:p>6,82540848263394</text:p>
          </table:table-cell>
          <table:table-cell office:value-type="float" office:value="6.66279621179975" calcext:value-type="float">
            <text:p>6,66279621179975</text:p>
          </table:table-cell>
          <table:table-cell office:value-type="float" office:value="0.162612270832454" calcext:value-type="float">
            <text:p>0,162612270832454</text:p>
          </table:table-cell>
          <table:table-cell office:value-type="float" office:value="1.09205658539772" calcext:value-type="float">
            <text:p>1,09205658539772</text:p>
          </table:table-cell>
          <table:table-cell office:value-type="float" office:value="0.222966778006482" calcext:value-type="float">
            <text:p>0,222966778006482</text:p>
          </table:table-cell>
          <table:table-cell office:value-type="float" office:value="0.00127924324138044" calcext:value-type="float">
            <text:p>0,00127924324138044</text:p>
          </table:table-cell>
          <table:table-cell office:value-type="float" office:value="0.22424602124828" calcext:value-type="float">
            <text:p>0,22424602124828</text:p>
          </table:table-cell>
          <table:table-cell office:value-type="float" office:value="0.393753036992224" calcext:value-type="float">
            <text:p>0,3937530369922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52.640306509556" calcext:value-type="float">
            <text:p>752,640306509556</text:p>
          </table:table-cell>
          <table:table-cell office:value-type="float" office:value="750.007921539275" calcext:value-type="float">
            <text:p>750,007921539275</text:p>
          </table:table-cell>
          <table:table-cell office:value-type="float" office:value="9.42076751436393" calcext:value-type="float">
            <text:p>9,42076751436393</text:p>
          </table:table-cell>
          <table:table-cell office:value-type="float" office:value="98.7483041472978" calcext:value-type="float">
            <text:p>98,7483041472978</text:p>
          </table:table-cell>
          <table:table-cell office:value-type="float" office:value="0.872637941761236" calcext:value-type="float">
            <text:p>0,872637941761236</text:p>
          </table:table-cell>
          <table:table-cell office:value-type="float" office:value="0.0363568928153916" calcext:value-type="float">
            <text:p>0,0363568928153916</text:p>
          </table:table-cell>
          <table:table-cell office:value-type="float" office:value="0.00113282394823882" calcext:value-type="float">
            <text:p>0,00113282394823882</text:p>
          </table:table-cell>
          <table:table-cell office:value-type="float" office:value="0.0335607900361944" calcext:value-type="float">
            <text:p>0,0335607900361944</text:p>
          </table:table-cell>
          <table:table-cell office:value-type="float" office:value="0.00112403673679171" calcext:value-type="float">
            <text:p>0,00112403673679171</text:p>
          </table:table-cell>
          <table:table-cell office:value-type="float" office:value="0.800463094785659" calcext:value-type="float">
            <text:p>0,800463094785659</text:p>
          </table:table-cell>
          <table:table-cell office:value-type="float" office:value="7.19850464636875" calcext:value-type="float">
            <text:p>7,19850464636875</text:p>
          </table:table-cell>
          <table:table-cell office:value-type="float" office:value="7.01896179946955" calcext:value-type="float">
            <text:p>7,01896179946955</text:p>
          </table:table-cell>
          <table:table-cell office:value-type="float" office:value="0.179542846898419" calcext:value-type="float">
            <text:p>0,179542846898419</text:p>
          </table:table-cell>
          <table:table-cell office:value-type="float" office:value="1.09698364130279" calcext:value-type="float">
            <text:p>1,09698364130279</text:p>
          </table:table-cell>
          <table:table-cell office:value-type="float" office:value="0.251504424997395" calcext:value-type="float">
            <text:p>0,251504424997395</text:p>
          </table:table-cell>
          <table:table-cell office:value-type="float" office:value="0.00113685994138076" calcext:value-type="float">
            <text:p>0,00113685994138076</text:p>
          </table:table-cell>
          <table:table-cell office:value-type="float" office:value="0.252641284938764" calcext:value-type="float">
            <text:p>0,252641284938764</text:p>
          </table:table-cell>
          <table:table-cell office:value-type="float" office:value="0.368038724142818" calcext:value-type="float">
            <text:p>0,3680387241428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2.672208939639" calcext:value-type="float">
            <text:p>802,672208939639</text:p>
          </table:table-cell>
          <table:table-cell office:value-type="float" office:value="800.009610219389" calcext:value-type="float">
            <text:p>800,009610219389</text:p>
          </table:table-cell>
          <table:table-cell office:value-type="float" office:value="9.75201297588685" calcext:value-type="float">
            <text:p>9,75201297588685</text:p>
          </table:table-cell>
          <table:table-cell office:value-type="float" office:value="98.7850566077076" calcext:value-type="float">
            <text:p>98,7850566077076</text:p>
          </table:table-cell>
          <table:table-cell office:value-type="float" office:value="0.880237953619589" calcext:value-type="float">
            <text:p>0,880237953619589</text:p>
          </table:table-cell>
          <table:table-cell office:value-type="float" office:value="0.0399892478841011" calcext:value-type="float">
            <text:p>0,0399892478841011</text:p>
          </table:table-cell>
          <table:table-cell office:value-type="float" office:value="0.00125439182002967" calcext:value-type="float">
            <text:p>0,00125439182002967</text:p>
          </table:table-cell>
          <table:table-cell office:value-type="float" office:value="0.0372079901835437" calcext:value-type="float">
            <text:p>0,0372079901835437</text:p>
          </table:table-cell>
          <table:table-cell office:value-type="float" office:value="0.0012874701296164" calcext:value-type="float">
            <text:p>0,0012874701296164</text:p>
          </table:table-cell>
          <table:table-cell office:value-type="float" office:value="0.800498551584454" calcext:value-type="float">
            <text:p>0,800498551584454</text:p>
          </table:table-cell>
          <table:table-cell office:value-type="float" office:value="7.48708262480151" calcext:value-type="float">
            <text:p>7,48708262480151</text:p>
          </table:table-cell>
          <table:table-cell office:value-type="float" office:value="7.28966417833482" calcext:value-type="float">
            <text:p>7,28966417833482</text:p>
          </table:table-cell>
          <table:table-cell office:value-type="float" office:value="0.197418446454982" calcext:value-type="float">
            <text:p>0,197418446454982</text:p>
          </table:table-cell>
          <table:table-cell office:value-type="float" office:value="1.10194474809405" calcext:value-type="float">
            <text:p>1,10194474809405</text:p>
          </table:table-cell>
          <table:table-cell office:value-type="float" office:value="0.2819186172996" calcext:value-type="float">
            <text:p>0,2819186172996</text:p>
          </table:table-cell>
          <table:table-cell office:value-type="float" office:value="0.000829032095748888" calcext:value-type="float">
            <text:p>0,000829032095748888</text:p>
          </table:table-cell>
          <table:table-cell office:value-type="float" office:value="0.28274764939482" calcext:value-type="float">
            <text:p>0,28274764939482</text:p>
          </table:table-cell>
          <table:table-cell office:value-type="float" office:value="0.345076732827116" calcext:value-type="float">
            <text:p>0,3450767328271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52.705910332256" calcext:value-type="float">
            <text:p>852,705910332256</text:p>
          </table:table-cell>
          <table:table-cell office:value-type="float" office:value="850.011511774513" calcext:value-type="float">
            <text:p>850,011511774513</text:p>
          </table:table-cell>
          <table:table-cell office:value-type="float" office:value="9.99341962452589" calcext:value-type="float">
            <text:p>9,99341962452589</text:p>
          </table:table-cell>
          <table:table-cell office:value-type="float" office:value="98.8280344382835" calcext:value-type="float">
            <text:p>98,8280344382835</text:p>
          </table:table-cell>
          <table:table-cell office:value-type="float" office:value="0.888375307821975" calcext:value-type="float">
            <text:p>0,888375307821975</text:p>
          </table:table-cell>
          <table:table-cell office:value-type="float" office:value="0.0438793075361202" calcext:value-type="float">
            <text:p>0,0438793075361202</text:p>
          </table:table-cell>
          <table:table-cell office:value-type="float" office:value="0.00140530390346011" calcext:value-type="float">
            <text:p>0,00140530390346011</text:p>
          </table:table-cell>
          <table:table-cell office:value-type="float" office:value="0.0411225144605127" calcext:value-type="float">
            <text:p>0,0411225144605127</text:p>
          </table:table-cell>
          <table:table-cell office:value-type="float" office:value="0.0014316935096969" calcext:value-type="float">
            <text:p>0,0014316935096969</text:p>
          </table:table-cell>
          <table:table-cell office:value-type="float" office:value="0.800536187616997" calcext:value-type="float">
            <text:p>0,800536187616997</text:p>
          </table:table-cell>
          <table:table-cell office:value-type="float" office:value="7.68321301174122" calcext:value-type="float">
            <text:p>7,68321301174122</text:p>
          </table:table-cell>
          <table:table-cell office:value-type="float" office:value="7.46690258265094" calcext:value-type="float">
            <text:p>7,46690258265094</text:p>
          </table:table-cell>
          <table:table-cell office:value-type="float" office:value="0.216310429084886" calcext:value-type="float">
            <text:p>0,216310429084886</text:p>
          </table:table-cell>
          <table:table-cell office:value-type="float" office:value="1.10702457972662" calcext:value-type="float">
            <text:p>1,10702457972662</text:p>
          </table:table-cell>
          <table:table-cell office:value-type="float" office:value="0.314354834097335" calcext:value-type="float">
            <text:p>0,314354834097335</text:p>
          </table:table-cell>
          <table:table-cell office:value-type="float" office:value="0.00045189114325116" calcext:value-type="float">
            <text:p>0,00045189114325116</text:p>
          </table:table-cell>
          <table:table-cell office:value-type="float" office:value="0.314806725240443" calcext:value-type="float">
            <text:p>0,314806725240443</text:p>
          </table:table-cell>
          <table:table-cell office:value-type="float" office:value="0.325164943221867" calcext:value-type="float">
            <text:p>0,32516494322186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2.741485164285" calcext:value-type="float">
            <text:p>902,741485164285</text:p>
          </table:table-cell>
          <table:table-cell office:value-type="float" office:value="900.013642900183" calcext:value-type="float">
            <text:p>900,013642900183</text:p>
          </table:table-cell>
          <table:table-cell office:value-type="float" office:value="10.2037758286484" calcext:value-type="float">
            <text:p>10,2037758286484</text:p>
          </table:table-cell>
          <table:table-cell office:value-type="float" office:value="98.869690162285" calcext:value-type="float">
            <text:p>98,869690162285</text:p>
          </table:table-cell>
          <table:table-cell office:value-type="float" office:value="0.897020760065494" calcext:value-type="float">
            <text:p>0,897020760065494</text:p>
          </table:table-cell>
          <table:table-cell office:value-type="float" office:value="0.0480155399546557" calcext:value-type="float">
            <text:p>0,0480155399546557</text:p>
          </table:table-cell>
          <table:table-cell office:value-type="float" office:value="0.00156104755421803" calcext:value-type="float">
            <text:p>0,00156104755421803</text:p>
          </table:table-cell>
          <table:table-cell office:value-type="float" office:value="0.0452723226386051" calcext:value-type="float">
            <text:p>0,0452723226386051</text:p>
          </table:table-cell>
          <table:table-cell office:value-type="float" office:value="0.00159541184272304" calcext:value-type="float">
            <text:p>0,00159541184272304</text:p>
          </table:table-cell>
          <table:table-cell office:value-type="float" office:value="0.800576163393286" calcext:value-type="float">
            <text:p>0,800576163393286</text:p>
          </table:table-cell>
          <table:table-cell office:value-type="float" office:value="7.84530600046158" calcext:value-type="float">
            <text:p>7,84530600046158</text:p>
          </table:table-cell>
          <table:table-cell office:value-type="float" office:value="7.60914072410787" calcext:value-type="float">
            <text:p>7,60914072410787</text:p>
          </table:table-cell>
          <table:table-cell office:value-type="float" office:value="0.23616527637208" calcext:value-type="float">
            <text:p>0,23616527637208</text:p>
          </table:table-cell>
          <table:table-cell office:value-type="float" office:value="1.11249000312451" calcext:value-type="float">
            <text:p>1,11249000312451</text:p>
          </table:table-cell>
          <table:table-cell office:value-type="float" office:value="0.348706719609616" calcext:value-type="float">
            <text:p>0,348706719609616</text:p>
          </table:table-cell>
          <table:table-cell office:value-type="float" office:value="0.000252345367451194" calcext:value-type="float">
            <text:p>0,000252345367451194</text:p>
          </table:table-cell>
          <table:table-cell office:value-type="float" office:value="0.348959064976952" calcext:value-type="float">
            <text:p>0,348959064976952</text:p>
          </table:table-cell>
          <table:table-cell office:value-type="float" office:value="0.307245709330897" calcext:value-type="float">
            <text:p>0,30724570933089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52.77899872779" calcext:value-type="float">
            <text:p>952,77899872779</text:p>
          </table:table-cell>
          <table:table-cell office:value-type="float" office:value="950.016020901687" calcext:value-type="float">
            <text:p>950,016020901687</text:p>
          </table:table-cell>
          <table:table-cell office:value-type="float" office:value="10.3817101001628" calcext:value-type="float">
            <text:p>10,3817101001628</text:p>
          </table:table-cell>
          <table:table-cell office:value-type="float" office:value="98.9103758479404" calcext:value-type="float">
            <text:p>98,9103758479404</text:p>
          </table:table-cell>
          <table:table-cell office:value-type="float" office:value="0.906153210448783" calcext:value-type="float">
            <text:p>0,906153210448783</text:p>
          </table:table-cell>
          <table:table-cell office:value-type="float" office:value="0.052398779592827" calcext:value-type="float">
            <text:p>0,052398779592827</text:p>
          </table:table-cell>
          <table:table-cell office:value-type="float" office:value="0.00174006489875621" calcext:value-type="float">
            <text:p>0,00174006489875621</text:p>
          </table:table-cell>
          <table:table-cell office:value-type="float" office:value="0.0496240355627397" calcext:value-type="float">
            <text:p>0,0496240355627397</text:p>
          </table:table-cell>
          <table:table-cell office:value-type="float" office:value="0.00177185914625883" calcext:value-type="float">
            <text:p>0,00177185914625883</text:p>
          </table:table-cell>
          <table:table-cell office:value-type="float" office:value="0.800618172932817" calcext:value-type="float">
            <text:p>0,800618172932817</text:p>
          </table:table-cell>
          <table:table-cell office:value-type="float" office:value="7.97202889942444" calcext:value-type="float">
            <text:p>7,97202889942444</text:p>
          </table:table-cell>
          <table:table-cell office:value-type="float" office:value="7.71503568968346" calcext:value-type="float">
            <text:p>7,71503568968346</text:p>
          </table:table-cell>
          <table:table-cell office:value-type="float" office:value="0.256993209740143" calcext:value-type="float">
            <text:p>0,256993209740143</text:p>
          </table:table-cell>
          <table:table-cell office:value-type="float" office:value="1.11825518679473" calcext:value-type="float">
            <text:p>1,11825518679473</text:p>
          </table:table-cell>
          <table:table-cell office:value-type="float" office:value="0.384995044393435" calcext:value-type="float">
            <text:p>0,384995044393435</text:p>
          </table:table-cell>
          <table:table-cell office:value-type="float" office:value="0.000277759096896752" calcext:value-type="float">
            <text:p>0,000277759096896752</text:p>
          </table:table-cell>
          <table:table-cell office:value-type="float" office:value="0.385272803490592" calcext:value-type="float">
            <text:p>0,385272803490592</text:p>
          </table:table-cell>
          <table:table-cell office:value-type="float" office:value="0.291100854412672" calcext:value-type="float">
            <text:p>0,2911008544126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2.81847426366" calcext:value-type="float">
            <text:p>1002,81847426366</text:p>
          </table:table-cell>
          <table:table-cell office:value-type="float" office:value="1000.01866055087" calcext:value-type="float">
            <text:p>1000,01866055087</text:p>
          </table:table-cell>
          <table:table-cell office:value-type="float" office:value="10.56275190548" calcext:value-type="float">
            <text:p>10,56275190548</text:p>
          </table:table-cell>
          <table:table-cell office:value-type="float" office:value="98.9466935282967" calcext:value-type="float">
            <text:p>98,9466935282967</text:p>
          </table:table-cell>
          <table:table-cell office:value-type="float" office:value="0.915733492846483" calcext:value-type="float">
            <text:p>0,915733492846483</text:p>
          </table:table-cell>
          <table:table-cell office:value-type="float" office:value="0.0569725029503723" calcext:value-type="float">
            <text:p>0,0569725029503723</text:p>
          </table:table-cell>
          <table:table-cell office:value-type="float" office:value="0.00191514143274795" calcext:value-type="float">
            <text:p>0,00191514143274795</text:p>
          </table:table-cell>
          <table:table-cell office:value-type="float" office:value="0.0542243824486647" calcext:value-type="float">
            <text:p>0,0542243824486647</text:p>
          </table:table-cell>
          <table:table-cell office:value-type="float" office:value="0.00195868226580608" calcext:value-type="float">
            <text:p>0,00195868226580608</text:p>
          </table:table-cell>
          <table:table-cell office:value-type="float" office:value="0.800662486271906" calcext:value-type="float">
            <text:p>0,800662486271906</text:p>
          </table:table-cell>
          <table:table-cell office:value-type="float" office:value="8.09904290446588" calcext:value-type="float">
            <text:p>8,09904290446588</text:p>
          </table:table-cell>
          <table:table-cell office:value-type="float" office:value="7.82024573943164" calcext:value-type="float">
            <text:p>7,82024573943164</text:p>
          </table:table-cell>
          <table:table-cell office:value-type="float" office:value="0.278797165020507" calcext:value-type="float">
            <text:p>0,278797165020507</text:p>
          </table:table-cell>
          <table:table-cell office:value-type="float" office:value="1.12441468033166" calcext:value-type="float">
            <text:p>1,12441468033166</text:p>
          </table:table-cell>
          <table:table-cell office:value-type="float" office:value="0.42325073957856" calcext:value-type="float">
            <text:p>0,42325073957856</text:p>
          </table:table-cell>
          <table:table-cell office:value-type="float" office:value="0.000310088260922011" calcext:value-type="float">
            <text:p>0,000310088260922011</text:p>
          </table:table-cell>
          <table:table-cell office:value-type="float" office:value="0.423560827838805" calcext:value-type="float">
            <text:p>0,423560827838805</text:p>
          </table:table-cell>
          <table:table-cell office:value-type="float" office:value="0.276604874946812" calcext:value-type="float">
            <text:p>0,2766048749468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52.85994560785" calcext:value-type="float">
            <text:p>1052,85994560785</text:p>
          </table:table-cell>
          <table:table-cell office:value-type="float" office:value="1050.02157554077" calcext:value-type="float">
            <text:p>1050,02157554077</text:p>
          </table:table-cell>
          <table:table-cell office:value-type="float" office:value="10.7474108569462" calcext:value-type="float">
            <text:p>10,7474108569462</text:p>
          </table:table-cell>
          <table:table-cell office:value-type="float" office:value="98.9792174269341" calcext:value-type="float">
            <text:p>98,9792174269341</text:p>
          </table:table-cell>
          <table:table-cell office:value-type="float" office:value="0.925928387737684" calcext:value-type="float">
            <text:p>0,925928387737684</text:p>
          </table:table-cell>
          <table:table-cell office:value-type="float" office:value="0.0618861533573343" calcext:value-type="float">
            <text:p>0,0618861533573343</text:p>
          </table:table-cell>
          <table:table-cell office:value-type="float" office:value="0.00212798638830447" calcext:value-type="float">
            <text:p>0,00212798638830447</text:p>
          </table:table-cell>
          <table:table-cell office:value-type="float" office:value="0.059004671162106" calcext:value-type="float">
            <text:p>0,059004671162106</text:p>
          </table:table-cell>
          <table:table-cell office:value-type="float" office:value="0.0022002689229121" calcext:value-type="float">
            <text:p>0,0022002689229121</text:p>
          </table:table-cell>
          <table:table-cell office:value-type="float" office:value="0.800709011451203" calcext:value-type="float">
            <text:p>0,800709011451203</text:p>
          </table:table-cell>
          <table:table-cell office:value-type="float" office:value="8.22669166086271" calcext:value-type="float">
            <text:p>8,22669166086271</text:p>
          </table:table-cell>
          <table:table-cell office:value-type="float" office:value="7.92517949193282" calcext:value-type="float">
            <text:p>7,92517949193282</text:p>
          </table:table-cell>
          <table:table-cell office:value-type="float" office:value="0.301512168950047" calcext:value-type="float">
            <text:p>0,301512168950047</text:p>
          </table:table-cell>
          <table:table-cell office:value-type="float" office:value="1.13104501736804" calcext:value-type="float">
            <text:p>1,13104501736804</text:p>
          </table:table-cell>
          <table:table-cell office:value-type="float" office:value="0.46343948173384" calcext:value-type="float">
            <text:p>0,46343948173384</text:p>
          </table:table-cell>
          <table:table-cell office:value-type="float" office:value="0.000306309243968609" calcext:value-type="float">
            <text:p>0,000306309243968609</text:p>
          </table:table-cell>
          <table:table-cell office:value-type="float" office:value="0.463745790976919" calcext:value-type="float">
            <text:p>0,463745790976919</text:p>
          </table:table-cell>
          <table:table-cell office:value-type="float" office:value="0.263371396724936" calcext:value-type="float">
            <text:p>0,2633713967249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02.90340341573" calcext:value-type="float">
            <text:p>1102,90340341573</text:p>
          </table:table-cell>
          <table:table-cell office:value-type="float" office:value="1100.0247794784" calcext:value-type="float">
            <text:p>1100,0247794784</text:p>
          </table:table-cell>
          <table:table-cell office:value-type="float" office:value="10.934774952956" calcext:value-type="float">
            <text:p>10,934774952956</text:p>
          </table:table-cell>
          <table:table-cell office:value-type="float" office:value="99.0085464509081" calcext:value-type="float">
            <text:p>99,0085464509081</text:p>
          </table:table-cell>
          <table:table-cell office:value-type="float" office:value="0.936490554629389" calcext:value-type="float">
            <text:p>0,936490554629389</text:p>
          </table:table-cell>
          <table:table-cell office:value-type="float" office:value="0.0669060907279216" calcext:value-type="float">
            <text:p>0,0669060907279216</text:p>
          </table:table-cell>
          <table:table-cell office:value-type="float" office:value="0.00231552346006723" calcext:value-type="float">
            <text:p>0,00231552346006723</text:p>
          </table:table-cell>
          <table:table-cell office:value-type="float" office:value="0.0641023202947213" calcext:value-type="float">
            <text:p>0,0641023202947213</text:p>
          </table:table-cell>
          <table:table-cell office:value-type="float" office:value="0.0024083179219039" calcext:value-type="float">
            <text:p>0,0024083179219039</text:p>
          </table:table-cell>
          <table:table-cell office:value-type="float" office:value="0.800758006333302" calcext:value-type="float">
            <text:p>0,800758006333302</text:p>
          </table:table-cell>
          <table:table-cell office:value-type="float" office:value="8.35436927707559" calcext:value-type="float">
            <text:p>8,35436927707559</text:p>
          </table:table-cell>
          <table:table-cell office:value-type="float" office:value="8.02919450167731" calcext:value-type="float">
            <text:p>8,02919450167731</text:p>
          </table:table-cell>
          <table:table-cell office:value-type="float" office:value="0.325174775375593" calcext:value-type="float">
            <text:p>0,325174775375593</text:p>
          </table:table-cell>
          <table:table-cell office:value-type="float" office:value="1.13802884314911" calcext:value-type="float">
            <text:p>1,13802884314911</text:p>
          </table:table-cell>
          <table:table-cell office:value-type="float" office:value="0.505612281540599" calcext:value-type="float">
            <text:p>0,505612281540599</text:p>
          </table:table-cell>
          <table:table-cell office:value-type="float" office:value="0.000273996580044323" calcext:value-type="float">
            <text:p>0,000273996580044323</text:p>
          </table:table-cell>
          <table:table-cell office:value-type="float" office:value="0.505886278120301" calcext:value-type="float">
            <text:p>0,505886278120301</text:p>
          </table:table-cell>
          <table:table-cell office:value-type="float" office:value="0.251441046855158" calcext:value-type="float">
            <text:p>0,25144104685515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52.94888915093" calcext:value-type="float">
            <text:p>1152,94888915093</text:p>
          </table:table-cell>
          <table:table-cell office:value-type="float" office:value="1150.02828592752" calcext:value-type="float">
            <text:p>1150,02828592752</text:p>
          </table:table-cell>
          <table:table-cell office:value-type="float" office:value="11.125367635992" calcext:value-type="float">
            <text:p>11,125367635992</text:p>
          </table:table-cell>
          <table:table-cell office:value-type="float" office:value="99.0350511005464" calcext:value-type="float">
            <text:p>99,0350511005464</text:p>
          </table:table-cell>
          <table:table-cell office:value-type="float" office:value="0.947568304501078" calcext:value-type="float">
            <text:p>0,947568304501078</text:p>
          </table:table-cell>
          <table:table-cell office:value-type="float" office:value="0.0721988196929263" calcext:value-type="float">
            <text:p>0,0721988196929263</text:p>
          </table:table-cell>
          <table:table-cell office:value-type="float" office:value="0.00253656190296163" calcext:value-type="float">
            <text:p>0,00253656190296163</text:p>
          </table:table-cell>
          <table:table-cell office:value-type="float" office:value="0.0693969347210858" calcext:value-type="float">
            <text:p>0,0693969347210858</text:p>
          </table:table-cell>
          <table:table-cell office:value-type="float" office:value="0.00262654039960476" calcext:value-type="float">
            <text:p>0,00262654039960476</text:p>
          </table:table-cell>
          <table:table-cell office:value-type="float" office:value="0.800809151981652" calcext:value-type="float">
            <text:p>0,800809151981652</text:p>
          </table:table-cell>
          <table:table-cell office:value-type="float" office:value="8.48234060546777" calcext:value-type="float">
            <text:p>8,48234060546777</text:p>
          </table:table-cell>
          <table:table-cell office:value-type="float" office:value="8.13256848570343" calcext:value-type="float">
            <text:p>8,13256848570343</text:p>
          </table:table-cell>
          <table:table-cell office:value-type="float" office:value="0.349772119775722" calcext:value-type="float">
            <text:p>0,349772119775722</text:p>
          </table:table-cell>
          <table:table-cell office:value-type="float" office:value="1.14542765344432" calcext:value-type="float">
            <text:p>1,14542765344432</text:p>
          </table:table-cell>
          <table:table-cell office:value-type="float" office:value="0.549774439711357" calcext:value-type="float">
            <text:p>0,549774439711357</text:p>
          </table:table-cell>
          <table:table-cell office:value-type="float" office:value="0.000256632879475376" calcext:value-type="float">
            <text:p>0,000256632879475376</text:p>
          </table:table-cell>
          <table:table-cell office:value-type="float" office:value="0.550031072591038" calcext:value-type="float">
            <text:p>0,550031072591038</text:p>
          </table:table-cell>
          <table:table-cell office:value-type="float" office:value="0.240664342200949" calcext:value-type="float">
            <text:p>0,2406643422009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2.9964041072" calcext:value-type="float">
            <text:p>1202,9964041072</text:p>
          </table:table-cell>
          <table:table-cell office:value-type="float" office:value="1200.03210838915" calcext:value-type="float">
            <text:p>1200,03210838915</text:p>
          </table:table-cell>
          <table:table-cell office:value-type="float" office:value="11.319297719765" calcext:value-type="float">
            <text:p>11,319297719765</text:p>
          </table:table-cell>
          <table:table-cell office:value-type="float" office:value="99.0590746852602" calcext:value-type="float">
            <text:p>99,0590746852602</text:p>
          </table:table-cell>
          <table:table-cell office:value-type="float" office:value="0.95916154573781" calcext:value-type="float">
            <text:p>0,95916154573781</text:p>
          </table:table-cell>
          <table:table-cell office:value-type="float" office:value="0.0776941968962476" calcext:value-type="float">
            <text:p>0,0776941968962476</text:p>
          </table:table-cell>
          <table:table-cell office:value-type="float" office:value="0.00275315111757497" calcext:value-type="float">
            <text:p>0,00275315111757497</text:p>
          </table:table-cell>
          <table:table-cell office:value-type="float" office:value="0.0749374378511973" calcext:value-type="float">
            <text:p>0,0749374378511973</text:p>
          </table:table-cell>
          <table:table-cell office:value-type="float" office:value="0.00291390655657245" calcext:value-type="float">
            <text:p>0,00291390655657245</text:p>
          </table:table-cell>
          <table:table-cell office:value-type="float" office:value="0.800862558465763" calcext:value-type="float">
            <text:p>0,800862558465763</text:p>
          </table:table-cell>
          <table:table-cell office:value-type="float" office:value="8.61073421493178" calcext:value-type="float">
            <text:p>8,61073421493178</text:p>
          </table:table-cell>
          <table:table-cell office:value-type="float" office:value="8.23545430665536" calcext:value-type="float">
            <text:p>8,23545430665536</text:p>
          </table:table-cell>
          <table:table-cell office:value-type="float" office:value="0.375279908285451" calcext:value-type="float">
            <text:p>0,375279908285451</text:p>
          </table:table-cell>
          <table:table-cell office:value-type="float" office:value="1.15319881050776" calcext:value-type="float">
            <text:p>1,15319881050776</text:p>
          </table:table-cell>
          <table:table-cell office:value-type="float" office:value="0.5958413534796" calcext:value-type="float">
            <text:p>0,5958413534796</text:p>
          </table:table-cell>
          <table:table-cell office:value-type="float" office:value="0.000361795078949512" calcext:value-type="float">
            <text:p>0,000361795078949512</text:p>
          </table:table-cell>
          <table:table-cell office:value-type="float" office:value="0.596203148559019" calcext:value-type="float">
            <text:p>0,596203148559019</text:p>
          </table:table-cell>
          <table:table-cell office:value-type="float" office:value="0.230572239318521" calcext:value-type="float">
            <text:p>0,23057223931852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53.04594699817" calcext:value-type="float">
            <text:p>1253,04594699817</text:p>
          </table:table-cell>
          <table:table-cell office:value-type="float" office:value="1250.03626038289" calcext:value-type="float">
            <text:p>1250,03626038289</text:p>
          </table:table-cell>
          <table:table-cell office:value-type="float" office:value="11.5156961888433" calcext:value-type="float">
            <text:p>11,5156961888433</text:p>
          </table:table-cell>
          <table:table-cell office:value-type="float" office:value="99.0809837261708" calcext:value-type="float">
            <text:p>99,0809837261708</text:p>
          </table:table-cell>
          <table:table-cell office:value-type="float" office:value="0.971130180581811" calcext:value-type="float">
            <text:p>0,971130180581811</text:p>
          </table:table-cell>
          <table:table-cell office:value-type="float" office:value="0.0834688045698466" calcext:value-type="float">
            <text:p>0,0834688045698466</text:p>
          </table:table-cell>
          <table:table-cell office:value-type="float" office:value="0.00299180998014361" calcext:value-type="float">
            <text:p>0,00299180998014361</text:p>
          </table:table-cell>
          <table:table-cell office:value-type="float" office:value="0.0806539997411039" calcext:value-type="float">
            <text:p>0,0806539997411039</text:p>
          </table:table-cell>
          <table:table-cell office:value-type="float" office:value="0.00309716658397917" calcext:value-type="float">
            <text:p>0,00309716658397917</text:p>
          </table:table-cell>
          <table:table-cell office:value-type="float" office:value="0.80091810533422" calcext:value-type="float">
            <text:p>0,80091810533422</text:p>
          </table:table-cell>
          <table:table-cell office:value-type="float" office:value="8.73891751486216" calcext:value-type="float">
            <text:p>8,73891751486216</text:p>
          </table:table-cell>
          <table:table-cell office:value-type="float" office:value="8.33721715622902" calcext:value-type="float">
            <text:p>8,33721715622902</text:p>
          </table:table-cell>
          <table:table-cell office:value-type="float" office:value="0.401700358620472" calcext:value-type="float">
            <text:p>0,401700358620472</text:p>
          </table:table-cell>
          <table:table-cell office:value-type="float" office:value="1.16132587220695" calcext:value-type="float">
            <text:p>1,16132587220695</text:p>
          </table:table-cell>
          <table:table-cell office:value-type="float" office:value="0.643901783829217" calcext:value-type="float">
            <text:p>0,643901783829217</text:p>
          </table:table-cell>
          <table:table-cell office:value-type="float" office:value="0.000420837374529766" calcext:value-type="float">
            <text:p>0,000420837374529766</text:p>
          </table:table-cell>
          <table:table-cell office:value-type="float" office:value="0.644322621203509" calcext:value-type="float">
            <text:p>0,644322621203509</text:p>
          </table:table-cell>
          <table:table-cell office:value-type="float" office:value="0.221408494273874" calcext:value-type="float">
            <text:p>0,2214084942738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03.09748143603" calcext:value-type="float">
            <text:p>1303,09748143603</text:p>
          </table:table-cell>
          <table:table-cell office:value-type="float" office:value="1300.04075551059" calcext:value-type="float">
            <text:p>1300,04075551059</text:p>
          </table:table-cell>
          <table:table-cell office:value-type="float" office:value="11.715217068072" calcext:value-type="float">
            <text:p>11,715217068072</text:p>
          </table:table-cell>
          <table:table-cell office:value-type="float" office:value="99.1009715530534" calcext:value-type="float">
            <text:p>99,1009715530534</text:p>
          </table:table-cell>
          <table:table-cell office:value-type="float" office:value="0.983759061590779" calcext:value-type="float">
            <text:p>0,983759061590779</text:p>
          </table:table-cell>
          <table:table-cell office:value-type="float" office:value="0.0894329228340746" calcext:value-type="float">
            <text:p>0,0894329228340746</text:p>
          </table:table-cell>
          <table:table-cell office:value-type="float" office:value="0.00327960789342187" calcext:value-type="float">
            <text:p>0,00327960789342187</text:p>
          </table:table-cell>
          <table:table-cell office:value-type="float" office:value="0.0866573023677777" calcext:value-type="float">
            <text:p>0,0866573023677777</text:p>
          </table:table-cell>
          <table:table-cell office:value-type="float" office:value="0.00341292223091446" calcext:value-type="float">
            <text:p>0,00341292223091446</text:p>
          </table:table-cell>
          <table:table-cell office:value-type="float" office:value="0.800976012248134" calcext:value-type="float">
            <text:p>0,800976012248134</text:p>
          </table:table-cell>
          <table:table-cell office:value-type="float" office:value="8.86750078148868" calcext:value-type="float">
            <text:p>8,86750078148868</text:p>
          </table:table-cell>
          <table:table-cell office:value-type="float" office:value="8.43846717731763" calcext:value-type="float">
            <text:p>8,43846717731763</text:p>
          </table:table-cell>
          <table:table-cell office:value-type="float" office:value="0.429033604158407" calcext:value-type="float">
            <text:p>0,429033604158407</text:p>
          </table:table-cell>
          <table:table-cell office:value-type="float" office:value="1.1697782668535" calcext:value-type="float">
            <text:p>1,1697782668535</text:p>
          </table:table-cell>
          <table:table-cell office:value-type="float" office:value="0.69390577237562" calcext:value-type="float">
            <text:p>0,69390577237562</text:p>
          </table:table-cell>
          <table:table-cell office:value-type="float" office:value="0.000273185751256824" calcext:value-type="float">
            <text:p>0,000273185751256824</text:p>
          </table:table-cell>
          <table:table-cell office:value-type="float" office:value="0.694178958128224" calcext:value-type="float">
            <text:p>0,694178958128224</text:p>
          </table:table-cell>
          <table:table-cell office:value-type="float" office:value="0.212888752721801" calcext:value-type="float">
            <text:p>0,21288875272180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53.15111248756" calcext:value-type="float">
            <text:p>1353,15111248756</text:p>
          </table:table-cell>
          <table:table-cell office:value-type="float" office:value="1350.04560743257" calcext:value-type="float">
            <text:p>1350,04560743257</text:p>
          </table:table-cell>
          <table:table-cell office:value-type="float" office:value="11.9193331575366" calcext:value-type="float">
            <text:p>11,9193331575366</text:p>
          </table:table-cell>
          <table:table-cell office:value-type="float" office:value="99.119142494218" calcext:value-type="float">
            <text:p>99,119142494218</text:p>
          </table:table-cell>
          <table:table-cell office:value-type="float" office:value="0.996755242658479" calcext:value-type="float">
            <text:p>0,996755242658479</text:p>
          </table:table-cell>
          <table:table-cell office:value-type="float" office:value="0.0956418105671876" calcext:value-type="float">
            <text:p>0,0956418105671876</text:p>
          </table:table-cell>
          <table:table-cell office:value-type="float" office:value="0.00351011650624725" calcext:value-type="float">
            <text:p>0,00351011650624725</text:p>
          </table:table-cell>
          <table:table-cell office:value-type="float" office:value="0.0928620142535304" calcext:value-type="float">
            <text:p>0,0928620142535304</text:p>
          </table:table-cell>
          <table:table-cell office:value-type="float" office:value="0.00370486796869857" calcext:value-type="float">
            <text:p>0,00370486796869857</text:p>
          </table:table-cell>
          <table:table-cell office:value-type="float" office:value="0.801036139677652" calcext:value-type="float">
            <text:p>0,801036139677652</text:p>
          </table:table-cell>
          <table:table-cell office:value-type="float" office:value="8.99796885321045" calcext:value-type="float">
            <text:p>8,99796885321045</text:p>
          </table:table-cell>
          <table:table-cell office:value-type="float" office:value="8.54069152714392" calcext:value-type="float">
            <text:p>8,54069152714392</text:p>
          </table:table-cell>
          <table:table-cell office:value-type="float" office:value="0.457277326078124" calcext:value-type="float">
            <text:p>0,457277326078124</text:p>
          </table:table-cell>
          <table:table-cell office:value-type="float" office:value="1.1784812151175" calcext:value-type="float">
            <text:p>1,1784812151175</text:p>
          </table:table-cell>
          <table:table-cell office:value-type="float" office:value="0.745826294705182" calcext:value-type="float">
            <text:p>0,745826294705182</text:p>
          </table:table-cell>
          <table:table-cell office:value-type="float" office:value="0.00030155182942713" calcext:value-type="float">
            <text:p>0,00030155182942713</text:p>
          </table:table-cell>
          <table:table-cell office:value-type="float" office:value="0.746127846533871" calcext:value-type="float">
            <text:p>0,746127846533871</text:p>
          </table:table-cell>
          <table:table-cell office:value-type="float" office:value="0.204848277666125" calcext:value-type="float">
            <text:p>0,2048482776661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03.20681005563" calcext:value-type="float">
            <text:p>1403,20681005563</text:p>
          </table:table-cell>
          <table:table-cell office:value-type="float" office:value="1400.05082993757" calcext:value-type="float">
            <text:p>1400,05082993757</text:p>
          </table:table-cell>
          <table:table-cell office:value-type="float" office:value="12.1272961815322" calcext:value-type="float">
            <text:p>12,1272961815322</text:p>
          </table:table-cell>
          <table:table-cell office:value-type="float" office:value="99.1357442056859" calcext:value-type="float">
            <text:p>99,1357442056859</text:p>
          </table:table-cell>
          <table:table-cell office:value-type="float" office:value="1.0101789953397" calcext:value-type="float">
            <text:p>1,0101789953397</text:p>
          </table:table-cell>
          <table:table-cell office:value-type="float" office:value="0.102086309682695" calcext:value-type="float">
            <text:p>0,102086309682695</text:p>
          </table:table-cell>
          <table:table-cell office:value-type="float" office:value="0.00377502854765344" calcext:value-type="float">
            <text:p>0,00377502854765344</text:p>
          </table:table-cell>
          <table:table-cell office:value-type="float" office:value="0.0992953868011795" calcext:value-type="float">
            <text:p>0,0992953868011795</text:p>
          </table:table-cell>
          <table:table-cell office:value-type="float" office:value="0.00392334810869675" calcext:value-type="float">
            <text:p>0,00392334810869675</text:p>
          </table:table-cell>
          <table:table-cell office:value-type="float" office:value="0.8010986288046" calcext:value-type="float">
            <text:p>0,8010986288046</text:p>
          </table:table-cell>
          <table:table-cell office:value-type="float" office:value="9.12961588867622" calcext:value-type="float">
            <text:p>9,12961588867622</text:p>
          </table:table-cell>
          <table:table-cell office:value-type="float" office:value="8.6431601444067" calcext:value-type="float">
            <text:p>8,6431601444067</text:p>
          </table:table-cell>
          <table:table-cell office:value-type="float" office:value="0.486455744253384" calcext:value-type="float">
            <text:p>0,486455744253384</text:p>
          </table:table-cell>
          <table:table-cell office:value-type="float" office:value="1.18771015821756" calcext:value-type="float">
            <text:p>1,18771015821756</text:p>
          </table:table-cell>
          <table:table-cell office:value-type="float" office:value="0.799704090727644" calcext:value-type="float">
            <text:p>0,799704090727644</text:p>
          </table:table-cell>
          <table:table-cell office:value-type="float" office:value="0.0000870485843272235" calcext:value-type="float">
            <text:p>8,70485843272235E-05</text:p>
          </table:table-cell>
          <table:table-cell office:value-type="float" office:value="0.799791139309136" calcext:value-type="float">
            <text:p>0,799791139309136</text:p>
          </table:table-cell>
          <table:table-cell office:value-type="float" office:value="0.197368994074597" calcext:value-type="float">
            <text:p>0,19736899407459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3.26460108565" calcext:value-type="float">
            <text:p>1453,26460108565</text:p>
          </table:table-cell>
          <table:table-cell office:value-type="float" office:value="1450.05643693275" calcext:value-type="float">
            <text:p>1450,05643693275</text:p>
          </table:table-cell>
          <table:table-cell office:value-type="float" office:value="12.3391353039424" calcext:value-type="float">
            <text:p>12,3391353039424</text:p>
          </table:table-cell>
          <table:table-cell office:value-type="float" office:value="99.1509367752897" calcext:value-type="float">
            <text:p>99,1509367752897</text:p>
          </table:table-cell>
          <table:table-cell office:value-type="float" office:value="1.02425962992295" calcext:value-type="float">
            <text:p>1,02425962992295</text:p>
          </table:table-cell>
          <table:table-cell office:value-type="float" office:value="0.108758109126219" calcext:value-type="float">
            <text:p>0,108758109126219</text:p>
          </table:table-cell>
          <table:table-cell office:value-type="float" office:value="0.00405998113005807" calcext:value-type="float">
            <text:p>0,00405998113005807</text:p>
          </table:table-cell>
          <table:table-cell office:value-type="float" office:value="0.105975766161268" calcext:value-type="float">
            <text:p>0,105975766161268</text:p>
          </table:table-cell>
          <table:table-cell office:value-type="float" office:value="0.00430222646328324" calcext:value-type="float">
            <text:p>0,00430222646328324</text:p>
          </table:table-cell>
          <table:table-cell office:value-type="float" office:value="0.801163253907365" calcext:value-type="float">
            <text:p>0,801163253907365</text:p>
          </table:table-cell>
          <table:table-cell office:value-type="float" office:value="9.26174603121999" calcext:value-type="float">
            <text:p>9,26174603121999</text:p>
          </table:table-cell>
          <table:table-cell office:value-type="float" office:value="8.74516939334105" calcext:value-type="float">
            <text:p>8,74516939334105</text:p>
          </table:table-cell>
          <table:table-cell office:value-type="float" office:value="0.516576637866718" calcext:value-type="float">
            <text:p>0,516576637866718</text:p>
          </table:table-cell>
          <table:table-cell office:value-type="float" office:value="1.19749915632454" calcext:value-type="float">
            <text:p>1,19749915632454</text:p>
          </table:table-cell>
          <table:table-cell office:value-type="float" office:value="0.855551530457455" calcext:value-type="float">
            <text:p>0,855551530457455</text:p>
          </table:table-cell>
          <table:table-cell office:value-type="float" office:value="0.000078956014078467" calcext:value-type="float">
            <text:p>7,8956014078467E-05</text:p>
          </table:table-cell>
          <table:table-cell office:value-type="float" office:value="0.855630486472574" calcext:value-type="float">
            <text:p>0,855630486472574</text:p>
          </table:table-cell>
          <table:table-cell office:value-type="float" office:value="0.190431374010649" calcext:value-type="float">
            <text:p>0,1904313740106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3.32449738394" calcext:value-type="float">
            <text:p>1503,32449738394</text:p>
          </table:table-cell>
          <table:table-cell office:value-type="float" office:value="1500.06244235881" calcext:value-type="float">
            <text:p>1500,06244235881</text:p>
          </table:table-cell>
          <table:table-cell office:value-type="float" office:value="12.5540671004921" calcext:value-type="float">
            <text:p>12,5540671004921</text:p>
          </table:table-cell>
          <table:table-cell office:value-type="float" office:value="99.1649130245087" calcext:value-type="float">
            <text:p>99,1649130245087</text:p>
          </table:table-cell>
          <table:table-cell office:value-type="float" office:value="1.0386777873548" calcext:value-type="float">
            <text:p>1,0386777873548</text:p>
          </table:table-cell>
          <table:table-cell office:value-type="float" office:value="0.115662291605313" calcext:value-type="float">
            <text:p>0,115662291605313</text:p>
          </table:table-cell>
          <table:table-cell office:value-type="float" office:value="0.00432058358044891" calcext:value-type="float">
            <text:p>0,00432058358044891</text:p>
          </table:table-cell>
          <table:table-cell office:value-type="float" office:value="0.112868445898745" calcext:value-type="float">
            <text:p>0,112868445898745</text:p>
          </table:table-cell>
          <table:table-cell office:value-type="float" office:value="0.00459603227015124" calcext:value-type="float">
            <text:p>0,00459603227015124</text:p>
          </table:table-cell>
          <table:table-cell office:value-type="float" office:value="0.801230141657821" calcext:value-type="float">
            <text:p>0,801230141657821</text:p>
          </table:table-cell>
          <table:table-cell office:value-type="float" office:value="9.39422041167887" calcext:value-type="float">
            <text:p>9,39422041167887</text:p>
          </table:table-cell>
          <table:table-cell office:value-type="float" office:value="8.84659009839163" calcext:value-type="float">
            <text:p>8,84659009839163</text:p>
          </table:table-cell>
          <table:table-cell office:value-type="float" office:value="0.547630313302713" calcext:value-type="float">
            <text:p>0,547630313302713</text:p>
          </table:table-cell>
          <table:table-cell office:value-type="float" office:value="1.20773137936875" calcext:value-type="float">
            <text:p>1,20773137936875</text:p>
          </table:table-cell>
          <table:table-cell office:value-type="float" office:value="0.913358569193157" calcext:value-type="float">
            <text:p>0,913358569193157</text:p>
          </table:table-cell>
          <table:table-cell office:value-type="float" office:value="0.0000789528650225524" calcext:value-type="float">
            <text:p>7,89528650225524E-05</text:p>
          </table:table-cell>
          <table:table-cell office:value-type="float" office:value="0.913437522057987" calcext:value-type="float">
            <text:p>0,913437522057987</text:p>
          </table:table-cell>
          <table:table-cell office:value-type="float" office:value="0.183949709861167" calcext:value-type="float">
            <text:p>0,18394970986116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53.38654170126" calcext:value-type="float">
            <text:p>1553,38654170126</text:p>
          </table:table-cell>
          <table:table-cell office:value-type="float" office:value="1550.06885990499" calcext:value-type="float">
            <text:p>1550,06885990499</text:p>
          </table:table-cell>
          <table:table-cell office:value-type="float" office:value="12.7726899120171" calcext:value-type="float">
            <text:p>12,7726899120171</text:p>
          </table:table-cell>
          <table:table-cell office:value-type="float" office:value="99.1777519923493" calcext:value-type="float">
            <text:p>99,1777519923493</text:p>
          </table:table-cell>
          <table:table-cell office:value-type="float" office:value="1.05371925354905" calcext:value-type="float">
            <text:p>1,05371925354905</text:p>
          </table:table-cell>
          <table:table-cell office:value-type="float" office:value="0.122812906429843" calcext:value-type="float">
            <text:p>0,122812906429843</text:p>
          </table:table-cell>
          <table:table-cell office:value-type="float" office:value="0.00465268327370525" calcext:value-type="float">
            <text:p>0,00465268327370525</text:p>
          </table:table-cell>
          <table:table-cell office:value-type="float" office:value="0.120001162272675" calcext:value-type="float">
            <text:p>0,120001162272675</text:p>
          </table:table-cell>
          <table:table-cell office:value-type="float" office:value="0.00495282769765742" calcext:value-type="float">
            <text:p>0,00495282769765742</text:p>
          </table:table-cell>
          <table:table-cell office:value-type="float" office:value="0.801299381182078" calcext:value-type="float">
            <text:p>0,801299381182078</text:p>
          </table:table-cell>
          <table:table-cell office:value-type="float" office:value="9.52748573221236" calcext:value-type="float">
            <text:p>9,52748573221236</text:p>
          </table:table-cell>
          <table:table-cell office:value-type="float" office:value="8.94787232766952" calcext:value-type="float">
            <text:p>8,94787232766952</text:p>
          </table:table-cell>
          <table:table-cell office:value-type="float" office:value="0.579613404531351" calcext:value-type="float">
            <text:p>0,579613404531351</text:p>
          </table:table-cell>
          <table:table-cell office:value-type="float" office:value="1.21830029475513" calcext:value-type="float">
            <text:p>1,21830029475513</text:p>
          </table:table-cell>
          <table:table-cell office:value-type="float" office:value="0.973105680742359" calcext:value-type="float">
            <text:p>0,973105680742359</text:p>
          </table:table-cell>
          <table:table-cell office:value-type="float" office:value="0.0000789507813080133" calcext:value-type="float">
            <text:p>7,89507813080133E-05</text:p>
          </table:table-cell>
          <table:table-cell office:value-type="float" office:value="0.973184631523264" calcext:value-type="float">
            <text:p>0,973184631523264</text:p>
          </table:table-cell>
          <table:table-cell office:value-type="float" office:value="0.177820786856155" calcext:value-type="float">
            <text:p>0,1778207868561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3.45061781694" calcext:value-type="float">
            <text:p>1603,45061781694</text:p>
          </table:table-cell>
          <table:table-cell office:value-type="float" office:value="1600.07570299042" calcext:value-type="float">
            <text:p>1600,07570299042</text:p>
          </table:table-cell>
          <table:table-cell office:value-type="float" office:value="12.9972516379497" calcext:value-type="float">
            <text:p>12,9972516379497</text:p>
          </table:table-cell>
          <table:table-cell office:value-type="float" office:value="99.1894199002462" calcext:value-type="float">
            <text:p>99,1894199002462</text:p>
          </table:table-cell>
          <table:table-cell office:value-type="float" office:value="1.06922831737718" calcext:value-type="float">
            <text:p>1,06922831737718</text:p>
          </table:table-cell>
          <table:table-cell office:value-type="float" office:value="0.130192560413335" calcext:value-type="float">
            <text:p>0,130192560413335</text:p>
          </table:table-cell>
          <table:table-cell office:value-type="float" office:value="0.00502558622391363" calcext:value-type="float">
            <text:p>0,00502558622391363</text:p>
          </table:table-cell>
          <table:table-cell office:value-type="float" office:value="0.127371482011239" calcext:value-type="float">
            <text:p>0,127371482011239</text:p>
          </table:table-cell>
          <table:table-cell office:value-type="float" office:value="0.00526750950582608" calcext:value-type="float">
            <text:p>0,00526750950582608</text:p>
          </table:table-cell>
          <table:table-cell office:value-type="float" office:value="0.801370886728957" calcext:value-type="float">
            <text:p>0,801370886728957</text:p>
          </table:table-cell>
          <table:table-cell office:value-type="float" office:value="9.66386236793922" calcext:value-type="float">
            <text:p>9,66386236793922</text:p>
          </table:table-cell>
          <table:table-cell office:value-type="float" office:value="9.05129953896001" calcext:value-type="float">
            <text:p>9,05129953896001</text:p>
          </table:table-cell>
          <table:table-cell office:value-type="float" office:value="0.612562828997038" calcext:value-type="float">
            <text:p>0,612562828997038</text:p>
          </table:table-cell>
          <table:table-cell office:value-type="float" office:value="1.22920919718973" calcext:value-type="float">
            <text:p>1,22920919718973</text:p>
          </table:table-cell>
          <table:table-cell office:value-type="float" office:value="1.03487280622002" calcext:value-type="float">
            <text:p>1,03487280622002</text:p>
          </table:table-cell>
          <table:table-cell office:value-type="float" office:value="0.0000789492352091082" calcext:value-type="float">
            <text:p>7,89492352091082E-05</text:p>
          </table:table-cell>
          <table:table-cell office:value-type="float" office:value="1.03495175545868" calcext:value-type="float">
            <text:p>1,03495175545868</text:p>
          </table:table-cell>
          <table:table-cell office:value-type="float" office:value="0.172242141084021" calcext:value-type="float">
            <text:p>0,17224214108402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53.51686521566" calcext:value-type="float">
            <text:p>1653,51686521566</text:p>
          </table:table-cell>
          <table:table-cell office:value-type="float" office:value="1650.08298478014" calcext:value-type="float">
            <text:p>1650,08298478014</text:p>
          </table:table-cell>
          <table:table-cell office:value-type="float" office:value="13.2254811973238" calcext:value-type="float">
            <text:p>13,2254811973238</text:p>
          </table:table-cell>
          <table:table-cell office:value-type="float" office:value="99.2001604911066" calcext:value-type="float">
            <text:p>99,2001604911066</text:p>
          </table:table-cell>
          <table:table-cell office:value-type="float" office:value="1.08516910804501" calcext:value-type="float">
            <text:p>1,08516910804501</text:p>
          </table:table-cell>
          <table:table-cell office:value-type="float" office:value="0.137792323606039" calcext:value-type="float">
            <text:p>0,137792323606039</text:p>
          </table:table-cell>
          <table:table-cell office:value-type="float" office:value="0.00536900756732595" calcext:value-type="float">
            <text:p>0,00536900756732595</text:p>
          </table:table-cell>
          <table:table-cell office:value-type="float" office:value="0.134968428556957" calcext:value-type="float">
            <text:p>0,134968428556957</text:p>
          </table:table-cell>
          <table:table-cell office:value-type="float" office:value="0.00559450157775616" calcext:value-type="float">
            <text:p>0,00559450157775616</text:p>
          </table:table-cell>
          <table:table-cell office:value-type="float" office:value="0.801444554402194" calcext:value-type="float">
            <text:p>0,801444554402194</text:p>
          </table:table-cell>
          <table:table-cell office:value-type="float" office:value="9.8009519018659" calcext:value-type="float">
            <text:p>9,8009519018659</text:p>
          </table:table-cell>
          <table:table-cell office:value-type="float" office:value="9.1545004414454" calcext:value-type="float">
            <text:p>9,1545004414454</text:p>
          </table:table-cell>
          <table:table-cell office:value-type="float" office:value="0.646451460414712" calcext:value-type="float">
            <text:p>0,646451460414712</text:p>
          </table:table-cell>
          <table:table-cell office:value-type="float" office:value="1.24067651989467" calcext:value-type="float">
            <text:p>1,24067651989467</text:p>
          </table:table-cell>
          <table:table-cell office:value-type="float" office:value="1.0985962708296" calcext:value-type="float">
            <text:p>1,0985962708296</text:p>
          </table:table-cell>
          <table:table-cell office:value-type="float" office:value="0.0000873966735291227" calcext:value-type="float">
            <text:p>8,73966735291227E-05</text:p>
          </table:table-cell>
          <table:table-cell office:value-type="float" office:value="1.09868366750357" calcext:value-type="float">
            <text:p>1,09868366750357</text:p>
          </table:table-cell>
          <table:table-cell office:value-type="float" office:value="0.166984480147745" calcext:value-type="float">
            <text:p>0,1669844801477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3.58532932599" calcext:value-type="float">
            <text:p>1703,58532932599</text:p>
          </table:table-cell>
          <table:table-cell office:value-type="float" office:value="1700.09071838355" calcext:value-type="float">
            <text:p>1700,09071838355</text:p>
          </table:table-cell>
          <table:table-cell office:value-type="float" office:value="13.4588335419721" calcext:value-type="float">
            <text:p>13,4588335419721</text:p>
          </table:table-cell>
          <table:table-cell office:value-type="float" office:value="99.2099700972953" calcext:value-type="float">
            <text:p>99,2099700972953</text:p>
          </table:table-cell>
          <table:table-cell office:value-type="float" office:value="1.10161341167659" calcext:value-type="float">
            <text:p>1,10161341167659</text:p>
          </table:table-cell>
          <table:table-cell office:value-type="float" office:value="0.145642341548354" calcext:value-type="float">
            <text:p>0,145642341548354</text:p>
          </table:table-cell>
          <table:table-cell office:value-type="float" office:value="0.00571321665523245" calcext:value-type="float">
            <text:p>0,00571321665523245</text:p>
          </table:table-cell>
          <table:table-cell office:value-type="float" office:value="0.142802095642687" calcext:value-type="float">
            <text:p>0,142802095642687</text:p>
          </table:table-cell>
          <table:table-cell office:value-type="float" office:value="0.00593482322220953" calcext:value-type="float">
            <text:p>0,00593482322220953</text:p>
          </table:table-cell>
          <table:table-cell office:value-type="float" office:value="0.801520642425387" calcext:value-type="float">
            <text:p>0,801520642425387</text:p>
          </table:table-cell>
          <table:table-cell office:value-type="float" office:value="9.94000169127406" calcext:value-type="float">
            <text:p>9,94000169127406</text:p>
          </table:table-cell>
          <table:table-cell office:value-type="float" office:value="9.25873404915556" calcext:value-type="float">
            <text:p>9,25873404915556</text:p>
          </table:table-cell>
          <table:table-cell office:value-type="float" office:value="0.681267642130934" calcext:value-type="float">
            <text:p>0,681267642130934</text:p>
          </table:table-cell>
          <table:table-cell office:value-type="float" office:value="1.25266552066516" calcext:value-type="float">
            <text:p>1,25266552066516</text:p>
          </table:table-cell>
          <table:table-cell office:value-type="float" office:value="1.16425881873266" calcext:value-type="float">
            <text:p>1,16425881873266</text:p>
          </table:table-cell>
          <table:table-cell office:value-type="float" office:value="0.000294099602568276" calcext:value-type="float">
            <text:p>0,000294099602568276</text:p>
          </table:table-cell>
          <table:table-cell office:value-type="float" office:value="1.1645529183358" calcext:value-type="float">
            <text:p>1,1645529183358</text:p>
          </table:table-cell>
          <table:table-cell office:value-type="float" office:value="0.161971680090436" calcext:value-type="float">
            <text:p>0,16197168009043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53.65588667239" calcext:value-type="float">
            <text:p>1753,65588667239</text:p>
          </table:table-cell>
          <table:table-cell office:value-type="float" office:value="1750.09891709566" calcext:value-type="float">
            <text:p>1750,09891709566</text:p>
          </table:table-cell>
          <table:table-cell office:value-type="float" office:value="13.6958716701965" calcext:value-type="float">
            <text:p>13,6958716701965</text:p>
          </table:table-cell>
          <table:table-cell office:value-type="float" office:value="99.2190103113644" calcext:value-type="float">
            <text:p>99,2190103113644</text:p>
          </table:table-cell>
          <table:table-cell office:value-type="float" office:value="1.11862915350683" calcext:value-type="float">
            <text:p>1,11862915350683</text:p>
          </table:table-cell>
          <table:table-cell office:value-type="float" office:value="0.153715447197228" calcext:value-type="float">
            <text:p>0,153715447197228</text:p>
          </table:table-cell>
          <table:table-cell office:value-type="float" office:value="0.00603604535016717" calcext:value-type="float">
            <text:p>0,00603604535016717</text:p>
          </table:table-cell>
          <table:table-cell office:value-type="float" office:value="0.150888536910175" calcext:value-type="float">
            <text:p>0,150888536910175</text:p>
          </table:table-cell>
          <table:table-cell office:value-type="float" office:value="0.00638984900673866" calcext:value-type="float">
            <text:p>0,00638984900673866</text:p>
          </table:table-cell>
          <table:table-cell office:value-type="float" office:value="0.801598982992996" calcext:value-type="float">
            <text:p>0,801598982992996</text:p>
          </table:table-cell>
          <table:table-cell office:value-type="float" office:value="10.079915605421" calcext:value-type="float">
            <text:p>10,079915605421</text:p>
          </table:table-cell>
          <table:table-cell office:value-type="float" office:value="9.36285729230963" calcext:value-type="float">
            <text:p>9,36285729230963</text:p>
          </table:table-cell>
          <table:table-cell office:value-type="float" office:value="0.717058313102187" calcext:value-type="float">
            <text:p>0,717058313102187</text:p>
          </table:table-cell>
          <table:table-cell office:value-type="float" office:value="1.26510748518912" calcext:value-type="float">
            <text:p>1,26510748518912</text:p>
          </table:table-cell>
          <table:table-cell office:value-type="float" office:value="1.23194123185979" calcext:value-type="float">
            <text:p>1,23194123185979</text:p>
          </table:table-cell>
          <table:table-cell office:value-type="float" office:value="0.000278194241662076" calcext:value-type="float">
            <text:p>0,000278194241662076</text:p>
          </table:table-cell>
          <table:table-cell office:value-type="float" office:value="1.23221942610257" calcext:value-type="float">
            <text:p>1,23221942610257</text:p>
          </table:table-cell>
          <table:table-cell office:value-type="float" office:value="0.15739604804326" calcext:value-type="float">
            <text:p>0,157396048043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3.72869019394" calcext:value-type="float">
            <text:p>1803,72869019394</text:p>
          </table:table-cell>
          <table:table-cell office:value-type="float" office:value="1800.10759469894" calcext:value-type="float">
            <text:p>1800,10759469894</text:p>
          </table:table-cell>
          <table:table-cell office:value-type="float" office:value="13.9354557239846" calcext:value-type="float">
            <text:p>13,9354557239846</text:p>
          </table:table-cell>
          <table:table-cell office:value-type="float" office:value="99.2274084358215" calcext:value-type="float">
            <text:p>99,2274084358215</text:p>
          </table:table-cell>
          <table:table-cell office:value-type="float" office:value="1.13613815797981" calcext:value-type="float">
            <text:p>1,13613815797981</text:p>
          </table:table-cell>
          <table:table-cell office:value-type="float" office:value="0.1620242206867" calcext:value-type="float">
            <text:p>0,1620242206867</text:p>
          </table:table-cell>
          <table:table-cell office:value-type="float" office:value="0.00643681966692441" calcext:value-type="float">
            <text:p>0,00643681966692441</text:p>
          </table:table-cell>
          <table:table-cell office:value-type="float" office:value="0.159192781535142" calcext:value-type="float">
            <text:p>0,159192781535142</text:p>
          </table:table-cell>
          <table:table-cell office:value-type="float" office:value="0.00680451236739983" calcext:value-type="float">
            <text:p>0,00680451236739983</text:p>
          </table:table-cell>
          <table:table-cell office:value-type="float" office:value="0.801679531789161" calcext:value-type="float">
            <text:p>0,801679531789161</text:p>
          </table:table-cell>
          <table:table-cell office:value-type="float" office:value="10.2197662846371" calcext:value-type="float">
            <text:p>10,2197662846371</text:p>
          </table:table-cell>
          <table:table-cell office:value-type="float" office:value="9.46599145047106" calcext:value-type="float">
            <text:p>9,46599145047106</text:p>
          </table:table-cell>
          <table:table-cell office:value-type="float" office:value="0.753774834172756" calcext:value-type="float">
            <text:p>0,753774834172756</text:p>
          </table:table-cell>
          <table:table-cell office:value-type="float" office:value="1.27790195660536" calcext:value-type="float">
            <text:p>1,27790195660536</text:p>
          </table:table-cell>
          <table:table-cell office:value-type="float" office:value="1.30155557053216" calcext:value-type="float">
            <text:p>1,30155557053216</text:p>
          </table:table-cell>
          <table:table-cell office:value-type="float" office:value="0.0000937541931586924" calcext:value-type="float">
            <text:p>9,37541931586924E-05</text:p>
          </table:table-cell>
          <table:table-cell office:value-type="float" office:value="1.30164932472723" calcext:value-type="float">
            <text:p>1,30164932472723</text:p>
          </table:table-cell>
          <table:table-cell office:value-type="float" office:value="0.152994023293188" calcext:value-type="float">
            <text:p>0,15299402329318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53.80378069422" calcext:value-type="float">
            <text:p>1853,80378069422</text:p>
          </table:table-cell>
          <table:table-cell office:value-type="float" office:value="1850.11676555575" calcext:value-type="float">
            <text:p>1850,11676555575</text:p>
          </table:table-cell>
          <table:table-cell office:value-type="float" office:value="14.1798538626041" calcext:value-type="float">
            <text:p>14,1798538626041</text:p>
          </table:table-cell>
          <table:table-cell office:value-type="float" office:value="99.2350941353498" calcext:value-type="float">
            <text:p>99,2350941353498</text:p>
          </table:table-cell>
          <table:table-cell office:value-type="float" office:value="1.1541551485" calcext:value-type="float">
            <text:p>1,1541551485</text:p>
          </table:table-cell>
          <table:table-cell office:value-type="float" office:value="0.170567535606498" calcext:value-type="float">
            <text:p>0,170567535606498</text:p>
          </table:table-cell>
          <table:table-cell office:value-type="float" office:value="0.00683029340049427" calcext:value-type="float">
            <text:p>0,00683029340049427</text:p>
          </table:table-cell>
          <table:table-cell office:value-type="float" office:value="0.167737602631591" calcext:value-type="float">
            <text:p>0,167737602631591</text:p>
          </table:table-cell>
          <table:table-cell office:value-type="float" office:value="0.00725704117991129" calcext:value-type="float">
            <text:p>0,00725704117991129</text:p>
          </table:table-cell>
          <table:table-cell office:value-type="float" office:value="0.801762383849792" calcext:value-type="float">
            <text:p>0,801762383849792</text:p>
          </table:table-cell>
          <table:table-cell office:value-type="float" office:value="10.3611754422159" calcext:value-type="float">
            <text:p>10,3611754422159</text:p>
          </table:table-cell>
          <table:table-cell office:value-type="float" office:value="9.56975114496774" calcext:value-type="float">
            <text:p>9,56975114496774</text:p>
          </table:table-cell>
          <table:table-cell office:value-type="float" office:value="0.791424297251017" calcext:value-type="float">
            <text:p>0,791424297251017</text:p>
          </table:table-cell>
          <table:table-cell office:value-type="float" office:value="1.29132772893736" calcext:value-type="float">
            <text:p>1,29132772893736</text:p>
          </table:table-cell>
          <table:table-cell office:value-type="float" office:value="1.37311662489144" calcext:value-type="float">
            <text:p>1,37311662489144</text:p>
          </table:table-cell>
          <table:table-cell office:value-type="float" office:value="0.0000789180702597221" calcext:value-type="float">
            <text:p>7,89180702597221E-05</text:p>
          </table:table-cell>
          <table:table-cell office:value-type="float" office:value="1.37319554296162" calcext:value-type="float">
            <text:p>1,37319554296162</text:p>
          </table:table-cell>
          <table:table-cell office:value-type="float" office:value="0.148787745104859" calcext:value-type="float">
            <text:p>0,148787745104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3.88113590098" calcext:value-type="float">
            <text:p>1903,88113590098</text:p>
          </table:table-cell>
          <table:table-cell office:value-type="float" office:value="1900.12644449686" calcext:value-type="float">
            <text:p>1900,12644449686</text:p>
          </table:table-cell>
          <table:table-cell office:value-type="float" office:value="14.4275269858158" calcext:value-type="float">
            <text:p>14,4275269858158</text:p>
          </table:table-cell>
          <table:table-cell office:value-type="float" office:value="99.242204427286" calcext:value-type="float">
            <text:p>99,242204427286</text:p>
          </table:table-cell>
          <table:table-cell office:value-type="float" office:value="1.1725771177641" calcext:value-type="float">
            <text:p>1,1725771177641</text:p>
          </table:table-cell>
          <table:table-cell office:value-type="float" office:value="0.179351560451133" calcext:value-type="float">
            <text:p>0,179351560451133</text:p>
          </table:table-cell>
          <table:table-cell office:value-type="float" office:value="0.00722407352039779" calcext:value-type="float">
            <text:p>0,00722407352039779</text:p>
          </table:table-cell>
          <table:table-cell office:value-type="float" office:value="0.176507906174411" calcext:value-type="float">
            <text:p>0,176507906174411</text:p>
          </table:table-cell>
          <table:table-cell office:value-type="float" office:value="0.00764570938654038" calcext:value-type="float">
            <text:p>0,00764570938654038</text:p>
          </table:table-cell>
          <table:table-cell office:value-type="float" office:value="0.801847576487543" calcext:value-type="float">
            <text:p>0,801847576487543</text:p>
          </table:table-cell>
          <table:table-cell office:value-type="float" office:value="10.5026924718404" calcext:value-type="float">
            <text:p>10,5026924718404</text:p>
          </table:table-cell>
          <table:table-cell office:value-type="float" office:value="9.67267102457217" calcext:value-type="float">
            <text:p>9,67267102457217</text:p>
          </table:table-cell>
          <table:table-cell office:value-type="float" office:value="0.830021447267407" calcext:value-type="float">
            <text:p>0,830021447267407</text:p>
          </table:table-cell>
          <table:table-cell office:value-type="float" office:value="1.30550702564762" calcext:value-type="float">
            <text:p>1,30550702564762</text:p>
          </table:table-cell>
          <table:table-cell office:value-type="float" office:value="1.44667145985828" calcext:value-type="float">
            <text:p>1,44667145985828</text:p>
          </table:table-cell>
          <table:table-cell office:value-type="float" office:value="0.0000789107061717189" calcext:value-type="float">
            <text:p>7,89107061717189E-05</text:p>
          </table:table-cell>
          <table:table-cell office:value-type="float" office:value="1.44675037056571" calcext:value-type="float">
            <text:p>1,44675037056571</text:p>
          </table:table-cell>
          <table:table-cell office:value-type="float" office:value="0.144875887058191" calcext:value-type="float">
            <text:p>0,14487588705819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3.96071273972" calcext:value-type="float">
            <text:p>1953,96071273972</text:p>
          </table:table-cell>
          <table:table-cell office:value-type="float" office:value="1950.13664635104" calcext:value-type="float">
            <text:p>1950,13664635104</text:p>
          </table:table-cell>
          <table:table-cell office:value-type="float" office:value="14.6799239081547" calcext:value-type="float">
            <text:p>14,6799239081547</text:p>
          </table:table-cell>
          <table:table-cell office:value-type="float" office:value="99.2487093632009" calcext:value-type="float">
            <text:p>99,2487093632009</text:p>
          </table:table-cell>
          <table:table-cell office:value-type="float" office:value="1.1916721848591" calcext:value-type="float">
            <text:p>1,1916721848591</text:p>
          </table:table-cell>
          <table:table-cell office:value-type="float" office:value="0.188377657376866" calcext:value-type="float">
            <text:p>0,188377657376866</text:p>
          </table:table-cell>
          <table:table-cell office:value-type="float" office:value="0.00776347019330069" calcext:value-type="float">
            <text:p>0,00776347019330069</text:p>
          </table:table-cell>
          <table:table-cell office:value-type="float" office:value="0.185520054121452" calcext:value-type="float">
            <text:p>0,185520054121452</text:p>
          </table:table-cell>
          <table:table-cell office:value-type="float" office:value="0.00807572457566155" calcext:value-type="float">
            <text:p>0,00807572457566155</text:p>
          </table:table-cell>
          <table:table-cell office:value-type="float" office:value="0.801934986937959" calcext:value-type="float">
            <text:p>0,801934986937959</text:p>
          </table:table-cell>
          <table:table-cell office:value-type="float" office:value="10.6458907414617" calcext:value-type="float">
            <text:p>10,6458907414617</text:p>
          </table:table-cell>
          <table:table-cell office:value-type="float" office:value="9.77634410880919" calcext:value-type="float">
            <text:p>9,77634410880919</text:p>
          </table:table-cell>
          <table:table-cell office:value-type="float" office:value="0.86954663267296" calcext:value-type="float">
            <text:p>0,86954663267296</text:p>
          </table:table-cell>
          <table:table-cell office:value-type="float" office:value="1.32009370060899" calcext:value-type="float">
            <text:p>1,32009370060899</text:p>
          </table:table-cell>
          <table:table-cell office:value-type="float" office:value="1.52218837509695" calcext:value-type="float">
            <text:p>1,52218837509695</text:p>
          </table:table-cell>
          <table:table-cell office:value-type="float" office:value="0.0000789061380869659" calcext:value-type="float">
            <text:p>7,89061380869659E-05</text:p>
          </table:table-cell>
          <table:table-cell office:value-type="float" office:value="1.52226728123494" calcext:value-type="float">
            <text:p>1,52226728123494</text:p>
          </table:table-cell>
          <table:table-cell office:value-type="float" office:value="0.141160073013662" calcext:value-type="float">
            <text:p>0,1411600730136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4.04248795082" calcext:value-type="float">
            <text:p>2004,04248795082</text:p>
          </table:table-cell>
          <table:table-cell office:value-type="float" office:value="2000.14738541976" calcext:value-type="float">
            <text:p>2000,14738541976</text:p>
          </table:table-cell>
          <table:table-cell office:value-type="float" office:value="14.9357234448271" calcext:value-type="float">
            <text:p>14,9357234448271</text:p>
          </table:table-cell>
          <table:table-cell office:value-type="float" office:value="99.2547202213963" calcext:value-type="float">
            <text:p>99,2547202213963</text:p>
          </table:table-cell>
          <table:table-cell office:value-type="float" office:value="1.21110631587498" calcext:value-type="float">
            <text:p>1,21110631587498</text:p>
          </table:table-cell>
          <table:table-cell office:value-type="float" office:value="0.197615384805121" calcext:value-type="float">
            <text:p>0,197615384805121</text:p>
          </table:table-cell>
          <table:table-cell office:value-type="float" office:value="0.00818178841891893" calcext:value-type="float">
            <text:p>0,00818178841891893</text:p>
          </table:table-cell>
          <table:table-cell office:value-type="float" office:value="0.194768759586064" calcext:value-type="float">
            <text:p>0,194768759586064</text:p>
          </table:table-cell>
          <table:table-cell office:value-type="float" office:value="0.00851540009600578" calcext:value-type="float">
            <text:p>0,00851540009600578</text:p>
          </table:table-cell>
          <table:table-cell office:value-type="float" office:value="0.802024691329763" calcext:value-type="float">
            <text:p>0,802024691329763</text:p>
          </table:table-cell>
          <table:table-cell office:value-type="float" office:value="10.7899236828835" calcext:value-type="float">
            <text:p>10,7899236828835</text:p>
          </table:table-cell>
          <table:table-cell office:value-type="float" office:value="9.87992667683913" calcext:value-type="float">
            <text:p>9,87992667683913</text:p>
          </table:table-cell>
          <table:table-cell office:value-type="float" office:value="0.909997006012645" calcext:value-type="float">
            <text:p>0,909997006012645</text:p>
          </table:table-cell>
          <table:table-cell office:value-type="float" office:value="1.3349615714946" calcext:value-type="float">
            <text:p>1,3349615714946</text:p>
          </table:table-cell>
          <table:table-cell office:value-type="float" office:value="1.59965296949542" calcext:value-type="float">
            <text:p>1,59965296949542</text:p>
          </table:table-cell>
          <table:table-cell office:value-type="float" office:value="0.0000789051075554673" calcext:value-type="float">
            <text:p>7,89051075554673E-05</text:p>
          </table:table-cell>
          <table:table-cell office:value-type="float" office:value="1.59973187459989" calcext:value-type="float">
            <text:p>1,59973187459989</text:p>
          </table:table-cell>
          <table:table-cell office:value-type="float" office:value="0.137591641193721" calcext:value-type="float">
            <text:p>0,13759164119372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54.12651742509" calcext:value-type="float">
            <text:p>2054,12651742509</text:p>
          </table:table-cell>
          <table:table-cell office:value-type="float" office:value="2050.15867466545" calcext:value-type="float">
            <text:p>2050,15867466545</text:p>
          </table:table-cell>
          <table:table-cell office:value-type="float" office:value="15.1951005032882" calcext:value-type="float">
            <text:p>15,1951005032882</text:p>
          </table:table-cell>
          <table:table-cell office:value-type="float" office:value="99.2602646258697" calcext:value-type="float">
            <text:p>99,2602646258697</text:p>
          </table:table-cell>
          <table:table-cell office:value-type="float" office:value="1.23092223474549" calcext:value-type="float">
            <text:p>1,23092223474549</text:p>
          </table:table-cell>
          <table:table-cell office:value-type="float" office:value="0.207101391537879" calcext:value-type="float">
            <text:p>0,207101391537879</text:p>
          </table:table-cell>
          <table:table-cell office:value-type="float" office:value="0.00852580888256917" calcext:value-type="float">
            <text:p>0,00852580888256917</text:p>
          </table:table-cell>
          <table:table-cell office:value-type="float" office:value="0.204238228760383" calcext:value-type="float">
            <text:p>0,204238228760383</text:p>
          </table:table-cell>
          <table:table-cell office:value-type="float" office:value="0.00893986764130367" calcext:value-type="float">
            <text:p>0,00893986764130367</text:p>
          </table:table-cell>
          <table:table-cell office:value-type="float" office:value="0.80211664648409" calcext:value-type="float">
            <text:p>0,80211664648409</text:p>
          </table:table-cell>
          <table:table-cell office:value-type="float" office:value="10.9349073451946" calcext:value-type="float">
            <text:p>10,9349073451946</text:p>
          </table:table-cell>
          <table:table-cell office:value-type="float" office:value="9.98352602953073" calcext:value-type="float">
            <text:p>9,98352602953073</text:p>
          </table:table-cell>
          <table:table-cell office:value-type="float" office:value="0.951381315661337" calcext:value-type="float">
            <text:p>0,951381315661337</text:p>
          </table:table-cell>
          <table:table-cell office:value-type="float" office:value="1.35010192066353" calcext:value-type="float">
            <text:p>1,35010192066353</text:p>
          </table:table-cell>
          <table:table-cell office:value-type="float" office:value="1.67909009592567" calcext:value-type="float">
            <text:p>1,67909009592567</text:p>
          </table:table-cell>
          <table:table-cell office:value-type="float" office:value="0.000078906796624615" calcext:value-type="float">
            <text:p>7,8906796624615E-05</text:p>
          </table:table-cell>
          <table:table-cell office:value-type="float" office:value="1.67916900272359" calcext:value-type="float">
            <text:p>1,67916900272359</text:p>
          </table:table-cell>
          <table:table-cell office:value-type="float" office:value="0.134215254278578" calcext:value-type="float">
            <text:p>0,1342152542785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04.21277775824" calcext:value-type="float">
            <text:p>2104,21277775824</text:p>
          </table:table-cell>
          <table:table-cell office:value-type="float" office:value="2100.1705257908" calcext:value-type="float">
            <text:p>2100,1705257908</text:p>
          </table:table-cell>
          <table:table-cell office:value-type="float" office:value="15.4588340942121" calcext:value-type="float">
            <text:p>15,4588340942121</text:p>
          </table:table-cell>
          <table:table-cell office:value-type="float" office:value="99.2653388370822" calcext:value-type="float">
            <text:p>99,2653388370822</text:p>
          </table:table-cell>
          <table:table-cell office:value-type="float" office:value="1.25148560733355" calcext:value-type="float">
            <text:p>1,25148560733355</text:p>
          </table:table-cell>
          <table:table-cell office:value-type="float" office:value="0.216821468446342" calcext:value-type="float">
            <text:p>0,216821468446342</text:p>
          </table:table-cell>
          <table:table-cell office:value-type="float" office:value="0.00900948788501847" calcext:value-type="float">
            <text:p>0,00900948788501847</text:p>
          </table:table-cell>
          <table:table-cell office:value-type="float" office:value="0.2139634794557" calcext:value-type="float">
            <text:p>0,2139634794557</text:p>
          </table:table-cell>
          <table:table-cell office:value-type="float" office:value="0.00947993073896239" calcext:value-type="float">
            <text:p>0,00947993073896239</text:p>
          </table:table-cell>
          <table:table-cell office:value-type="float" office:value="0.802210949363095" calcext:value-type="float">
            <text:p>0,802210949363095</text:p>
          </table:table-cell>
          <table:table-cell office:value-type="float" office:value="11.0811740944028" calcext:value-type="float">
            <text:p>11,0811740944028</text:p>
          </table:table-cell>
          <table:table-cell office:value-type="float" office:value="10.0874849296941" calcext:value-type="float">
            <text:p>10,0874849296941</text:p>
          </table:table-cell>
          <table:table-cell office:value-type="float" office:value="0.993689164727128" calcext:value-type="float">
            <text:p>0,993689164727128</text:p>
          </table:table-cell>
          <table:table-cell office:value-type="float" office:value="1.36562516638322" calcext:value-type="float">
            <text:p>1,36562516638322</text:p>
          </table:table-cell>
          <table:table-cell office:value-type="float" office:value="1.7604703171772" calcext:value-type="float">
            <text:p>1,7604703171772</text:p>
          </table:table-cell>
          <table:table-cell office:value-type="float" office:value="0.0000789089016259618" calcext:value-type="float">
            <text:p>7,89089016259618E-05</text:p>
          </table:table-cell>
          <table:table-cell office:value-type="float" office:value="1.76054922608144" calcext:value-type="float">
            <text:p>1,76054922608144</text:p>
          </table:table-cell>
          <table:table-cell office:value-type="float" office:value="0.130951754351356" calcext:value-type="float">
            <text:p>0,13095175435135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54.30132250654" calcext:value-type="float">
            <text:p>2154,30132250654</text:p>
          </table:table-cell>
          <table:table-cell office:value-type="float" office:value="2150.18295013174" calcext:value-type="float">
            <text:p>2150,18295013174</text:p>
          </table:table-cell>
          <table:table-cell office:value-type="float" office:value="15.7271432097365" calcext:value-type="float">
            <text:p>15,7271432097365</text:p>
          </table:table-cell>
          <table:table-cell office:value-type="float" office:value="99.2699654862995" calcext:value-type="float">
            <text:p>99,2699654862995</text:p>
          </table:table-cell>
          <table:table-cell office:value-type="float" office:value="1.27255635524102" calcext:value-type="float">
            <text:p>1,27255635524102</text:p>
          </table:table-cell>
          <table:table-cell office:value-type="float" office:value="0.226794629245985" calcext:value-type="float">
            <text:p>0,226794629245985</text:p>
          </table:table-cell>
          <table:table-cell office:value-type="float" office:value="0.00951781010236453" calcext:value-type="float">
            <text:p>0,00951781010236453</text:p>
          </table:table-cell>
          <table:table-cell office:value-type="float" office:value="0.223909484436784" calcext:value-type="float">
            <text:p>0,223909484436784</text:p>
          </table:table-cell>
          <table:table-cell office:value-type="float" office:value="0.010026599650615" calcext:value-type="float">
            <text:p>0,010026599650615</text:p>
          </table:table-cell>
          <table:table-cell office:value-type="float" office:value="0.802307540422856" calcext:value-type="float">
            <text:p>0,802307540422856</text:p>
          </table:table-cell>
          <table:table-cell office:value-type="float" office:value="11.2288849788985" calcext:value-type="float">
            <text:p>11,2288849788985</text:p>
          </table:table-cell>
          <table:table-cell office:value-type="float" office:value="10.1919678569961" calcext:value-type="float">
            <text:p>10,1919678569961</text:p>
          </table:table-cell>
          <table:table-cell office:value-type="float" office:value="1.03691712189748" calcext:value-type="float">
            <text:p>1,03691712189748</text:p>
          </table:table-cell>
          <table:table-cell office:value-type="float" office:value="1.38174308634481" calcext:value-type="float">
            <text:p>1,38174308634481</text:p>
          </table:table-cell>
          <table:table-cell office:value-type="float" office:value="1.8438798804586" calcext:value-type="float">
            <text:p>1,8438798804586</text:p>
          </table:table-cell>
          <table:table-cell office:value-type="float" office:value="0.0000789088108417308" calcext:value-type="float">
            <text:p>7,89088108417308E-05</text:p>
          </table:table-cell>
          <table:table-cell office:value-type="float" office:value="1.84395878927226" calcext:value-type="float">
            <text:p>1,84395878927226</text:p>
          </table:table-cell>
          <table:table-cell office:value-type="float" office:value="0.127978366487045" calcext:value-type="float">
            <text:p>0,12797836648704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04.39219074853" calcext:value-type="float">
            <text:p>2204,39219074853</text:p>
          </table:table-cell>
          <table:table-cell office:value-type="float" office:value="2200.19596048572" calcext:value-type="float">
            <text:p>2200,19596048572</text:p>
          </table:table-cell>
          <table:table-cell office:value-type="float" office:value="16.0005588170568" calcext:value-type="float">
            <text:p>16,0005588170568</text:p>
          </table:table-cell>
          <table:table-cell office:value-type="float" office:value="99.2741509947705" calcext:value-type="float">
            <text:p>99,2741509947705</text:p>
          </table:table-cell>
          <table:table-cell office:value-type="float" office:value="1.29404095314281" calcext:value-type="float">
            <text:p>1,29404095314281</text:p>
          </table:table-cell>
          <table:table-cell office:value-type="float" office:value="0.236985334005276" calcext:value-type="float">
            <text:p>0,236985334005276</text:p>
          </table:table-cell>
          <table:table-cell office:value-type="float" office:value="0.0100358901299419" calcext:value-type="float">
            <text:p>0,0100358901299419</text:p>
          </table:table-cell>
          <table:table-cell office:value-type="float" office:value="0.234088104071959" calcext:value-type="float">
            <text:p>0,234088104071959</text:p>
          </table:table-cell>
          <table:table-cell office:value-type="float" office:value="0.0105250372319044" calcext:value-type="float">
            <text:p>0,0105250372319044</text:p>
          </table:table-cell>
          <table:table-cell office:value-type="float" office:value="0.802406296376726" calcext:value-type="float">
            <text:p>0,802406296376726</text:p>
          </table:table-cell>
          <table:table-cell office:value-type="float" office:value="11.3785544506369" calcext:value-type="float">
            <text:p>11,3785544506369</text:p>
          </table:table-cell>
          <table:table-cell office:value-type="float" office:value="10.2975560143067" calcext:value-type="float">
            <text:p>10,2975560143067</text:p>
          </table:table-cell>
          <table:table-cell office:value-type="float" office:value="1.08099843632796" calcext:value-type="float">
            <text:p>1,08099843632796</text:p>
          </table:table-cell>
          <table:table-cell office:value-type="float" office:value="1.39864444766322" calcext:value-type="float">
            <text:p>1,39864444766322</text:p>
          </table:table-cell>
          <table:table-cell office:value-type="float" office:value="1.92924006002168" calcext:value-type="float">
            <text:p>1,92924006002168</text:p>
          </table:table-cell>
          <table:table-cell office:value-type="float" office:value="0.0000789055887359983" calcext:value-type="float">
            <text:p>7,89055887359983E-05</text:p>
          </table:table-cell>
          <table:table-cell office:value-type="float" office:value="1.92931896560915" calcext:value-type="float">
            <text:p>1,92931896560915</text:p>
          </table:table-cell>
          <table:table-cell office:value-type="float" office:value="0.125108926000023" calcext:value-type="float">
            <text:p>0,12510892600002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254.48539536977" calcext:value-type="float">
            <text:p>2254,48539536977</text:p>
          </table:table-cell>
          <table:table-cell office:value-type="float" office:value="2250.20957294249" calcext:value-type="float">
            <text:p>2250,20957294249</text:p>
          </table:table-cell>
          <table:table-cell office:value-type="float" office:value="16.2793406623704" calcext:value-type="float">
            <text:p>16,2793406623704</text:p>
          </table:table-cell>
          <table:table-cell office:value-type="float" office:value="99.277913236221" calcext:value-type="float">
            <text:p>99,277913236221</text:p>
          </table:table-cell>
          <table:table-cell office:value-type="float" office:value="1.31608686180948" calcext:value-type="float">
            <text:p>1,31608686180948</text:p>
          </table:table-cell>
          <table:table-cell office:value-type="float" office:value="0.247416129361554" calcext:value-type="float">
            <text:p>0,247416129361554</text:p>
          </table:table-cell>
          <table:table-cell office:value-type="float" office:value="0.0105704118443832" calcext:value-type="float">
            <text:p>0,0105704118443832</text:p>
          </table:table-cell>
          <table:table-cell office:value-type="float" office:value="0.244512402663697" calcext:value-type="float">
            <text:p>0,244512402663697</text:p>
          </table:table-cell>
          <table:table-cell office:value-type="float" office:value="0.0110802820572598" calcext:value-type="float">
            <text:p>0,0110802820572598</text:p>
          </table:table-cell>
          <table:table-cell office:value-type="float" office:value="0.802507344608173" calcext:value-type="float">
            <text:p>0,802507344608173</text:p>
          </table:table-cell>
          <table:table-cell office:value-type="float" office:value="11.5302183307601" calcext:value-type="float">
            <text:p>11,5302183307601</text:p>
          </table:table-cell>
          <table:table-cell office:value-type="float" office:value="10.4042349519007" calcext:value-type="float">
            <text:p>10,4042349519007</text:p>
          </table:table-cell>
          <table:table-cell office:value-type="float" office:value="1.12598337886019" calcext:value-type="float">
            <text:p>1,12598337886019</text:p>
          </table:table-cell>
          <table:table-cell office:value-type="float" office:value="1.4163867718558" calcext:value-type="float">
            <text:p>1,4163867718558</text:p>
          </table:table-cell>
          <table:table-cell office:value-type="float" office:value="2.01656979629457" calcext:value-type="float">
            <text:p>2,01656979629457</text:p>
          </table:table-cell>
          <table:table-cell office:value-type="float" office:value="0.000078901681989601" calcext:value-type="float">
            <text:p>7,8901681989601E-05</text:p>
          </table:table-cell>
          <table:table-cell office:value-type="float" office:value="2.01664869797725" calcext:value-type="float">
            <text:p>2,01664869797725</text:p>
          </table:table-cell>
          <table:table-cell office:value-type="float" office:value="0.122374904213214" calcext:value-type="float">
            <text:p>0,1223749042132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04.58094146811" calcext:value-type="float">
            <text:p>2304,58094146811</text:p>
          </table:table-cell>
          <table:table-cell office:value-type="float" office:value="2300.22380880508" calcext:value-type="float">
            <text:p>2300,22380880508</text:p>
          </table:table-cell>
          <table:table-cell office:value-type="float" office:value="16.5614908632861" calcext:value-type="float">
            <text:p>16,5614908632861</text:p>
          </table:table-cell>
          <table:table-cell office:value-type="float" office:value="99.2813664933242" calcext:value-type="float">
            <text:p>99,2813664933242</text:p>
          </table:table-cell>
          <table:table-cell office:value-type="float" office:value="1.33855178250813" calcext:value-type="float">
            <text:p>1,33855178250813</text:p>
          </table:table-cell>
          <table:table-cell office:value-type="float" office:value="0.258082012533568" calcext:value-type="float">
            <text:p>0,258082012533568</text:p>
          </table:table-cell>
          <table:table-cell office:value-type="float" office:value="0.0111192825572311" calcext:value-type="float">
            <text:p>0,0111192825572311</text:p>
          </table:table-cell>
          <table:table-cell office:value-type="float" office:value="0.255160959290319" calcext:value-type="float">
            <text:p>0,255160959290319</text:p>
          </table:table-cell>
          <table:table-cell office:value-type="float" office:value="0.0115785350112464" calcext:value-type="float">
            <text:p>0,0115785350112464</text:p>
          </table:table-cell>
          <table:table-cell office:value-type="float" office:value="0.802610701885009" calcext:value-type="float">
            <text:p>0,802610701885009</text:p>
          </table:table-cell>
          <table:table-cell office:value-type="float" office:value="11.6822310772154" calcext:value-type="float">
            <text:p>11,6822310772154</text:p>
          </table:table-cell>
          <table:table-cell office:value-type="float" office:value="10.5103302430354" calcext:value-type="float">
            <text:p>10,5103302430354</text:p>
          </table:table-cell>
          <table:table-cell office:value-type="float" office:value="1.17190083417525" calcext:value-type="float">
            <text:p>1,17190083417525</text:p>
          </table:table-cell>
          <table:table-cell office:value-type="float" office:value="1.43476488400954" calcext:value-type="float">
            <text:p>1,43476488400954</text:p>
          </table:table-cell>
          <table:table-cell office:value-type="float" office:value="2.10586421588215" calcext:value-type="float">
            <text:p>2,10586421588215</text:p>
          </table:table-cell>
          <table:table-cell office:value-type="float" office:value="0.0000789036920285094" calcext:value-type="float">
            <text:p>7,89036920285094E-05</text:p>
          </table:table-cell>
          <table:table-cell office:value-type="float" office:value="2.10594311957331" calcext:value-type="float">
            <text:p>2,10594311957331</text:p>
          </table:table-cell>
          <table:table-cell office:value-type="float" office:value="0.119756893745758" calcext:value-type="float">
            <text:p>0,11975689374575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354.67882992588" calcext:value-type="float">
            <text:p>2354,67882992588</text:p>
          </table:table-cell>
          <table:table-cell office:value-type="float" office:value="2350.23869309552" calcext:value-type="float">
            <text:p>2350,23869309552</text:p>
          </table:table-cell>
          <table:table-cell office:value-type="float" office:value="16.8467934096487" calcext:value-type="float">
            <text:p>16,8467934096487</text:p>
          </table:table-cell>
          <table:table-cell office:value-type="float" office:value="99.2845396508405" calcext:value-type="float">
            <text:p>99,2845396508405</text:p>
          </table:table-cell>
          <table:table-cell office:value-type="float" office:value="1.3613749165444" calcext:value-type="float">
            <text:p>1,3613749165444</text:p>
          </table:table-cell>
          <table:table-cell office:value-type="float" office:value="0.268987909030015" calcext:value-type="float">
            <text:p>0,268987909030015</text:p>
          </table:table-cell>
          <table:table-cell office:value-type="float" office:value="0.0116040237847821" calcext:value-type="float">
            <text:p>0,0116040237847821</text:p>
          </table:table-cell>
          <table:table-cell office:value-type="float" office:value="0.266051053166206" calcext:value-type="float">
            <text:p>0,266051053166206</text:p>
          </table:table-cell>
          <table:table-cell office:value-type="float" office:value="0.0120150944818189" calcext:value-type="float">
            <text:p>0,0120150944818189</text:p>
          </table:table-cell>
          <table:table-cell office:value-type="float" office:value="0.802716544897817" calcext:value-type="float">
            <text:p>0,802716544897817</text:p>
          </table:table-cell>
          <table:table-cell office:value-type="float" office:value="11.8349642926936" calcext:value-type="float">
            <text:p>11,8349642926936</text:p>
          </table:table-cell>
          <table:table-cell office:value-type="float" office:value="10.6162005660674" calcext:value-type="float">
            <text:p>10,6162005660674</text:p>
          </table:table-cell>
          <table:table-cell office:value-type="float" office:value="1.21876372660913" calcext:value-type="float">
            <text:p>1,21876372660913</text:p>
          </table:table-cell>
          <table:table-cell office:value-type="float" office:value="1.45321730401096" calcext:value-type="float">
            <text:p>1,45321730401096</text:p>
          </table:table-cell>
          <table:table-cell office:value-type="float" office:value="2.19715797572126" calcext:value-type="float">
            <text:p>2,19715797572126</text:p>
          </table:table-cell>
          <table:table-cell office:value-type="float" office:value="0.0000789206980840959" calcext:value-type="float">
            <text:p>7,89206980840959E-05</text:p>
          </table:table-cell>
          <table:table-cell office:value-type="float" office:value="2.19723689641795" calcext:value-type="float">
            <text:p>2,19723689641795</text:p>
          </table:table-cell>
          <table:table-cell office:value-type="float" office:value="0.117315434940852" calcext:value-type="float">
            <text:p>0,1173154349408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4.77901281405" calcext:value-type="float">
            <text:p>2404,77901281405</text:p>
          </table:table-cell>
          <table:table-cell office:value-type="float" office:value="2400.25418588883" calcext:value-type="float">
            <text:p>2400,25418588883</text:p>
          </table:table-cell>
          <table:table-cell office:value-type="float" office:value="17.1450188579697" calcext:value-type="float">
            <text:p>17,1450188579697</text:p>
          </table:table-cell>
          <table:table-cell office:value-type="float" office:value="99.2870438930362" calcext:value-type="float">
            <text:p>99,2870438930362</text:p>
          </table:table-cell>
          <table:table-cell office:value-type="float" office:value="1.38455127095524" calcext:value-type="float">
            <text:p>1,38455127095524</text:p>
          </table:table-cell>
          <table:table-cell office:value-type="float" office:value="0.28012231138823" calcext:value-type="float">
            <text:p>0,28012231138823</text:p>
          </table:table-cell>
          <table:table-cell office:value-type="float" office:value="0.0119816172564762" calcext:value-type="float">
            <text:p>0,0119816172564762</text:p>
          </table:table-cell>
          <table:table-cell office:value-type="float" office:value="0.277166083993668" calcext:value-type="float">
            <text:p>0,277166083993668</text:p>
          </table:table-cell>
          <table:table-cell office:value-type="float" office:value="0.0124564032132983" calcext:value-type="float">
            <text:p>0,0124564032132983</text:p>
          </table:table-cell>
          <table:table-cell office:value-type="float" office:value="0.802824564080205" calcext:value-type="float">
            <text:p>0,802824564080205</text:p>
          </table:table-cell>
          <table:table-cell office:value-type="float" office:value="11.9982060785964" calcext:value-type="float">
            <text:p>11,9982060785964</text:p>
          </table:table-cell>
          <table:table-cell office:value-type="float" office:value="10.731580924327" calcext:value-type="float">
            <text:p>10,731580924327</text:p>
          </table:table-cell>
          <table:table-cell office:value-type="float" office:value="1.2666251542901" calcext:value-type="float">
            <text:p>1,2666251542901</text:p>
          </table:table-cell>
          <table:table-cell office:value-type="float" office:value="1.47167880151958" calcext:value-type="float">
            <text:p>1,47167880151958</text:p>
          </table:table-cell>
          <table:table-cell office:value-type="float" office:value="2.29050376016484" calcext:value-type="float">
            <text:p>2,29050376016484</text:p>
          </table:table-cell>
          <table:table-cell office:value-type="float" office:value="0.0000789467111126784" calcext:value-type="float">
            <text:p>7,89467111126784E-05</text:p>
          </table:table-cell>
          <table:table-cell office:value-type="float" office:value="2.29058270687709" calcext:value-type="float">
            <text:p>2,29058270687709</text:p>
          </table:table-cell>
          <table:table-cell office:value-type="float" office:value="0.115139736362659" calcext:value-type="float">
            <text:p>0,11513973636265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54.88153684847" calcext:value-type="float">
            <text:p>2454,88153684847</text:p>
          </table:table-cell>
          <table:table-cell office:value-type="float" office:value="2450.27036973504" calcext:value-type="float">
            <text:p>2450,27036973504</text:p>
          </table:table-cell>
          <table:table-cell office:value-type="float" office:value="17.433418458825" calcext:value-type="float">
            <text:p>17,433418458825</text:p>
          </table:table-cell>
          <table:table-cell office:value-type="float" office:value="99.2898468554512" calcext:value-type="float">
            <text:p>99,2898468554512</text:p>
          </table:table-cell>
          <table:table-cell office:value-type="float" office:value="1.40880488989604" calcext:value-type="float">
            <text:p>1,40880488989604</text:p>
          </table:table-cell>
          <table:table-cell office:value-type="float" office:value="0.291512192341738" calcext:value-type="float">
            <text:p>0,291512192341738</text:p>
          </table:table-cell>
          <table:table-cell office:value-type="float" office:value="0.0126187598383506" calcext:value-type="float">
            <text:p>0,0126187598383506</text:p>
          </table:table-cell>
          <table:table-cell office:value-type="float" office:value="0.288557787321496" calcext:value-type="float">
            <text:p>0,288557787321496</text:p>
          </table:table-cell>
          <table:table-cell office:value-type="float" office:value="0.0131808880535971" calcext:value-type="float">
            <text:p>0,0131808880535971</text:p>
          </table:table-cell>
          <table:table-cell office:value-type="float" office:value="0.802934971125841" calcext:value-type="float">
            <text:p>0,802934971125841</text:p>
          </table:table-cell>
          <table:table-cell office:value-type="float" office:value="12.1481546909441" calcext:value-type="float">
            <text:p>12,1481546909441</text:p>
          </table:table-cell>
          <table:table-cell office:value-type="float" office:value="10.8328434019502" calcext:value-type="float">
            <text:p>10,8328434019502</text:p>
          </table:table-cell>
          <table:table-cell office:value-type="float" office:value="1.31531128900465" calcext:value-type="float">
            <text:p>1,31531128900465</text:p>
          </table:table-cell>
          <table:table-cell office:value-type="float" office:value="1.49070498562122" calcext:value-type="float">
            <text:p>1,49070498562122</text:p>
          </table:table-cell>
          <table:table-cell office:value-type="float" office:value="2.38567491940761" calcext:value-type="float">
            <text:p>2,38567491940761</text:p>
          </table:table-cell>
          <table:table-cell office:value-type="float" office:value="0.0000789729643887737" calcext:value-type="float">
            <text:p>7,89729643887737E-05</text:p>
          </table:table-cell>
          <table:table-cell office:value-type="float" office:value="2.38575389237199" calcext:value-type="float">
            <text:p>2,38575389237199</text:p>
          </table:table-cell>
          <table:table-cell office:value-type="float" office:value="0.112786450713" calcext:value-type="float">
            <text:p>0,1127864507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04.98649496965" calcext:value-type="float">
            <text:p>2504,98649496965</text:p>
          </table:table-cell>
          <table:table-cell office:value-type="float" office:value="2500.28722777623" calcext:value-type="float">
            <text:p>2500,28722777623</text:p>
          </table:table-cell>
          <table:table-cell office:value-type="float" office:value="17.7239397335142" calcext:value-type="float">
            <text:p>17,7239397335142</text:p>
          </table:table-cell>
          <table:table-cell office:value-type="float" office:value="99.2924536823027" calcext:value-type="float">
            <text:p>99,2924536823027</text:p>
          </table:table-cell>
          <table:table-cell office:value-type="float" office:value="1.43333522234663" calcext:value-type="float">
            <text:p>1,43333522234663</text:p>
          </table:table-cell>
          <table:table-cell office:value-type="float" office:value="0.30314078239261" calcext:value-type="float">
            <text:p>0,30314078239261</text:p>
          </table:table-cell>
          <table:table-cell office:value-type="float" office:value="0.0132400616106297" calcext:value-type="float">
            <text:p>0,0132400616106297</text:p>
          </table:table-cell>
          <table:table-cell office:value-type="float" office:value="0.300173475709827" calcext:value-type="float">
            <text:p>0,300173475709827</text:p>
          </table:table-cell>
          <table:table-cell office:value-type="float" office:value="0.013732920456509" calcext:value-type="float">
            <text:p>0,013732920456509</text:p>
          </table:table-cell>
          <table:table-cell office:value-type="float" office:value="0.803047691140713" calcext:value-type="float">
            <text:p>0,803047691140713</text:p>
          </table:table-cell>
          <table:table-cell office:value-type="float" office:value="12.2973185445675" calcext:value-type="float">
            <text:p>12,2973185445675</text:p>
          </table:table-cell>
          <table:table-cell office:value-type="float" office:value="10.9323678259428" calcext:value-type="float">
            <text:p>10,9323678259428</text:p>
          </table:table-cell>
          <table:table-cell office:value-type="float" office:value="1.36495071864221" calcext:value-type="float">
            <text:p>1,36495071864221</text:p>
          </table:table-cell>
          <table:table-cell office:value-type="float" office:value="1.51031452766369" calcext:value-type="float">
            <text:p>1,51031452766369</text:p>
          </table:table-cell>
          <table:table-cell office:value-type="float" office:value="2.48289221180602" calcext:value-type="float">
            <text:p>2,48289221180602</text:p>
          </table:table-cell>
          <table:table-cell office:value-type="float" office:value="0.000079227112473848" calcext:value-type="float">
            <text:p>7,9227112473848E-05</text:p>
          </table:table-cell>
          <table:table-cell office:value-type="float" office:value="2.48297143891873" calcext:value-type="float">
            <text:p>2,48297143891873</text:p>
          </table:table-cell>
          <table:table-cell office:value-type="float" office:value="0.110672580549033" calcext:value-type="float">
            <text:p>0,11067258054903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55.09402624558" calcext:value-type="float">
            <text:p>2555,09402624558</text:p>
          </table:table-cell>
          <table:table-cell office:value-type="float" office:value="2550.3047728486" calcext:value-type="float">
            <text:p>2550,3047728486</text:p>
          </table:table-cell>
          <table:table-cell office:value-type="float" office:value="18.0225026193155" calcext:value-type="float">
            <text:p>18,0225026193155</text:p>
          </table:table-cell>
          <table:table-cell office:value-type="float" office:value="99.2946442517064" calcext:value-type="float">
            <text:p>99,2946442517064</text:p>
          </table:table-cell>
          <table:table-cell office:value-type="float" office:value="1.45829625256951" calcext:value-type="float">
            <text:p>1,45829625256951</text:p>
          </table:table-cell>
          <table:table-cell office:value-type="float" office:value="0.315001901067779" calcext:value-type="float">
            <text:p>0,315001901067779</text:p>
          </table:table-cell>
          <table:table-cell office:value-type="float" office:value="0.0137750998656816" calcext:value-type="float">
            <text:p>0,0137750998656816</text:p>
          </table:table-cell>
          <table:table-cell office:value-type="float" office:value="0.31201704795217" calcext:value-type="float">
            <text:p>0,31201704795217</text:p>
          </table:table-cell>
          <table:table-cell office:value-type="float" office:value="0.0143392527965606" calcext:value-type="float">
            <text:p>0,0143392527965606</text:p>
          </table:table-cell>
          <table:table-cell office:value-type="float" office:value="0.803162659838593" calcext:value-type="float">
            <text:p>0,803162659838593</text:p>
          </table:table-cell>
          <table:table-cell office:value-type="float" office:value="12.4494487162743" calcext:value-type="float">
            <text:p>12,4494487162743</text:p>
          </table:table-cell>
          <table:table-cell office:value-type="float" office:value="11.0338436435774" calcext:value-type="float">
            <text:p>11,0338436435774</text:p>
          </table:table-cell>
          <table:table-cell office:value-type="float" office:value="1.41560507271506" calcext:value-type="float">
            <text:p>1,41560507271506</text:p>
          </table:table-cell>
          <table:table-cell office:value-type="float" office:value="1.53259205528688" calcext:value-type="float">
            <text:p>1,53259205528688</text:p>
          </table:table-cell>
          <table:table-cell office:value-type="float" office:value="2.58208657229174" calcext:value-type="float">
            <text:p>2,58208657229174</text:p>
          </table:table-cell>
          <table:table-cell office:value-type="float" office:value="0.0000790229016251486" calcext:value-type="float">
            <text:p>7,90229016251486E-05</text:p>
          </table:table-cell>
          <table:table-cell office:value-type="float" office:value="2.58216559519148" calcext:value-type="float">
            <text:p>2,58216559519148</text:p>
          </table:table-cell>
          <table:table-cell office:value-type="float" office:value="0.108658123597606" calcext:value-type="float">
            <text:p>0,10865812359760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05.20382093166" calcext:value-type="float">
            <text:p>2605,20382093166</text:p>
          </table:table-cell>
          <table:table-cell office:value-type="float" office:value="2600.32301372374" calcext:value-type="float">
            <text:p>2600,32301372374</text:p>
          </table:table-cell>
          <table:table-cell office:value-type="float" office:value="18.3238680410906" calcext:value-type="float">
            <text:p>18,3238680410906</text:p>
          </table:table-cell>
          <table:table-cell office:value-type="float" office:value="99.29664359231" calcext:value-type="float">
            <text:p>99,29664359231</text:p>
          </table:table-cell>
          <table:table-cell office:value-type="float" office:value="1.48398511962469" calcext:value-type="float">
            <text:p>1,48398511962469</text:p>
          </table:table-cell>
          <table:table-cell office:value-type="float" office:value="0.327119456273347" calcext:value-type="float">
            <text:p>0,327119456273347</text:p>
          </table:table-cell>
          <table:table-cell office:value-type="float" office:value="0.0144817768658478" calcext:value-type="float">
            <text:p>0,0144817768658478</text:p>
          </table:table-cell>
          <table:table-cell office:value-type="float" office:value="0.324096054554563" calcext:value-type="float">
            <text:p>0,324096054554563</text:p>
          </table:table-cell>
          <table:table-cell office:value-type="float" office:value="0.015007583212148" calcext:value-type="float">
            <text:p>0,015007583212148</text:p>
          </table:table-cell>
          <table:table-cell office:value-type="float" office:value="0.803279957913002" calcext:value-type="float">
            <text:p>0,803279957913002</text:p>
          </table:table-cell>
          <table:table-cell office:value-type="float" office:value="12.6032740757961" calcext:value-type="float">
            <text:p>12,6032740757961</text:p>
          </table:table-cell>
          <table:table-cell office:value-type="float" office:value="11.1360802635874" calcext:value-type="float">
            <text:p>11,1360802635874</text:p>
          </table:table-cell>
          <table:table-cell office:value-type="float" office:value="1.46719381220378" calcext:value-type="float">
            <text:p>1,46719381220378</text:p>
          </table:table-cell>
          <table:table-cell office:value-type="float" office:value="1.55327767343957" calcext:value-type="float">
            <text:p>1,55327767343957</text:p>
          </table:table-cell>
          <table:table-cell office:value-type="float" office:value="2.68325212666607" calcext:value-type="float">
            <text:p>2,68325212666607</text:p>
          </table:table-cell>
          <table:table-cell office:value-type="float" office:value="0.0000790455895661804" calcext:value-type="float">
            <text:p>7,90455895661804E-05</text:p>
          </table:table-cell>
          <table:table-cell office:value-type="float" office:value="2.68333117225086" calcext:value-type="float">
            <text:p>2,68333117225086</text:p>
          </table:table-cell>
          <table:table-cell office:value-type="float" office:value="0.106727388081987" calcext:value-type="float">
            <text:p>0,10672738808198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655.31603666294" calcext:value-type="float">
            <text:p>2655,31603666294</text:p>
          </table:table-cell>
          <table:table-cell office:value-type="float" office:value="2650.34195934299" calcext:value-type="float">
            <text:p>2650,34195934299</text:p>
          </table:table-cell>
          <table:table-cell office:value-type="float" office:value="18.6310663594716" calcext:value-type="float">
            <text:p>18,6310663594716</text:p>
          </table:table-cell>
          <table:table-cell office:value-type="float" office:value="99.2983484422688" calcext:value-type="float">
            <text:p>99,2983484422688</text:p>
          </table:table-cell>
          <table:table-cell office:value-type="float" office:value="1.50987187949569" calcext:value-type="float">
            <text:p>1,50987187949569</text:p>
          </table:table-cell>
          <table:table-cell office:value-type="float" office:value="0.339440298254525" calcext:value-type="float">
            <text:p>0,339440298254525</text:p>
          </table:table-cell>
          <table:table-cell office:value-type="float" office:value="0.0150960147287579" calcext:value-type="float">
            <text:p>0,0150960147287579</text:p>
          </table:table-cell>
          <table:table-cell office:value-type="float" office:value="0.336395085005247" calcext:value-type="float">
            <text:p>0,336395085005247</text:p>
          </table:table-cell>
          <table:table-cell office:value-type="float" office:value="0.0155407378876134" calcext:value-type="float">
            <text:p>0,0155407378876134</text:p>
          </table:table-cell>
          <table:table-cell office:value-type="float" office:value="0.803399452879123" calcext:value-type="float">
            <text:p>0,803399452879123</text:p>
          </table:table-cell>
          <table:table-cell office:value-type="float" office:value="12.7602248136329" calcext:value-type="float">
            <text:p>12,7602248136329</text:p>
          </table:table-cell>
          <table:table-cell office:value-type="float" office:value="11.2404804181728" calcext:value-type="float">
            <text:p>11,2404804181728</text:p>
          </table:table-cell>
          <table:table-cell office:value-type="float" office:value="1.51974439547458" calcext:value-type="float">
            <text:p>1,51974439547458</text:p>
          </table:table-cell>
          <table:table-cell office:value-type="float" office:value="1.57449924939391" calcext:value-type="float">
            <text:p>1,57449924939391</text:p>
          </table:table-cell>
          <table:table-cell office:value-type="float" office:value="2.7863913489807" calcext:value-type="float">
            <text:p>2,7863913489807</text:p>
          </table:table-cell>
          <table:table-cell office:value-type="float" office:value="0.0000790679725004625" calcext:value-type="float">
            <text:p>7,90679725004625E-05</text:p>
          </table:table-cell>
          <table:table-cell office:value-type="float" office:value="2.78647041695329" calcext:value-type="float">
            <text:p>2,78647041695329</text:p>
          </table:table-cell>
          <table:table-cell office:value-type="float" office:value="0.104879090834151" calcext:value-type="float">
            <text:p>0,1048790908341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05.43054914175" calcext:value-type="float">
            <text:p>2705,43054914175</text:p>
          </table:table-cell>
          <table:table-cell office:value-type="float" office:value="2700.36161520595" calcext:value-type="float">
            <text:p>2700,36161520595</text:p>
          </table:table-cell>
          <table:table-cell office:value-type="float" office:value="18.9443279937895" calcext:value-type="float">
            <text:p>18,9443279937895</text:p>
          </table:table-cell>
          <table:table-cell office:value-type="float" office:value="99.2997666132193" calcext:value-type="float">
            <text:p>99,2997666132193</text:p>
          </table:table-cell>
          <table:table-cell office:value-type="float" office:value="1.5360105658022" calcext:value-type="float">
            <text:p>1,5360105658022</text:p>
          </table:table-cell>
          <table:table-cell office:value-type="float" office:value="0.351970287548865" calcext:value-type="float">
            <text:p>0,351970287548865</text:p>
          </table:table-cell>
          <table:table-cell office:value-type="float" office:value="0.0155192360433287" calcext:value-type="float">
            <text:p>0,0155192360433287</text:p>
          </table:table-cell>
          <table:table-cell office:value-type="float" office:value="0.348921308522004" calcext:value-type="float">
            <text:p>0,348921308522004</text:p>
          </table:table-cell>
          <table:table-cell office:value-type="float" office:value="0.0160783644156086" calcext:value-type="float">
            <text:p>0,0160783644156086</text:p>
          </table:table-cell>
          <table:table-cell office:value-type="float" office:value="0.803521078546434" calcext:value-type="float">
            <text:p>0,803521078546434</text:p>
          </table:table-cell>
          <table:table-cell office:value-type="float" office:value="12.9204692268171" calcext:value-type="float">
            <text:p>12,9204692268171</text:p>
          </table:table-cell>
          <table:table-cell office:value-type="float" office:value="11.3472426422849" calcext:value-type="float">
            <text:p>11,3472426422849</text:p>
          </table:table-cell>
          <table:table-cell office:value-type="float" office:value="1.57322658453826" calcext:value-type="float">
            <text:p>1,57322658453826</text:p>
          </table:table-cell>
          <table:table-cell office:value-type="float" office:value="1.59629316211614" calcext:value-type="float">
            <text:p>1,59629316211614</text:p>
          </table:table-cell>
          <table:table-cell office:value-type="float" office:value="2.89147595020948" calcext:value-type="float">
            <text:p>2,89147595020948</text:p>
          </table:table-cell>
          <table:table-cell office:value-type="float" office:value="0.0000790888480888064" calcext:value-type="float">
            <text:p>7,90888480888064E-05</text:p>
          </table:table-cell>
          <table:table-cell office:value-type="float" office:value="2.8915550390543" calcext:value-type="float">
            <text:p>2,8915550390543</text:p>
          </table:table-cell>
          <table:table-cell office:value-type="float" office:value="0.103060123882207" calcext:value-type="float">
            <text:p>0,10306012388220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755.54757955796" calcext:value-type="float">
            <text:p>2755,54757955796</text:p>
          </table:table-cell>
          <table:table-cell office:value-type="float" office:value="2750.38197944794" calcext:value-type="float">
            <text:p>2750,38197944794</text:p>
          </table:table-cell>
          <table:table-cell office:value-type="float" office:value="19.2728549819232" calcext:value-type="float">
            <text:p>19,2728549819232</text:p>
          </table:table-cell>
          <table:table-cell office:value-type="float" office:value="99.3005798522101" calcext:value-type="float">
            <text:p>99,3005798522101</text:p>
          </table:table-cell>
          <table:table-cell office:value-type="float" office:value="1.56334807168317" calcext:value-type="float">
            <text:p>1,56334807168317</text:p>
          </table:table-cell>
          <table:table-cell office:value-type="float" office:value="0.364775091885603" calcext:value-type="float">
            <text:p>0,364775091885603</text:p>
          </table:table-cell>
          <table:table-cell office:value-type="float" office:value="0.0162739920892284" calcext:value-type="float">
            <text:p>0,0162739920892284</text:p>
          </table:table-cell>
          <table:table-cell office:value-type="float" office:value="0.361710377882429" calcext:value-type="float">
            <text:p>0,361710377882429</text:p>
          </table:table-cell>
          <table:table-cell office:value-type="float" office:value="0.0169434289714224" calcext:value-type="float">
            <text:p>0,0169434289714224</text:p>
          </table:table-cell>
          <table:table-cell office:value-type="float" office:value="0.80364488973695" calcext:value-type="float">
            <text:p>0,80364488973695</text:p>
          </table:table-cell>
          <table:table-cell office:value-type="float" office:value="13.0920312672805" calcext:value-type="float">
            <text:p>13,0920312672805</text:p>
          </table:table-cell>
          <table:table-cell office:value-type="float" office:value="11.4643178916725" calcext:value-type="float">
            <text:p>11,4643178916725</text:p>
          </table:table-cell>
          <table:table-cell office:value-type="float" office:value="1.62771337561519" calcext:value-type="float">
            <text:p>1,62771337561519</text:p>
          </table:table-cell>
          <table:table-cell office:value-type="float" office:value="1.61879001694751" calcext:value-type="float">
            <text:p>1,61879001694751</text:p>
          </table:table-cell>
          <table:table-cell office:value-type="float" office:value="2.99860651928575" calcext:value-type="float">
            <text:p>2,99860651928575</text:p>
          </table:table-cell>
          <table:table-cell office:value-type="float" office:value="0.0000791067213384837" calcext:value-type="float">
            <text:p>7,91067213384837E-05</text:p>
          </table:table-cell>
          <table:table-cell office:value-type="float" office:value="2.99868562600481" calcext:value-type="float">
            <text:p>2,99868562600481</text:p>
          </table:table-cell>
          <table:table-cell office:value-type="float" office:value="0.101435236284029" calcext:value-type="float">
            <text:p>0,10143523628402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05.66702732003" calcext:value-type="float">
            <text:p>2805,66702732003</text:p>
          </table:table-cell>
          <table:table-cell office:value-type="float" office:value="2800.40311308389" calcext:value-type="float">
            <text:p>2800,40311308389</text:p>
          </table:table-cell>
          <table:table-cell office:value-type="float" office:value="19.5941378511088" calcext:value-type="float">
            <text:p>19,5941378511088</text:p>
          </table:table-cell>
          <table:table-cell office:value-type="float" office:value="99.3016228358986" calcext:value-type="float">
            <text:p>99,3016228358986</text:p>
          </table:table-cell>
          <table:table-cell office:value-type="float" office:value="1.5909117908599" calcext:value-type="float">
            <text:p>1,5909117908599</text:p>
          </table:table-cell>
          <table:table-cell office:value-type="float" office:value="0.377803441146469" calcext:value-type="float">
            <text:p>0,377803441146469</text:p>
          </table:table-cell>
          <table:table-cell office:value-type="float" office:value="0.0169907128088841" calcext:value-type="float">
            <text:p>0,0169907128088841</text:p>
          </table:table-cell>
          <table:table-cell office:value-type="float" office:value="0.374719606369502" calcext:value-type="float">
            <text:p>0,374719606369502</text:p>
          </table:table-cell>
          <table:table-cell office:value-type="float" office:value="0.0176266903755979" calcext:value-type="float">
            <text:p>0,0176266903755979</text:p>
          </table:table-cell>
          <table:table-cell office:value-type="float" office:value="0.803771049212098" calcext:value-type="float">
            <text:p>0,803771049212098</text:p>
          </table:table-cell>
          <table:table-cell office:value-type="float" office:value="13.2537119960953" calcext:value-type="float">
            <text:p>13,2537119960953</text:p>
          </table:table-cell>
          <table:table-cell office:value-type="float" office:value="11.5706479469454" calcext:value-type="float">
            <text:p>11,5706479469454</text:p>
          </table:table-cell>
          <table:table-cell office:value-type="float" office:value="1.68306404912589" calcext:value-type="float">
            <text:p>1,68306404912589</text:p>
          </table:table-cell>
          <table:table-cell office:value-type="float" office:value="1.64184373056451" calcext:value-type="float">
            <text:p>1,64184373056451</text:p>
          </table:table-cell>
          <table:table-cell office:value-type="float" office:value="3.10759120998572" calcext:value-type="float">
            <text:p>3,10759120998572</text:p>
          </table:table-cell>
          <table:table-cell office:value-type="float" office:value="0.0000791236154411963" calcext:value-type="float">
            <text:p>7,91236154411963E-05</text:p>
          </table:table-cell>
          <table:table-cell office:value-type="float" office:value="3.1076703335986" calcext:value-type="float">
            <text:p>3,1076703335986</text:p>
          </table:table-cell>
          <table:table-cell office:value-type="float" office:value="0.0996807367997091" calcext:value-type="float">
            <text:p>0,099680736799709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855.78896641114" calcext:value-type="float">
            <text:p>2855,78896641114</text:p>
          </table:table-cell>
          <table:table-cell office:value-type="float" office:value="2850.42500745555" calcext:value-type="float">
            <text:p>2850,42500745555</text:p>
          </table:table-cell>
          <table:table-cell office:value-type="float" office:value="19.9176311413362" calcext:value-type="float">
            <text:p>19,9176311413362</text:p>
          </table:table-cell>
          <table:table-cell office:value-type="float" office:value="99.3025524174716" calcext:value-type="float">
            <text:p>99,3025524174716</text:p>
          </table:table-cell>
          <table:table-cell office:value-type="float" office:value="1.61889148680318" calcext:value-type="float">
            <text:p>1,61889148680318</text:p>
          </table:table-cell>
          <table:table-cell office:value-type="float" office:value="0.391067125393833" calcext:value-type="float">
            <text:p>0,391067125393833</text:p>
          </table:table-cell>
          <table:table-cell office:value-type="float" office:value="0.0176568622117285" calcext:value-type="float">
            <text:p>0,0176568622117285</text:p>
          </table:table-cell>
          <table:table-cell office:value-type="float" office:value="0.387961304159482" calcext:value-type="float">
            <text:p>0,387961304159482</text:p>
          </table:table-cell>
          <table:table-cell office:value-type="float" office:value="0.0183064284730533" calcext:value-type="float">
            <text:p>0,0183064284730533</text:p>
          </table:table-cell>
          <table:table-cell office:value-type="float" office:value="0.803899475634213" calcext:value-type="float">
            <text:p>0,803899475634213</text:p>
          </table:table-cell>
          <table:table-cell office:value-type="float" office:value="13.4145978304431" calcext:value-type="float">
            <text:p>13,4145978304431</text:p>
          </table:table-cell>
          <table:table-cell office:value-type="float" office:value="11.6752512220245" calcext:value-type="float">
            <text:p>11,6752512220245</text:p>
          </table:table-cell>
          <table:table-cell office:value-type="float" office:value="1.73934660841648" calcext:value-type="float">
            <text:p>1,73934660841648</text:p>
          </table:table-cell>
          <table:table-cell office:value-type="float" office:value="1.66550618471896" calcext:value-type="float">
            <text:p>1,66550618471896</text:p>
          </table:table-cell>
          <table:table-cell office:value-type="float" office:value="3.21855225086209" calcext:value-type="float">
            <text:p>3,21855225086209</text:p>
          </table:table-cell>
          <table:table-cell office:value-type="float" office:value="0.0000833885526721244" calcext:value-type="float">
            <text:p>8,33885526721244E-05</text:p>
          </table:table-cell>
          <table:table-cell office:value-type="float" office:value="3.21863563940806" calcext:value-type="float">
            <text:p>3,21863563940806</text:p>
          </table:table-cell>
          <table:table-cell office:value-type="float" office:value="0.0979989028256223" calcext:value-type="float">
            <text:p>0,09799890282562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905.91357120807" calcext:value-type="float">
            <text:p>2905,91357120807</text:p>
          </table:table-cell>
          <table:table-cell office:value-type="float" office:value="2900.44767769749" calcext:value-type="float">
            <text:p>2900,44767769749</text:p>
          </table:table-cell>
          <table:table-cell office:value-type="float" office:value="20.2465478622799" calcext:value-type="float">
            <text:p>20,2465478622799</text:p>
          </table:table-cell>
          <table:table-cell office:value-type="float" office:value="99.3032639362032" calcext:value-type="float">
            <text:p>99,3032639362032</text:p>
          </table:table-cell>
          <table:table-cell office:value-type="float" office:value="1.64735821073887" calcext:value-type="float">
            <text:p>1,64735821073887</text:p>
          </table:table-cell>
          <table:table-cell office:value-type="float" office:value="0.404565344935051" calcext:value-type="float">
            <text:p>0,404565344935051</text:p>
          </table:table-cell>
          <table:table-cell office:value-type="float" office:value="0.0183493223329039" calcext:value-type="float">
            <text:p>0,0183493223329039</text:p>
          </table:table-cell>
          <table:table-cell office:value-type="float" office:value="0.401443250823566" calcext:value-type="float">
            <text:p>0,401443250823566</text:p>
          </table:table-cell>
          <table:table-cell office:value-type="float" office:value="0.0189698080895071" calcext:value-type="float">
            <text:p>0,0189698080895071</text:p>
          </table:table-cell>
          <table:table-cell office:value-type="float" office:value="0.80403019365232" calcext:value-type="float">
            <text:p>0,80403019365232</text:p>
          </table:table-cell>
          <table:table-cell office:value-type="float" office:value="13.575961018035" calcext:value-type="float">
            <text:p>13,575961018035</text:p>
          </table:table-cell>
          <table:table-cell office:value-type="float" office:value="11.7793714311862" calcext:value-type="float">
            <text:p>11,7793714311862</text:p>
          </table:table-cell>
          <table:table-cell office:value-type="float" office:value="1.79658958684622" calcext:value-type="float">
            <text:p>1,79658958684622</text:p>
          </table:table-cell>
          <table:table-cell office:value-type="float" office:value="1.69165424155368" calcext:value-type="float">
            <text:p>1,69165424155368</text:p>
          </table:table-cell>
          <table:table-cell office:value-type="float" office:value="3.33149523859157" calcext:value-type="float">
            <text:p>3,33149523859157</text:p>
          </table:table-cell>
          <table:table-cell office:value-type="float" office:value="0.0000791533894040171" calcext:value-type="float">
            <text:p>7,91533894040171E-05</text:p>
          </table:table-cell>
          <table:table-cell office:value-type="float" office:value="3.33157439197494" calcext:value-type="float">
            <text:p>3,33157439197494</text:p>
          </table:table-cell>
          <table:table-cell office:value-type="float" office:value="0.0963936773356766" calcext:value-type="float">
            <text:p>0,0963936773356766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956.04058493463" calcext:value-type="float">
            <text:p>2956,04058493463</text:p>
          </table:table-cell>
          <table:table-cell office:value-type="float" office:value="2950.47113810161" calcext:value-type="float">
            <text:p>2950,47113810161</text:p>
          </table:table-cell>
          <table:table-cell office:value-type="float" office:value="20.5751386684064" calcext:value-type="float">
            <text:p>20,5751386684064</text:p>
          </table:table-cell>
          <table:table-cell office:value-type="float" office:value="99.3039629175393" calcext:value-type="float">
            <text:p>99,3039629175393</text:p>
          </table:table-cell>
          <table:table-cell office:value-type="float" office:value="1.67625456430848" calcext:value-type="float">
            <text:p>1,67625456430848</text:p>
          </table:table-cell>
          <table:table-cell office:value-type="float" office:value="0.418297153028953" calcext:value-type="float">
            <text:p>0,418297153028953</text:p>
          </table:table-cell>
          <table:table-cell office:value-type="float" office:value="0.0189195450074009" calcext:value-type="float">
            <text:p>0,0189195450074009</text:p>
          </table:table-cell>
          <table:table-cell office:value-type="float" office:value="0.415169946024883" calcext:value-type="float">
            <text:p>0,415169946024883</text:p>
          </table:table-cell>
          <table:table-cell office:value-type="float" office:value="0.0197043988303407" calcext:value-type="float">
            <text:p>0,0197043988303407</text:p>
          </table:table-cell>
          <table:table-cell office:value-type="float" office:value="0.804163230510994" calcext:value-type="float">
            <text:p>0,804163230510994</text:p>
          </table:table-cell>
          <table:table-cell office:value-type="float" office:value="13.7359503346526" calcext:value-type="float">
            <text:p>13,7359503346526</text:p>
          </table:table-cell>
          <table:table-cell office:value-type="float" office:value="11.8811694463132" calcext:value-type="float">
            <text:p>11,8811694463132</text:p>
          </table:table-cell>
          <table:table-cell office:value-type="float" office:value="1.85478088833069" calcext:value-type="float">
            <text:p>1,85478088833069</text:p>
          </table:table-cell>
          <table:table-cell office:value-type="float" office:value="1.71639974483311" calcext:value-type="float">
            <text:p>1,71639974483311</text:p>
          </table:table-cell>
          <table:table-cell office:value-type="float" office:value="3.44645485919781" calcext:value-type="float">
            <text:p>3,44645485919781</text:p>
          </table:table-cell>
          <table:table-cell office:value-type="float" office:value="0.0000791654280167411" calcext:value-type="float">
            <text:p>7,91654280167411E-05</text:p>
          </table:table-cell>
          <table:table-cell office:value-type="float" office:value="3.44653402461967" calcext:value-type="float">
            <text:p>3,44653402461967</text:p>
          </table:table-cell>
          <table:table-cell office:value-type="float" office:value="0.0949150418378414" calcext:value-type="float">
            <text:p>0,09491504183784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6.17008719656" calcext:value-type="float">
            <text:p>3006,17008719656</text:p>
          </table:table-cell>
          <table:table-cell office:value-type="float" office:value="3000.49540171774" calcext:value-type="float">
            <text:p>3000,49540171774</text:p>
          </table:table-cell>
          <table:table-cell office:value-type="float" office:value="20.9087151949198" calcext:value-type="float">
            <text:p>20,9087151949198</text:p>
          </table:table-cell>
          <table:table-cell office:value-type="float" office:value="99.3044733147619" calcext:value-type="float">
            <text:p>99,3044733147619</text:p>
          </table:table-cell>
          <table:table-cell office:value-type="float" office:value="1.70579777456161" calcext:value-type="float">
            <text:p>1,70579777456161</text:p>
          </table:table-cell>
          <table:table-cell office:value-type="float" office:value="0.432289086244607" calcext:value-type="float">
            <text:p>0,432289086244607</text:p>
          </table:table-cell>
          <table:table-cell office:value-type="float" office:value="0.0197024231314235" calcext:value-type="float">
            <text:p>0,0197024231314235</text:p>
          </table:table-cell>
          <table:table-cell office:value-type="float" office:value="0.429124623869799" calcext:value-type="float">
            <text:p>0,429124623869799</text:p>
          </table:table-cell>
          <table:table-cell office:value-type="float" office:value="0.0203828401230896" calcext:value-type="float">
            <text:p>0,0203828401230896</text:p>
          </table:table-cell>
          <table:table-cell office:value-type="float" office:value="0.804298510306497" calcext:value-type="float">
            <text:p>0,804298510306497</text:p>
          </table:table-cell>
          <table:table-cell office:value-type="float" office:value="13.8977668325969" calcext:value-type="float">
            <text:p>13,8977668325969</text:p>
          </table:table-cell>
          <table:table-cell office:value-type="float" office:value="11.9838587819621" calcext:value-type="float">
            <text:p>11,9838587819621</text:p>
          </table:table-cell>
          <table:table-cell office:value-type="float" office:value="1.91390805067031" calcext:value-type="float">
            <text:p>1,91390805067031</text:p>
          </table:table-cell>
          <table:table-cell office:value-type="float" office:value="1.74170757142809" calcext:value-type="float">
            <text:p>1,74170757142809</text:p>
          </table:table-cell>
          <table:table-cell office:value-type="float" office:value="3.56336383939022" calcext:value-type="float">
            <text:p>3,56336383939022</text:p>
          </table:table-cell>
          <table:table-cell office:value-type="float" office:value="0.0000791769264604321" calcext:value-type="float">
            <text:p>7,91769264604321E-05</text:p>
          </table:table-cell>
          <table:table-cell office:value-type="float" office:value="3.56344301631857" calcext:value-type="float">
            <text:p>3,56344301631857</text:p>
          </table:table-cell>
          <table:table-cell office:value-type="float" office:value="0.0934537511474632" calcext:value-type="float">
            <text:p>0,0934537511474632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056.30224793933" calcext:value-type="float">
            <text:p>3056,30224793933</text:p>
          </table:table-cell>
          <table:table-cell office:value-type="float" office:value="3050.52048158691" calcext:value-type="float">
            <text:p>3050,52048158691</text:p>
          </table:table-cell>
          <table:table-cell office:value-type="float" office:value="21.2463440981592" calcext:value-type="float">
            <text:p>21,2463440981592</text:p>
          </table:table-cell>
          <table:table-cell office:value-type="float" office:value="99.3048349822094" calcext:value-type="float">
            <text:p>99,3048349822094</text:p>
          </table:table-cell>
          <table:table-cell office:value-type="float" office:value="1.73570925388278" calcext:value-type="float">
            <text:p>1,73570925388278</text:p>
          </table:table-cell>
          <table:table-cell office:value-type="float" office:value="0.446511199644344" calcext:value-type="float">
            <text:p>0,446511199644344</text:p>
          </table:table-cell>
          <table:table-cell office:value-type="float" office:value="0.0204449423152789" calcext:value-type="float">
            <text:p>0,0204449423152789</text:p>
          </table:table-cell>
          <table:table-cell office:value-type="float" office:value="0.443315409063547" calcext:value-type="float">
            <text:p>0,443315409063547</text:p>
          </table:table-cell>
          <table:table-cell office:value-type="float" office:value="0.0210013278074137" calcext:value-type="float">
            <text:p>0,0210013278074137</text:p>
          </table:table-cell>
          <table:table-cell office:value-type="float" office:value="0.804436084183639" calcext:value-type="float">
            <text:p>0,804436084183639</text:p>
          </table:table-cell>
          <table:table-cell office:value-type="float" office:value="14.060606085503" calcext:value-type="float">
            <text:p>14,060606085503</text:p>
          </table:table-cell>
          <table:table-cell office:value-type="float" office:value="12.0865790388813" calcext:value-type="float">
            <text:p>12,0865790388813</text:p>
          </table:table-cell>
          <table:table-cell office:value-type="float" office:value="1.97402704659879" calcext:value-type="float">
            <text:p>1,97402704659879</text:p>
          </table:table-cell>
          <table:table-cell office:value-type="float" office:value="1.76760852967227" calcext:value-type="float">
            <text:p>1,76760852967227</text:p>
          </table:table-cell>
          <table:table-cell office:value-type="float" office:value="3.68234104193629" calcext:value-type="float">
            <text:p>3,68234104193629</text:p>
          </table:table-cell>
          <table:table-cell office:value-type="float" office:value="0.0000791871776062686" calcext:value-type="float">
            <text:p>7,91871776062686E-05</text:p>
          </table:table-cell>
          <table:table-cell office:value-type="float" office:value="3.68242022910311" calcext:value-type="float">
            <text:p>3,68242022910311</text:p>
          </table:table-cell>
          <table:table-cell office:value-type="float" office:value="0.092184945215864" calcext:value-type="float">
            <text:p>0,09218494521586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06.43680349292" calcext:value-type="float">
            <text:p>3106,43680349292</text:p>
          </table:table-cell>
          <table:table-cell office:value-type="float" office:value="3100.54639137196" calcext:value-type="float">
            <text:p>3100,54639137196</text:p>
          </table:table-cell>
          <table:table-cell office:value-type="float" office:value="21.5885182222699" calcext:value-type="float">
            <text:p>21,5885182222699</text:p>
          </table:table-cell>
          <table:table-cell office:value-type="float" office:value="99.3050391958311" calcext:value-type="float">
            <text:p>99,3050391958311</text:p>
          </table:table-cell>
          <table:table-cell office:value-type="float" office:value="1.76606405438756" calcext:value-type="float">
            <text:p>1,76606405438756</text:p>
          </table:table-cell>
          <table:table-cell office:value-type="float" office:value="0.460952118252492" calcext:value-type="float">
            <text:p>0,460952118252492</text:p>
          </table:table-cell>
          <table:table-cell office:value-type="float" office:value="0.0210287245137605" calcext:value-type="float">
            <text:p>0,0210287245137605</text:p>
          </table:table-cell>
          <table:table-cell office:value-type="float" office:value="0.457751011837759" calcext:value-type="float">
            <text:p>0,457751011837759</text:p>
          </table:table-cell>
          <table:table-cell office:value-type="float" office:value="0.0217560377409265" calcext:value-type="float">
            <text:p>0,0217560377409265</text:p>
          </table:table-cell>
          <table:table-cell office:value-type="float" office:value="0.804575871300085" calcext:value-type="float">
            <text:p>0,804575871300085</text:p>
          </table:table-cell>
          <table:table-cell office:value-type="float" office:value="14.2251035313109" calcext:value-type="float">
            <text:p>14,2251035313109</text:p>
          </table:table-cell>
          <table:table-cell office:value-type="float" office:value="12.1900252247267" calcext:value-type="float">
            <text:p>12,1900252247267</text:p>
          </table:table-cell>
          <table:table-cell office:value-type="float" office:value="2.03507830658705" calcext:value-type="float">
            <text:p>2,03507830658705</text:p>
          </table:table-cell>
          <table:table-cell office:value-type="float" office:value="1.79404422378733" calcext:value-type="float">
            <text:p>1,79404422378733</text:p>
          </table:table-cell>
          <table:table-cell office:value-type="float" office:value="3.80322721655436" calcext:value-type="float">
            <text:p>3,80322721655436</text:p>
          </table:table-cell>
          <table:table-cell office:value-type="float" office:value="0.0000791962376850718" calcext:value-type="float">
            <text:p>7,91962376850718E-05</text:p>
          </table:table-cell>
          <table:table-cell office:value-type="float" office:value="3.80330641279544" calcext:value-type="float">
            <text:p>3,80330641279544</text:p>
          </table:table-cell>
          <table:table-cell office:value-type="float" office:value="0.0908663032365695" calcext:value-type="float">
            <text:p>0,090866303236569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156.57393538806" calcext:value-type="float">
            <text:p>3156,57393538806</text:p>
          </table:table-cell>
          <table:table-cell office:value-type="float" office:value="3150.57314395357" calcext:value-type="float">
            <text:p>3150,57314395357</text:p>
          </table:table-cell>
          <table:table-cell office:value-type="float" office:value="21.9347988110799" calcext:value-type="float">
            <text:p>21,9347988110799</text:p>
          </table:table-cell>
          <table:table-cell office:value-type="float" office:value="99.3051073972123" calcext:value-type="float">
            <text:p>99,3051073972123</text:p>
          </table:table-cell>
          <table:table-cell office:value-type="float" office:value="1.79708500535935" calcext:value-type="float">
            <text:p>1,79708500535935</text:p>
          </table:table-cell>
          <table:table-cell office:value-type="float" office:value="0.475632376775389" calcext:value-type="float">
            <text:p>0,475632376775389</text:p>
          </table:table-cell>
          <table:table-cell office:value-type="float" office:value="0.0217903624102649" calcext:value-type="float">
            <text:p>0,0217903624102649</text:p>
          </table:table-cell>
          <table:table-cell office:value-type="float" office:value="0.472407732084757" calcext:value-type="float">
            <text:p>0,472407732084757</text:p>
          </table:table-cell>
          <table:table-cell office:value-type="float" office:value="0.0225363175599229" calcext:value-type="float">
            <text:p>0,0225363175599229</text:p>
          </table:table-cell>
          <table:table-cell office:value-type="float" office:value="0.804717925677391" calcext:value-type="float">
            <text:p>0,804717925677391</text:p>
          </table:table-cell>
          <table:table-cell office:value-type="float" office:value="14.3905059613411" calcext:value-type="float">
            <text:p>14,3905059613411</text:p>
          </table:table-cell>
          <table:table-cell office:value-type="float" office:value="12.2934442295993" calcext:value-type="float">
            <text:p>12,2934442295993</text:p>
          </table:table-cell>
          <table:table-cell office:value-type="float" office:value="2.09706173177413" calcext:value-type="float">
            <text:p>2,09706173177413</text:p>
          </table:table-cell>
          <table:table-cell office:value-type="float" office:value="1.82107717602491" calcext:value-type="float">
            <text:p>1,82107717602491</text:p>
          </table:table-cell>
          <table:table-cell office:value-type="float" office:value="3.92605146422451" calcext:value-type="float">
            <text:p>3,92605146422451</text:p>
          </table:table-cell>
          <table:table-cell office:value-type="float" office:value="0.0000792041419598359" calcext:value-type="float">
            <text:p>7,92041419598359E-05</text:p>
          </table:table-cell>
          <table:table-cell office:value-type="float" office:value="3.92613066835911" calcext:value-type="float">
            <text:p>3,92613066835911</text:p>
          </table:table-cell>
          <table:table-cell office:value-type="float" office:value="0.0895414044634277" calcext:value-type="float">
            <text:p>0,089541404463427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06.71366398206" calcext:value-type="float">
            <text:p>3206,71366398206</text:p>
          </table:table-cell>
          <table:table-cell office:value-type="float" office:value="3200.60075324643" calcext:value-type="float">
            <text:p>3200,60075324643</text:p>
          </table:table-cell>
          <table:table-cell office:value-type="float" office:value="22.2857250186377" calcext:value-type="float">
            <text:p>22,2857250186377</text:p>
          </table:table-cell>
          <table:table-cell office:value-type="float" office:value="99.3050291568406" calcext:value-type="float">
            <text:p>99,3050291568406</text:p>
          </table:table-cell>
          <table:table-cell office:value-type="float" office:value="1.82860106689481" calcext:value-type="float">
            <text:p>1,82860106689481</text:p>
          </table:table-cell>
          <table:table-cell office:value-type="float" office:value="0.490546864169648" calcext:value-type="float">
            <text:p>0,490546864169648</text:p>
          </table:table-cell>
          <table:table-cell office:value-type="float" office:value="0.0225592180023046" calcext:value-type="float">
            <text:p>0,0225592180023046</text:p>
          </table:table-cell>
          <table:table-cell office:value-type="float" office:value="0.487305010655611" calcext:value-type="float">
            <text:p>0,487305010655611</text:p>
          </table:table-cell>
          <table:table-cell office:value-type="float" office:value="0.0233274477437763" calcext:value-type="float">
            <text:p>0,0233274477437763</text:p>
          </table:table-cell>
          <table:table-cell office:value-type="float" office:value="0.80486223547996" calcext:value-type="float">
            <text:p>0,80486223547996</text:p>
          </table:table-cell>
          <table:table-cell office:value-type="float" office:value="14.5575129655576" calcext:value-type="float">
            <text:p>14,5575129655576</text:p>
          </table:table-cell>
          <table:table-cell office:value-type="float" office:value="12.3974955021727" calcext:value-type="float">
            <text:p>12,3974955021727</text:p>
          </table:table-cell>
          <table:table-cell office:value-type="float" office:value="2.16001746341107" calcext:value-type="float">
            <text:p>2,16001746341107</text:p>
          </table:table-cell>
          <table:table-cell office:value-type="float" office:value="1.84864675408116" calcext:value-type="float">
            <text:p>1,84864675408116</text:p>
          </table:table-cell>
          <table:table-cell office:value-type="float" office:value="4.05088502104683" calcext:value-type="float">
            <text:p>4,05088502104683</text:p>
          </table:table-cell>
          <table:table-cell office:value-type="float" office:value="0.0000792110341689013" calcext:value-type="float">
            <text:p>7,92110341689013E-05</text:p>
          </table:table-cell>
          <table:table-cell office:value-type="float" office:value="4.05096423207931" calcext:value-type="float">
            <text:p>4,05096423207931</text:p>
          </table:table-cell>
          <table:table-cell office:value-type="float" office:value="0.0883106912268267" calcext:value-type="float">
            <text:p>0,088310691226826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56.85592786339" calcext:value-type="float">
            <text:p>3256,85592786339</text:p>
          </table:table-cell>
          <table:table-cell office:value-type="float" office:value="3250.62923254282" calcext:value-type="float">
            <text:p>3250,62923254282</text:p>
          </table:table-cell>
          <table:table-cell office:value-type="float" office:value="22.6406831067078" calcext:value-type="float">
            <text:p>22,6406831067078</text:p>
          </table:table-cell>
          <table:table-cell office:value-type="float" office:value="99.304830070136" calcext:value-type="float">
            <text:p>99,304830070136</text:p>
          </table:table-cell>
          <table:table-cell office:value-type="float" office:value="1.86076962582781" calcext:value-type="float">
            <text:p>1,86076962582781</text:p>
          </table:table-cell>
          <table:table-cell office:value-type="float" office:value="0.505693096083681" calcext:value-type="float">
            <text:p>0,505693096083681</text:p>
          </table:table-cell>
          <table:table-cell office:value-type="float" office:value="0.0233461176557047" calcext:value-type="float">
            <text:p>0,0233461176557047</text:p>
          </table:table-cell>
          <table:table-cell office:value-type="float" office:value="0.502447694765011" calcext:value-type="float">
            <text:p>0,502447694765011</text:p>
          </table:table-cell>
          <table:table-cell office:value-type="float" office:value="0.024273642356751" calcext:value-type="float">
            <text:p>0,024273642356751</text:p>
          </table:table-cell>
          <table:table-cell office:value-type="float" office:value="0.8050087841293" calcext:value-type="float">
            <text:p>0,8050087841293</text:p>
          </table:table-cell>
          <table:table-cell office:value-type="float" office:value="14.7254103302779" calcext:value-type="float">
            <text:p>14,7254103302779</text:p>
          </table:table-cell>
          <table:table-cell office:value-type="float" office:value="12.5015135098814" calcext:value-type="float">
            <text:p>12,5015135098814</text:p>
          </table:table-cell>
          <table:table-cell office:value-type="float" office:value="2.22389682040996" calcext:value-type="float">
            <text:p>2,22389682040996</text:p>
          </table:table-cell>
          <table:table-cell office:value-type="float" office:value="1.87680339899546" calcext:value-type="float">
            <text:p>1,87680339899546</text:p>
          </table:table-cell>
          <table:table-cell office:value-type="float" office:value="4.17761957730721" calcext:value-type="float">
            <text:p>4,17761957730721</text:p>
          </table:table-cell>
          <table:table-cell office:value-type="float" office:value="0.0000801742613488806" calcext:value-type="float">
            <text:p>8,01742613488806E-05</text:p>
          </table:table-cell>
          <table:table-cell office:value-type="float" office:value="4.17769975156164" calcext:value-type="float">
            <text:p>4,17769975156164</text:p>
          </table:table-cell>
          <table:table-cell office:value-type="float" office:value="0.087019345761715" calcext:value-type="float">
            <text:p>0,08701934576171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307.00074996388" calcext:value-type="float">
            <text:p>3307,00074996388</text:p>
          </table:table-cell>
          <table:table-cell office:value-type="float" office:value="3300.65857172648" calcext:value-type="float">
            <text:p>3300,65857172648</text:p>
          </table:table-cell>
          <table:table-cell office:value-type="float" office:value="23.0141637044398" calcext:value-type="float">
            <text:p>23,0141637044398</text:p>
          </table:table-cell>
          <table:table-cell office:value-type="float" office:value="99.3040774583255" calcext:value-type="float">
            <text:p>99,3040774583255</text:p>
          </table:table-cell>
          <table:table-cell office:value-type="float" office:value="1.8934018195582" calcext:value-type="float">
            <text:p>1,8934018195582</text:p>
          </table:table-cell>
          <table:table-cell office:value-type="float" office:value="0.521090781481588" calcext:value-type="float">
            <text:p>0,521090781481588</text:p>
          </table:table-cell>
          <table:table-cell office:value-type="float" office:value="0.0243128337391431" calcext:value-type="float">
            <text:p>0,0243128337391431</text:p>
          </table:table-cell>
          <table:table-cell office:value-type="float" office:value="0.517797082038295" calcext:value-type="float">
            <text:p>0,517797082038295</text:p>
          </table:table-cell>
          <table:table-cell office:value-type="float" office:value="0.0250433289433144" calcext:value-type="float">
            <text:p>0,0250433289433144</text:p>
          </table:table-cell>
          <table:table-cell office:value-type="float" office:value="0.805157502524358" calcext:value-type="float">
            <text:p>0,805157502524358</text:p>
          </table:table-cell>
          <table:table-cell office:value-type="float" office:value="14.9088350395016" calcext:value-type="float">
            <text:p>14,9088350395016</text:p>
          </table:table-cell>
          <table:table-cell office:value-type="float" office:value="12.620059167269" calcext:value-type="float">
            <text:p>12,620059167269</text:p>
          </table:table-cell>
          <table:table-cell office:value-type="float" office:value="2.28877587223982" calcext:value-type="float">
            <text:p>2,28877587223982</text:p>
          </table:table-cell>
          <table:table-cell office:value-type="float" office:value="1.90548474937632" calcext:value-type="float">
            <text:p>1,90548474937632</text:p>
          </table:table-cell>
          <table:table-cell office:value-type="float" office:value="4.30635090880397" calcext:value-type="float">
            <text:p>4,30635090880397</text:p>
          </table:table-cell>
          <table:table-cell office:value-type="float" office:value="0.000091187184811088" calcext:value-type="float">
            <text:p>9,1187184811088E-05</text:p>
          </table:table-cell>
          <table:table-cell office:value-type="float" office:value="4.30644209598437" calcext:value-type="float">
            <text:p>4,30644209598437</text:p>
          </table:table-cell>
          <table:table-cell office:value-type="float" office:value="0.085800559586248" calcext:value-type="float">
            <text:p>0,08580055958624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357.14823003891" calcext:value-type="float">
            <text:p>3357,14823003891</text:p>
          </table:table-cell>
          <table:table-cell office:value-type="float" office:value="3350.68882512777" calcext:value-type="float">
            <text:p>3350,68882512777</text:p>
          </table:table-cell>
          <table:table-cell office:value-type="float" office:value="23.3570954463119" calcext:value-type="float">
            <text:p>23,3570954463119</text:p>
          </table:table-cell>
          <table:table-cell office:value-type="float" office:value="99.3042578446832" calcext:value-type="float">
            <text:p>99,3042578446832</text:p>
          </table:table-cell>
          <table:table-cell office:value-type="float" office:value="1.92599427746072" calcext:value-type="float">
            <text:p>1,92599427746072</text:p>
          </table:table-cell>
          <table:table-cell office:value-type="float" office:value="0.536705280762054" calcext:value-type="float">
            <text:p>0,536705280762054</text:p>
          </table:table-cell>
          <table:table-cell office:value-type="float" office:value="0.024973258113957" calcext:value-type="float">
            <text:p>0,024973258113957</text:p>
          </table:table-cell>
          <table:table-cell office:value-type="float" office:value="0.533362392162113" calcext:value-type="float">
            <text:p>0,533362392162113</text:p>
          </table:table-cell>
          <table:table-cell office:value-type="float" office:value="0.0256444682349835" calcext:value-type="float">
            <text:p>0,0256444682349835</text:p>
          </table:table-cell>
          <table:table-cell office:value-type="float" office:value="0.80530858491643" calcext:value-type="float">
            <text:p>0,80530858491643</text:p>
          </table:table-cell>
          <table:table-cell office:value-type="float" office:value="15.0591837252243" calcext:value-type="float">
            <text:p>15,0591837252243</text:p>
          </table:table-cell>
          <table:table-cell office:value-type="float" office:value="12.7261917160828" calcext:value-type="float">
            <text:p>12,7261917160828</text:p>
          </table:table-cell>
          <table:table-cell office:value-type="float" office:value="2.33299200918899" calcext:value-type="float">
            <text:p>2,33299200918899</text:p>
          </table:table-cell>
          <table:table-cell office:value-type="float" office:value="1.93474573568384" calcext:value-type="float">
            <text:p>1,93474573568384</text:p>
          </table:table-cell>
          <table:table-cell office:value-type="float" office:value="4.43709248208031" calcext:value-type="float">
            <text:p>4,43709248208031</text:p>
          </table:table-cell>
          <table:table-cell office:value-type="float" office:value="0.0000792258402057382" calcext:value-type="float">
            <text:p>7,92258402057382E-05</text:p>
          </table:table-cell>
          <table:table-cell office:value-type="float" office:value="4.43717170792044" calcext:value-type="float">
            <text:p>4,43717170792044</text:p>
          </table:table-cell>
          <table:table-cell office:value-type="float" office:value="0.0846682467995188" calcext:value-type="float">
            <text:p>0,084668246799518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407.29836239144" calcext:value-type="float">
            <text:p>3407,29836239144</text:p>
          </table:table-cell>
          <table:table-cell office:value-type="float" office:value="3400.71998750712" calcext:value-type="float">
            <text:p>3400,71998750712</text:p>
          </table:table-cell>
          <table:table-cell office:value-type="float" office:value="23.7228703495677" calcext:value-type="float">
            <text:p>23,7228703495677</text:p>
          </table:table-cell>
          <table:table-cell office:value-type="float" office:value="99.3037630451818" calcext:value-type="float">
            <text:p>99,3037630451818</text:p>
          </table:table-cell>
          <table:table-cell office:value-type="float" office:value="1.95923361413287" calcext:value-type="float">
            <text:p>1,95923361413287</text:p>
          </table:table-cell>
          <table:table-cell office:value-type="float" office:value="0.552533751223993" calcext:value-type="float">
            <text:p>0,552533751223993</text:p>
          </table:table-cell>
          <table:table-cell office:value-type="float" office:value="0.025645188945595" calcext:value-type="float">
            <text:p>0,025645188945595</text:p>
          </table:table-cell>
          <table:table-cell office:value-type="float" office:value="0.549177998510953" calcext:value-type="float">
            <text:p>0,549177998510953</text:p>
          </table:table-cell>
          <table:table-cell office:value-type="float" office:value="0.0264145003295602" calcext:value-type="float">
            <text:p>0,0264145003295602</text:p>
          </table:table-cell>
          <table:table-cell office:value-type="float" office:value="0.805461882058146" calcext:value-type="float">
            <text:p>0,805461882058146</text:p>
          </table:table-cell>
          <table:table-cell office:value-type="float" office:value="15.2291957688252" calcext:value-type="float">
            <text:p>15,2291957688252</text:p>
          </table:table-cell>
          <table:table-cell office:value-type="float" office:value="12.8302775815387" calcext:value-type="float">
            <text:p>12,8302775815387</text:p>
          </table:table-cell>
          <table:table-cell office:value-type="float" office:value="2.39891818733224" calcext:value-type="float">
            <text:p>2,39891818733224</text:p>
          </table:table-cell>
          <table:table-cell office:value-type="float" office:value="1.96457532294746" calcext:value-type="float">
            <text:p>1,96457532294746</text:p>
          </table:table-cell>
          <table:table-cell office:value-type="float" office:value="4.56977995241596" calcext:value-type="float">
            <text:p>4,56977995241596</text:p>
          </table:table-cell>
          <table:table-cell office:value-type="float" office:value="0.0000856912815989417" calcext:value-type="float">
            <text:p>8,56912815989417E-05</text:p>
          </table:table-cell>
          <table:table-cell office:value-type="float" office:value="4.56986564369558" calcext:value-type="float">
            <text:p>4,56986564369558</text:p>
          </table:table-cell>
          <table:table-cell office:value-type="float" office:value="0.0835331243646876" calcext:value-type="float">
            <text:p>0,083533124364687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457.45123924985" calcext:value-type="float">
            <text:p>3457,45123924985</text:p>
          </table:table-cell>
          <table:table-cell office:value-type="float" office:value="3450.7520728227" calcext:value-type="float">
            <text:p>3450,7520728227</text:p>
          </table:table-cell>
          <table:table-cell office:value-type="float" office:value="24.0927554673361" calcext:value-type="float">
            <text:p>24,0927554673361</text:p>
          </table:table-cell>
          <table:table-cell office:value-type="float" office:value="99.3031642730354" calcext:value-type="float">
            <text:p>99,3031642730354</text:p>
          </table:table-cell>
          <table:table-cell office:value-type="float" office:value="1.99314644900096" calcext:value-type="float">
            <text:p>1,99314644900096</text:p>
          </table:table-cell>
          <table:table-cell office:value-type="float" office:value="0.56861398691143" calcext:value-type="float">
            <text:p>0,56861398691143</text:p>
          </table:table-cell>
          <table:table-cell office:value-type="float" office:value="0.0264776806991398" calcext:value-type="float">
            <text:p>0,0264776806991398</text:p>
          </table:table-cell>
          <table:table-cell office:value-type="float" office:value="0.565230093510911" calcext:value-type="float">
            <text:p>0,565230093510911</text:p>
          </table:table-cell>
          <table:table-cell office:value-type="float" office:value="0.0272069148921024" calcext:value-type="float">
            <text:p>0,0272069148921024</text:p>
          </table:table-cell>
          <table:table-cell office:value-type="float" office:value="0.805617480133245" calcext:value-type="float">
            <text:p>0,805617480133245</text:p>
          </table:table-cell>
          <table:table-cell office:value-type="float" office:value="15.3993116871653" calcext:value-type="float">
            <text:p>15,3993116871653</text:p>
          </table:table-cell>
          <table:table-cell office:value-type="float" office:value="12.9335101458255" calcext:value-type="float">
            <text:p>12,9335101458255</text:p>
          </table:table-cell>
          <table:table-cell office:value-type="float" office:value="2.465801541342" calcext:value-type="float">
            <text:p>2,465801541342</text:p>
          </table:table-cell>
          <table:table-cell office:value-type="float" office:value="1.9957559669785" calcext:value-type="float">
            <text:p>1,9957559669785</text:p>
          </table:table-cell>
          <table:table-cell office:value-type="float" office:value="4.70446212997387" calcext:value-type="float">
            <text:p>4,70446212997387</text:p>
          </table:table-cell>
          <table:table-cell office:value-type="float" office:value="0.0000792342163496285" calcext:value-type="float">
            <text:p>7,92342163496285E-05</text:p>
          </table:table-cell>
          <table:table-cell office:value-type="float" office:value="4.70454136418982" calcext:value-type="float">
            <text:p>4,70454136418982</text:p>
          </table:table-cell>
          <table:table-cell office:value-type="float" office:value="0.0824580872179194" calcext:value-type="float">
            <text:p>0,082458087217919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507.60676494288" calcext:value-type="float">
            <text:p>3507,60676494288</text:p>
          </table:table-cell>
          <table:table-cell office:value-type="float" office:value="3500.7850952476" calcext:value-type="float">
            <text:p>3500,7850952476</text:p>
          </table:table-cell>
          <table:table-cell office:value-type="float" office:value="24.4679975852185" calcext:value-type="float">
            <text:p>24,4679975852185</text:p>
          </table:table-cell>
          <table:table-cell office:value-type="float" office:value="99.302430425156" calcext:value-type="float">
            <text:p>99,302430425156</text:p>
          </table:table-cell>
          <table:table-cell office:value-type="float" office:value="2.02773687603747" calcext:value-type="float">
            <text:p>2,02773687603747</text:p>
          </table:table-cell>
          <table:table-cell office:value-type="float" office:value="0.584926755856723" calcext:value-type="float">
            <text:p>0,584926755856723</text:p>
          </table:table-cell>
          <table:table-cell office:value-type="float" office:value="0.0272509639131377" calcext:value-type="float">
            <text:p>0,0272509639131377</text:p>
          </table:table-cell>
          <table:table-cell office:value-type="float" office:value="0.581547343504762" calcext:value-type="float">
            <text:p>0,581547343504762</text:p>
          </table:table-cell>
          <table:table-cell office:value-type="float" office:value="0.0282361317532541" calcext:value-type="float">
            <text:p>0,0282361317532541</text:p>
          </table:table-cell>
          <table:table-cell office:value-type="float" office:value="0.805775388312287" calcext:value-type="float">
            <text:p>0,805775388312287</text:p>
          </table:table-cell>
          <table:table-cell office:value-type="float" office:value="15.5714490091551" calcext:value-type="float">
            <text:p>15,5714490091551</text:p>
          </table:table-cell>
          <table:table-cell office:value-type="float" office:value="13.0378234850457" calcext:value-type="float">
            <text:p>13,0378234850457</text:p>
          </table:table-cell>
          <table:table-cell office:value-type="float" office:value="2.53362552409028" calcext:value-type="float">
            <text:p>2,53362552409028</text:p>
          </table:table-cell>
          <table:table-cell office:value-type="float" office:value="2.02761773907264" calcext:value-type="float">
            <text:p>2,02761773907264</text:p>
          </table:table-cell>
          <table:table-cell office:value-type="float" office:value="4.84111472529688" calcext:value-type="float">
            <text:p>4,84111472529688</text:p>
          </table:table-cell>
          <table:table-cell office:value-type="float" office:value="0.0000792356844662824" calcext:value-type="float">
            <text:p>7,92356844662824E-05</text:p>
          </table:table-cell>
          <table:table-cell office:value-type="float" office:value="4.84119396098592" calcext:value-type="float">
            <text:p>4,84119396098592</text:p>
          </table:table-cell>
          <table:table-cell office:value-type="float" office:value="0.0814093290863542" calcext:value-type="float">
            <text:p>0,0814093290863542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557.76486175946" calcext:value-type="float">
            <text:p>3557,76486175946</text:p>
          </table:table-cell>
          <table:table-cell office:value-type="float" office:value="3550.8190665061" calcext:value-type="float">
            <text:p>3550,8190665061</text:p>
          </table:table-cell>
          <table:table-cell office:value-type="float" office:value="24.8460827114652" calcext:value-type="float">
            <text:p>24,8460827114652</text:p>
          </table:table-cell>
          <table:table-cell office:value-type="float" office:value="99.3016378627969" calcext:value-type="float">
            <text:p>99,3016378627969</text:p>
          </table:table-cell>
          <table:table-cell office:value-type="float" office:value="2.06297311570655" calcext:value-type="float">
            <text:p>2,06297311570655</text:p>
          </table:table-cell>
          <table:table-cell office:value-type="float" office:value="0.601487808912123" calcext:value-type="float">
            <text:p>0,601487808912123</text:p>
          </table:table-cell>
          <table:table-cell office:value-type="float" office:value="0.028220925437336" calcext:value-type="float">
            <text:p>0,028220925437336</text:p>
          </table:table-cell>
          <table:table-cell office:value-type="float" office:value="0.598088831153994" calcext:value-type="float">
            <text:p>0,598088831153994</text:p>
          </table:table-cell>
          <table:table-cell office:value-type="float" office:value="0.0292397558989416" calcext:value-type="float">
            <text:p>0,0292397558989416</text:p>
          </table:table-cell>
          <table:table-cell office:value-type="float" office:value="0.805935501760406" calcext:value-type="float">
            <text:p>0,805935501760406</text:p>
          </table:table-cell>
          <table:table-cell office:value-type="float" office:value="15.7442095387822" calcext:value-type="float">
            <text:p>15,7442095387822</text:p>
          </table:table-cell>
          <table:table-cell office:value-type="float" office:value="13.1418586966976" calcext:value-type="float">
            <text:p>13,1418586966976</text:p>
          </table:table-cell>
          <table:table-cell office:value-type="float" office:value="2.60235084210422" calcext:value-type="float">
            <text:p>2,60235084210422</text:p>
          </table:table-cell>
          <table:table-cell office:value-type="float" office:value="2.05911429601241" calcext:value-type="float">
            <text:p>2,05911429601241</text:p>
          </table:table-cell>
          <table:table-cell office:value-type="float" office:value="4.97970652328208" calcext:value-type="float">
            <text:p>4,97970652328208</text:p>
          </table:table-cell>
          <table:table-cell office:value-type="float" office:value="0.0000792376594102733" calcext:value-type="float">
            <text:p>7,92376594102733E-05</text:p>
          </table:table-cell>
          <table:table-cell office:value-type="float" office:value="4.97978576094724" calcext:value-type="float">
            <text:p>4,97978576094724</text:p>
          </table:table-cell>
          <table:table-cell office:value-type="float" office:value="0.0803463976168079" calcext:value-type="float">
            <text:p>0,080346397616807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07.92560728587" calcext:value-type="float">
            <text:p>3607,92560728587</text:p>
          </table:table-cell>
          <table:table-cell office:value-type="float" office:value="3600.85400004561" calcext:value-type="float">
            <text:p>3600,85400004561</text:p>
          </table:table-cell>
          <table:table-cell office:value-type="float" office:value="25.2272491296903" calcext:value-type="float">
            <text:p>25,2272491296903</text:p>
          </table:table-cell>
          <table:table-cell office:value-type="float" office:value="99.3007824470401" calcext:value-type="float">
            <text:p>99,3007824470401</text:p>
          </table:table-cell>
          <table:table-cell office:value-type="float" office:value="2.09841731850617" calcext:value-type="float">
            <text:p>2,09841731850617</text:p>
          </table:table-cell>
          <table:table-cell office:value-type="float" office:value="0.618284984804008" calcext:value-type="float">
            <text:p>0,618284984804008</text:p>
          </table:table-cell>
          <table:table-cell office:value-type="float" office:value="0.0292189143655184" calcext:value-type="float">
            <text:p>0,0292189143655184</text:p>
          </table:table-cell>
          <table:table-cell office:value-type="float" office:value="0.614836122798135" calcext:value-type="float">
            <text:p>0,614836122798135</text:p>
          </table:table-cell>
          <table:table-cell office:value-type="float" office:value="0.029979099126414" calcext:value-type="float">
            <text:p>0,029979099126414</text:p>
          </table:table-cell>
          <table:table-cell office:value-type="float" office:value="0.806097906892028" calcext:value-type="float">
            <text:p>0,806097906892028</text:p>
          </table:table-cell>
          <table:table-cell office:value-type="float" office:value="15.9173366580933" calcext:value-type="float">
            <text:p>15,9173366580933</text:p>
          </table:table-cell>
          <table:table-cell office:value-type="float" office:value="13.2453311978915" calcext:value-type="float">
            <text:p>13,2453311978915</text:p>
          </table:table-cell>
          <table:table-cell office:value-type="float" office:value="2.67200546019611" calcext:value-type="float">
            <text:p>2,67200546019611</text:p>
          </table:table-cell>
          <table:table-cell office:value-type="float" office:value="2.09114969241841" calcext:value-type="float">
            <text:p>2,09114969241841</text:p>
          </table:table-cell>
          <table:table-cell office:value-type="float" office:value="5.1202662211863" calcext:value-type="float">
            <text:p>5,1202662211863</text:p>
          </table:table-cell>
          <table:table-cell office:value-type="float" office:value="0.0000792394893301913" calcext:value-type="float">
            <text:p>7,92394893301913E-05</text:p>
          </table:table-cell>
          <table:table-cell office:value-type="float" office:value="5.12034546067824" calcext:value-type="float">
            <text:p>5,12034546067824</text:p>
          </table:table-cell>
          <table:table-cell office:value-type="float" office:value="0.0793049517578922" calcext:value-type="float">
            <text:p>0,079304951757892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658.08907320177" calcext:value-type="float">
            <text:p>3658,08907320177</text:p>
          </table:table-cell>
          <table:table-cell office:value-type="float" office:value="3650.88990895749" calcext:value-type="float">
            <text:p>3650,88990895749</text:p>
          </table:table-cell>
          <table:table-cell office:value-type="float" office:value="25.6118977425219" calcext:value-type="float">
            <text:p>25,6118977425219</text:p>
          </table:table-cell>
          <table:table-cell office:value-type="float" office:value="99.2998558195733" calcext:value-type="float">
            <text:p>99,2998558195733</text:p>
          </table:table-cell>
          <table:table-cell office:value-type="float" office:value="2.13435216014927" calcext:value-type="float">
            <text:p>2,13435216014927</text:p>
          </table:table-cell>
          <table:table-cell office:value-type="float" office:value="0.635309728601025" calcext:value-type="float">
            <text:p>0,635309728601025</text:p>
          </table:table-cell>
          <table:table-cell office:value-type="float" office:value="0.0301159637506543" calcext:value-type="float">
            <text:p>0,0301159637506543</text:p>
          </table:table-cell>
          <table:table-cell office:value-type="float" office:value="0.631830468612422" calcext:value-type="float">
            <text:p>0,631830468612422</text:p>
          </table:table-cell>
          <table:table-cell office:value-type="float" office:value="0.0308331571875169" calcext:value-type="float">
            <text:p>0,0308331571875169</text:p>
          </table:table-cell>
          <table:table-cell office:value-type="float" office:value="0.806262549647086" calcext:value-type="float">
            <text:p>0,806262549647086</text:p>
          </table:table-cell>
          <table:table-cell office:value-type="float" office:value="16.090914462797" calcext:value-type="float">
            <text:p>16,090914462797</text:p>
          </table:table-cell>
          <table:table-cell office:value-type="float" office:value="13.3483144252957" calcext:value-type="float">
            <text:p>13,3483144252957</text:p>
          </table:table-cell>
          <table:table-cell office:value-type="float" office:value="2.74260003753575" calcext:value-type="float">
            <text:p>2,74260003753575</text:p>
          </table:table-cell>
          <table:table-cell office:value-type="float" office:value="2.12374345386372" calcext:value-type="float">
            <text:p>2,12374345386372</text:p>
          </table:table-cell>
          <table:table-cell office:value-type="float" office:value="5.26280842483192" calcext:value-type="float">
            <text:p>5,26280842483192</text:p>
          </table:table-cell>
          <table:table-cell office:value-type="float" office:value="0.0000792408184757477" calcext:value-type="float">
            <text:p>7,92408184757477E-05</text:p>
          </table:table-cell>
          <table:table-cell office:value-type="float" office:value="5.26288766565461" calcext:value-type="float">
            <text:p>5,26288766565461</text:p>
          </table:table-cell>
          <table:table-cell office:value-type="float" office:value="0.0783012585112717" calcext:value-type="float">
            <text:p>0,078301258511271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708.25526281334" calcext:value-type="float">
            <text:p>3708,25526281334</text:p>
          </table:table-cell>
          <table:table-cell office:value-type="float" office:value="3700.92680616959" calcext:value-type="float">
            <text:p>3700,92680616959</text:p>
          </table:table-cell>
          <table:table-cell office:value-type="float" office:value="26.0003792275076" calcext:value-type="float">
            <text:p>26,0003792275076</text:p>
          </table:table-cell>
          <table:table-cell office:value-type="float" office:value="99.2988514167192" calcext:value-type="float">
            <text:p>99,2988514167192</text:p>
          </table:table-cell>
          <table:table-cell office:value-type="float" office:value="2.1702059989004" calcext:value-type="float">
            <text:p>2,1702059989004</text:p>
          </table:table-cell>
          <table:table-cell office:value-type="float" office:value="0.652539073423303" calcext:value-type="float">
            <text:p>0,652539073423303</text:p>
          </table:table-cell>
          <table:table-cell office:value-type="float" office:value="0.030784445513139" calcext:value-type="float">
            <text:p>0,030784445513139</text:p>
          </table:table-cell>
          <table:table-cell office:value-type="float" office:value="0.649026740341387" calcext:value-type="float">
            <text:p>0,649026740341387</text:p>
          </table:table-cell>
          <table:table-cell office:value-type="float" office:value="0.0314259950443854" calcext:value-type="float">
            <text:p>0,0314259950443854</text:p>
          </table:table-cell>
          <table:table-cell office:value-type="float" office:value="0.806429452294466" calcext:value-type="float">
            <text:p>0,806429452294466</text:p>
          </table:table-cell>
          <table:table-cell office:value-type="float" office:value="16.2658610934014" calcext:value-type="float">
            <text:p>16,2658610934014</text:p>
          </table:table-cell>
          <table:table-cell office:value-type="float" office:value="13.4517197711091" calcext:value-type="float">
            <text:p>13,4517197711091</text:p>
          </table:table-cell>
          <table:table-cell office:value-type="float" office:value="2.81414132230768" calcext:value-type="float">
            <text:p>2,81414132230768</text:p>
          </table:table-cell>
          <table:table-cell office:value-type="float" office:value="2.15689387087492" calcext:value-type="float">
            <text:p>2,15689387087492</text:p>
          </table:table-cell>
          <table:table-cell office:value-type="float" office:value="5.40733902270637" calcext:value-type="float">
            <text:p>5,40733902270637</text:p>
          </table:table-cell>
          <table:table-cell office:value-type="float" office:value="0.0000792416592981651" calcext:value-type="float">
            <text:p>7,92416592981651E-05</text:p>
          </table:table-cell>
          <table:table-cell office:value-type="float" office:value="5.40741826437587" calcext:value-type="float">
            <text:p>5,40741826437587</text:p>
          </table:table-cell>
          <table:table-cell office:value-type="float" office:value="0.0773405218466006" calcext:value-type="float">
            <text:p>0,0773405218466006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758.42413818084" calcext:value-type="float">
            <text:p>3758,42413818084</text:p>
          </table:table-cell>
          <table:table-cell office:value-type="float" office:value="3750.9647048089" calcext:value-type="float">
            <text:p>3750,9647048089</text:p>
          </table:table-cell>
          <table:table-cell office:value-type="float" office:value="26.3939635726479" calcext:value-type="float">
            <text:p>26,3939635726479</text:p>
          </table:table-cell>
          <table:table-cell office:value-type="float" office:value="99.297738556926" calcext:value-type="float">
            <text:p>99,297738556926</text:p>
          </table:table-cell>
          <table:table-cell office:value-type="float" office:value="2.20699295784638" calcext:value-type="float">
            <text:p>2,20699295784638</text:p>
          </table:table-cell>
          <table:table-cell office:value-type="float" office:value="0.670001418394367" calcext:value-type="float">
            <text:p>0,670001418394367</text:p>
          </table:table-cell>
          <table:table-cell office:value-type="float" office:value="0.0314004880448677" calcext:value-type="float">
            <text:p>0,0314004880448677</text:p>
          </table:table-cell>
          <table:table-cell office:value-type="float" office:value="0.666515048056363" calcext:value-type="float">
            <text:p>0,666515048056363</text:p>
          </table:table-cell>
          <table:table-cell office:value-type="float" office:value="0.0324770805191073" calcext:value-type="float">
            <text:p>0,0324770805191073</text:p>
          </table:table-cell>
          <table:table-cell office:value-type="float" office:value="0.806598630593443" calcext:value-type="float">
            <text:p>0,806598630593443</text:p>
          </table:table-cell>
          <table:table-cell office:value-type="float" office:value="16.4424521970873" calcext:value-type="float">
            <text:p>16,4424521970873</text:p>
          </table:table-cell>
          <table:table-cell office:value-type="float" office:value="13.5558392304954" calcext:value-type="float">
            <text:p>13,5558392304954</text:p>
          </table:table-cell>
          <table:table-cell office:value-type="float" office:value="2.88661296657016" calcext:value-type="float">
            <text:p>2,88661296657016</text:p>
          </table:table-cell>
          <table:table-cell office:value-type="float" office:value="2.19061107308255" calcext:value-type="float">
            <text:p>2,19061107308255</text:p>
          </table:table-cell>
          <table:table-cell office:value-type="float" office:value="5.55382810272744" calcext:value-type="float">
            <text:p>5,55382810272744</text:p>
          </table:table-cell>
          <table:table-cell office:value-type="float" office:value="0.0000792419395740394" calcext:value-type="float">
            <text:p>7,92419395740394E-05</text:p>
          </table:table-cell>
          <table:table-cell office:value-type="float" office:value="5.55390734466493" calcext:value-type="float">
            <text:p>5,55390734466493</text:p>
          </table:table-cell>
          <table:table-cell office:value-type="float" office:value="0.076385272943931" calcext:value-type="float">
            <text:p>0,0763852729439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808.59577909438" calcext:value-type="float">
            <text:p>3808,59577909438</text:p>
          </table:table-cell>
          <table:table-cell office:value-type="float" office:value="3801.00361732295" calcext:value-type="float">
            <text:p>3801,00361732295</text:p>
          </table:table-cell>
          <table:table-cell office:value-type="float" office:value="26.7914194668125" calcext:value-type="float">
            <text:p>26,7914194668125</text:p>
          </table:table-cell>
          <table:table-cell office:value-type="float" office:value="99.2965538735033" calcext:value-type="float">
            <text:p>99,2965538735033</text:p>
          </table:table-cell>
          <table:table-cell office:value-type="float" office:value="2.2447948772068" calcext:value-type="float">
            <text:p>2,2447948772068</text:p>
          </table:table-cell>
          <table:table-cell office:value-type="float" office:value="0.687744057832579" calcext:value-type="float">
            <text:p>0,687744057832579</text:p>
          </table:table-cell>
          <table:table-cell office:value-type="float" office:value="0.0324827023611693" calcext:value-type="float">
            <text:p>0,0324827023611693</text:p>
          </table:table-cell>
          <table:table-cell office:value-type="float" office:value="0.684238190930288" calcext:value-type="float">
            <text:p>0,684238190930288</text:p>
          </table:table-cell>
          <table:table-cell office:value-type="float" office:value="0.0335595874466312" calcext:value-type="float">
            <text:p>0,0335595874466312</text:p>
          </table:table-cell>
          <table:table-cell office:value-type="float" office:value="0.806770046460663" calcext:value-type="float">
            <text:p>0,806770046460663</text:p>
          </table:table-cell>
          <table:table-cell office:value-type="float" office:value="16.619348946911" calcext:value-type="float">
            <text:p>16,619348946911</text:p>
          </table:table-cell>
          <table:table-cell office:value-type="float" office:value="13.65933055178" calcext:value-type="float">
            <text:p>13,65933055178</text:p>
          </table:table-cell>
          <table:table-cell office:value-type="float" office:value="2.96001839515026" calcext:value-type="float">
            <text:p>2,96001839515026</text:p>
          </table:table-cell>
          <table:table-cell office:value-type="float" office:value="2.22490061506749" calcext:value-type="float">
            <text:p>2,22490061506749</text:p>
          </table:table-cell>
          <table:table-cell office:value-type="float" office:value="5.70229578587725" calcext:value-type="float">
            <text:p>5,70229578587725</text:p>
          </table:table-cell>
          <table:table-cell office:value-type="float" office:value="0.0000792417502844481" calcext:value-type="float">
            <text:p>7,92417502844481E-05</text:p>
          </table:table-cell>
          <table:table-cell office:value-type="float" office:value="5.7023750276256" calcext:value-type="float">
            <text:p>5,7023750276256</text:p>
          </table:table-cell>
          <table:table-cell office:value-type="float" office:value="0.0754582233323521" calcext:value-type="float">
            <text:p>0,075458223332352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858.77013882503" calcext:value-type="float">
            <text:p>3858,77013882503</text:p>
          </table:table-cell>
          <table:table-cell office:value-type="float" office:value="3851.0435566619" calcext:value-type="float">
            <text:p>3851,0435566619</text:p>
          </table:table-cell>
          <table:table-cell office:value-type="float" office:value="27.1933233486297" calcext:value-type="float">
            <text:p>27,1933233486297</text:p>
          </table:table-cell>
          <table:table-cell office:value-type="float" office:value="99.2952852234149" calcext:value-type="float">
            <text:p>99,2952852234149</text:p>
          </table:table-cell>
          <table:table-cell office:value-type="float" office:value="2.28298947547718" calcext:value-type="float">
            <text:p>2,28298947547718</text:p>
          </table:table-cell>
          <table:table-cell office:value-type="float" office:value="0.705727748259891" calcext:value-type="float">
            <text:p>0,705727748259891</text:p>
          </table:table-cell>
          <table:table-cell office:value-type="float" office:value="0.0335644446235239" calcext:value-type="float">
            <text:p>0,0335644446235239</text:p>
          </table:table-cell>
          <table:table-cell office:value-type="float" office:value="0.702184926355029" calcext:value-type="float">
            <text:p>0,702184926355029</text:p>
          </table:table-cell>
          <table:table-cell office:value-type="float" office:value="0.0345683026850994" calcext:value-type="float">
            <text:p>0,0345683026850994</text:p>
          </table:table-cell>
          <table:table-cell office:value-type="float" office:value="0.806943761400505" calcext:value-type="float">
            <text:p>0,806943761400505</text:p>
          </table:table-cell>
          <table:table-cell office:value-type="float" office:value="16.7977502603699" calcext:value-type="float">
            <text:p>16,7977502603699</text:p>
          </table:table-cell>
          <table:table-cell office:value-type="float" office:value="13.7633832532275" calcext:value-type="float">
            <text:p>13,7633832532275</text:p>
          </table:table-cell>
          <table:table-cell office:value-type="float" office:value="3.03436700712494" calcext:value-type="float">
            <text:p>3,03436700712494</text:p>
          </table:table-cell>
          <table:table-cell office:value-type="float" office:value="2.25975612303922" calcext:value-type="float">
            <text:p>2,25975612303922</text:p>
          </table:table-cell>
          <table:table-cell office:value-type="float" office:value="5.8527482486548" calcext:value-type="float">
            <text:p>5,8527482486548</text:p>
          </table:table-cell>
          <table:table-cell office:value-type="float" office:value="0.0000792411232331923" calcext:value-type="float">
            <text:p>7,92411232331923E-05</text:p>
          </table:table-cell>
          <table:table-cell office:value-type="float" office:value="5.85282748978147" calcext:value-type="float">
            <text:p>5,85282748978147</text:p>
          </table:table-cell>
          <table:table-cell office:value-type="float" office:value="0.0745651547470491" calcext:value-type="float">
            <text:p>0,074565154747049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908.94722825423" calcext:value-type="float">
            <text:p>3908,94722825423</text:p>
          </table:table-cell>
          <table:table-cell office:value-type="float" office:value="3901.0845371331" calcext:value-type="float">
            <text:p>3901,0845371331</text:p>
          </table:table-cell>
          <table:table-cell office:value-type="float" office:value="27.5983172358352" calcext:value-type="float">
            <text:p>27,5983172358352</text:p>
          </table:table-cell>
          <table:table-cell office:value-type="float" office:value="99.2939705849387" calcext:value-type="float">
            <text:p>99,2939705849387</text:p>
          </table:table-cell>
          <table:table-cell office:value-type="float" office:value="2.3210294911172" calcext:value-type="float">
            <text:p>2,3210294911172</text:p>
          </table:table-cell>
          <table:table-cell office:value-type="float" office:value="0.723889914910218" calcext:value-type="float">
            <text:p>0,723889914910218</text:p>
          </table:table-cell>
          <table:table-cell office:value-type="float" office:value="0.0343195282924435" calcext:value-type="float">
            <text:p>0,0343195282924435</text:p>
          </table:table-cell>
          <table:table-cell office:value-type="float" office:value="0.720335858279172" calcext:value-type="float">
            <text:p>0,720335858279172</text:p>
          </table:table-cell>
          <table:table-cell office:value-type="float" office:value="0.0353642613920361" calcext:value-type="float">
            <text:p>0,0353642613920361</text:p>
          </table:table-cell>
          <table:table-cell office:value-type="float" office:value="0.807119636142026" calcext:value-type="float">
            <text:p>0,807119636142026</text:p>
          </table:table-cell>
          <table:table-cell office:value-type="float" office:value="16.9769920943352" calcext:value-type="float">
            <text:p>16,9769920943352</text:p>
          </table:table-cell>
          <table:table-cell office:value-type="float" office:value="13.8673766159439" calcext:value-type="float">
            <text:p>13,8673766159439</text:p>
          </table:table-cell>
          <table:table-cell office:value-type="float" office:value="3.10961547841143" calcext:value-type="float">
            <text:p>3,10961547841143</text:p>
          </table:table-cell>
          <table:table-cell office:value-type="float" office:value="2.29510343440878" calcext:value-type="float">
            <text:p>2,29510343440878</text:p>
          </table:table-cell>
          <table:table-cell office:value-type="float" office:value="6.00511297593152" calcext:value-type="float">
            <text:p>6,00511297593152</text:p>
          </table:table-cell>
          <table:table-cell office:value-type="float" office:value="0.0000792400571210699" calcext:value-type="float">
            <text:p>7,92400571210699E-05</text:p>
          </table:table-cell>
          <table:table-cell office:value-type="float" office:value="6.00519221599305" calcext:value-type="float">
            <text:p>6,00519221599305</text:p>
          </table:table-cell>
          <table:table-cell office:value-type="float" office:value="0.0736218865705396" calcext:value-type="float">
            <text:p>0,0736218865705396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959.12714614411" calcext:value-type="float">
            <text:p>3959,12714614411</text:p>
          </table:table-cell>
          <table:table-cell office:value-type="float" office:value="3951.12657459475" calcext:value-type="float">
            <text:p>3951,12657459475</text:p>
          </table:table-cell>
          <table:table-cell office:value-type="float" office:value="28.007008820116" calcext:value-type="float">
            <text:p>28,007008820116</text:p>
          </table:table-cell>
          <table:table-cell office:value-type="float" office:value="99.2925963777594" calcext:value-type="float">
            <text:p>99,2925963777594</text:p>
          </table:table-cell>
          <table:table-cell office:value-type="float" office:value="2.35994841472991" calcext:value-type="float">
            <text:p>2,35994841472991</text:p>
          </table:table-cell>
          <table:table-cell office:value-type="float" office:value="0.742334581408785" calcext:value-type="float">
            <text:p>0,742334581408785</text:p>
          </table:table-cell>
          <table:table-cell office:value-type="float" office:value="0.0354004898794047" calcext:value-type="float">
            <text:p>0,0354004898794047</text:p>
          </table:table-cell>
          <table:table-cell office:value-type="float" office:value="0.738726923715835" calcext:value-type="float">
            <text:p>0,738726923715835</text:p>
          </table:table-cell>
          <table:table-cell office:value-type="float" office:value="0.03618830251253" calcext:value-type="float">
            <text:p>0,03618830251253</text:p>
          </table:table-cell>
          <table:table-cell office:value-type="float" office:value="0.807297825117833" calcext:value-type="float">
            <text:p>0,807297825117833</text:p>
          </table:table-cell>
          <table:table-cell office:value-type="float" office:value="17.1564594465595" calcext:value-type="float">
            <text:p>17,1564594465595</text:p>
          </table:table-cell>
          <table:table-cell office:value-type="float" office:value="13.9706380310575" calcext:value-type="float">
            <text:p>13,9706380310575</text:p>
          </table:table-cell>
          <table:table-cell office:value-type="float" office:value="3.18582141552933" calcext:value-type="float">
            <text:p>3,18582141552933</text:p>
          </table:table-cell>
          <table:table-cell office:value-type="float" office:value="2.3310333708556" calcext:value-type="float">
            <text:p>2,3310333708556</text:p>
          </table:table-cell>
          <table:table-cell office:value-type="float" office:value="6.15948834938507" calcext:value-type="float">
            <text:p>6,15948834938507</text:p>
          </table:table-cell>
          <table:table-cell office:value-type="float" office:value="0.000079238571014399" calcext:value-type="float">
            <text:p>7,9238571014399E-05</text:p>
          </table:table-cell>
          <table:table-cell office:value-type="float" office:value="6.15956758796558" calcext:value-type="float">
            <text:p>6,15956758796558</text:p>
          </table:table-cell>
          <table:table-cell office:value-type="float" office:value="0.0727401115920519" calcext:value-type="float">
            <text:p>0,07274011159205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9.30982960219" calcext:value-type="float">
            <text:p>4009,30982960219</text:p>
          </table:table-cell>
          <table:table-cell office:value-type="float" office:value="4001.16968292425" calcext:value-type="float">
            <text:p>4001,16968292425</text:p>
          </table:table-cell>
          <table:table-cell office:value-type="float" office:value="28.4187807892155" calcext:value-type="float">
            <text:p>28,4187807892155</text:p>
          </table:table-cell>
          <table:table-cell office:value-type="float" office:value="99.291180227594" calcext:value-type="float">
            <text:p>99,291180227594</text:p>
          </table:table-cell>
          <table:table-cell office:value-type="float" office:value="2.39891062117829" calcext:value-type="float">
            <text:p>2,39891062117829</text:p>
          </table:table-cell>
          <table:table-cell office:value-type="float" office:value="0.760961863585074" calcext:value-type="float">
            <text:p>0,760961863585074</text:p>
          </table:table-cell>
          <table:table-cell office:value-type="float" office:value="0.0361168590558285" calcext:value-type="float">
            <text:p>0,0361168590558285</text:p>
          </table:table-cell>
          <table:table-cell office:value-type="float" office:value="0.757346225276742" calcext:value-type="float">
            <text:p>0,757346225276742</text:p>
          </table:table-cell>
          <table:table-cell office:value-type="float" office:value="0.0370070637746839" calcext:value-type="float">
            <text:p>0,0370070637746839</text:p>
          </table:table-cell>
          <table:table-cell office:value-type="float" office:value="0.807478317423284" calcext:value-type="float">
            <text:p>0,807478317423284</text:p>
          </table:table-cell>
          <table:table-cell office:value-type="float" office:value="17.3364576776959" calcext:value-type="float">
            <text:p>17,3364576776959</text:p>
          </table:table-cell>
          <table:table-cell office:value-type="float" office:value="14.0735032492322" calcext:value-type="float">
            <text:p>14,0735032492322</text:p>
          </table:table-cell>
          <table:table-cell office:value-type="float" office:value="3.26295442846061" calcext:value-type="float">
            <text:p>3,26295442846061</text:p>
          </table:table-cell>
          <table:table-cell office:value-type="float" office:value="2.36750603428914" calcext:value-type="float">
            <text:p>2,36750603428914</text:p>
          </table:table-cell>
          <table:table-cell office:value-type="float" office:value="6.31582721934194" calcext:value-type="float">
            <text:p>6,31582721934194</text:p>
          </table:table-cell>
          <table:table-cell office:value-type="float" office:value="0.0000792367282932089" calcext:value-type="float">
            <text:p>7,92367282932089E-05</text:p>
          </table:table-cell>
          <table:table-cell office:value-type="float" office:value="6.31590645607673" calcext:value-type="float">
            <text:p>6,31590645607673</text:p>
          </table:table-cell>
          <table:table-cell office:value-type="float" office:value="0.0718651277133071" calcext:value-type="float">
            <text:p>0,071865127713307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4059.4953239099" calcext:value-type="float">
            <text:p>4059,4953239099</text:p>
          </table:table-cell>
          <table:table-cell office:value-type="float" office:value="4051.21387504719" calcext:value-type="float">
            <text:p>4051,21387504719</text:p>
          </table:table-cell>
          <table:table-cell office:value-type="float" office:value="28.8352102673874" calcext:value-type="float">
            <text:p>28,8352102673874</text:p>
          </table:table-cell>
          <table:table-cell office:value-type="float" office:value="99.2896848504488" calcext:value-type="float">
            <text:p>99,2896848504488</text:p>
          </table:table-cell>
          <table:table-cell office:value-type="float" office:value="2.43897903477759" calcext:value-type="float">
            <text:p>2,43897903477759</text:p>
          </table:table-cell>
          <table:table-cell office:value-type="float" office:value="0.779851706280988" calcext:value-type="float">
            <text:p>0,779851706280988</text:p>
          </table:table-cell>
          <table:table-cell office:value-type="float" office:value="0.0370257692961408" calcext:value-type="float">
            <text:p>0,0370257692961408</text:p>
          </table:table-cell>
          <table:table-cell office:value-type="float" office:value="0.776247579355812" calcext:value-type="float">
            <text:p>0,776247579355812</text:p>
          </table:table-cell>
          <table:table-cell office:value-type="float" office:value="0.0381926748391186" calcext:value-type="float">
            <text:p>0,0381926748391186</text:p>
          </table:table-cell>
          <table:table-cell office:value-type="float" office:value="0.807661013112248" calcext:value-type="float">
            <text:p>0,807661013112248</text:p>
          </table:table-cell>
          <table:table-cell office:value-type="float" office:value="17.5174770260487" calcext:value-type="float">
            <text:p>17,5174770260487</text:p>
          </table:table-cell>
          <table:table-cell office:value-type="float" office:value="14.1764485087653" calcext:value-type="float">
            <text:p>14,1764485087653</text:p>
          </table:table-cell>
          <table:table-cell office:value-type="float" office:value="3.34102851731013" calcext:value-type="float">
            <text:p>3,34102851731013</text:p>
          </table:table-cell>
          <table:table-cell office:value-type="float" office:value="2.40453226054325" calcext:value-type="float">
            <text:p>2,40453226054325</text:p>
          </table:table-cell>
          <table:table-cell office:value-type="float" office:value="6.47414271148772" calcext:value-type="float">
            <text:p>6,47414271148772</text:p>
          </table:table-cell>
          <table:table-cell office:value-type="float" office:value="0.0000792345202188797" calcext:value-type="float">
            <text:p>7,92345202188797E-05</text:p>
          </table:table-cell>
          <table:table-cell office:value-type="float" office:value="6.47422194601327" calcext:value-type="float">
            <text:p>6,47422194601327</text:p>
          </table:table-cell>
          <table:table-cell office:value-type="float" office:value="0.0710105344557663" calcext:value-type="float">
            <text:p>0,071010534455766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109.68365777855" calcext:value-type="float">
            <text:p>4109,68365777855</text:p>
          </table:table-cell>
          <table:table-cell office:value-type="float" office:value="4101.25916461753" calcext:value-type="float">
            <text:p>4101,25916461753</text:p>
          </table:table-cell>
          <table:table-cell office:value-type="float" office:value="29.2555710967575" calcext:value-type="float">
            <text:p>29,2555710967575</text:p>
          </table:table-cell>
          <table:table-cell office:value-type="float" office:value="99.2881308259552" calcext:value-type="float">
            <text:p>99,2881308259552</text:p>
          </table:table-cell>
          <table:table-cell office:value-type="float" office:value="2.47944633647068" calcext:value-type="float">
            <text:p>2,47944633647068</text:p>
          </table:table-cell>
          <table:table-cell office:value-type="float" office:value="0.799006932627723" calcext:value-type="float">
            <text:p>0,799006932627723</text:p>
          </table:table-cell>
          <table:table-cell office:value-type="float" office:value="0.0380013519167003" calcext:value-type="float">
            <text:p>0,0380013519167003</text:p>
          </table:table-cell>
          <table:table-cell office:value-type="float" office:value="0.795393560955605" calcext:value-type="float">
            <text:p>0,795393560955605</text:p>
          </table:table-cell>
          <table:table-cell office:value-type="float" office:value="0.0391980540831619" calcext:value-type="float">
            <text:p>0,0391980540831619</text:p>
          </table:table-cell>
          <table:table-cell office:value-type="float" office:value="0.807846144687477" calcext:value-type="float">
            <text:p>0,807846144687477</text:p>
          </table:table-cell>
          <table:table-cell office:value-type="float" office:value="17.6993996349083" calcext:value-type="float">
            <text:p>17,6993996349083</text:p>
          </table:table-cell>
          <table:table-cell office:value-type="float" office:value="14.2793398239582" calcext:value-type="float">
            <text:p>14,2793398239582</text:p>
          </table:table-cell>
          <table:table-cell office:value-type="float" office:value="3.42005981090134" calcext:value-type="float">
            <text:p>3,42005981090134</text:p>
          </table:table-cell>
          <table:table-cell office:value-type="float" office:value="2.44215343939354" calcext:value-type="float">
            <text:p>2,44215343939354</text:p>
          </table:table-cell>
          <table:table-cell office:value-type="float" office:value="6.6344924540994" calcext:value-type="float">
            <text:p>6,6344924540994</text:p>
          </table:table-cell>
          <table:table-cell office:value-type="float" office:value="0.0000792318880569288" calcext:value-type="float">
            <text:p>7,92318880569288E-05</text:p>
          </table:table-cell>
          <table:table-cell office:value-type="float" office:value="6.63457168598571" calcext:value-type="float">
            <text:p>6,63457168598571</text:p>
          </table:table-cell>
          <table:table-cell office:value-type="float" office:value="0.0702373266768748" calcext:value-type="float">
            <text:p>0,070237326676874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4159.87476528018" calcext:value-type="float">
            <text:p>4159,87476528018</text:p>
          </table:table-cell>
          <table:table-cell office:value-type="float" office:value="4151.30556528852" calcext:value-type="float">
            <text:p>4151,30556528852</text:p>
          </table:table-cell>
          <table:table-cell office:value-type="float" office:value="29.6797228603261" calcext:value-type="float">
            <text:p>29,6797228603261</text:p>
          </table:table-cell>
          <table:table-cell office:value-type="float" office:value="99.2865236441871" calcext:value-type="float">
            <text:p>99,2865236441871</text:p>
          </table:table-cell>
          <table:table-cell office:value-type="float" office:value="2.52050187990432" calcext:value-type="float">
            <text:p>2,52050187990432</text:p>
          </table:table-cell>
          <table:table-cell office:value-type="float" office:value="0.818433057151954" calcext:value-type="float">
            <text:p>0,818433057151954</text:p>
          </table:table-cell>
          <table:table-cell office:value-type="float" office:value="0.0391935301918179" calcext:value-type="float">
            <text:p>0,0391935301918179</text:p>
          </table:table-cell>
          <table:table-cell office:value-type="float" office:value="0.814773373760896" calcext:value-type="float">
            <text:p>0,814773373760896</text:p>
          </table:table-cell>
          <table:table-cell office:value-type="float" office:value="0.0400679755064536" calcext:value-type="float">
            <text:p>0,0400679755064536</text:p>
          </table:table-cell>
          <table:table-cell office:value-type="float" office:value="0.808033651271614" calcext:value-type="float">
            <text:p>0,808033651271614</text:p>
          </table:table-cell>
          <table:table-cell office:value-type="float" office:value="17.8818917883683" calcext:value-type="float">
            <text:p>17,8818917883683</text:p>
          </table:table-cell>
          <table:table-cell office:value-type="float" office:value="14.3818219222303" calcext:value-type="float">
            <text:p>14,3818219222303</text:p>
          </table:table-cell>
          <table:table-cell office:value-type="float" office:value="3.50006986614723" calcext:value-type="float">
            <text:p>3,50006986614723</text:p>
          </table:table-cell>
          <table:table-cell office:value-type="float" office:value="2.48034296481919" calcext:value-type="float">
            <text:p>2,48034296481919</text:p>
          </table:table-cell>
          <table:table-cell office:value-type="float" office:value="6.79690699824895" calcext:value-type="float">
            <text:p>6,79690699824895</text:p>
          </table:table-cell>
          <table:table-cell office:value-type="float" office:value="0.0000792289778599068" calcext:value-type="float">
            <text:p>7,92289778599068E-05</text:p>
          </table:table-cell>
          <table:table-cell office:value-type="float" office:value="6.79698622721833" calcext:value-type="float">
            <text:p>6,79698622721833</text:p>
          </table:table-cell>
          <table:table-cell office:value-type="float" office:value="0.0695746365910568" calcext:value-type="float">
            <text:p>0,069574636591056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210.06866043336" calcext:value-type="float">
            <text:p>4210,06866043336</text:p>
          </table:table-cell>
          <table:table-cell office:value-type="float" office:value="4201.3530906502" calcext:value-type="float">
            <text:p>4201,3530906502</text:p>
          </table:table-cell>
          <table:table-cell office:value-type="float" office:value="30.1093329232302" calcext:value-type="float">
            <text:p>30,1093329232302</text:p>
          </table:table-cell>
          <table:table-cell office:value-type="float" office:value="99.2848256082448" calcext:value-type="float">
            <text:p>99,2848256082448</text:p>
          </table:table-cell>
          <table:table-cell office:value-type="float" office:value="2.56402026781246" calcext:value-type="float">
            <text:p>2,56402026781246</text:p>
          </table:table-cell>
          <table:table-cell office:value-type="float" office:value="0.838201241035008" calcext:value-type="float">
            <text:p>0,838201241035008</text:p>
          </table:table-cell>
          <table:table-cell office:value-type="float" office:value="0.0414842569548547" calcext:value-type="float">
            <text:p>0,0414842569548547</text:p>
          </table:table-cell>
          <table:table-cell office:value-type="float" office:value="0.834439437765656" calcext:value-type="float">
            <text:p>0,834439437765656</text:p>
          </table:table-cell>
          <table:table-cell office:value-type="float" office:value="0.0416717208878517" calcext:value-type="float">
            <text:p>0,0416717208878517</text:p>
          </table:table-cell>
          <table:table-cell office:value-type="float" office:value="0.808223319012843" calcext:value-type="float">
            <text:p>0,808223319012843</text:p>
          </table:table-cell>
          <table:table-cell office:value-type="float" office:value="18.0648363329736" calcext:value-type="float">
            <text:p>18,0648363329736</text:p>
          </table:table-cell>
          <table:table-cell office:value-type="float" office:value="14.4838168364064" calcext:value-type="float">
            <text:p>14,4838168364064</text:p>
          </table:table-cell>
          <table:table-cell office:value-type="float" office:value="3.58101949655644" calcext:value-type="float">
            <text:p>3,58101949655644</text:p>
          </table:table-cell>
          <table:table-cell office:value-type="float" office:value="2.51913065074113" calcext:value-type="float">
            <text:p>2,51913065074113</text:p>
          </table:table-cell>
          <table:table-cell office:value-type="float" office:value="6.96126644593155" calcext:value-type="float">
            <text:p>6,96126644593155</text:p>
          </table:table-cell>
          <table:table-cell office:value-type="float" office:value="0.0000792257498547318" calcext:value-type="float">
            <text:p>7,92257498547318E-05</text:p>
          </table:table-cell>
          <table:table-cell office:value-type="float" office:value="6.96134567167781" calcext:value-type="float">
            <text:p>6,96134567167781</text:p>
          </table:table-cell>
          <table:table-cell office:value-type="float" office:value="0.0688919358201104" calcext:value-type="float">
            <text:p>0,0688919358201104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4260.26551092283" calcext:value-type="float">
            <text:p>4260,26551092283</text:p>
          </table:table-cell>
          <table:table-cell office:value-type="float" office:value="4251.40175414082" calcext:value-type="float">
            <text:p>4251,40175414082</text:p>
          </table:table-cell>
          <table:table-cell office:value-type="float" office:value="30.5400865148587" calcext:value-type="float">
            <text:p>30,5400865148587</text:p>
          </table:table-cell>
          <table:table-cell office:value-type="float" office:value="99.2831412396592" calcext:value-type="float">
            <text:p>99,2831412396592</text:p>
          </table:table-cell>
          <table:table-cell office:value-type="float" office:value="2.60571531791601" calcext:value-type="float">
            <text:p>2,60571531791601</text:p>
          </table:table-cell>
          <table:table-cell office:value-type="float" office:value="0.858024379126562" calcext:value-type="float">
            <text:p>0,858024379126562</text:p>
          </table:table-cell>
          <table:table-cell office:value-type="float" office:value="0.0424047974987901" calcext:value-type="float">
            <text:p>0,0424047974987901</text:p>
          </table:table-cell>
          <table:table-cell office:value-type="float" office:value="0.854250122300628" calcext:value-type="float">
            <text:p>0,854250122300628</text:p>
          </table:table-cell>
          <table:table-cell office:value-type="float" office:value="0.0426204996082771" calcext:value-type="float">
            <text:p>0,0426204996082771</text:p>
          </table:table-cell>
          <table:table-cell office:value-type="float" office:value="0.808415227317832" calcext:value-type="float">
            <text:p>0,808415227317832</text:p>
          </table:table-cell>
          <table:table-cell office:value-type="float" office:value="18.2483452704636" calcext:value-type="float">
            <text:p>18,2483452704636</text:p>
          </table:table-cell>
          <table:table-cell office:value-type="float" office:value="14.5854807811327" calcext:value-type="float">
            <text:p>14,5854807811327</text:p>
          </table:table-cell>
          <table:table-cell office:value-type="float" office:value="3.6628644893697" calcext:value-type="float">
            <text:p>3,6628644893697</text:p>
          </table:table-cell>
          <table:table-cell office:value-type="float" office:value="2.55844004908737" calcext:value-type="float">
            <text:p>2,55844004908737</text:p>
          </table:table-cell>
          <table:table-cell office:value-type="float" office:value="7.1275066551812" calcext:value-type="float">
            <text:p>7,1275066551812</text:p>
          </table:table-cell>
          <table:table-cell office:value-type="float" office:value="0.0000792222068068519" calcext:value-type="float">
            <text:p>7,92222068068519E-05</text:p>
          </table:table-cell>
          <table:table-cell office:value-type="float" office:value="7.12758587740031" calcext:value-type="float">
            <text:p>7,12758587740031</text:p>
          </table:table-cell>
          <table:table-cell office:value-type="float" office:value="0.0681229036235218" calcext:value-type="float">
            <text:p>0,068122903623521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310.46518446961" calcext:value-type="float">
            <text:p>4310,46518446961</text:p>
          </table:table-cell>
          <table:table-cell office:value-type="float" office:value="4301.45156921745" calcext:value-type="float">
            <text:p>4301,45156921745</text:p>
          </table:table-cell>
          <table:table-cell office:value-type="float" office:value="30.9766776641815" calcext:value-type="float">
            <text:p>30,9766776641815</text:p>
          </table:table-cell>
          <table:table-cell office:value-type="float" office:value="99.281361144158" calcext:value-type="float">
            <text:p>99,281361144158</text:p>
          </table:table-cell>
          <table:table-cell office:value-type="float" office:value="2.64999515505276" calcext:value-type="float">
            <text:p>2,64999515505276</text:p>
          </table:table-cell>
          <table:table-cell office:value-type="float" office:value="0.878193869199479" calcext:value-type="float">
            <text:p>0,878193869199479</text:p>
          </table:table-cell>
          <table:table-cell office:value-type="float" office:value="0.0441153447515024" calcext:value-type="float">
            <text:p>0,0441153447515024</text:p>
          </table:table-cell>
          <table:table-cell office:value-type="float" office:value="0.874425972440931" calcext:value-type="float">
            <text:p>0,874425972440931</text:p>
          </table:table-cell>
          <table:table-cell office:value-type="float" office:value="0.0446503517625546" calcext:value-type="float">
            <text:p>0,0446503517625546</text:p>
          </table:table-cell>
          <table:table-cell office:value-type="float" office:value="0.808609324893374" calcext:value-type="float">
            <text:p>0,808609324893374</text:p>
          </table:table-cell>
          <table:table-cell office:value-type="float" office:value="18.432544142577" calcext:value-type="float">
            <text:p>18,432544142577</text:p>
          </table:table-cell>
          <table:table-cell office:value-type="float" office:value="14.6868873116588" calcext:value-type="float">
            <text:p>14,6868873116588</text:p>
          </table:table-cell>
          <table:table-cell office:value-type="float" office:value="3.74565683090545" calcext:value-type="float">
            <text:p>3,74565683090545</text:p>
          </table:table-cell>
          <table:table-cell office:value-type="float" office:value="2.59831309511316" calcext:value-type="float">
            <text:p>2,59831309511316</text:p>
          </table:table-cell>
          <table:table-cell office:value-type="float" office:value="7.29574605311341" calcext:value-type="float">
            <text:p>7,29574605311341</text:p>
          </table:table-cell>
          <table:table-cell office:value-type="float" office:value="0.0000792183820494823" calcext:value-type="float">
            <text:p>7,92183820494823E-05</text:p>
          </table:table-cell>
          <table:table-cell office:value-type="float" office:value="7.29582527149228" calcext:value-type="float">
            <text:p>7,29582527149228</text:p>
          </table:table-cell>
          <table:table-cell office:value-type="float" office:value="0.0673919392112247" calcext:value-type="float">
            <text:p>0,0673919392112247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4360.66777731989" calcext:value-type="float">
            <text:p>4360,66777731989</text:p>
          </table:table-cell>
          <table:table-cell office:value-type="float" office:value="4351.50254868736" calcext:value-type="float">
            <text:p>4351,50254868736</text:p>
          </table:table-cell>
          <table:table-cell office:value-type="float" office:value="31.4149708354796" calcext:value-type="float">
            <text:p>31,4149708354796</text:p>
          </table:table-cell>
          <table:table-cell office:value-type="float" office:value="99.2795834846063" calcext:value-type="float">
            <text:p>99,2795834846063</text:p>
          </table:table-cell>
          <table:table-cell office:value-type="float" office:value="2.69252803901131" calcext:value-type="float">
            <text:p>2,69252803901131</text:p>
          </table:table-cell>
          <table:table-cell office:value-type="float" office:value="0.898459936352737" calcext:value-type="float">
            <text:p>0,898459936352737</text:p>
          </table:table-cell>
          <table:table-cell office:value-type="float" office:value="0.0445776689759894" calcext:value-type="float">
            <text:p>0,0445776689759894</text:p>
          </table:table-cell>
          <table:table-cell office:value-type="float" office:value="0.894753646351912" calcext:value-type="float">
            <text:p>0,894753646351912</text:p>
          </table:table-cell>
          <table:table-cell office:value-type="float" office:value="0.0459307383033632" calcext:value-type="float">
            <text:p>0,0459307383033632</text:p>
          </table:table-cell>
          <table:table-cell office:value-type="float" office:value="0.808805757003685" calcext:value-type="float">
            <text:p>0,808805757003685</text:p>
          </table:table-cell>
          <table:table-cell office:value-type="float" office:value="18.6176950712541" calcext:value-type="float">
            <text:p>18,6176950712541</text:p>
          </table:table-cell>
          <table:table-cell office:value-type="float" office:value="14.7882924421424" calcext:value-type="float">
            <text:p>14,7882924421424</text:p>
          </table:table-cell>
          <table:table-cell office:value-type="float" office:value="3.82940262914118" calcext:value-type="float">
            <text:p>3,82940262914118</text:p>
          </table:table-cell>
          <table:table-cell office:value-type="float" office:value="2.63866444677095" calcext:value-type="float">
            <text:p>2,63866444677095</text:p>
          </table:table-cell>
          <table:table-cell office:value-type="float" office:value="7.4660040639829" calcext:value-type="float">
            <text:p>7,4660040639829</text:p>
          </table:table-cell>
          <table:table-cell office:value-type="float" office:value="0.0000792144595997687" calcext:value-type="float">
            <text:p>7,92144595997687E-05</text:p>
          </table:table-cell>
          <table:table-cell office:value-type="float" office:value="7.46608327845812" calcext:value-type="float">
            <text:p>7,46608327845812</text:p>
          </table:table-cell>
          <table:table-cell office:value-type="float" office:value="0.0667166023613087" calcext:value-type="float">
            <text:p>0,066716602361308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410.87327328509" calcext:value-type="float">
            <text:p>4410,87327328509</text:p>
          </table:table-cell>
          <table:table-cell office:value-type="float" office:value="4401.55470606442" calcext:value-type="float">
            <text:p>4401,55470606442</text:p>
          </table:table-cell>
          <table:table-cell office:value-type="float" office:value="31.8571010769698" calcext:value-type="float">
            <text:p>31,8571010769698</text:p>
          </table:table-cell>
          <table:table-cell office:value-type="float" office:value="99.2777597740594" calcext:value-type="float">
            <text:p>99,2777597740594</text:p>
          </table:table-cell>
          <table:table-cell office:value-type="float" office:value="2.7360065034729" calcext:value-type="float">
            <text:p>2,7360065034729</text:p>
          </table:table-cell>
          <table:table-cell office:value-type="float" office:value="0.919097455596937" calcext:value-type="float">
            <text:p>0,919097455596937</text:p>
          </table:table-cell>
          <table:table-cell office:value-type="float" office:value="0.0461904851473443" calcext:value-type="float">
            <text:p>0,0461904851473443</text:p>
          </table:table-cell>
          <table:table-cell office:value-type="float" office:value="0.915225655068945" calcext:value-type="float">
            <text:p>0,915225655068945</text:p>
          </table:table-cell>
          <table:table-cell office:value-type="float" office:value="0.0464881772294128" calcext:value-type="float">
            <text:p>0,0464881772294128</text:p>
          </table:table-cell>
          <table:table-cell office:value-type="float" office:value="0.809004438411134" calcext:value-type="float">
            <text:p>0,809004438411134</text:p>
          </table:table-cell>
          <table:table-cell office:value-type="float" office:value="18.8033103198813" calcext:value-type="float">
            <text:p>18,8033103198813</text:p>
          </table:table-cell>
          <table:table-cell office:value-type="float" office:value="14.8892400116451" calcext:value-type="float">
            <text:p>14,8892400116451</text:p>
          </table:table-cell>
          <table:table-cell office:value-type="float" office:value="3.91407030824991" calcext:value-type="float">
            <text:p>3,91407030824991</text:p>
          </table:table-cell>
          <table:table-cell office:value-type="float" office:value="2.67949803194667" calcext:value-type="float">
            <text:p>2,67949803194667</text:p>
          </table:table-cell>
          <table:table-cell office:value-type="float" office:value="7.63820701137496" calcext:value-type="float">
            <text:p>7,63820701137496</text:p>
          </table:table-cell>
          <table:table-cell office:value-type="float" office:value="0.0000792103388648427" calcext:value-type="float">
            <text:p>7,92103388648427E-05</text:p>
          </table:table-cell>
          <table:table-cell office:value-type="float" office:value="7.63828622171701" calcext:value-type="float">
            <text:p>7,63828622171701</text:p>
          </table:table-cell>
          <table:table-cell office:value-type="float" office:value="0.0660211742425547" calcext:value-type="float">
            <text:p>0,066021174242554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461.08168326815" calcext:value-type="float">
            <text:p>4461,08168326815</text:p>
          </table:table-cell>
          <table:table-cell office:value-type="float" office:value="4451.60805477273" calcext:value-type="float">
            <text:p>4451,60805477273</text:p>
          </table:table-cell>
          <table:table-cell office:value-type="float" office:value="32.3026002576656" calcext:value-type="float">
            <text:p>32,3026002576656</text:p>
          </table:table-cell>
          <table:table-cell office:value-type="float" office:value="99.2759020666483" calcext:value-type="float">
            <text:p>99,2759020666483</text:p>
          </table:table-cell>
          <table:table-cell office:value-type="float" office:value="2.77966819412536" calcext:value-type="float">
            <text:p>2,77966819412536</text:p>
          </table:table-cell>
          <table:table-cell office:value-type="float" office:value="0.939841801511011" calcext:value-type="float">
            <text:p>0,939841801511011</text:p>
          </table:table-cell>
          <table:table-cell office:value-type="float" office:value="0.0467489265081304" calcext:value-type="float">
            <text:p>0,0467489265081304</text:p>
          </table:table-cell>
          <table:table-cell office:value-type="float" office:value="0.936030416506667" calcext:value-type="float">
            <text:p>0,936030416506667</text:p>
          </table:table-cell>
          <table:table-cell office:value-type="float" office:value="0.0478413740327224" calcext:value-type="float">
            <text:p>0,0478413740327224</text:p>
          </table:table-cell>
          <table:table-cell office:value-type="float" office:value="0.809205383537387" calcext:value-type="float">
            <text:p>0,809205383537387</text:p>
          </table:table-cell>
          <table:table-cell office:value-type="float" office:value="18.9895465419946" calcext:value-type="float">
            <text:p>18,9895465419946</text:p>
          </table:table-cell>
          <table:table-cell office:value-type="float" office:value="14.9898598976259" calcext:value-type="float">
            <text:p>14,9898598976259</text:p>
          </table:table-cell>
          <table:table-cell office:value-type="float" office:value="3.99968664438751" calcext:value-type="float">
            <text:p>3,99968664438751</text:p>
          </table:table-cell>
          <table:table-cell office:value-type="float" office:value="2.72090425476074" calcext:value-type="float">
            <text:p>2,72090425476074</text:p>
          </table:table-cell>
          <table:table-cell office:value-type="float" office:value="7.81240206133108" calcext:value-type="float">
            <text:p>7,81240206133108</text:p>
          </table:table-cell>
          <table:table-cell office:value-type="float" office:value="0.00007920553382162" calcext:value-type="float">
            <text:p>7,920553382162E-05</text:p>
          </table:table-cell>
          <table:table-cell office:value-type="float" office:value="7.81248126687319" calcext:value-type="float">
            <text:p>7,81248126687319</text:p>
          </table:table-cell>
          <table:table-cell office:value-type="float" office:value="0.0653525159559741" calcext:value-type="float">
            <text:p>0,065352515955974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511.29301083445" calcext:value-type="float">
            <text:p>4511,29301083445</text:p>
          </table:table-cell>
          <table:table-cell office:value-type="float" office:value="4501.66260857584" calcext:value-type="float">
            <text:p>4501,66260857584</text:p>
          </table:table-cell>
          <table:table-cell office:value-type="float" office:value="32.7519820404733" calcext:value-type="float">
            <text:p>32,7519820404733</text:p>
          </table:table-cell>
          <table:table-cell office:value-type="float" office:value="99.274000115396" calcext:value-type="float">
            <text:p>99,274000115396</text:p>
          </table:table-cell>
          <table:table-cell office:value-type="float" office:value="2.82393307602778" calcext:value-type="float">
            <text:p>2,82393307602778</text:p>
          </table:table-cell>
          <table:table-cell office:value-type="float" office:value="0.960872815813158" calcext:value-type="float">
            <text:p>0,960872815813158</text:p>
          </table:table-cell>
          <table:table-cell office:value-type="float" office:value="0.0476500770582947" calcext:value-type="float">
            <text:p>0,0476500770582947</text:p>
          </table:table-cell>
          <table:table-cell office:value-type="float" office:value="0.957043750691076" calcext:value-type="float">
            <text:p>0,957043750691076</text:p>
          </table:table-cell>
          <table:table-cell office:value-type="float" office:value="0.04895749413572" calcext:value-type="float">
            <text:p>0,04895749413572</text:p>
          </table:table-cell>
          <table:table-cell office:value-type="float" office:value="0.809408643567698" calcext:value-type="float">
            <text:p>0,809408643567698</text:p>
          </table:table-cell>
          <table:table-cell office:value-type="float" office:value="19.1764983201864" calcext:value-type="float">
            <text:p>19,1764983201864</text:p>
          </table:table-cell>
          <table:table-cell office:value-type="float" office:value="15.0902315575872" calcext:value-type="float">
            <text:p>15,0902315575872</text:p>
          </table:table-cell>
          <table:table-cell office:value-type="float" office:value="4.0862667626071" calcext:value-type="float">
            <text:p>4,0862667626071</text:p>
          </table:table-cell>
          <table:table-cell office:value-type="float" office:value="2.7628616476075" calcext:value-type="float">
            <text:p>2,7628616476075</text:p>
          </table:table-cell>
          <table:table-cell office:value-type="float" office:value="7.98860979612442" calcext:value-type="float">
            <text:p>7,98860979612442</text:p>
          </table:table-cell>
          <table:table-cell office:value-type="float" office:value="0.0000792005089101824" calcext:value-type="float">
            <text:p>7,92005089101824E-05</text:p>
          </table:table-cell>
          <table:table-cell office:value-type="float" office:value="7.98868899665379" calcext:value-type="float">
            <text:p>7,98868899665379</text:p>
          </table:table-cell>
          <table:table-cell office:value-type="float" office:value="0.0647292267551" calcext:value-type="float">
            <text:p>0,0647292267551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4561.50728947329" calcext:value-type="float">
            <text:p>4561,50728947329</text:p>
          </table:table-cell>
          <table:table-cell office:value-type="float" office:value="4551.7183809439" calcext:value-type="float">
            <text:p>4551,7183809439</text:p>
          </table:table-cell>
          <table:table-cell office:value-type="float" office:value="33.2042890453869" calcext:value-type="float">
            <text:p>33,2042890453869</text:p>
          </table:table-cell>
          <table:table-cell office:value-type="float" office:value="99.2720763783514" calcext:value-type="float">
            <text:p>99,2720763783514</text:p>
          </table:table-cell>
          <table:table-cell office:value-type="float" office:value="2.86797823709668" calcext:value-type="float">
            <text:p>2,86797823709668</text:p>
          </table:table-cell>
          <table:table-cell office:value-type="float" office:value="0.982073115654525" calcext:value-type="float">
            <text:p>0,982073115654525</text:p>
          </table:table-cell>
          <table:table-cell office:value-type="float" office:value="0.0480957732541021" calcext:value-type="float">
            <text:p>0,0480957732541021</text:p>
          </table:table-cell>
          <table:table-cell office:value-type="float" office:value="0.978275153527766" calcext:value-type="float">
            <text:p>0,978275153527766</text:p>
          </table:table-cell>
          <table:table-cell office:value-type="float" office:value="0.0499196722989557" calcext:value-type="float">
            <text:p>0,0499196722989557</text:p>
          </table:table-cell>
          <table:table-cell office:value-type="float" office:value="0.809614230298488" calcext:value-type="float">
            <text:p>0,809614230298488</text:p>
          </table:table-cell>
          <table:table-cell office:value-type="float" office:value="19.364070661777" calcext:value-type="float">
            <text:p>19,364070661777</text:p>
          </table:table-cell>
          <table:table-cell office:value-type="float" office:value="15.1902840625125" calcext:value-type="float">
            <text:p>15,1902840625125</text:p>
          </table:table-cell>
          <table:table-cell office:value-type="float" office:value="4.17378659927555" calcext:value-type="float">
            <text:p>4,17378659927555</text:p>
          </table:table-cell>
          <table:table-cell office:value-type="float" office:value="2.80537027878525" calcext:value-type="float">
            <text:p>2,80537027878525</text:p>
          </table:table-cell>
          <table:table-cell office:value-type="float" office:value="8.16679067193303" calcext:value-type="float">
            <text:p>8,16679067193303</text:p>
          </table:table-cell>
          <table:table-cell office:value-type="float" office:value="0.0000791957656691838" calcext:value-type="float">
            <text:p>7,91957656691838E-05</text:p>
          </table:table-cell>
          <table:table-cell office:value-type="float" office:value="8.16686986769931" calcext:value-type="float">
            <text:p>8,16686986769931</text:p>
          </table:table-cell>
          <table:table-cell office:value-type="float" office:value="0.0641115097273808" calcext:value-type="float">
            <text:p>0,064111509727380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611.72451295478" calcext:value-type="float">
            <text:p>4611,72451295478</text:p>
          </table:table-cell>
          <table:table-cell office:value-type="float" office:value="4601.77538533462" calcext:value-type="float">
            <text:p>4601,77538533462</text:p>
          </table:table-cell>
          <table:table-cell office:value-type="float" office:value="33.6602664699731" calcext:value-type="float">
            <text:p>33,6602664699731</text:p>
          </table:table-cell>
          <table:table-cell office:value-type="float" office:value="99.2701154114148" calcext:value-type="float">
            <text:p>99,2701154114148</text:p>
          </table:table-cell>
          <table:table-cell office:value-type="float" office:value="2.91242436157657" calcext:value-type="float">
            <text:p>2,91242436157657</text:p>
          </table:table-cell>
          <table:table-cell office:value-type="float" office:value="1.0035339331585" calcext:value-type="float">
            <text:p>1,0035339331585</text:p>
          </table:table-cell>
          <table:table-cell office:value-type="float" office:value="0.0486495521970561" calcext:value-type="float">
            <text:p>0,0486495521970561</text:p>
          </table:table-cell>
          <table:table-cell office:value-type="float" office:value="0.999721470077314" calcext:value-type="float">
            <text:p>0,999721470077314</text:p>
          </table:table-cell>
          <table:table-cell office:value-type="float" office:value="0.0506969793043808" calcext:value-type="float">
            <text:p>0,0506969793043808</text:p>
          </table:table-cell>
          <table:table-cell office:value-type="float" office:value="0.809822134768756" calcext:value-type="float">
            <text:p>0,809822134768756</text:p>
          </table:table-cell>
          <table:table-cell office:value-type="float" office:value="19.5524019896538" calcext:value-type="float">
            <text:p>19,5524019896538</text:p>
          </table:table-cell>
          <table:table-cell office:value-type="float" office:value="15.2901408963666" calcext:value-type="float">
            <text:p>15,2901408963666</text:p>
          </table:table-cell>
          <table:table-cell office:value-type="float" office:value="4.26226109329711" calcext:value-type="float">
            <text:p>4,26226109329711</text:p>
          </table:table-cell>
          <table:table-cell office:value-type="float" office:value="2.84839492379745" calcext:value-type="float">
            <text:p>2,84839492379745</text:p>
          </table:table-cell>
          <table:table-cell office:value-type="float" office:value="8.34696600449811" calcext:value-type="float">
            <text:p>8,34696600449811</text:p>
          </table:table-cell>
          <table:table-cell office:value-type="float" office:value="0.0000791903778867507" calcext:value-type="float">
            <text:p>7,91903778867507E-05</text:p>
          </table:table-cell>
          <table:table-cell office:value-type="float" office:value="8.34704519488419" calcext:value-type="float">
            <text:p>8,34704519488419</text:p>
          </table:table-cell>
          <table:table-cell office:value-type="float" office:value="0.0635189589844617" calcext:value-type="float">
            <text:p>0,0635189589844617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4661.94473855843" calcext:value-type="float">
            <text:p>4661,94473855843</text:p>
          </table:table-cell>
          <table:table-cell office:value-type="float" office:value="4651.83363458724" calcext:value-type="float">
            <text:p>4651,83363458724</text:p>
          </table:table-cell>
          <table:table-cell office:value-type="float" office:value="34.1215583617831" calcext:value-type="float">
            <text:p>34,1215583617831</text:p>
          </table:table-cell>
          <table:table-cell office:value-type="float" office:value="99.2680831650188" calcext:value-type="float">
            <text:p>99,2680831650188</text:p>
          </table:table-cell>
          <table:table-cell office:value-type="float" office:value="2.95870681476359" calcext:value-type="float">
            <text:p>2,95870681476359</text:p>
          </table:table-cell>
          <table:table-cell office:value-type="float" office:value="1.02533433729958" calcext:value-type="float">
            <text:p>1,02533433729958</text:p>
          </table:table-cell>
          <table:table-cell office:value-type="float" office:value="0.0500761999546289" calcext:value-type="float">
            <text:p>0,0500761999546289</text:p>
          </table:table-cell>
          <table:table-cell office:value-type="float" office:value="1.02144947456535" calcext:value-type="float">
            <text:p>1,02144947456535</text:p>
          </table:table-cell>
          <table:table-cell office:value-type="float" office:value="0.0518143711518136" calcext:value-type="float">
            <text:p>0,0518143711518136</text:p>
          </table:table-cell>
          <table:table-cell office:value-type="float" office:value="0.810032367421267" calcext:value-type="float">
            <text:p>0,810032367421267</text:p>
          </table:table-cell>
          <table:table-cell office:value-type="float" office:value="19.7416005983346" calcext:value-type="float">
            <text:p>19,7416005983346</text:p>
          </table:table-cell>
          <table:table-cell office:value-type="float" office:value="15.3899240914025" calcext:value-type="float">
            <text:p>15,3899240914025</text:p>
          </table:table-cell>
          <table:table-cell office:value-type="float" office:value="4.35167650689924" calcext:value-type="float">
            <text:p>4,35167650689924</text:p>
          </table:table-cell>
          <table:table-cell office:value-type="float" office:value="2.89205289854581" calcext:value-type="float">
            <text:p>2,89205289854581</text:p>
          </table:table-cell>
          <table:table-cell office:value-type="float" office:value="8.52911886520659" calcext:value-type="float">
            <text:p>8,52911886520659</text:p>
          </table:table-cell>
          <table:table-cell office:value-type="float" office:value="0.0000791849173019196" calcext:value-type="float">
            <text:p>7,91849173019196E-05</text:p>
          </table:table-cell>
          <table:table-cell office:value-type="float" office:value="8.52919805012365" calcext:value-type="float">
            <text:p>8,52919805012365</text:p>
          </table:table-cell>
          <table:table-cell office:value-type="float" office:value="0.0629344581644576" calcext:value-type="float">
            <text:p>0,062934458164457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712.16792297967" calcext:value-type="float">
            <text:p>4712,16792297967</text:p>
          </table:table-cell>
          <table:table-cell office:value-type="float" office:value="4701.8931418928" calcext:value-type="float">
            <text:p>4701,8931418928</text:p>
          </table:table-cell>
          <table:table-cell office:value-type="float" office:value="34.5861612586216" calcext:value-type="float">
            <text:p>34,5861612586216</text:p>
          </table:table-cell>
          <table:table-cell office:value-type="float" office:value="99.2660244320408" calcext:value-type="float">
            <text:p>99,2660244320408</text:p>
          </table:table-cell>
          <table:table-cell office:value-type="float" office:value="3.00524163617142" calcext:value-type="float">
            <text:p>3,00524163617142</text:p>
          </table:table-cell>
          <table:table-cell office:value-type="float" office:value="1.04730899637476" calcext:value-type="float">
            <text:p>1,04730899637476</text:p>
          </table:table-cell>
          <table:table-cell office:value-type="float" office:value="0.0510073207994467" calcext:value-type="float">
            <text:p>0,0510073207994467</text:p>
          </table:table-cell>
          <table:table-cell office:value-type="float" office:value="1.04344906837382" calcext:value-type="float">
            <text:p>1,04344906837382</text:p>
          </table:table-cell>
          <table:table-cell office:value-type="float" office:value="0.0532311184123796" calcext:value-type="float">
            <text:p>0,0532311184123796</text:p>
          </table:table-cell>
          <table:table-cell office:value-type="float" office:value="0.810244840118284" calcext:value-type="float">
            <text:p>0,810244840118284</text:p>
          </table:table-cell>
          <table:table-cell office:value-type="float" office:value="19.9313657026491" calcext:value-type="float">
            <text:p>19,9313657026491</text:p>
          </table:table-cell>
          <table:table-cell office:value-type="float" office:value="15.4893346536928" calcext:value-type="float">
            <text:p>15,4893346536928</text:p>
          </table:table-cell>
          <table:table-cell office:value-type="float" office:value="4.442031048961" calcext:value-type="float">
            <text:p>4,442031048961</text:p>
          </table:table-cell>
          <table:table-cell office:value-type="float" office:value="2.93622897987768" calcext:value-type="float">
            <text:p>2,93622897987768</text:p>
          </table:table-cell>
          <table:table-cell office:value-type="float" office:value="8.71324576069739" calcext:value-type="float">
            <text:p>8,71324576069739</text:p>
          </table:table-cell>
          <table:table-cell office:value-type="float" office:value="0.0000791792680866668" calcext:value-type="float">
            <text:p>7,91792680866668E-05</text:p>
          </table:table-cell>
          <table:table-cell office:value-type="float" office:value="8.71332493995535" calcext:value-type="float">
            <text:p>8,71332493995535</text:p>
          </table:table-cell>
          <table:table-cell office:value-type="float" office:value="0.0623541654339562" calcext:value-type="float">
            <text:p>0,0623541654339562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4762.39411731462" calcext:value-type="float">
            <text:p>4762,39411731462</text:p>
          </table:table-cell>
          <table:table-cell office:value-type="float" office:value="4751.9539207636" calcext:value-type="float">
            <text:p>4751,9539207636</text:p>
          </table:table-cell>
          <table:table-cell office:value-type="float" office:value="35.0542523986642" calcext:value-type="float">
            <text:p>35,0542523986642</text:p>
          </table:table-cell>
          <table:table-cell office:value-type="float" office:value="99.2639363407093" calcext:value-type="float">
            <text:p>99,2639363407093</text:p>
          </table:table-cell>
          <table:table-cell office:value-type="float" office:value="3.0517327450877" calcext:value-type="float">
            <text:p>3,0517327450877</text:p>
          </table:table-cell>
          <table:table-cell office:value-type="float" office:value="1.06957560262054" calcext:value-type="float">
            <text:p>1,06957560262054</text:p>
          </table:table-cell>
          <table:table-cell office:value-type="float" office:value="0.0524762444461718" calcext:value-type="float">
            <text:p>0,0524762444461718</text:p>
          </table:table-cell>
          <table:table-cell office:value-type="float" office:value="1.06556353133046" calcext:value-type="float">
            <text:p>1,06556353133046</text:p>
          </table:table-cell>
          <table:table-cell office:value-type="float" office:value="0.0536574236989239" calcext:value-type="float">
            <text:p>0,0536574236989239</text:p>
          </table:table-cell>
          <table:table-cell office:value-type="float" office:value="0.810459650961701" calcext:value-type="float">
            <text:p>0,810459650961701</text:p>
          </table:table-cell>
          <table:table-cell office:value-type="float" office:value="20.1221758328113" calcext:value-type="float">
            <text:p>20,1221758328113</text:p>
          </table:table-cell>
          <table:table-cell office:value-type="float" office:value="15.5888436601495" calcext:value-type="float">
            <text:p>15,5888436601495</text:p>
          </table:table-cell>
          <table:table-cell office:value-type="float" office:value="4.53333217265138" calcext:value-type="float">
            <text:p>4,53333217265138</text:p>
          </table:table-cell>
          <table:table-cell office:value-type="float" office:value="2.98091315462751" calcext:value-type="float">
            <text:p>2,98091315462751</text:p>
          </table:table-cell>
          <table:table-cell office:value-type="float" office:value="8.89935149270058" calcext:value-type="float">
            <text:p>8,89935149270058</text:p>
          </table:table-cell>
          <table:table-cell office:value-type="float" office:value="0.0000791734754475407" calcext:value-type="float">
            <text:p>7,91734754475407E-05</text:p>
          </table:table-cell>
          <table:table-cell office:value-type="float" office:value="8.89943066617467" calcext:value-type="float">
            <text:p>8,89943066617467</text:p>
          </table:table-cell>
          <table:table-cell office:value-type="float" office:value="0.0617820690348349" calcext:value-type="float">
            <text:p>0,061782069034834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812.62331246533" calcext:value-type="float">
            <text:p>4812,62331246533</text:p>
          </table:table-cell>
          <table:table-cell office:value-type="float" office:value="4802.01598489182" calcext:value-type="float">
            <text:p>4802,01598489182</text:p>
          </table:table-cell>
          <table:table-cell office:value-type="float" office:value="35.5280165960181" calcext:value-type="float">
            <text:p>35,5280165960181</text:p>
          </table:table-cell>
          <table:table-cell office:value-type="float" office:value="99.2617744147866" calcext:value-type="float">
            <text:p>99,2617744147866</text:p>
          </table:table-cell>
          <table:table-cell office:value-type="float" office:value="3.10076295586324" calcext:value-type="float">
            <text:p>3,10076295586324</text:p>
          </table:table-cell>
          <table:table-cell office:value-type="float" office:value="1.09224142627707" calcext:value-type="float">
            <text:p>1,09224142627707</text:p>
          </table:table-cell>
          <table:table-cell office:value-type="float" office:value="0.0553698819863092" calcext:value-type="float">
            <text:p>0,0553698819863092</text:p>
          </table:table-cell>
          <table:table-cell office:value-type="float" office:value="1.08796274930827" calcext:value-type="float">
            <text:p>1,08796274930827</text:p>
          </table:table-cell>
          <table:table-cell office:value-type="float" office:value="0.0545117670400291" calcext:value-type="float">
            <text:p>0,0545117670400291</text:p>
          </table:table-cell>
          <table:table-cell office:value-type="float" office:value="0.810676877530693" calcext:value-type="float">
            <text:p>0,810676877530693</text:p>
          </table:table-cell>
          <table:table-cell office:value-type="float" office:value="20.3134630586822" calcext:value-type="float">
            <text:p>20,3134630586822</text:p>
          </table:table-cell>
          <table:table-cell office:value-type="float" office:value="15.6878697723433" calcext:value-type="float">
            <text:p>15,6878697723433</text:p>
          </table:table-cell>
          <table:table-cell office:value-type="float" office:value="4.62559328635419" calcext:value-type="float">
            <text:p>4,62559328635419</text:p>
          </table:table-cell>
          <table:table-cell office:value-type="float" office:value="3.0262585579941" calcext:value-type="float">
            <text:p>3,0262585579941</text:p>
          </table:table-cell>
          <table:table-cell office:value-type="float" office:value="9.08745285556836" calcext:value-type="float">
            <text:p>9,08745285556836</text:p>
          </table:table-cell>
          <table:table-cell office:value-type="float" office:value="0.0000791678259647819" calcext:value-type="float">
            <text:p>7,91678259647819E-05</text:p>
          </table:table-cell>
          <table:table-cell office:value-type="float" office:value="9.08753202342531" calcext:value-type="float">
            <text:p>9,08753202342531</text:p>
          </table:table-cell>
          <table:table-cell office:value-type="float" office:value="0.0612327373528976" calcext:value-type="float">
            <text:p>0,061232737352897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4862.85554734286" calcext:value-type="float">
            <text:p>4862,85554734286</text:p>
          </table:table-cell>
          <table:table-cell office:value-type="float" office:value="4852.07934773985" calcext:value-type="float">
            <text:p>4852,07934773985</text:p>
          </table:table-cell>
          <table:table-cell office:value-type="float" office:value="36.004022234656" calcext:value-type="float">
            <text:p>36,004022234656</text:p>
          </table:table-cell>
          <table:table-cell office:value-type="float" office:value="99.25961152027" calcext:value-type="float">
            <text:p>99,25961152027</text:p>
          </table:table-cell>
          <table:table-cell office:value-type="float" office:value="3.14909731324344" calcext:value-type="float">
            <text:p>3,14909731324344</text:p>
          </table:table-cell>
          <table:table-cell office:value-type="float" office:value="1.11497194750588" calcext:value-type="float">
            <text:p>1,11497194750588</text:p>
          </table:table-cell>
          <table:table-cell office:value-type="float" office:value="0.0567421744729512" calcext:value-type="float">
            <text:p>0,0567421744729512</text:p>
          </table:table-cell>
          <table:table-cell office:value-type="float" office:value="1.11065520613296" calcext:value-type="float">
            <text:p>1,11065520613296</text:p>
          </table:table-cell>
          <table:table-cell office:value-type="float" office:value="0.0558313634938372" calcext:value-type="float">
            <text:p>0,0558313634938372</text:p>
          </table:table-cell>
          <table:table-cell office:value-type="float" office:value="0.810896329385603" calcext:value-type="float">
            <text:p>0,810896329385603</text:p>
          </table:table-cell>
          <table:table-cell office:value-type="float" office:value="20.5052126749581" calcext:value-type="float">
            <text:p>20,5052126749581</text:p>
          </table:table-cell>
          <table:table-cell office:value-type="float" office:value="15.7864043167158" calcext:value-type="float">
            <text:p>15,7864043167158</text:p>
          </table:table-cell>
          <table:table-cell office:value-type="float" office:value="4.71880835820724" calcext:value-type="float">
            <text:p>4,71880835820724</text:p>
          </table:table-cell>
          <table:table-cell office:value-type="float" office:value="3.07207064741501" calcext:value-type="float">
            <text:p>3,07207064741501</text:p>
          </table:table-cell>
          <table:table-cell office:value-type="float" office:value="9.27756243749736" calcext:value-type="float">
            <text:p>9,27756243749736</text:p>
          </table:table-cell>
          <table:table-cell office:value-type="float" office:value="0.0000791615809061287" calcext:value-type="float">
            <text:p>7,91615809061287E-05</text:p>
          </table:table-cell>
          <table:table-cell office:value-type="float" office:value="9.27764159906289" calcext:value-type="float">
            <text:p>9,27764159906289</text:p>
          </table:table-cell>
          <table:table-cell office:value-type="float" office:value="0.0607161521919382" calcext:value-type="float">
            <text:p>0,060716152191938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913.09082970335" calcext:value-type="float">
            <text:p>4913,09082970335</text:p>
          </table:table-cell>
          <table:table-cell office:value-type="float" office:value="4902.14402278902" calcext:value-type="float">
            <text:p>4902,14402278902</text:p>
          </table:table-cell>
          <table:table-cell office:value-type="float" office:value="36.484788936031" calcext:value-type="float">
            <text:p>36,484788936031</text:p>
          </table:table-cell>
          <table:table-cell office:value-type="float" office:value="99.2573964085979" calcext:value-type="float">
            <text:p>99,2573964085979</text:p>
          </table:table-cell>
          <table:table-cell office:value-type="float" office:value="3.19860094463153" calcext:value-type="float">
            <text:p>3,19860094463153</text:p>
          </table:table-cell>
          <table:table-cell office:value-type="float" office:value="1.13795612343271" calcext:value-type="float">
            <text:p>1,13795612343271</text:p>
          </table:table-cell>
          <table:table-cell office:value-type="float" office:value="0.0582273950332893" calcext:value-type="float">
            <text:p>0,0582273950332893</text:p>
          </table:table-cell>
          <table:table-cell office:value-type="float" office:value="1.13364463038197" calcext:value-type="float">
            <text:p>1,13364463038197</text:p>
          </table:table-cell>
          <table:table-cell office:value-type="float" office:value="0.0576545900337672" calcext:value-type="float">
            <text:p>0,0576545900337672</text:p>
          </table:table-cell>
          <table:table-cell office:value-type="float" office:value="0.811117913653712" calcext:value-type="float">
            <text:p>0,811117913653712</text:p>
          </table:table-cell>
          <table:table-cell office:value-type="float" office:value="20.6981179730403" calcext:value-type="float">
            <text:p>20,6981179730403</text:p>
          </table:table-cell>
          <table:table-cell office:value-type="float" office:value="15.8851660496562" calcext:value-type="float">
            <text:p>15,8851660496562</text:p>
          </table:table-cell>
          <table:table-cell office:value-type="float" office:value="4.81295192337558" calcext:value-type="float">
            <text:p>4,81295192337558</text:p>
          </table:table-cell>
          <table:table-cell office:value-type="float" office:value="3.1183868378406" calcext:value-type="float">
            <text:p>3,1183868378406</text:p>
          </table:table-cell>
          <table:table-cell office:value-type="float" office:value="9.46960402492291" calcext:value-type="float">
            <text:p>9,46960402492291</text:p>
          </table:table-cell>
          <table:table-cell office:value-type="float" office:value="0.0000791556013676513" calcext:value-type="float">
            <text:p>7,91556013676513E-05</text:p>
          </table:table-cell>
          <table:table-cell office:value-type="float" office:value="9.46968318049661" calcext:value-type="float">
            <text:p>9,46968318049661</text:p>
          </table:table-cell>
          <table:table-cell office:value-type="float" office:value="0.0601637880412155" calcext:value-type="float">
            <text:p>0,060163788041215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4963.32917498632" calcext:value-type="float">
            <text:p>4963,32917498632</text:p>
          </table:table-cell>
          <table:table-cell office:value-type="float" office:value="4952.21002310645" calcext:value-type="float">
            <text:p>4952,21002310645</text:p>
          </table:table-cell>
          <table:table-cell office:value-type="float" office:value="36.9716301719959" calcext:value-type="float">
            <text:p>36,9716301719959</text:p>
          </table:table-cell>
          <table:table-cell office:value-type="float" office:value="99.2551042073864" calcext:value-type="float">
            <text:p>99,2551042073864</text:p>
          </table:table-cell>
          <table:table-cell office:value-type="float" office:value="3.25030283588153" calcext:value-type="float">
            <text:p>3,25030283588153</text:p>
          </table:table-cell>
          <table:table-cell office:value-type="float" office:value="1.16130793532685" calcext:value-type="float">
            <text:p>1,16130793532685</text:p>
          </table:table-cell>
          <table:table-cell office:value-type="float" office:value="0.0608300167552387" calcext:value-type="float">
            <text:p>0,0608300167552387</text:p>
          </table:table-cell>
          <table:table-cell office:value-type="float" office:value="1.15692411481125" calcext:value-type="float">
            <text:p>1,15692411481125</text:p>
          </table:table-cell>
          <table:table-cell office:value-type="float" office:value="0.0598986044449198" calcext:value-type="float">
            <text:p>0,0598986044449198</text:p>
          </table:table-cell>
          <table:table-cell office:value-type="float" office:value="0.811341872412141" calcext:value-type="float">
            <text:p>0,811341872412141</text:p>
          </table:table-cell>
          <table:table-cell office:value-type="float" office:value="20.8922936753141" calcext:value-type="float">
            <text:p>20,8922936753141</text:p>
          </table:table-cell>
          <table:table-cell office:value-type="float" office:value="15.9842539926794" calcext:value-type="float">
            <text:p>15,9842539926794</text:p>
          </table:table-cell>
          <table:table-cell office:value-type="float" office:value="4.90803968265072" calcext:value-type="float">
            <text:p>4,90803968265072</text:p>
          </table:table-cell>
          <table:table-cell office:value-type="float" office:value="3.16534609490885" calcext:value-type="float">
            <text:p>3,16534609490885</text:p>
          </table:table-cell>
          <table:table-cell office:value-type="float" office:value="9.66360841621491" calcext:value-type="float">
            <text:p>9,66360841621491</text:p>
          </table:table-cell>
          <table:table-cell office:value-type="float" office:value="0.0000791496537243491" calcext:value-type="float">
            <text:p>7,91496537243491E-05</text:p>
          </table:table-cell>
          <table:table-cell office:value-type="float" office:value="9.66368756587202" calcext:value-type="float">
            <text:p>9,66368756587202</text:p>
          </table:table-cell>
          <table:table-cell office:value-type="float" office:value="0.0596033851081699" calcext:value-type="float">
            <text:p>0,05960338510816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13.57060941808" calcext:value-type="float">
            <text:p>5013,57060941808</text:p>
          </table:table-cell>
          <table:table-cell office:value-type="float" office:value="5002.27736101723" calcext:value-type="float">
            <text:p>5002,27736101723</text:p>
          </table:table-cell>
          <table:table-cell office:value-type="float" office:value="37.4615858392318" calcext:value-type="float">
            <text:p>37,4615858392318</text:p>
          </table:table-cell>
          <table:table-cell office:value-type="float" office:value="99.2527962848368" calcext:value-type="float">
            <text:p>99,2527962848368</text:p>
          </table:table-cell>
          <table:table-cell office:value-type="float" office:value="3.30184880043533" calcext:value-type="float">
            <text:p>3,30184880043533</text:p>
          </table:table-cell>
          <table:table-cell office:value-type="float" office:value="1.18482352606543" calcext:value-type="float">
            <text:p>1,18482352606543</text:p>
          </table:table-cell>
          <table:table-cell office:value-type="float" office:value="0.0628236208320237" calcext:value-type="float">
            <text:p>0,0628236208320237</text:p>
          </table:table-cell>
          <table:table-cell office:value-type="float" office:value="1.18044725912371" calcext:value-type="float">
            <text:p>1,18044725912371</text:p>
          </table:table-cell>
          <table:table-cell office:value-type="float" office:value="0.0621861415343621" calcext:value-type="float">
            <text:p>0,0621861415343621</text:p>
          </table:table-cell>
          <table:table-cell office:value-type="float" office:value="0.811567960795433" calcext:value-type="float">
            <text:p>0,811567960795433</text:p>
          </table:table-cell>
          <table:table-cell office:value-type="float" office:value="21.0873405695594" calcext:value-type="float">
            <text:p>21,0873405695594</text:p>
          </table:table-cell>
          <table:table-cell office:value-type="float" office:value="16.0832786465046" calcext:value-type="float">
            <text:p>16,0832786465046</text:p>
          </table:table-cell>
          <table:table-cell office:value-type="float" office:value="5.00406192303568" calcext:value-type="float">
            <text:p>5,00406192303568</text:p>
          </table:table-cell>
          <table:table-cell office:value-type="float" office:value="3.21274144708091" calcext:value-type="float">
            <text:p>3,21274144708091</text:p>
          </table:table-cell>
          <table:table-cell office:value-type="float" office:value="9.85957587928513" calcext:value-type="float">
            <text:p>9,85957587928513</text:p>
          </table:table-cell>
          <table:table-cell office:value-type="float" office:value="0.0000791429034145379" calcext:value-type="float">
            <text:p>7,91429034145379E-05</text:p>
          </table:table-cell>
          <table:table-cell office:value-type="float" office:value="9.85965502218787" calcext:value-type="float">
            <text:p>9,85965502218787</text:p>
          </table:table-cell>
          <table:table-cell office:value-type="float" office:value="0.0590349660967277" calcext:value-type="float">
            <text:p>0,0590349660967277</text:p>
          </table:table-cell>
        </table:table-row>
        <table:table-row table:style-name="ro1" table:number-rows-repeated="37">
          <table:table-cell table:number-columns-repeated="19"/>
        </table:table-row>
        <table:table-row table:style-name="ro1">
          <table:table-cell office:value-type="float" office:value="383.8701885464" calcext:value-type="float">
            <text:p>383,8701885464</text:p>
          </table:table-cell>
          <table:table-cell table:number-columns-repeated="3"/>
          <table:table-cell office:value-type="float" office:value="94.1166396342632" calcext:value-type="float">
            <text:p>94,1166396342632</text:p>
          </table:table-cell>
          <table:table-cell table:number-columns-repeated="14"/>
        </table:table-row>
        <table:table-row table:style-name="ro1">
          <table:table-cell office:value-type="float" office:value="388.621728220568" calcext:value-type="float">
            <text:p>388,621728220568</text:p>
          </table:table-cell>
          <table:table-cell table:number-columns-repeated="3"/>
          <table:table-cell office:value-type="float" office:value="94.0204408905682" calcext:value-type="float">
            <text:p>94,0204408905682</text:p>
          </table:table-cell>
          <table:table-cell table:number-columns-repeated="14"/>
        </table:table-row>
        <table:table-row table:style-name="ro1">
          <table:table-cell office:value-type="float" office:value="398.988785702322" calcext:value-type="float">
            <text:p>398,988785702322</text:p>
          </table:table-cell>
          <table:table-cell table:number-columns-repeated="3"/>
          <table:table-cell office:value-type="float" office:value="94.2848434256341" calcext:value-type="float">
            <text:p>94,2848434256341</text:p>
          </table:table-cell>
          <table:table-cell table:number-columns-repeated="14"/>
        </table:table-row>
        <table:table-row table:style-name="ro1">
          <table:table-cell office:value-type="float" office:value="402.133657039698" calcext:value-type="float">
            <text:p>402,133657039698</text:p>
          </table:table-cell>
          <table:table-cell table:number-columns-repeated="3"/>
          <table:table-cell office:value-type="float" office:value="94.4524711766235" calcext:value-type="float">
            <text:p>94,4524711766235</text:p>
          </table:table-cell>
          <table:table-cell table:number-columns-repeated="14"/>
        </table:table-row>
        <table:table-row table:style-name="ro1">
          <table:table-cell office:value-type="float" office:value="416.562386586073" calcext:value-type="float">
            <text:p>416,562386586073</text:p>
          </table:table-cell>
          <table:table-cell table:number-columns-repeated="3"/>
          <table:table-cell office:value-type="float" office:value="94.6062739584592" calcext:value-type="float">
            <text:p>94,6062739584592</text:p>
          </table:table-cell>
          <table:table-cell table:number-columns-repeated="14"/>
        </table:table-row>
        <table:table-row table:style-name="ro1">
          <table:table-cell office:value-type="float" office:value="417.940502473658" calcext:value-type="float">
            <text:p>417,940502473658</text:p>
          </table:table-cell>
          <table:table-cell table:number-columns-repeated="3"/>
          <table:table-cell office:value-type="float" office:value="94.7551392513114" calcext:value-type="float">
            <text:p>94,7551392513114</text:p>
          </table:table-cell>
          <table:table-cell table:number-columns-repeated="14"/>
        </table:table-row>
        <table:table-row table:style-name="ro1">
          <table:table-cell office:value-type="float" office:value="432.071145475821" calcext:value-type="float">
            <text:p>432,071145475821</text:p>
          </table:table-cell>
          <table:table-cell table:number-columns-repeated="3"/>
          <table:table-cell office:value-type="float" office:value="94.8965983106884" calcext:value-type="float">
            <text:p>94,8965983106884</text:p>
          </table:table-cell>
          <table:table-cell table:number-columns-repeated="14"/>
        </table:table-row>
        <table:table-row table:style-name="ro1">
          <table:table-cell office:value-type="float" office:value="434.766749479286" calcext:value-type="float">
            <text:p>434,766749479286</text:p>
          </table:table-cell>
          <table:table-cell table:number-columns-repeated="3"/>
          <table:table-cell office:value-type="float" office:value="95.0402792401079" calcext:value-type="float">
            <text:p>95,0402792401079</text:p>
          </table:table-cell>
          <table:table-cell table:number-columns-repeated="14"/>
        </table:table-row>
        <table:table-row table:style-name="ro1">
          <table:table-cell office:value-type="float" office:value="452.734868098623" calcext:value-type="float">
            <text:p>452,734868098623</text:p>
          </table:table-cell>
          <table:table-cell table:number-columns-repeated="3"/>
          <table:table-cell office:value-type="float" office:value="95.2465428423932" calcext:value-type="float">
            <text:p>95,2465428423932</text:p>
          </table:table-cell>
          <table:table-cell table:number-columns-repeated="14"/>
        </table:table-row>
        <table:table-row table:style-name="ro1">
          <table:table-cell office:value-type="float" office:value="469.238019604211" calcext:value-type="float">
            <text:p>469,238019604211</text:p>
          </table:table-cell>
          <table:table-cell table:number-columns-repeated="3"/>
          <table:table-cell office:value-type="float" office:value="95.4557936255134" calcext:value-type="float">
            <text:p>95,4557936255134</text:p>
          </table:table-cell>
          <table:table-cell table:number-columns-repeated="14"/>
        </table:table-row>
        <table:table-row table:style-name="ro1">
          <table:table-cell office:value-type="float" office:value="491.620668291683" calcext:value-type="float">
            <text:p>491,620668291683</text:p>
          </table:table-cell>
          <table:table-cell table:number-columns-repeated="3"/>
          <table:table-cell office:value-type="float" office:value="95.6098371099371" calcext:value-type="float">
            <text:p>95,6098371099371</text:p>
          </table:table-cell>
          <table:table-cell table:number-columns-repeated="14"/>
        </table:table-row>
        <table:table-row table:style-name="ro1">
          <table:table-cell office:value-type="float" office:value="521.703549217024" calcext:value-type="float">
            <text:p>521,703549217024</text:p>
          </table:table-cell>
          <table:table-cell table:number-columns-repeated="3"/>
          <table:table-cell office:value-type="float" office:value="95.7714596399504" calcext:value-type="float">
            <text:p>95,7714596399504</text:p>
          </table:table-cell>
          <table:table-cell table:number-columns-repeated="14"/>
        </table:table-row>
        <table:table-row table:style-name="ro1">
          <table:table-cell office:value-type="float" office:value="542.433802074882" calcext:value-type="float">
            <text:p>542,433802074882</text:p>
          </table:table-cell>
          <table:table-cell table:number-columns-repeated="3"/>
          <table:table-cell office:value-type="float" office:value="95.9179179069231" calcext:value-type="float">
            <text:p>95,9179179069231</text:p>
          </table:table-cell>
          <table:table-cell table:number-columns-repeated="14"/>
        </table:table-row>
        <table:table-row table:style-name="ro1">
          <table:table-cell office:value-type="float" office:value="571.08479640021" calcext:value-type="float">
            <text:p>571,08479640021</text:p>
          </table:table-cell>
          <table:table-cell table:number-columns-repeated="3"/>
          <table:table-cell office:value-type="float" office:value="96.073448809903" calcext:value-type="float">
            <text:p>96,073448809903</text:p>
          </table:table-cell>
          <table:table-cell table:number-columns-repeated="14"/>
        </table:table-row>
        <table:table-row table:style-name="ro1">
          <table:table-cell office:value-type="float" office:value="591.813761889517" calcext:value-type="float">
            <text:p>591,813761889517</text:p>
          </table:table-cell>
          <table:table-cell table:number-columns-repeated="3"/>
          <table:table-cell office:value-type="float" office:value="96.2166359904242" calcext:value-type="float">
            <text:p>96,2166359904242</text:p>
          </table:table-cell>
          <table:table-cell table:number-columns-repeated="14"/>
        </table:table-row>
        <table:table-row table:style-name="ro1">
          <table:table-cell office:value-type="float" office:value="620.460772659333" calcext:value-type="float">
            <text:p>620,460772659333</text:p>
          </table:table-cell>
          <table:table-cell table:number-columns-repeated="3"/>
          <table:table-cell office:value-type="float" office:value="96.362045040988" calcext:value-type="float">
            <text:p>96,362045040988</text:p>
          </table:table-cell>
          <table:table-cell table:number-columns-repeated="14"/>
        </table:table-row>
        <table:table-row table:style-name="ro1">
          <table:table-cell office:value-type="float" office:value="642.071085231823" calcext:value-type="float">
            <text:p>642,071085231823</text:p>
          </table:table-cell>
          <table:table-cell table:number-columns-repeated="3"/>
          <table:table-cell office:value-type="float" office:value="96.50945377459" calcext:value-type="float">
            <text:p>96,50945377459</text:p>
          </table:table-cell>
          <table:table-cell table:number-columns-repeated="14"/>
        </table:table-row>
        <table:table-row table:style-name="ro1">
          <table:table-cell office:value-type="float" office:value="666.75757709907" calcext:value-type="float">
            <text:p>666,75757709907</text:p>
          </table:table-cell>
          <table:table-cell table:number-columns-repeated="3"/>
          <table:table-cell office:value-type="float" office:value="96.6499500236152" calcext:value-type="float">
            <text:p>96,6499500236152</text:p>
          </table:table-cell>
          <table:table-cell table:number-columns-repeated="14"/>
        </table:table-row>
        <table:table-row table:style-name="ro1">
          <table:table-cell office:value-type="float" office:value="697.591054613882" calcext:value-type="float">
            <text:p>697,591054613882</text:p>
          </table:table-cell>
          <table:table-cell table:number-columns-repeated="3"/>
          <table:table-cell office:value-type="float" office:value="96.7629691464473" calcext:value-type="float">
            <text:p>96,7629691464473</text:p>
          </table:table-cell>
          <table:table-cell table:number-columns-repeated="14"/>
        </table:table-row>
        <table:table-row table:style-name="ro1">
          <table:table-cell office:value-type="float" office:value="728.423715985614" calcext:value-type="float">
            <text:p>728,423715985614</text:p>
          </table:table-cell>
          <table:table-cell table:number-columns-repeated="3"/>
          <table:table-cell office:value-type="float" office:value="96.8739145239063" calcext:value-type="float">
            <text:p>96,8739145239063</text:p>
          </table:table-cell>
          <table:table-cell table:number-columns-repeated="14"/>
        </table:table-row>
        <table:table-row table:style-name="ro1">
          <table:table-cell office:value-type="float" office:value="756.171254494664" calcext:value-type="float">
            <text:p>756,171254494664</text:p>
          </table:table-cell>
          <table:table-cell table:number-columns-repeated="3"/>
          <table:table-cell office:value-type="float" office:value="96.9690475928957" calcext:value-type="float">
            <text:p>96,9690475928957</text:p>
          </table:table-cell>
          <table:table-cell table:number-columns-repeated="14"/>
        </table:table-row>
        <table:table-row table:style-name="ro1">
          <table:table-cell office:value-type="float" office:value="787.008710706994" calcext:value-type="float">
            <text:p>787,008710706994</text:p>
          </table:table-cell>
          <table:table-cell table:number-columns-repeated="3"/>
          <table:table-cell office:value-type="float" office:value="97.0921762244214" calcext:value-type="float">
            <text:p>97,0921762244214</text:p>
          </table:table-cell>
          <table:table-cell table:number-columns-repeated="14"/>
        </table:table-row>
        <table:table-row table:style-name="ro1">
          <table:table-cell office:value-type="float" office:value="820.920883957728" calcext:value-type="float">
            <text:p>820,920883957728</text:p>
          </table:table-cell>
          <table:table-cell table:number-columns-repeated="3"/>
          <table:table-cell office:value-type="float" office:value="97.2046769109102" calcext:value-type="float">
            <text:p>97,2046769109102</text:p>
          </table:table-cell>
          <table:table-cell table:number-columns-repeated="14"/>
        </table:table-row>
        <table:table-row table:style-name="ro1">
          <table:table-cell office:value-type="float" office:value="857.915950251655" calcext:value-type="float">
            <text:p>857,915950251655</text:p>
          </table:table-cell>
          <table:table-cell table:number-columns-repeated="3"/>
          <table:table-cell office:value-type="float" office:value="97.3273241372601" calcext:value-type="float">
            <text:p>97,3273241372601</text:p>
          </table:table-cell>
          <table:table-cell table:number-columns-repeated="14"/>
        </table:table-row>
        <table:table-row table:style-name="ro1">
          <table:table-cell office:value-type="float" office:value="910.30038536182" calcext:value-type="float">
            <text:p>910,30038536182</text:p>
          </table:table-cell>
          <table:table-cell table:number-columns-repeated="3"/>
          <table:table-cell office:value-type="float" office:value="97.4369363926936" calcext:value-type="float">
            <text:p>97,4369363926936</text:p>
          </table:table-cell>
          <table:table-cell table:number-columns-repeated="14"/>
        </table:table-row>
        <table:table-row table:style-name="ro1">
          <table:table-cell office:value-type="float" office:value="968.844595599809" calcext:value-type="float">
            <text:p>968,844595599809</text:p>
          </table:table-cell>
          <table:table-cell table:number-columns-repeated="3"/>
          <table:table-cell office:value-type="float" office:value="97.5515684285936" calcext:value-type="float">
            <text:p>97,5515684285936</text:p>
          </table:table-cell>
          <table:table-cell table:number-columns-repeated="14"/>
        </table:table-row>
        <table:table-row table:style-name="ro1">
          <table:table-cell office:value-type="float" office:value="1027.38835242498" calcext:value-type="float">
            <text:p>1027,38835242498</text:p>
          </table:table-cell>
          <table:table-cell table:number-columns-repeated="3"/>
          <table:table-cell office:value-type="float" office:value="97.6650483837308" calcext:value-type="float">
            <text:p>97,6650483837308</text:p>
          </table:table-cell>
          <table:table-cell table:number-columns-repeated="14"/>
        </table:table-row>
        <table:table-row table:style-name="ro1">
          <table:table-cell office:value-type="float" office:value="1092.08698221985" calcext:value-type="float">
            <text:p>1092,08698221985</text:p>
          </table:table-cell>
          <table:table-cell table:number-columns-repeated="3"/>
          <table:table-cell office:value-type="float" office:value="97.7710921812171" calcext:value-type="float">
            <text:p>97,7710921812171</text:p>
          </table:table-cell>
          <table:table-cell table:number-columns-repeated="14"/>
        </table:table-row>
        <table:table-row table:style-name="ro1">
          <table:table-cell office:value-type="float" office:value="1159.85968912276" calcext:value-type="float">
            <text:p>1159,85968912276</text:p>
          </table:table-cell>
          <table:table-cell table:number-columns-repeated="3"/>
          <table:table-cell office:value-type="float" office:value="97.8648820287716" calcext:value-type="float">
            <text:p>97,8648820287716</text:p>
          </table:table-cell>
          <table:table-cell table:number-columns-repeated="14"/>
        </table:table-row>
        <table:table-row table:style-name="ro1">
          <table:table-cell office:value-type="float" office:value="1227.6327669998" calcext:value-type="float">
            <text:p>1227,6327669998</text:p>
          </table:table-cell>
          <table:table-cell table:number-columns-repeated="3"/>
          <table:table-cell office:value-type="float" office:value="97.9596144878594" calcext:value-type="float">
            <text:p>97,9596144878594</text:p>
          </table:table-cell>
          <table:table-cell table:number-columns-repeated="14"/>
        </table:table-row>
        <table:table-row table:style-name="ro1">
          <table:table-cell office:value-type="float" office:value="1295.3999092908" calcext:value-type="float">
            <text:p>1295,3999092908</text:p>
          </table:table-cell>
          <table:table-cell table:number-columns-repeated="3"/>
          <table:table-cell office:value-type="float" office:value="98.0392651624158" calcext:value-type="float">
            <text:p>98,0392651624158</text:p>
          </table:table-cell>
          <table:table-cell table:number-columns-repeated="14"/>
        </table:table-row>
        <table:table-row table:style-name="ro1">
          <table:table-cell office:value-type="float" office:value="1363.16278537933" calcext:value-type="float">
            <text:p>1363,16278537933</text:p>
          </table:table-cell>
          <table:table-cell table:number-columns-repeated="3"/>
          <table:table-cell office:value-type="float" office:value="98.1080758043402" calcext:value-type="float">
            <text:p>98,1080758043402</text:p>
          </table:table-cell>
          <table:table-cell table:number-columns-repeated="14"/>
        </table:table-row>
        <table:table-row table:style-name="ro1">
          <table:table-cell office:value-type="float" office:value="1430.92529049373" calcext:value-type="float">
            <text:p>1430,92529049373</text:p>
          </table:table-cell>
          <table:table-cell table:number-columns-repeated="3"/>
          <table:table-cell office:value-type="float" office:value="98.1759438347314" calcext:value-type="float">
            <text:p>98,1759438347314</text:p>
          </table:table-cell>
          <table:table-cell table:number-columns-repeated="14"/>
        </table:table-row>
        <table:table-row table:style-name="ro1">
          <table:table-cell office:value-type="float" office:value="1497.4482041096" calcext:value-type="float">
            <text:p>1497,4482041096</text:p>
          </table:table-cell>
          <table:table-cell table:number-columns-repeated="3"/>
          <table:table-cell office:value-type="float" office:value="98.2234043254287" calcext:value-type="float">
            <text:p>98,2234043254287</text:p>
          </table:table-cell>
          <table:table-cell table:number-columns-repeated="14"/>
        </table:table-row>
        <table:table-row table:style-name="ro1">
          <table:table-cell office:value-type="float" office:value="1566.44065539522" calcext:value-type="float">
            <text:p>1566,44065539522</text:p>
          </table:table-cell>
          <table:table-cell table:number-columns-repeated="3"/>
          <table:table-cell office:value-type="float" office:value="98.2871719956504" calcext:value-type="float">
            <text:p>98,2871719956504</text:p>
          </table:table-cell>
          <table:table-cell table:number-columns-repeated="14"/>
        </table:table-row>
        <table:table-row table:style-name="ro1">
          <table:table-cell office:value-type="float" office:value="1634.1940716435" calcext:value-type="float">
            <text:p>1634,1940716435</text:p>
          </table:table-cell>
          <table:table-cell table:number-columns-repeated="3"/>
          <table:table-cell office:value-type="float" office:value="98.331946043478" calcext:value-type="float">
            <text:p>98,331946043478</text:p>
          </table:table-cell>
          <table:table-cell table:number-columns-repeated="14"/>
        </table:table-row>
        <table:table-row table:style-name="ro1">
          <table:table-cell office:value-type="float" office:value="1701.94804435297" calcext:value-type="float">
            <text:p>1701,94804435297</text:p>
          </table:table-cell>
          <table:table-cell table:number-columns-repeated="3"/>
          <table:table-cell office:value-type="float" office:value="98.3781340086053" calcext:value-type="float">
            <text:p>98,3781340086053</text:p>
          </table:table-cell>
          <table:table-cell table:number-columns-repeated="14"/>
        </table:table-row>
        <table:table-row table:style-name="ro1">
          <table:table-cell office:value-type="float" office:value="1769.69737988584" calcext:value-type="float">
            <text:p>1769,69737988584</text:p>
          </table:table-cell>
          <table:table-cell table:number-columns-repeated="3"/>
          <table:table-cell office:value-type="float" office:value="98.4125393295676" calcext:value-type="float">
            <text:p>98,4125393295676</text:p>
          </table:table-cell>
          <table:table-cell table:number-columns-repeated="14"/>
        </table:table-row>
        <table:table-row table:style-name="ro1">
          <table:table-cell office:value-type="float" office:value="1837.44727187991" calcext:value-type="float">
            <text:p>1837,44727187991</text:p>
          </table:table-cell>
          <table:table-cell table:number-columns-repeated="3"/>
          <table:table-cell office:value-type="float" office:value="98.4483585678296" calcext:value-type="float">
            <text:p>98,4483585678296</text:p>
          </table:table-cell>
          <table:table-cell table:number-columns-repeated="14"/>
        </table:table-row>
        <table:table-row table:style-name="ro1">
          <table:table-cell office:value-type="float" office:value="1905.19734936104" calcext:value-type="float">
            <text:p>1905,19734936104</text:p>
          </table:table-cell>
          <table:table-cell table:number-columns-repeated="3"/>
          <table:table-cell office:value-type="float" office:value="98.4846491118582" calcext:value-type="float">
            <text:p>98,4846491118582</text:p>
          </table:table-cell>
          <table:table-cell table:number-columns-repeated="14"/>
        </table:table-row>
        <table:table-row table:style-name="ro1">
          <table:table-cell office:value-type="float" office:value="1972.9370395666" calcext:value-type="float">
            <text:p>1972,9370395666</text:p>
          </table:table-cell>
          <table:table-cell table:number-columns-repeated="3"/>
          <table:table-cell office:value-type="float" office:value="98.494546532957" calcext:value-type="float">
            <text:p>98,494546532957</text:p>
          </table:table-cell>
          <table:table-cell table:number-columns-repeated="14"/>
        </table:table-row>
        <table:table-row table:style-name="ro1">
          <table:table-cell office:value-type="float" office:value="2040.68043951343" calcext:value-type="float">
            <text:p>2040,68043951343</text:p>
          </table:table-cell>
          <table:table-cell table:number-columns-repeated="3"/>
          <table:table-cell office:value-type="float" office:value="98.5138700693878" calcext:value-type="float">
            <text:p>98,5138700693878</text:p>
          </table:table-cell>
          <table:table-cell table:number-columns-repeated="14"/>
        </table:table-row>
        <table:table-row table:style-name="ro1">
          <table:table-cell office:value-type="float" office:value="2108.42346848614" calcext:value-type="float">
            <text:p>2108,42346848614</text:p>
          </table:table-cell>
          <table:table-cell table:number-columns-repeated="3"/>
          <table:table-cell office:value-type="float" office:value="98.5322509942854" calcext:value-type="float">
            <text:p>98,5322509942854</text:p>
          </table:table-cell>
          <table:table-cell table:number-columns-repeated="14"/>
        </table:table-row>
        <table:table-row table:style-name="ro1">
          <table:table-cell office:value-type="float" office:value="2176.16612648472" calcext:value-type="float">
            <text:p>2176,16612648472</text:p>
          </table:table-cell>
          <table:table-cell table:number-columns-repeated="3"/>
          <table:table-cell office:value-type="float" office:value="98.5496893076498" calcext:value-type="float">
            <text:p>98,5496893076498</text:p>
          </table:table-cell>
          <table:table-cell table:number-columns-repeated="14"/>
        </table:table-row>
        <table:table-row table:style-name="ro1">
          <table:table-cell office:value-type="float" office:value="2243.91267971163" calcext:value-type="float">
            <text:p>2243,91267971163</text:p>
          </table:table-cell>
          <table:table-cell table:number-columns-repeated="3"/>
          <table:table-cell office:value-type="float" office:value="98.577025042113" calcext:value-type="float">
            <text:p>98,577025042113</text:p>
          </table:table-cell>
          <table:table-cell table:number-columns-repeated="14"/>
        </table:table-row>
        <table:table-row table:style-name="ro1">
          <table:table-cell office:value-type="float" office:value="2311.65051504655" calcext:value-type="float">
            <text:p>2311,65051504655</text:p>
          </table:table-cell>
          <table:table-cell table:number-columns-repeated="3"/>
          <table:table-cell office:value-type="float" office:value="98.5822094055456" calcext:value-type="float">
            <text:p>98,5822094055456</text:p>
          </table:table-cell>
          <table:table-cell table:number-columns-repeated="14"/>
        </table:table-row>
        <table:table-row table:style-name="ro1">
          <table:table-cell office:value-type="float" office:value="2379.39206012275" calcext:value-type="float">
            <text:p>2379,39206012275</text:p>
          </table:table-cell>
          <table:table-cell table:number-columns-repeated="3"/>
          <table:table-cell office:value-type="float" office:value="98.5968198843104" calcext:value-type="float">
            <text:p>98,5968198843104</text:p>
          </table:table-cell>
          <table:table-cell table:number-columns-repeated="14"/>
        </table:table-row>
        <table:table-row table:style-name="ro1">
          <table:table-cell office:value-type="float" office:value="2447.13583104371" calcext:value-type="float">
            <text:p>2447,13583104371</text:p>
          </table:table-cell>
          <table:table-cell table:number-columns-repeated="3"/>
          <table:table-cell office:value-type="float" office:value="98.6170860322745" calcext:value-type="float">
            <text:p>98,6170860322745</text:p>
          </table:table-cell>
          <table:table-cell table:number-columns-repeated="14"/>
        </table:table-row>
        <table:table-row table:style-name="ro1">
          <table:table-cell office:value-type="float" office:value="2514.87236796918" calcext:value-type="float">
            <text:p>2514,87236796918</text:p>
          </table:table-cell>
          <table:table-cell table:number-columns-repeated="3"/>
          <table:table-cell office:value-type="float" office:value="98.6189712553409" calcext:value-type="float">
            <text:p>98,6189712553409</text:p>
          </table:table-cell>
          <table:table-cell table:number-columns-repeated="14"/>
        </table:table-row>
        <table:table-row table:style-name="ro1">
          <table:table-cell office:value-type="float" office:value="2582.61502596776" calcext:value-type="float">
            <text:p>2582,61502596776</text:p>
          </table:table-cell>
          <table:table-cell table:number-columns-repeated="3"/>
          <table:table-cell office:value-type="float" office:value="98.6364095687053" calcext:value-type="float">
            <text:p>98,6364095687053</text:p>
          </table:table-cell>
          <table:table-cell table:number-columns-repeated="14"/>
        </table:table-row>
        <table:table-row table:style-name="ro1">
          <table:table-cell office:value-type="float" office:value="2650.353788738" calcext:value-type="float">
            <text:p>2650,353788738</text:p>
          </table:table-cell>
          <table:table-cell table:number-columns-repeated="3"/>
          <table:table-cell office:value-type="float" office:value="98.643950460971" calcext:value-type="float">
            <text:p>98,643950460971</text:p>
          </table:table-cell>
          <table:table-cell table:number-columns-repeated="14"/>
        </table:table-row>
        <table:table-row table:style-name="ro1">
          <table:table-cell office:value-type="float" office:value="2718.0912530988" calcext:value-type="float">
            <text:p>2718,0912530988</text:p>
          </table:table-cell>
          <table:table-cell table:number-columns-repeated="3"/>
          <table:table-cell office:value-type="float" office:value="98.6481922128704" calcext:value-type="float">
            <text:p>98,6481922128704</text:p>
          </table:table-cell>
          <table:table-cell table:number-columns-repeated="14"/>
        </table:table-row>
        <table:table-row table:style-name="ro1">
          <table:table-cell office:value-type="float" office:value="2785.83261268793" calcext:value-type="float">
            <text:p>2785,83261268793</text:p>
          </table:table-cell>
          <table:table-cell table:number-columns-repeated="3"/>
          <table:table-cell office:value-type="float" office:value="98.6623313858686" calcext:value-type="float">
            <text:p>98,6623313858686</text:p>
          </table:table-cell>
          <table:table-cell table:number-columns-repeated="14"/>
        </table:table-row>
        <table:table-row table:style-name="ro1">
          <table:table-cell office:value-type="float" office:value="2853.56636730744" calcext:value-type="float">
            <text:p>2853,56636730744</text:p>
          </table:table-cell>
          <table:table-cell table:number-columns-repeated="3"/>
          <table:table-cell office:value-type="float" office:value="98.657147022436" calcext:value-type="float">
            <text:p>98,657147022436</text:p>
          </table:table-cell>
          <table:table-cell table:number-columns-repeated="14"/>
        </table:table-row>
        <table:table-row table:style-name="ro1">
          <table:table-cell office:value-type="float" office:value="2912.06676137903" calcext:value-type="float">
            <text:p>2912,06676137903</text:p>
          </table:table-cell>
          <table:table-cell table:number-columns-repeated="3"/>
          <table:table-cell office:value-type="float" office:value="98.6604461628022" calcext:value-type="float">
            <text:p>98,6604461628022</text:p>
          </table:table-cell>
          <table:table-cell table:number-columns-repeated="14"/>
        </table:table-row>
        <table:table-row table:style-name="ro1">
          <table:table-cell office:value-type="float" office:value="2979.81301318947" calcext:value-type="float">
            <text:p>2979,81301318947</text:p>
          </table:table-cell>
          <table:table-cell table:number-columns-repeated="3"/>
          <table:table-cell office:value-type="float" office:value="98.6870160253946" calcext:value-type="float">
            <text:p>98,6870160253946</text:p>
          </table:table-cell>
          <table:table-cell table:number-columns-repeated="14"/>
        </table:table-row>
        <table:table-row table:style-name="ro1">
          <table:table-cell office:value-type="float" office:value="3161.47542314604" calcext:value-type="float">
            <text:p>3161,47542314604</text:p>
          </table:table-cell>
          <table:table-cell table:number-columns-repeated="3"/>
          <table:table-cell office:value-type="float" office:value="98.7056241870011" calcext:value-type="float">
            <text:p>98,7056241870011</text:p>
          </table:table-cell>
          <table:table-cell table:number-columns-repeated="14"/>
        </table:table-row>
        <table:table-row table:style-name="ro1">
          <table:table-cell office:value-type="float" office:value="3343.13083759048" calcext:value-type="float">
            <text:p>3343,13083759048</text:p>
          </table:table-cell>
          <table:table-cell table:number-columns-repeated="3"/>
          <table:table-cell office:value-type="float" office:value="98.7064573882671" calcext:value-type="float">
            <text:p>98,7064573882671</text:p>
          </table:table-cell>
          <table:table-cell table:number-columns-repeated="14"/>
        </table:table-row>
        <table:table-row table:style-name="ro1">
          <table:table-cell office:value-type="float" office:value="3524.78355584796" calcext:value-type="float">
            <text:p>3524,78355584796</text:p>
          </table:table-cell>
          <table:table-cell table:number-columns-repeated="3"/>
          <table:table-cell office:value-type="float" office:value="98.7004398235685" calcext:value-type="float">
            <text:p>98,7004398235685</text:p>
          </table:table-cell>
          <table:table-cell table:number-columns-repeated="14"/>
        </table:table-row>
        <table:table-row table:style-name="ro1">
          <table:table-cell office:value-type="float" office:value="3709.509963678" calcext:value-type="float">
            <text:p>3709,509963678</text:p>
          </table:table-cell>
          <table:table-cell table:number-columns-repeated="3"/>
          <table:table-cell office:value-type="float" office:value="98.6811836165329" calcext:value-type="float">
            <text:p>98,6811836165329</text:p>
          </table:table-cell>
          <table:table-cell table:number-columns-repeated="14"/>
        </table:table-row>
        <table:table-row table:style-name="ro1">
          <table:table-cell office:value-type="float" office:value="3808.02251422593" calcext:value-type="float">
            <text:p>3808,02251422593</text:p>
          </table:table-cell>
          <table:table-cell table:number-columns-repeated="3"/>
          <table:table-cell office:value-type="float" office:value="98.6500774359369" calcext:value-type="float">
            <text:p>98,6500774359369</text:p>
          </table:table-cell>
          <table:table-cell table:number-columns-repeated="14"/>
        </table:table-row>
        <table:table-row table:style-name="ro1">
          <table:table-cell office:value-type="float" office:value="3891.15892913471" calcext:value-type="float">
            <text:p>3891,15892913471</text:p>
          </table:table-cell>
          <table:table-cell table:number-columns-repeated="3"/>
          <table:table-cell office:value-type="float" office:value="98.6656305262349" calcext:value-type="float">
            <text:p>98,6656305262349</text:p>
          </table:table-cell>
          <table:table-cell table:number-columns-repeated="14"/>
        </table:table-row>
        <table:table-row table:style-name="ro1">
          <table:table-cell office:value-type="float" office:value="4075.89674110691" calcext:value-type="float">
            <text:p>4075,89674110691</text:p>
          </table:table-cell>
          <table:table-cell table:number-columns-repeated="3"/>
          <table:table-cell office:value-type="float" office:value="98.6753512076711" calcext:value-type="float">
            <text:p>98,6753512076711</text:p>
          </table:table-cell>
          <table:table-cell table:number-columns-repeated="14"/>
        </table:table-row>
        <table:table-row table:style-name="ro1">
          <table:table-cell office:value-type="float" office:value="4248.31028247211" calcext:value-type="float">
            <text:p>4248,31028247211</text:p>
          </table:table-cell>
          <table:table-cell table:number-columns-repeated="3"/>
          <table:table-cell office:value-type="float" office:value="98.6630383445185" calcext:value-type="float">
            <text:p>98,6630383445185</text:p>
          </table:table-cell>
          <table:table-cell table:number-columns-repeated="14"/>
        </table:table-row>
        <table:table-row table:style-name="ro1">
          <table:table-cell office:value-type="float" office:value="4405.33500552017" calcext:value-type="float">
            <text:p>4405,33500552017</text:p>
          </table:table-cell>
          <table:table-cell table:number-columns-repeated="3"/>
          <table:table-cell office:value-type="float" office:value="98.6651592204683" calcext:value-type="float">
            <text:p>98,6651592204683</text:p>
          </table:table-cell>
          <table:table-cell table:number-columns-repeated="14"/>
        </table:table-row>
        <table:table-row table:style-name="ro1">
          <table:table-cell office:value-type="float" office:value="4473.0702440362" calcext:value-type="float">
            <text:p>4473,0702440362</text:p>
          </table:table-cell>
          <table:table-cell table:number-columns-repeated="3"/>
          <table:table-cell office:value-type="float" office:value="98.6637453031684" calcext:value-type="float">
            <text:p>98,6637453031684</text:p>
          </table:table-cell>
          <table:table-cell table:number-columns-repeated="14"/>
        </table:table-row>
        <table:table-row table:style-name="ro1">
          <table:table-cell office:value-type="float" office:value="4540.8030712204" calcext:value-type="float">
            <text:p>4540,8030712204</text:p>
          </table:table-cell>
          <table:table-cell table:number-columns-repeated="3"/>
          <table:table-cell office:value-type="float" office:value="98.6562044109028" calcext:value-type="float">
            <text:p>98,6562044109028</text:p>
          </table:table-cell>
          <table:table-cell table:number-columns-repeated="14"/>
        </table:table-row>
        <table:table-row table:style-name="ro1">
          <table:table-cell office:value-type="float" office:value="4608.52829343498" calcext:value-type="float">
            <text:p>4608,52829343498</text:p>
          </table:table-cell>
          <table:table-cell table:number-columns-repeated="3"/>
          <table:table-cell office:value-type="float" office:value="98.6293399822062" calcext:value-type="float">
            <text:p>98,6293399822062</text:p>
          </table:table-cell>
          <table:table-cell table:number-columns-repeated="14"/>
        </table:table-row>
        <table:table-row table:style-name="ro1">
          <table:table-cell office:value-type="float" office:value="4657.79068978205" calcext:value-type="float">
            <text:p>4657,79068978205</text:p>
          </table:table-cell>
          <table:table-cell table:number-columns-repeated="3"/>
          <table:table-cell office:value-type="float" office:value="98.6293399822062" calcext:value-type="float">
            <text:p>98,6293399822062</text:p>
          </table:table-cell>
          <table:table-cell table:number-columns-repeated="14"/>
        </table:table-row>
        <table:table-row table:style-name="ro1">
          <table:table-cell office:value-type="float" office:value="4802.4836763688" calcext:value-type="float">
            <text:p>4802,4836763688</text:p>
          </table:table-cell>
          <table:table-cell table:number-columns-repeated="3"/>
          <table:table-cell office:value-type="float" office:value="98.5904572564612" calcext:value-type="float">
            <text:p>98,5904572564612</text:p>
          </table:table-cell>
          <table:table-cell table:number-columns-repeated="14"/>
        </table:table-row>
        <table:table-row table:style-name="ro1">
          <table:table-cell office:value-type="float" office:value="4984.13366200436" calcext:value-type="float">
            <text:p>4984,13366200436</text:p>
          </table:table-cell>
          <table:table-cell table:number-columns-repeated="3"/>
          <table:table-cell office:value-type="float" office:value="98.5774963478796" calcext:value-type="float">
            <text:p>98,5774963478796</text:p>
          </table:table-cell>
          <table:table-cell table:number-columns-repeated="14"/>
        </table:table-row>
        <table:table-row table:style-name="ro1">
          <table:table-cell office:value-type="float" office:value="5165.78109719279" calcext:value-type="float">
            <text:p>5165,78109719279</text:p>
          </table:table-cell>
          <table:table-cell table:number-columns-repeated="3"/>
          <table:table-cell office:value-type="float" office:value="98.5580549850071" calcext:value-type="float">
            <text:p>98,5580549850071</text:p>
          </table:table-cell>
          <table:table-cell table:number-columns-repeated="14"/>
        </table:table-row>
        <table:table-row table:style-name="ro1">
          <table:table-cell office:value-type="float" office:value="5276.61383763231" calcext:value-type="float">
            <text:p>5276,61383763231</text:p>
          </table:table-cell>
          <table:table-cell table:number-columns-repeated="3"/>
          <table:table-cell office:value-type="float" office:value="98.5386136221346" calcext:value-type="float">
            <text:p>98,5386136221346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float" office:value="277.502940966605" calcext:value-type="float">
            <text:p>277,502940966605</text:p>
          </table:table-cell>
          <table:table-cell table:number-columns-repeated="3"/>
          <table:table-cell office:value-type="float" office:value="95.0515531732869" calcext:value-type="float">
            <text:p>95,0515531732869</text:p>
          </table:table-cell>
          <table:table-cell table:number-columns-repeated="14"/>
        </table:table-row>
        <table:table-row table:style-name="ro1">
          <table:table-cell office:value-type="float" office:value="327.482409692574" calcext:value-type="float">
            <text:p>327,482409692574</text:p>
          </table:table-cell>
          <table:table-cell table:number-columns-repeated="3"/>
          <table:table-cell office:value-type="float" office:value="95.1350790285909" calcext:value-type="float">
            <text:p>95,1350790285909</text:p>
          </table:table-cell>
          <table:table-cell table:number-columns-repeated="14"/>
        </table:table-row>
        <table:table-row table:style-name="ro1">
          <table:table-cell office:value-type="float" office:value="379.868338636056" calcext:value-type="float">
            <text:p>379,868338636056</text:p>
          </table:table-cell>
          <table:table-cell table:number-columns-repeated="3"/>
          <table:table-cell office:value-type="float" office:value="95.2484869786804" calcext:value-type="float">
            <text:p>95,2484869786804</text:p>
          </table:table-cell>
          <table:table-cell table:number-columns-repeated="14"/>
        </table:table-row>
        <table:table-row table:style-name="ro1">
          <table:table-cell office:value-type="float" office:value="441.495557699442" calcext:value-type="float">
            <text:p>441,495557699442</text:p>
          </table:table-cell>
          <table:table-cell table:number-columns-repeated="3"/>
          <table:table-cell office:value-type="float" office:value="95.3735597464934" calcext:value-type="float">
            <text:p>95,3735597464934</text:p>
          </table:table-cell>
          <table:table-cell table:number-columns-repeated="14"/>
        </table:table-row>
        <table:table-row table:style-name="ro1">
          <table:table-cell office:value-type="float" office:value="500.045370824453" calcext:value-type="float">
            <text:p>500,045370824453</text:p>
          </table:table-cell>
          <table:table-cell table:number-columns-repeated="3"/>
          <table:table-cell office:value-type="float" office:value="95.5024282089625" calcext:value-type="float">
            <text:p>95,5024282089625</text:p>
          </table:table-cell>
          <table:table-cell table:number-columns-repeated="14"/>
        </table:table-row>
        <table:table-row table:style-name="ro1">
          <table:table-cell office:value-type="float" office:value="540.129679560421" calcext:value-type="float">
            <text:p>540,129679560421</text:p>
          </table:table-cell>
          <table:table-cell table:number-columns-repeated="3"/>
          <table:table-cell office:value-type="float" office:value="95.651355220427" calcext:value-type="float">
            <text:p>95,651355220427</text:p>
          </table:table-cell>
          <table:table-cell table:number-columns-repeated="14"/>
        </table:table-row>
        <table:table-row table:style-name="ro1">
          <table:table-cell office:value-type="float" office:value="577.134116925792" calcext:value-type="float">
            <text:p>577,134116925792</text:p>
          </table:table-cell>
          <table:table-cell table:number-columns-repeated="3"/>
          <table:table-cell office:value-type="float" office:value="95.7978134873997" calcext:value-type="float">
            <text:p>95,7978134873997</text:p>
          </table:table-cell>
          <table:table-cell table:number-columns-repeated="14"/>
        </table:table-row>
        <table:table-row table:style-name="ro1">
          <table:table-cell office:value-type="float" office:value="614.140424619056" calcext:value-type="float">
            <text:p>614,140424619056</text:p>
          </table:table-cell>
          <table:table-cell table:number-columns-repeated="3"/>
          <table:table-cell office:value-type="float" office:value="95.9490240875191" calcext:value-type="float">
            <text:p>95,9490240875191</text:p>
          </table:table-cell>
          <table:table-cell table:number-columns-repeated="14"/>
        </table:table-row>
        <table:table-row table:style-name="ro1">
          <table:table-cell office:value-type="float" office:value="651.147072371937" calcext:value-type="float">
            <text:p>651,147072371937</text:p>
          </table:table-cell>
          <table:table-cell table:number-columns-repeated="3"/>
          <table:table-cell office:value-type="float" office:value="96.1010987482106" calcext:value-type="float">
            <text:p>96,1010987482106</text:p>
          </table:table-cell>
          <table:table-cell table:number-columns-repeated="14"/>
        </table:table-row>
        <table:table-row table:style-name="ro1">
          <table:table-cell office:value-type="float" office:value="681.985888822735" calcext:value-type="float">
            <text:p>681,985888822735</text:p>
          </table:table-cell>
          <table:table-cell table:number-columns-repeated="3"/>
          <table:table-cell office:value-type="float" office:value="96.2276836220248" calcext:value-type="float">
            <text:p>96,2276836220248</text:p>
          </table:table-cell>
          <table:table-cell table:number-columns-repeated="14"/>
        </table:table-row>
        <table:table-row table:style-name="ro1">
          <table:table-cell office:value-type="float" office:value="706.648457495931" calcext:value-type="float">
            <text:p>706,648457495931</text:p>
          </table:table-cell>
          <table:table-cell table:number-columns-repeated="3"/>
          <table:table-cell office:value-type="float" office:value="96.307393209802" calcext:value-type="float">
            <text:p>96,307393209802</text:p>
          </table:table-cell>
          <table:table-cell table:number-columns-repeated="14"/>
        </table:table-row>
        <table:table-row table:style-name="ro1">
          <table:table-cell office:value-type="float" office:value="737.488889229909" calcext:value-type="float">
            <text:p>737,488889229909</text:p>
          </table:table-cell>
          <table:table-cell table:number-columns-repeated="3"/>
          <table:table-cell office:value-type="float" office:value="96.4380823713337" calcext:value-type="float">
            <text:p>96,4380823713337</text:p>
          </table:table-cell>
          <table:table-cell table:number-columns-repeated="14"/>
        </table:table-row>
        <table:table-row table:style-name="ro1">
          <table:table-cell office:value-type="float" office:value="774.494290097528" calcext:value-type="float">
            <text:p>774,494290097528</text:p>
          </table:table-cell>
          <table:table-cell table:number-columns-repeated="3"/>
          <table:table-cell office:value-type="float" office:value="96.5869888099274" calcext:value-type="float">
            <text:p>96,5869888099274</text:p>
          </table:table-cell>
          <table:table-cell table:number-columns-repeated="14"/>
        </table:table-row>
        <table:table-row table:style-name="ro1">
          <table:table-cell office:value-type="float" office:value="811.500371084381" calcext:value-type="float">
            <text:p>811,500371084381</text:p>
          </table:table-cell>
          <table:table-cell table:number-columns-repeated="3"/>
          <table:table-cell office:value-type="float" office:value="96.7376233696654" calcext:value-type="float">
            <text:p>96,7376233696654</text:p>
          </table:table-cell>
          <table:table-cell table:number-columns-repeated="14"/>
        </table:table-row>
        <table:table-row table:style-name="ro1">
          <table:table-cell office:value-type="float" office:value="848.506282041425" calcext:value-type="float">
            <text:p>848,506282041425</text:p>
          </table:table-cell>
          <table:table-cell table:number-columns-repeated="3"/>
          <table:table-cell office:value-type="float" office:value="96.8878258991173" calcext:value-type="float">
            <text:p>96,8878258991173</text:p>
          </table:table-cell>
          <table:table-cell table:number-columns-repeated="14"/>
        </table:table-row>
        <table:table-row table:style-name="ro1">
          <table:table-cell office:value-type="float" office:value="885.512589734689" calcext:value-type="float">
            <text:p>885,512589734689</text:p>
          </table:table-cell>
          <table:table-cell table:number-columns-repeated="3"/>
          <table:table-cell office:value-type="float" office:value="97.0390364992366" calcext:value-type="float">
            <text:p>97,0390364992366</text:p>
          </table:table-cell>
          <table:table-cell table:number-columns-repeated="14"/>
        </table:table-row>
        <table:table-row table:style-name="ro1">
          <table:table-cell office:value-type="float" office:value="922.514306623124" calcext:value-type="float">
            <text:p>922,514306623124</text:p>
          </table:table-cell>
          <table:table-cell table:number-columns-repeated="3"/>
          <table:table-cell office:value-type="float" office:value="97.1785822816325" calcext:value-type="float">
            <text:p>97,1785822816325</text:p>
          </table:table-cell>
          <table:table-cell table:number-columns-repeated="14"/>
        </table:table-row>
        <table:table-row table:style-name="ro1">
          <table:table-cell office:value-type="float" office:value="956.438041900834" calcext:value-type="float">
            <text:p>956,438041900834</text:p>
          </table:table-cell>
          <table:table-cell table:number-columns-repeated="3"/>
          <table:table-cell office:value-type="float" office:value="97.3204610275731" calcext:value-type="float">
            <text:p>97,3204610275731</text:p>
          </table:table-cell>
          <table:table-cell table:number-columns-repeated="14"/>
        </table:table-row>
        <table:table-row table:style-name="ro1">
          <table:table-cell office:value-type="float" office:value="978.015096642788" calcext:value-type="float">
            <text:p>978,015096642788</text:p>
          </table:table-cell>
          <table:table-cell table:number-columns-repeated="3"/>
          <table:table-cell office:value-type="float" office:value="97.3833646372227" calcext:value-type="float">
            <text:p>97,3833646372227</text:p>
          </table:table-cell>
          <table:table-cell table:number-columns-repeated="14"/>
        </table:table-row>
        <table:table-row table:style-name="ro1">
          <table:table-cell office:value-type="float" office:value="1008.84787703539" calcext:value-type="float">
            <text:p>1008,84787703539</text:p>
          </table:table-cell>
          <table:table-cell table:number-columns-repeated="3"/>
          <table:table-cell office:value-type="float" office:value="97.494612435882" calcext:value-type="float">
            <text:p>97,494612435882</text:p>
          </table:table-cell>
          <table:table-cell table:number-columns-repeated="14"/>
        </table:table-row>
        <table:table-row table:style-name="ro1">
          <table:table-cell office:value-type="float" office:value="1098.15630443381" calcext:value-type="float">
            <text:p>1098,15630443381</text:p>
          </table:table-cell>
          <table:table-cell table:number-columns-repeated="3"/>
          <table:table-cell office:value-type="float" office:value="97.5462793305461" calcext:value-type="float">
            <text:p>97,5462793305461</text:p>
          </table:table-cell>
          <table:table-cell table:number-columns-repeated="14"/>
        </table:table-row>
        <table:table-row table:style-name="ro1">
          <table:table-cell office:value-type="float" office:value="1193.62139526736" calcext:value-type="float">
            <text:p>1193,62139526736</text:p>
          </table:table-cell>
          <table:table-cell table:number-columns-repeated="3"/>
          <table:table-cell office:value-type="float" office:value="97.5950594773898" calcext:value-type="float">
            <text:p>97,5950594773898</text:p>
          </table:table-cell>
          <table:table-cell table:number-columns-repeated="14"/>
        </table:table-row>
        <table:table-row table:style-name="ro1">
          <table:table-cell office:value-type="float" office:value="1292.16495925235" calcext:value-type="float">
            <text:p>1292,16495925235</text:p>
          </table:table-cell>
          <table:table-cell table:number-columns-repeated="3"/>
          <table:table-cell office:value-type="float" office:value="97.6427556209703" calcext:value-type="float">
            <text:p>97,6427556209703</text:p>
          </table:table-cell>
          <table:table-cell table:number-columns-repeated="14"/>
        </table:table-row>
        <table:table-row table:style-name="ro1">
          <table:table-cell office:value-type="float" office:value="1384.55092772973" calcext:value-type="float">
            <text:p>1384,55092772973</text:p>
          </table:table-cell>
          <table:table-cell table:number-columns-repeated="3"/>
          <table:table-cell office:value-type="float" office:value="97.6909702008941" calcext:value-type="float">
            <text:p>97,6909702008941</text:p>
          </table:table-cell>
          <table:table-cell table:number-columns-repeated="14"/>
        </table:table-row>
        <table:table-row table:style-name="ro1">
          <table:table-cell office:value-type="float" office:value="1483.09428767895" calcext:value-type="float">
            <text:p>1483,09428767895</text:p>
          </table:table-cell>
          <table:table-cell table:number-columns-repeated="3"/>
          <table:table-cell office:value-type="float" office:value="97.7381479081313" calcext:value-type="float">
            <text:p>97,7381479081313</text:p>
          </table:table-cell>
          <table:table-cell table:number-columns-repeated="14"/>
        </table:table-row>
        <table:table-row table:style-name="ro1">
          <table:table-cell office:value-type="float" office:value="1501.96739238284" calcext:value-type="float">
            <text:p>1501,96739238284</text:p>
          </table:table-cell>
          <table:table-cell table:number-columns-repeated="3"/>
          <table:table-cell office:value-type="float" office:value="97.7537647045901" calcext:value-type="float">
            <text:p>97,7537647045901</text:p>
          </table:table-cell>
          <table:table-cell table:number-columns-repeated="14"/>
        </table:table-row>
        <table:table-row table:style-name="ro1">
          <table:table-cell office:value-type="float" office:value="1569.70318736006" calcext:value-type="float">
            <text:p>1569,70318736006</text:p>
          </table:table-cell>
          <table:table-cell table:number-columns-repeated="3"/>
          <table:table-cell office:value-type="float" office:value="97.7537647045901" calcext:value-type="float">
            <text:p>97,7537647045901</text:p>
          </table:table-cell>
          <table:table-cell table:number-columns-repeated="14"/>
        </table:table-row>
        <table:table-row table:style-name="ro1">
          <table:table-cell office:value-type="float" office:value="1575.48066422787" calcext:value-type="float">
            <text:p>1575,48066422787</text:p>
          </table:table-cell>
          <table:table-cell table:number-columns-repeated="3"/>
          <table:table-cell office:value-type="float" office:value="97.7873993607416" calcext:value-type="float">
            <text:p>97,7873993607416</text:p>
          </table:table-cell>
          <table:table-cell table:number-columns-repeated="14"/>
        </table:table-row>
        <table:table-row table:style-name="ro1">
          <table:table-cell office:value-type="float" office:value="1674.02443224863" calcext:value-type="float">
            <text:p>1674,02443224863</text:p>
          </table:table-cell>
          <table:table-cell table:number-columns-repeated="3"/>
          <table:table-cell office:value-type="float" office:value="97.8356139406654" calcext:value-type="float">
            <text:p>97,8356139406654</text:p>
          </table:table-cell>
          <table:table-cell table:number-columns-repeated="14"/>
        </table:table-row>
        <table:table-row table:style-name="ro1">
          <table:table-cell office:value-type="float" office:value="1769.48926340028" calcext:value-type="float">
            <text:p>1769,48926340028</text:p>
          </table:table-cell>
          <table:table-cell table:number-columns-repeated="3"/>
          <table:table-cell office:value-type="float" office:value="97.8837342594359" calcext:value-type="float">
            <text:p>97,8837342594359</text:p>
          </table:table-cell>
          <table:table-cell table:number-columns-repeated="14"/>
        </table:table-row>
        <table:table-row table:style-name="ro1">
          <table:table-cell office:value-type="float" office:value="1864.95396471099" calcext:value-type="float">
            <text:p>1864,95396471099</text:p>
          </table:table-cell>
          <table:table-cell table:number-columns-repeated="3"/>
          <table:table-cell office:value-type="float" office:value="97.9315246641697" calcext:value-type="float">
            <text:p>97,9315246641697</text:p>
          </table:table-cell>
          <table:table-cell table:number-columns-repeated="14"/>
        </table:table-row>
        <table:table-row table:style-name="ro1">
          <table:table-cell office:value-type="float" office:value="1960.41925958031" calcext:value-type="float">
            <text:p>1960,41925958031</text:p>
          </table:table-cell>
          <table:table-cell table:number-columns-repeated="3"/>
          <table:table-cell office:value-type="float" office:value="97.9808232473567" calcext:value-type="float">
            <text:p>97,9808232473567</text:p>
          </table:table-cell>
          <table:table-cell table:number-columns-repeated="14"/>
        </table:table-row>
        <table:table-row table:style-name="ro1">
          <table:table-cell office:value-type="float" office:value="2055.88349717336" calcext:value-type="float">
            <text:p>2055,88349717336</text:p>
          </table:table-cell>
          <table:table-cell table:number-columns-repeated="3"/>
          <table:table-cell office:value-type="float" office:value="98.027435387674" calcext:value-type="float">
            <text:p>98,027435387674</text:p>
          </table:table-cell>
          <table:table-cell table:number-columns-repeated="14"/>
        </table:table-row>
        <table:table-row table:style-name="ro1">
          <table:table-cell office:value-type="float" office:value="2154.42726519412" calcext:value-type="float">
            <text:p>2154,42726519412</text:p>
          </table:table-cell>
          <table:table-cell table:number-columns-repeated="3"/>
          <table:table-cell office:value-type="float" office:value="98.0756499675977" calcext:value-type="float">
            <text:p>98,0756499675977</text:p>
          </table:table-cell>
          <table:table-cell table:number-columns-repeated="14"/>
        </table:table-row>
        <table:table-row table:style-name="ro1">
          <table:table-cell office:value-type="float" office:value="2249.89241167379" calcext:value-type="float">
            <text:p>2249,89241167379</text:p>
          </table:table-cell>
          <table:table-cell table:number-columns-repeated="3"/>
          <table:table-cell office:value-type="float" office:value="98.1245715061714" calcext:value-type="float">
            <text:p>98,1245715061714</text:p>
          </table:table-cell>
          <table:table-cell table:number-columns-repeated="14"/>
        </table:table-row>
        <table:table-row table:style-name="ro1">
          <table:table-cell office:value-type="float" office:value="2345.35720572803" calcext:value-type="float">
            <text:p>2345,35720572803</text:p>
          </table:table-cell>
          <table:table-cell table:number-columns-repeated="3"/>
          <table:table-cell office:value-type="float" office:value="98.1725975637885" calcext:value-type="float">
            <text:p>98,1725975637885</text:p>
          </table:table-cell>
          <table:table-cell table:number-columns-repeated="14"/>
        </table:table-row>
        <table:table-row table:style-name="ro1">
          <table:table-cell office:value-type="float" office:value="2440.82055298318" calcext:value-type="float">
            <text:p>2440,82055298318</text:p>
          </table:table-cell>
          <table:table-cell table:number-columns-repeated="3"/>
          <table:table-cell office:value-type="float" office:value="98.2169474364262" calcext:value-type="float">
            <text:p>98,2169474364262</text:p>
          </table:table-cell>
          <table:table-cell table:number-columns-repeated="14"/>
        </table:table-row>
        <table:table-row table:style-name="ro1">
          <table:table-cell office:value-type="float" office:value="2536.26776286378" calcext:value-type="float">
            <text:p>2536,26776286378</text:p>
          </table:table-cell>
          <table:table-cell table:number-columns-repeated="3"/>
          <table:table-cell office:value-type="float" office:value="98.2202937073691" calcext:value-type="float">
            <text:p>98,2202937073691</text:p>
          </table:table-cell>
          <table:table-cell table:number-columns-repeated="14"/>
        </table:table-row>
        <table:table-row table:style-name="ro1">
          <table:table-cell office:value-type="float" office:value="2622.44675917716" calcext:value-type="float">
            <text:p>2622,44675917716</text:p>
          </table:table-cell>
          <table:table-cell table:number-columns-repeated="3"/>
          <table:table-cell office:value-type="float" office:value="98.1435651285656" calcext:value-type="float">
            <text:p>98,1435651285656</text:p>
          </table:table-cell>
          <table:table-cell table:number-columns-repeated="14"/>
        </table:table-row>
        <table:table-row table:style-name="ro1">
          <table:table-cell office:value-type="float" office:value="2711.70363508339" calcext:value-type="float">
            <text:p>2711,70363508339</text:p>
          </table:table-cell>
          <table:table-cell table:number-columns-repeated="3"/>
          <table:table-cell office:value-type="float" office:value="98.0642443680459" calcext:value-type="float">
            <text:p>98,0642443680459</text:p>
          </table:table-cell>
          <table:table-cell table:number-columns-repeated="14"/>
        </table:table-row>
        <table:table-row table:style-name="ro1">
          <table:table-cell office:value-type="float" office:value="2800.96010291807" calcext:value-type="float">
            <text:p>2800,96010291807</text:p>
          </table:table-cell>
          <table:table-cell table:number-columns-repeated="3"/>
          <table:table-cell office:value-type="float" office:value="97.9838867348396" calcext:value-type="float">
            <text:p>97,9838867348396</text:p>
          </table:table-cell>
          <table:table-cell table:number-columns-repeated="14"/>
        </table:table-row>
        <table:table-row table:style-name="ro1">
          <table:table-cell office:value-type="float" office:value="2887.13828308838" calcext:value-type="float">
            <text:p>2887,13828308838</text:p>
          </table:table-cell>
          <table:table-cell table:number-columns-repeated="3"/>
          <table:table-cell office:value-type="float" office:value="97.9050844106631" calcext:value-type="float">
            <text:p>97,9050844106631</text:p>
          </table:table-cell>
          <table:table-cell table:number-columns-repeated="14"/>
        </table:table-row>
        <table:table-row table:style-name="ro1">
          <table:table-cell office:value-type="float" office:value="2976.39497350754" calcext:value-type="float">
            <text:p>2976,39497350754</text:p>
          </table:table-cell>
          <table:table-cell table:number-columns-repeated="3"/>
          <table:table-cell office:value-type="float" office:value="97.8252923443767" calcext:value-type="float">
            <text:p>97,8252923443767</text:p>
          </table:table-cell>
          <table:table-cell table:number-columns-repeated="14"/>
        </table:table-row>
        <table:table-row table:style-name="ro1">
          <table:table-cell office:value-type="float" office:value="3065.65162682929" calcext:value-type="float">
            <text:p>3065,65162682929</text:p>
          </table:table-cell>
          <table:table-cell table:number-columns-repeated="3"/>
          <table:table-cell office:value-type="float" office:value="97.7454060169371" calcext:value-type="float">
            <text:p>97,7454060169371</text:p>
          </table:table-cell>
          <table:table-cell table:number-columns-repeated="14"/>
        </table:table-row>
        <table:table-row table:style-name="ro1">
          <table:table-cell office:value-type="float" office:value="3151.82960296383" calcext:value-type="float">
            <text:p>3151,82960296383</text:p>
          </table:table-cell>
          <table:table-cell table:number-columns-repeated="3"/>
          <table:table-cell office:value-type="float" office:value="97.6660852564173" calcext:value-type="float">
            <text:p>97,6660852564173</text:p>
          </table:table-cell>
          <table:table-cell table:number-columns-repeated="14"/>
        </table:table-row>
        <table:table-row table:style-name="ro1">
          <table:table-cell office:value-type="float" office:value="3238.00778313413" calcext:value-type="float">
            <text:p>3238,00778313413</text:p>
          </table:table-cell>
          <table:table-cell table:number-columns-repeated="3"/>
          <table:table-cell office:value-type="float" office:value="97.5872829322408" calcext:value-type="float">
            <text:p>97,5872829322408</text:p>
          </table:table-cell>
          <table:table-cell table:number-columns-repeated="14"/>
        </table:table-row>
        <table:table-row table:style-name="ro1">
          <table:table-cell office:value-type="float" office:value="3330.34315074051" calcext:value-type="float">
            <text:p>3330,34315074051</text:p>
          </table:table-cell>
          <table:table-cell table:number-columns-repeated="3"/>
          <table:table-cell office:value-type="float" office:value="97.5069252990345" calcext:value-type="float">
            <text:p>97,5069252990345</text:p>
          </table:table-cell>
          <table:table-cell table:number-columns-repeated="14"/>
        </table:table-row>
        <table:table-row table:style-name="ro1">
          <table:table-cell office:value-type="float" office:value="3416.52092283927" calcext:value-type="float">
            <text:p>3416,52092283927</text:p>
          </table:table-cell>
          <table:table-cell table:number-columns-repeated="3"/>
          <table:table-cell office:value-type="float" office:value="97.4270861021715" calcext:value-type="float">
            <text:p>97,4270861021715</text:p>
          </table:table-cell>
          <table:table-cell table:number-columns-repeated="14"/>
        </table:table-row>
        <table:table-row table:style-name="ro1">
          <table:table-cell office:value-type="float" office:value="3502.69930704535" calcext:value-type="float">
            <text:p>3502,69930704535</text:p>
          </table:table-cell>
          <table:table-cell table:number-columns-repeated="3"/>
          <table:table-cell office:value-type="float" office:value="97.3488022143383" calcext:value-type="float">
            <text:p>97,3488022143383</text:p>
          </table:table-cell>
          <table:table-cell table:number-columns-repeated="14"/>
        </table:table-row>
        <table:table-row table:style-name="ro1">
          <table:table-cell office:value-type="float" office:value="3595.03426658019" calcext:value-type="float">
            <text:p>3595,03426658019</text:p>
          </table:table-cell>
          <table:table-cell table:number-columns-repeated="3"/>
          <table:table-cell office:value-type="float" office:value="97.2674077084455" calcext:value-type="float">
            <text:p>97,2674077084455</text:p>
          </table:table-cell>
          <table:table-cell table:number-columns-repeated="14"/>
        </table:table-row>
        <table:table-row table:style-name="ro1">
          <table:table-cell office:value-type="float" office:value="3681.21244675049" calcext:value-type="float">
            <text:p>3681,21244675049</text:p>
          </table:table-cell>
          <table:table-cell table:number-columns-repeated="3"/>
          <table:table-cell office:value-type="float" office:value="97.188605384269" calcext:value-type="float">
            <text:p>97,188605384269</text:p>
          </table:table-cell>
          <table:table-cell table:number-columns-repeated="14"/>
        </table:table-row>
        <table:table-row table:style-name="ro1">
          <table:table-cell office:value-type="float" office:value="3767.39042288503" calcext:value-type="float">
            <text:p>3767,39042288503</text:p>
          </table:table-cell>
          <table:table-cell table:number-columns-repeated="3"/>
          <table:table-cell office:value-type="float" office:value="97.1092846237492" calcext:value-type="float">
            <text:p>97,1092846237492</text:p>
          </table:table-cell>
          <table:table-cell table:number-columns-repeated="14"/>
        </table:table-row>
        <table:table-row table:style-name="ro1">
          <table:table-cell office:value-type="float" office:value="3859.72579049141" calcext:value-type="float">
            <text:p>3859,72579049141</text:p>
          </table:table-cell>
          <table:table-cell table:number-columns-repeated="3"/>
          <table:table-cell office:value-type="float" office:value="97.0289269905429" calcext:value-type="float">
            <text:p>97,0289269905429</text:p>
          </table:table-cell>
          <table:table-cell table:number-columns-repeated="14"/>
        </table:table-row>
        <table:table-row table:style-name="ro1">
          <table:table-cell office:value-type="float" office:value="3945.90356259017" calcext:value-type="float">
            <text:p>3945,90356259017</text:p>
          </table:table-cell>
          <table:table-cell table:number-columns-repeated="3"/>
          <table:table-cell office:value-type="float" office:value="96.9490877936799" calcext:value-type="float">
            <text:p>96,9490877936799</text:p>
          </table:table-cell>
          <table:table-cell table:number-columns-repeated="14"/>
        </table:table-row>
        <table:table-row table:style-name="ro1">
          <table:table-cell office:value-type="float" office:value="4032.08174276048" calcext:value-type="float">
            <text:p>4032,08174276048</text:p>
          </table:table-cell>
          <table:table-cell table:number-columns-repeated="3"/>
          <table:table-cell office:value-type="float" office:value="96.8702854695034" calcext:value-type="float">
            <text:p>96,8702854695034</text:p>
          </table:table-cell>
          <table:table-cell table:number-columns-repeated="14"/>
        </table:table-row>
        <table:table-row table:style-name="ro1">
          <table:table-cell office:value-type="float" office:value="4124.41690633108" calcext:value-type="float">
            <text:p>4124,41690633108</text:p>
          </table:table-cell>
          <table:table-cell table:number-columns-repeated="3"/>
          <table:table-cell office:value-type="float" office:value="96.7894093999539" calcext:value-type="float">
            <text:p>96,7894093999539</text:p>
          </table:table-cell>
          <table:table-cell table:number-columns-repeated="14"/>
        </table:table-row>
        <table:table-row table:style-name="ro1">
          <table:table-cell office:value-type="float" office:value="4210.59488246562" calcext:value-type="float">
            <text:p>4210,59488246562</text:p>
          </table:table-cell>
          <table:table-cell table:number-columns-repeated="3"/>
          <table:table-cell office:value-type="float" office:value="96.7100886394341" calcext:value-type="float">
            <text:p>96,7100886394341</text:p>
          </table:table-cell>
          <table:table-cell table:number-columns-repeated="14"/>
        </table:table-row>
        <table:table-row table:style-name="ro1">
          <table:table-cell office:value-type="float" office:value="4296.77306263592" calcext:value-type="float">
            <text:p>4296,77306263592</text:p>
          </table:table-cell>
          <table:table-cell table:number-columns-repeated="3"/>
          <table:table-cell office:value-type="float" office:value="96.6312863152576" calcext:value-type="float">
            <text:p>96,6312863152576</text:p>
          </table:table-cell>
          <table:table-cell table:number-columns-repeated="14"/>
        </table:table-row>
        <table:table-row table:style-name="ro1">
          <table:table-cell office:value-type="float" office:value="4386.02969740897" calcext:value-type="float">
            <text:p>4386,02969740897</text:p>
          </table:table-cell>
          <table:table-cell table:number-columns-repeated="3"/>
          <table:table-cell office:value-type="float" office:value="96.5513528572413" calcext:value-type="float">
            <text:p>96,5513528572413</text:p>
          </table:table-cell>
          <table:table-cell table:number-columns-repeated="14"/>
        </table:table-row>
        <table:table-row table:style-name="ro1">
          <table:table-cell office:value-type="float" office:value="4475.28620234107" calcext:value-type="float">
            <text:p>4475,28620234107</text:p>
          </table:table-cell>
          <table:table-cell table:number-columns-repeated="3"/>
          <table:table-cell office:value-type="float" office:value="96.4710894851883" calcext:value-type="float">
            <text:p>96,4710894851883</text:p>
          </table:table-cell>
          <table:table-cell table:number-columns-repeated="14"/>
        </table:table-row>
        <table:table-row table:style-name="ro1">
          <table:table-cell office:value-type="float" office:value="4561.46458654714" calcext:value-type="float">
            <text:p>4561,46458654714</text:p>
          </table:table-cell>
          <table:table-cell table:number-columns-repeated="3"/>
          <table:table-cell office:value-type="float" office:value="96.3928055973551" calcext:value-type="float">
            <text:p>96,3928055973551</text:p>
          </table:table-cell>
          <table:table-cell table:number-columns-repeated="14"/>
        </table:table-row>
        <table:table-row table:style-name="ro1">
          <table:table-cell office:value-type="float" office:value="4650.72103583312" calcext:value-type="float">
            <text:p>4650,72103583312</text:p>
          </table:table-cell>
          <table:table-cell table:number-columns-repeated="3"/>
          <table:table-cell office:value-type="float" office:value="96.3124008335722" calcext:value-type="float">
            <text:p>96,3124008335722</text:p>
          </table:table-cell>
          <table:table-cell table:number-columns-repeated="14"/>
        </table:table-row>
        <table:table-row table:style-name="ro1">
          <table:table-cell office:value-type="float" office:value="4739.97772625228" calcext:value-type="float">
            <text:p>4739,97772625228</text:p>
          </table:table-cell>
          <table:table-cell table:number-columns-repeated="3"/>
          <table:table-cell office:value-type="float" office:value="96.2326087672858" calcext:value-type="float">
            <text:p>96,2326087672858</text:p>
          </table:table-cell>
          <table:table-cell table:number-columns-repeated="14"/>
        </table:table-row>
        <table:table-row table:style-name="ro1">
          <table:table-cell office:value-type="float" office:value="4826.15590642259" calcext:value-type="float">
            <text:p>4826,15590642259</text:p>
          </table:table-cell>
          <table:table-cell table:number-columns-repeated="3"/>
          <table:table-cell office:value-type="float" office:value="96.1538064431093" calcext:value-type="float">
            <text:p>96,1538064431093</text:p>
          </table:table-cell>
          <table:table-cell table:number-columns-repeated="14"/>
        </table:table-row>
        <table:table-row table:style-name="ro1">
          <table:table-cell office:value-type="float" office:value="4915.41255974434" calcext:value-type="float">
            <text:p>4915,41255974434</text:p>
          </table:table-cell>
          <table:table-cell table:number-columns-repeated="3"/>
          <table:table-cell office:value-type="float" office:value="96.0739201156696" calcext:value-type="float">
            <text:p>96,0739201156696</text:p>
          </table:table-cell>
          <table:table-cell table:number-columns-repeated="14"/>
        </table:table-row>
        <table:table-row table:style-name="ro1">
          <table:table-cell office:value-type="float" office:value="4989.2798521993" calcext:value-type="float">
            <text:p>4989,2798521993</text:p>
          </table:table-cell>
          <table:table-cell table:number-columns-repeated="3"/>
          <table:table-cell office:value-type="float" office:value="96.0070889579649" calcext:value-type="float">
            <text:p>96,0070889579649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float" office:value="500.634101465262" calcext:value-type="float">
            <text:p>500,63410146526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565.290690617134" calcext:value-type="float">
            <text:p>565,290690617134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633.026485594352" calcext:value-type="float">
            <text:p>633,02648559435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700.762790660996" calcext:value-type="float">
            <text:p>700,762790660996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768.498075548789" calcext:value-type="float">
            <text:p>768,498075548789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846.702435803415" calcext:value-type="float">
            <text:p>846,70243580341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914.437822709093" calcext:value-type="float">
            <text:p>914,437822709093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982.481609681366" calcext:value-type="float">
            <text:p>982,481609681366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050.21791474801" calcext:value-type="float">
            <text:p>1050,21791474801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117.95370972523" calcext:value-type="float">
            <text:p>1117,95370972523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185.68899461302" calcext:value-type="float">
            <text:p>1185,6889946130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260.50615704725" calcext:value-type="float">
            <text:p>1260,5061570472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328.24195202447" calcext:value-type="float">
            <text:p>1328,24195202447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395.97815507322" calcext:value-type="float">
            <text:p>1395,9781550732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472.34085446044" calcext:value-type="float">
            <text:p>1472,34085446044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33658179343" calcext:value-type="float">
            <text:p>1501,33658179343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38146966287" calcext:value-type="float">
            <text:p>1501,38146966287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43599255478" calcext:value-type="float">
            <text:p>1501,43599255478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49691990282" calcext:value-type="float">
            <text:p>1501,4969199028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54180777225" calcext:value-type="float">
            <text:p>1501,5418077722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58669564168" calcext:value-type="float">
            <text:p>1501,58669564168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63158351112" calcext:value-type="float">
            <text:p>1501,63158351112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67647138055" calcext:value-type="float">
            <text:p>1501,6764713805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72458981635" calcext:value-type="float">
            <text:p>1501,72458981635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1.76947768579" calcext:value-type="float">
            <text:p>1501,76947768579</text:p>
          </table:table-cell>
          <table:table-cell table:number-columns-repeated="3"/>
          <table:table-cell office:value-type="float" office:value="96.9983392462902" calcext:value-type="float">
            <text:p>96,9983392462902</text:p>
          </table:table-cell>
          <table:table-cell table:number-columns-repeated="14"/>
        </table:table-row>
        <table:table-row table:style-name="ro1">
          <table:table-cell office:value-type="float" office:value="1508.47046579061" calcext:value-type="float">
            <text:p>1508,4704657906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579.97353188676" calcext:value-type="float">
            <text:p>1579,9735318867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647.70973493551" calcext:value-type="float">
            <text:p>1647,7097349355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715.75301181836" calcext:value-type="float">
            <text:p>1715,7530118183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752.90078431227" calcext:value-type="float">
            <text:p>1752,9007843122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783.48880679558" calcext:value-type="float">
            <text:p>1783,4888067955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826.79437883287" calcext:value-type="float">
            <text:p>1826,7943788328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858.30607124769" calcext:value-type="float">
            <text:p>1858,3060712476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900.68797335347" calcext:value-type="float">
            <text:p>1900,6879733534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929.73654595094" calcext:value-type="float">
            <text:p>1929,73654595094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1997.47336110701" calcext:value-type="float">
            <text:p>1997,4733611070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065.20813590538" calcext:value-type="float">
            <text:p>2065,2081359053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136.63861060862" calcext:value-type="float">
            <text:p>2136,6386106086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211.45587506073" calcext:value-type="float">
            <text:p>2211,4558750607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279.1926902168" calcext:value-type="float">
            <text:p>2279,192690216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346.92746501517" calcext:value-type="float">
            <text:p>2346,9274650151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414.97114996956" calcext:value-type="float">
            <text:p>2414,9711499695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493.17520417053" calcext:value-type="float">
            <text:p>2493,1752041705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571.3792583715" calcext:value-type="float">
            <text:p>2571,379258371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639.11546142026" calcext:value-type="float">
            <text:p>2639,1154614202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707.15873830311" calcext:value-type="float">
            <text:p>2707,15873830311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774.89453328033" calcext:value-type="float">
            <text:p>2774,8945332803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849.71179773244" calcext:value-type="float">
            <text:p>2849,71179773244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921.14227243568" calcext:value-type="float">
            <text:p>2921,1422724356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2988.87908759175" calcext:value-type="float">
            <text:p>2988,8790875917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056.61386239012" calcext:value-type="float">
            <text:p>3056,6138623901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128.04433709337" calcext:value-type="float">
            <text:p>3128,0443370933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202.86160154548" calcext:value-type="float">
            <text:p>3202,8616015454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270.59841670155" calcext:value-type="float">
            <text:p>3270,5984167015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338.33319149992" calcext:value-type="float">
            <text:p>3338,3331914999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406.3768764543" calcext:value-type="float">
            <text:p>3406,376876454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484.58093065527" calcext:value-type="float">
            <text:p>3484,5809306552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562.78498485625" calcext:value-type="float">
            <text:p>3562,7849848562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630.521187905" calcext:value-type="float">
            <text:p>3630,52118790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698.56446478785" calcext:value-type="float">
            <text:p>3698,5644647878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766.30025976507" calcext:value-type="float">
            <text:p>3766,3002597650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841.11752421718" calcext:value-type="float">
            <text:p>3841,11752421718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912.54799892043" calcext:value-type="float">
            <text:p>3912,5479989204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3980.2848140765" calcext:value-type="float">
            <text:p>3980,284814076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048.01958887487" calcext:value-type="float">
            <text:p>4048,0195888748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119.45006357812" calcext:value-type="float">
            <text:p>4119,4500635781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194.26732803022" calcext:value-type="float">
            <text:p>4194,2673280302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262.00414318629" calcext:value-type="float">
            <text:p>4262,0041431862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329.73891798466" calcext:value-type="float">
            <text:p>4329,7389179846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397.78260293905" calcext:value-type="float">
            <text:p>4397,7826029390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475.98665714002" calcext:value-type="float">
            <text:p>4475,9866571400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554.19071134099" calcext:value-type="float">
            <text:p>4554,1907113409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621.92691438975" calcext:value-type="float">
            <text:p>4621,92691438975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689.9701912726" calcext:value-type="float">
            <text:p>4689,9701912726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757.70598624982" calcext:value-type="float">
            <text:p>4757,70598624982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832.52325070193" calcext:value-type="float">
            <text:p>4832,52325070193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903.95372540517" calcext:value-type="float">
            <text:p>4903,95372540517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4971.69054056124" calcext:value-type="float">
            <text:p>4971,69054056124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>
          <table:table-cell office:value-type="float" office:value="5011.71521741439" calcext:value-type="float">
            <text:p>5011,71521741439</text:p>
          </table:table-cell>
          <table:table-cell table:number-columns-repeated="3"/>
          <table:table-cell office:value-type="float" office:value="98.2508814516234" calcext:value-type="float">
            <text:p>98,2508814516234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1501.96739238284" calcext:value-type="float">
            <text:p>1501,9673923828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1569.70318736006" calcext:value-type="float">
            <text:p>1569,7031873600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1647.90724156103" calcext:value-type="float">
            <text:p>1647,9072415610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1715.64262846671" calcext:value-type="float">
            <text:p>1715,64262846671</text:p>
          </table:table-cell>
          <table:table-cell table:number-columns-repeated="3"/>
          <table:table-cell office:value-type="float" office:value="98.7527278319036" calcext:value-type="float">
            <text:p>98,7527278319036</text:p>
          </table:table-cell>
          <table:table-cell table:number-columns-repeated="14"/>
        </table:table-row>
        <table:table-row table:style-name="ro1">
          <table:table-cell office:value-type="float" office:value="1783.68672149263" calcext:value-type="float">
            <text:p>1783,6867214926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1851.42200638043" calcext:value-type="float">
            <text:p>1851,42200638043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4"/>
        </table:table-row>
        <table:table-row table:style-name="ro1">
          <table:table-cell office:value-type="float" office:value="1919.15780135765" calcext:value-type="float">
            <text:p>1919,15780135765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4"/>
        </table:table-row>
        <table:table-row table:style-name="ro1">
          <table:table-cell office:value-type="float" office:value="1993.97516782764" calcext:value-type="float">
            <text:p>1993,97516782764</text:p>
          </table:table-cell>
          <table:table-cell table:number-columns-repeated="3"/>
          <table:table-cell office:value-type="float" office:value="98.7527278319036" calcext:value-type="float">
            <text:p>98,7527278319036</text:p>
          </table:table-cell>
          <table:table-cell table:number-columns-repeated="14"/>
        </table:table-row>
        <table:table-row table:style-name="ro1">
          <table:table-cell office:value-type="float" office:value="2061.7113708764" calcext:value-type="float">
            <text:p>2061,711370876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129.44716585362" calcext:value-type="float">
            <text:p>2129,4471658536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200.87764055687" calcext:value-type="float">
            <text:p>2200,8776405568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268.61343553409" calcext:value-type="float">
            <text:p>2268,61343553409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340.04391023733" calcext:value-type="float">
            <text:p>2340,0439102373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407.77970521455" calcext:value-type="float">
            <text:p>2407,77970521455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475.51550019177" calcext:value-type="float">
            <text:p>2475,5155001917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550.33276464388" calcext:value-type="float">
            <text:p>2550,3327646438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618.0685596211" calcext:value-type="float">
            <text:p>2618,068559621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685.80435459832" calcext:value-type="float">
            <text:p>2685,8043545983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753.84803955271" calcext:value-type="float">
            <text:p>2753,8480395527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821.58383452993" calcext:value-type="float">
            <text:p>2821,5838345299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899.7878887309" calcext:value-type="float">
            <text:p>2899,7878887309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2967.52317361869" calcext:value-type="float">
            <text:p>2967,52317361869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4"/>
        </table:table-row>
        <table:table-row table:style-name="ro1">
          <table:table-cell office:value-type="float" office:value="3045.72773790908" calcext:value-type="float">
            <text:p>3045,7277379090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113.4635328863" calcext:value-type="float">
            <text:p>3113,463532886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181.19932786352" calcext:value-type="float">
            <text:p>3181,1993278635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249.24301281791" calcext:value-type="float">
            <text:p>3249,2430128179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316.97880779513" calcext:value-type="float">
            <text:p>3316,9788077951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391.79607224724" calcext:value-type="float">
            <text:p>3391,7960722472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459.53186722446" calcext:value-type="float">
            <text:p>3459,5318672244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527.26766220167" calcext:value-type="float">
            <text:p>3527,2676622016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598.6976268155" calcext:value-type="float">
            <text:p>3598,6976268155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4"/>
        </table:table-row>
        <table:table-row table:style-name="ro1">
          <table:table-cell office:value-type="float" office:value="3666.43393188214" calcext:value-type="float">
            <text:p>3666,4339318821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734.16972685936" calcext:value-type="float">
            <text:p>3734,1697268593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805.60020156261" calcext:value-type="float">
            <text:p>3805,6002015626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873.33599653983" calcext:value-type="float">
            <text:p>3873,3359965398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3948.15326099194" calcext:value-type="float">
            <text:p>3948,1532609919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015.88854587973" calcext:value-type="float">
            <text:p>4015,88854587973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4"/>
        </table:table-row>
        <table:table-row table:style-name="ro1">
          <table:table-cell office:value-type="float" office:value="4083.62485094638" calcext:value-type="float">
            <text:p>4083,6248509463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151.66853590076" calcext:value-type="float">
            <text:p>4151,6685359007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219.40433087798" calcext:value-type="float">
            <text:p>4219,4043308779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287.1401258552" calcext:value-type="float">
            <text:p>4287,1401258552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365.34418005617" calcext:value-type="float">
            <text:p>4365,3441800561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443.54823425714" calcext:value-type="float">
            <text:p>4443,5482342571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511.28402923436" calcext:value-type="float">
            <text:p>4511,2840292343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579.01982421158" calcext:value-type="float">
            <text:p>4579,01982421158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647.06350916597" calcext:value-type="float">
            <text:p>4647,06350916597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714.79879405376" calcext:value-type="float">
            <text:p>4714,79879405376</text:p>
          </table:table-cell>
          <table:table-cell table:number-columns-repeated="3"/>
          <table:table-cell office:value-type="float" office:value="98.752468613732" calcext:value-type="float">
            <text:p>98,752468613732</text:p>
          </table:table-cell>
          <table:table-cell table:number-columns-repeated="14"/>
        </table:table-row>
        <table:table-row table:style-name="ro1">
          <table:table-cell office:value-type="float" office:value="4782.5350991204" calcext:value-type="float">
            <text:p>4782,5350991204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857.35236357251" calcext:value-type="float">
            <text:p>4857,35236357251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925.08815854973" calcext:value-type="float">
            <text:p>4925,08815854973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  <table:table-row table:style-name="ro1">
          <table:table-cell office:value-type="float" office:value="4968.80853530776" calcext:value-type="float">
            <text:p>4968,80853530776</text:p>
          </table:table-cell>
          <table:table-cell table:number-columns-repeated="3"/>
          <table:table-cell office:value-type="float" office:value="98.7537647045901" calcext:value-type="float">
            <text:p>98,753764704590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4T13:50:10.662136028</dc:date>
    <meta:editing-duration>PT2M13S</meta:editing-duration>
    <meta:editing-cycles>1</meta:editing-cycles>
    <meta:document-statistic meta:table-count="1" meta:cell-count="2419" meta:object-count="5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5050" chart:origin="0" chart:interval-major="5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94" chart:maximum="99.5" chart:origin="0" chart:interval-major="0.5" chart:interval-minor-divisor="5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f10d0c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uble_20_Dash_20_Dot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6.628cm" svg:height="20.735cm" xlink:href=".." xlink:type="simple" chart:class="chart:scatter" chart:style-name="ch1">
        <chart:title svg:x="21.99cm" svg:y="0.596cm" chart:style-name="ch2">
          <text:p>Efficency vs load</text:p>
        </chart:title>
        <chart:legend chart:legend-position="end" svg:x="42.676cm" svg:y="3.155cm" style:legend-expansion="custom" svg:width="3.951cm" svg:height="13.609cm" style:legend-expansion-aspect-ratio="0.290322580645161" chart:style-name="ch3"/>
        <chart:plot-area chart:style-name="ch4" table:cell-range-address="results_summary.A1:results_summary.A99 results_summary.E2:results_summary.E99 results_summary.E137:results_summary.E209 results_summary.E213:results_summary.E278 results_summary.E282:results_summary.E360 results_summary.E363:results_summary.E413" chart:data-source-has-labels="row" svg:x="0.578cm" svg:y="1.546cm" svg:width="41.931cm" svg:height="18.132cm">
          <chart:coordinate-region svg:x="1.49cm" svg:y="1.745cm" svg:width="41.019cm" svg:height="16.879cm"/>
          <chart:axis chart:dimension="x" chart:name="primary-x" chart:style-name="ch5">
            <chart:title svg:x="22.695cm" svg:y="19.99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044cm" svg:y="10.304cm" chart:style-name="ch9">
              <text:p>Effciency(%)</text:p>
            </chart:title>
            <chart:grid chart:style-name="ch7" chart:class="major"/>
          </chart:axis>
          <chart:series chart:style-name="ch10" chart:values-cell-range-address="results_summary.E2:results_summary.E99" loext:label-string="simulations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E137:results_summary.E209" loext:label-string="epc_50hz" chart:class="chart:scatter">
            <chart:domain table:cell-range-address="results_summary.A137:results_summary.A209"/>
            <chart:data-point chart:repeated="73"/>
          </chart:series>
          <chart:series chart:style-name="ch12" chart:values-cell-range-address="results_summary.E213:results_summary.E278" loext:label-string="80plus_ruby" chart:class="chart:scatter">
            <chart:domain table:cell-range-address="results_summary.A213:results_summary.A278"/>
            <chart:data-point chart:repeated="66"/>
          </chart:series>
          <chart:series chart:style-name="ch13" chart:values-cell-range-address="results_summary.E282:results_summary.E360" loext:label-string="ocp_min" chart:class="chart:scatter">
            <chart:domain table:cell-range-address="results_summary.A282:results_summary.A360"/>
            <chart:data-point chart:repeated="79"/>
          </chart:series>
          <chart:series chart:style-name="ch14" chart:values-cell-range-address="results_summary.E363:results_summary.E413" loext:label-string="ocp_peak" chart:class="chart:scatter">
            <chart:domain table:cell-range-address="results_summary.A363:results_summary.A413"/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imulations</text:p>
              </table:table-cell>
              <table:table-cell office:value-type="string">
                <text:p>Colonna A</text:p>
              </table:table-cell>
              <table:table-cell office:value-type="string">
                <text:p>epc_50hz</text:p>
              </table:table-cell>
              <table:table-cell office:value-type="string">
                <text:p>Colonna A</text:p>
              </table:table-cell>
              <table:table-cell office:value-type="string">
                <text:p>80plus_ruby</text:p>
              </table:table-cell>
              <table:table-cell office:value-type="string">
                <text:p>Colonna A</text:p>
              </table:table-cell>
              <table:table-cell office:value-type="string">
                <text:p>ocp_min</text:p>
              </table:table-cell>
              <table:table-cell office:value-type="string">
                <text:p>Colonna A</text:p>
              </table:table-cell>
              <table:table-cell office:value-type="string">
                <text:p>ocp_pe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94.564116499886">
                <text:p>94.564116499886</text:p>
                <draw:g>
                  <svg:desc>results_summary.E2:results_summary.E99</svg:desc>
                </draw:g>
              </table:table-cell>
              <table:table-cell office:value-type="float" office:value="383.8701885464">
                <text:p>383.8701885464</text:p>
                <draw:g>
                  <svg:desc>results_summary.A137:results_summary.A209</svg:desc>
                </draw:g>
              </table:table-cell>
              <table:table-cell office:value-type="float" office:value="94.1166396342632">
                <text:p>94.1166396342632</text:p>
                <draw:g>
                  <svg:desc>results_summary.E137:results_summary.E209</svg:desc>
                </draw:g>
              </table:table-cell>
              <table:table-cell office:value-type="float" office:value="277.502940966605">
                <text:p>277.502940966605</text:p>
                <draw:g>
                  <svg:desc>results_summary.A213:results_summary.A278</svg:desc>
                </draw:g>
              </table:table-cell>
              <table:table-cell office:value-type="float" office:value="95.0515531732869">
                <text:p>95.0515531732869</text:p>
                <draw:g>
                  <svg:desc>results_summary.E213:results_summary.E278</svg:desc>
                </draw:g>
              </table:table-cell>
              <table:table-cell office:value-type="float" office:value="500.634101465262">
                <text:p>500.634101465262</text:p>
                <draw:g>
                  <svg:desc>results_summary.A282:results_summary.A360</svg:desc>
                </draw:g>
              </table:table-cell>
              <table:table-cell office:value-type="float" office:value="96.9983392462902">
                <text:p>96.9983392462902</text:p>
                <draw:g>
                  <svg:desc>results_summary.E282:results_summary.E360</svg:desc>
                </draw:g>
              </table:table-cell>
              <table:table-cell office:value-type="float" office:value="1501.96739238284">
                <text:p>1501.96739238284</text:p>
                <draw:g>
                  <svg:desc>results_summary.A363:results_summary.A413</svg:desc>
                </draw:g>
              </table:table-cell>
              <table:table-cell office:value-type="float" office:value="98.7537647045901">
                <text:p>98.7537647045901</text:p>
                <draw:g>
                  <svg:desc>results_summary.E363:results_summary.E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7.1718086396548">
                <text:p>97.1718086396548</text:p>
              </table:table-cell>
              <table:table-cell office:value-type="float" office:value="388.621728220568">
                <text:p>388.621728220568</text:p>
              </table:table-cell>
              <table:table-cell office:value-type="float" office:value="94.0204408905682">
                <text:p>94.0204408905682</text:p>
              </table:table-cell>
              <table:table-cell office:value-type="float" office:value="327.482409692574">
                <text:p>327.482409692574</text:p>
              </table:table-cell>
              <table:table-cell office:value-type="float" office:value="95.1350790285909">
                <text:p>95.1350790285909</text:p>
              </table:table-cell>
              <table:table-cell office:value-type="float" office:value="565.290690617134">
                <text:p>565.290690617134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569.70318736006">
                <text:p>1569.7031873600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98.0172555745083">
                <text:p>98.0172555745083</text:p>
              </table:table-cell>
              <table:table-cell office:value-type="float" office:value="398.988785702322">
                <text:p>398.988785702322</text:p>
              </table:table-cell>
              <table:table-cell office:value-type="float" office:value="94.2848434256341">
                <text:p>94.2848434256341</text:p>
              </table:table-cell>
              <table:table-cell office:value-type="float" office:value="379.868338636056">
                <text:p>379.868338636056</text:p>
              </table:table-cell>
              <table:table-cell office:value-type="float" office:value="95.2484869786804">
                <text:p>95.2484869786804</text:p>
              </table:table-cell>
              <table:table-cell office:value-type="float" office:value="633.026485594352">
                <text:p>633.02648559435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647.90724156103">
                <text:p>1647.9072415610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8.7021469111019">
                <text:p>98.7021469111019</text:p>
              </table:table-cell>
              <table:table-cell office:value-type="float" office:value="402.133657039698">
                <text:p>402.133657039698</text:p>
              </table:table-cell>
              <table:table-cell office:value-type="float" office:value="94.4524711766235">
                <text:p>94.4524711766235</text:p>
              </table:table-cell>
              <table:table-cell office:value-type="float" office:value="441.495557699442">
                <text:p>441.495557699442</text:p>
              </table:table-cell>
              <table:table-cell office:value-type="float" office:value="95.3735597464934">
                <text:p>95.3735597464934</text:p>
              </table:table-cell>
              <table:table-cell office:value-type="float" office:value="700.762790660996">
                <text:p>700.762790660996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715.64262846671">
                <text:p>1715.64262846671</text:p>
              </table:table-cell>
              <table:table-cell office:value-type="float" office:value="98.7527278319036">
                <text:p>98.752727831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98.7788329598219">
                <text:p>98.7788329598219</text:p>
              </table:table-cell>
              <table:table-cell office:value-type="float" office:value="416.562386586073">
                <text:p>416.562386586073</text:p>
              </table:table-cell>
              <table:table-cell office:value-type="float" office:value="94.6062739584592">
                <text:p>94.6062739584592</text:p>
              </table:table-cell>
              <table:table-cell office:value-type="float" office:value="500.045370824453">
                <text:p>500.045370824453</text:p>
              </table:table-cell>
              <table:table-cell office:value-type="float" office:value="95.5024282089625">
                <text:p>95.5024282089625</text:p>
              </table:table-cell>
              <table:table-cell office:value-type="float" office:value="768.498075548789">
                <text:p>768.498075548789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783.68672149263">
                <text:p>1783.6867214926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98.7945418380564">
                <text:p>98.7945418380564</text:p>
              </table:table-cell>
              <table:table-cell office:value-type="float" office:value="417.940502473658">
                <text:p>417.940502473658</text:p>
              </table:table-cell>
              <table:table-cell office:value-type="float" office:value="94.7551392513114">
                <text:p>94.7551392513114</text:p>
              </table:table-cell>
              <table:table-cell office:value-type="float" office:value="540.129679560421">
                <text:p>540.129679560421</text:p>
              </table:table-cell>
              <table:table-cell office:value-type="float" office:value="95.651355220427">
                <text:p>95.651355220427</text:p>
              </table:table-cell>
              <table:table-cell office:value-type="float" office:value="846.702435803415">
                <text:p>846.70243580341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851.42200638043">
                <text:p>1851.42200638043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98.6210814959915">
                <text:p>98.6210814959915</text:p>
              </table:table-cell>
              <table:table-cell office:value-type="float" office:value="432.071145475821">
                <text:p>432.071145475821</text:p>
              </table:table-cell>
              <table:table-cell office:value-type="float" office:value="94.8965983106884">
                <text:p>94.8965983106884</text:p>
              </table:table-cell>
              <table:table-cell office:value-type="float" office:value="577.134116925792">
                <text:p>577.134116925792</text:p>
              </table:table-cell>
              <table:table-cell office:value-type="float" office:value="95.7978134873997">
                <text:p>95.7978134873997</text:p>
              </table:table-cell>
              <table:table-cell office:value-type="float" office:value="914.437822709093">
                <text:p>914.437822709093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919.15780135765">
                <text:p>1919.15780135765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98.5434787974096">
                <text:p>98.5434787974096</text:p>
              </table:table-cell>
              <table:table-cell office:value-type="float" office:value="434.766749479286">
                <text:p>434.766749479286</text:p>
              </table:table-cell>
              <table:table-cell office:value-type="float" office:value="95.0402792401079">
                <text:p>95.0402792401079</text:p>
              </table:table-cell>
              <table:table-cell office:value-type="float" office:value="614.140424619056">
                <text:p>614.140424619056</text:p>
              </table:table-cell>
              <table:table-cell office:value-type="float" office:value="95.9490240875191">
                <text:p>95.9490240875191</text:p>
              </table:table-cell>
              <table:table-cell office:value-type="float" office:value="982.481609681366">
                <text:p>982.481609681366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1993.97516782764">
                <text:p>1993.97516782764</text:p>
              </table:table-cell>
              <table:table-cell office:value-type="float" office:value="98.7527278319036">
                <text:p>98.7527278319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98.6194301906874">
                <text:p>98.6194301906874</text:p>
              </table:table-cell>
              <table:table-cell office:value-type="float" office:value="452.734868098623">
                <text:p>452.734868098623</text:p>
              </table:table-cell>
              <table:table-cell office:value-type="float" office:value="95.2465428423932">
                <text:p>95.2465428423932</text:p>
              </table:table-cell>
              <table:table-cell office:value-type="float" office:value="651.147072371937">
                <text:p>651.147072371937</text:p>
              </table:table-cell>
              <table:table-cell office:value-type="float" office:value="96.1010987482106">
                <text:p>96.1010987482106</text:p>
              </table:table-cell>
              <table:table-cell office:value-type="float" office:value="1050.21791474801">
                <text:p>1050.21791474801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061.7113708764">
                <text:p>2061.711370876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98.6685370347288">
                <text:p>98.6685370347288</text:p>
              </table:table-cell>
              <table:table-cell office:value-type="float" office:value="469.238019604211">
                <text:p>469.238019604211</text:p>
              </table:table-cell>
              <table:table-cell office:value-type="float" office:value="95.4557936255134">
                <text:p>95.4557936255134</text:p>
              </table:table-cell>
              <table:table-cell office:value-type="float" office:value="681.985888822735">
                <text:p>681.985888822735</text:p>
              </table:table-cell>
              <table:table-cell office:value-type="float" office:value="96.2276836220248">
                <text:p>96.2276836220248</text:p>
              </table:table-cell>
              <table:table-cell office:value-type="float" office:value="1117.95370972523">
                <text:p>1117.95370972523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129.44716585362">
                <text:p>2129.4471658536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98.6977442795521">
                <text:p>98.6977442795521</text:p>
              </table:table-cell>
              <table:table-cell office:value-type="float" office:value="491.620668291683">
                <text:p>491.620668291683</text:p>
              </table:table-cell>
              <table:table-cell office:value-type="float" office:value="95.6098371099371">
                <text:p>95.6098371099371</text:p>
              </table:table-cell>
              <table:table-cell office:value-type="float" office:value="706.648457495931">
                <text:p>706.648457495931</text:p>
              </table:table-cell>
              <table:table-cell office:value-type="float" office:value="96.307393209802">
                <text:p>96.307393209802</text:p>
              </table:table-cell>
              <table:table-cell office:value-type="float" office:value="1185.68899461302">
                <text:p>1185.6889946130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200.87764055687">
                <text:p>2200.8776405568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98.7180282533485">
                <text:p>98.7180282533485</text:p>
              </table:table-cell>
              <table:table-cell office:value-type="float" office:value="521.703549217024">
                <text:p>521.703549217024</text:p>
              </table:table-cell>
              <table:table-cell office:value-type="float" office:value="95.7714596399504">
                <text:p>95.7714596399504</text:p>
              </table:table-cell>
              <table:table-cell office:value-type="float" office:value="737.488889229909">
                <text:p>737.488889229909</text:p>
              </table:table-cell>
              <table:table-cell office:value-type="float" office:value="96.4380823713337">
                <text:p>96.4380823713337</text:p>
              </table:table-cell>
              <table:table-cell office:value-type="float" office:value="1260.50615704725">
                <text:p>1260.5061570472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268.61343553409">
                <text:p>2268.61343553409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98.7483041472978">
                <text:p>98.7483041472978</text:p>
              </table:table-cell>
              <table:table-cell office:value-type="float" office:value="542.433802074882">
                <text:p>542.433802074882</text:p>
              </table:table-cell>
              <table:table-cell office:value-type="float" office:value="95.9179179069231">
                <text:p>95.9179179069231</text:p>
              </table:table-cell>
              <table:table-cell office:value-type="float" office:value="774.494290097528">
                <text:p>774.494290097528</text:p>
              </table:table-cell>
              <table:table-cell office:value-type="float" office:value="96.5869888099274">
                <text:p>96.5869888099274</text:p>
              </table:table-cell>
              <table:table-cell office:value-type="float" office:value="1328.24195202447">
                <text:p>1328.24195202447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340.04391023733">
                <text:p>2340.0439102373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98.7850566077076">
                <text:p>98.7850566077076</text:p>
              </table:table-cell>
              <table:table-cell office:value-type="float" office:value="571.08479640021">
                <text:p>571.08479640021</text:p>
              </table:table-cell>
              <table:table-cell office:value-type="float" office:value="96.073448809903">
                <text:p>96.073448809903</text:p>
              </table:table-cell>
              <table:table-cell office:value-type="float" office:value="811.500371084381">
                <text:p>811.500371084381</text:p>
              </table:table-cell>
              <table:table-cell office:value-type="float" office:value="96.7376233696654">
                <text:p>96.7376233696654</text:p>
              </table:table-cell>
              <table:table-cell office:value-type="float" office:value="1395.97815507322">
                <text:p>1395.9781550732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407.77970521455">
                <text:p>2407.77970521455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98.8280344382835">
                <text:p>98.8280344382835</text:p>
              </table:table-cell>
              <table:table-cell office:value-type="float" office:value="591.813761889517">
                <text:p>591.813761889517</text:p>
              </table:table-cell>
              <table:table-cell office:value-type="float" office:value="96.2166359904242">
                <text:p>96.2166359904242</text:p>
              </table:table-cell>
              <table:table-cell office:value-type="float" office:value="848.506282041425">
                <text:p>848.506282041425</text:p>
              </table:table-cell>
              <table:table-cell office:value-type="float" office:value="96.8878258991173">
                <text:p>96.8878258991173</text:p>
              </table:table-cell>
              <table:table-cell office:value-type="float" office:value="1472.34085446044">
                <text:p>1472.34085446044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475.51550019177">
                <text:p>2475.5155001917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98.869690162285">
                <text:p>98.869690162285</text:p>
              </table:table-cell>
              <table:table-cell office:value-type="float" office:value="620.460772659333">
                <text:p>620.460772659333</text:p>
              </table:table-cell>
              <table:table-cell office:value-type="float" office:value="96.362045040988">
                <text:p>96.362045040988</text:p>
              </table:table-cell>
              <table:table-cell office:value-type="float" office:value="885.512589734689">
                <text:p>885.512589734689</text:p>
              </table:table-cell>
              <table:table-cell office:value-type="float" office:value="97.0390364992366">
                <text:p>97.0390364992366</text:p>
              </table:table-cell>
              <table:table-cell office:value-type="float" office:value="1501.33658179343">
                <text:p>1501.33658179343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550.33276464388">
                <text:p>2550.3327646438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98.9103758479404">
                <text:p>98.9103758479404</text:p>
              </table:table-cell>
              <table:table-cell office:value-type="float" office:value="642.071085231823">
                <text:p>642.071085231823</text:p>
              </table:table-cell>
              <table:table-cell office:value-type="float" office:value="96.50945377459">
                <text:p>96.50945377459</text:p>
              </table:table-cell>
              <table:table-cell office:value-type="float" office:value="922.514306623124">
                <text:p>922.514306623124</text:p>
              </table:table-cell>
              <table:table-cell office:value-type="float" office:value="97.1785822816325">
                <text:p>97.1785822816325</text:p>
              </table:table-cell>
              <table:table-cell office:value-type="float" office:value="1501.38146966287">
                <text:p>1501.38146966287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618.0685596211">
                <text:p>2618.068559621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98.9466935282967">
                <text:p>98.9466935282967</text:p>
              </table:table-cell>
              <table:table-cell office:value-type="float" office:value="666.75757709907">
                <text:p>666.75757709907</text:p>
              </table:table-cell>
              <table:table-cell office:value-type="float" office:value="96.6499500236152">
                <text:p>96.6499500236152</text:p>
              </table:table-cell>
              <table:table-cell office:value-type="float" office:value="956.438041900834">
                <text:p>956.438041900834</text:p>
              </table:table-cell>
              <table:table-cell office:value-type="float" office:value="97.3204610275731">
                <text:p>97.3204610275731</text:p>
              </table:table-cell>
              <table:table-cell office:value-type="float" office:value="1501.43599255478">
                <text:p>1501.43599255478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685.80435459832">
                <text:p>2685.8043545983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98.9792174269341">
                <text:p>98.9792174269341</text:p>
              </table:table-cell>
              <table:table-cell office:value-type="float" office:value="697.591054613882">
                <text:p>697.591054613882</text:p>
              </table:table-cell>
              <table:table-cell office:value-type="float" office:value="96.7629691464473">
                <text:p>96.7629691464473</text:p>
              </table:table-cell>
              <table:table-cell office:value-type="float" office:value="978.015096642788">
                <text:p>978.015096642788</text:p>
              </table:table-cell>
              <table:table-cell office:value-type="float" office:value="97.3833646372227">
                <text:p>97.3833646372227</text:p>
              </table:table-cell>
              <table:table-cell office:value-type="float" office:value="1501.49691990282">
                <text:p>1501.4969199028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753.84803955271">
                <text:p>2753.8480395527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99.0085464509081">
                <text:p>99.0085464509081</text:p>
              </table:table-cell>
              <table:table-cell office:value-type="float" office:value="728.423715985614">
                <text:p>728.423715985614</text:p>
              </table:table-cell>
              <table:table-cell office:value-type="float" office:value="96.8739145239063">
                <text:p>96.8739145239063</text:p>
              </table:table-cell>
              <table:table-cell office:value-type="float" office:value="1008.84787703539">
                <text:p>1008.84787703539</text:p>
              </table:table-cell>
              <table:table-cell office:value-type="float" office:value="97.494612435882">
                <text:p>97.494612435882</text:p>
              </table:table-cell>
              <table:table-cell office:value-type="float" office:value="1501.54180777225">
                <text:p>1501.5418077722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821.58383452993">
                <text:p>2821.5838345299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99.0350511005464">
                <text:p>99.0350511005464</text:p>
              </table:table-cell>
              <table:table-cell office:value-type="float" office:value="756.171254494664">
                <text:p>756.171254494664</text:p>
              </table:table-cell>
              <table:table-cell office:value-type="float" office:value="96.9690475928957">
                <text:p>96.9690475928957</text:p>
              </table:table-cell>
              <table:table-cell office:value-type="float" office:value="1098.15630443381">
                <text:p>1098.15630443381</text:p>
              </table:table-cell>
              <table:table-cell office:value-type="float" office:value="97.5462793305461">
                <text:p>97.5462793305461</text:p>
              </table:table-cell>
              <table:table-cell office:value-type="float" office:value="1501.58669564168">
                <text:p>1501.58669564168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899.7878887309">
                <text:p>2899.7878887309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99.0590746852602">
                <text:p>99.0590746852602</text:p>
              </table:table-cell>
              <table:table-cell office:value-type="float" office:value="787.008710706994">
                <text:p>787.008710706994</text:p>
              </table:table-cell>
              <table:table-cell office:value-type="float" office:value="97.0921762244214">
                <text:p>97.0921762244214</text:p>
              </table:table-cell>
              <table:table-cell office:value-type="float" office:value="1193.62139526736">
                <text:p>1193.62139526736</text:p>
              </table:table-cell>
              <table:table-cell office:value-type="float" office:value="97.5950594773898">
                <text:p>97.5950594773898</text:p>
              </table:table-cell>
              <table:table-cell office:value-type="float" office:value="1501.63158351112">
                <text:p>1501.63158351112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2967.52317361869">
                <text:p>2967.52317361869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99.0809837261708">
                <text:p>99.0809837261708</text:p>
              </table:table-cell>
              <table:table-cell office:value-type="float" office:value="820.920883957728">
                <text:p>820.920883957728</text:p>
              </table:table-cell>
              <table:table-cell office:value-type="float" office:value="97.2046769109102">
                <text:p>97.2046769109102</text:p>
              </table:table-cell>
              <table:table-cell office:value-type="float" office:value="1292.16495925235">
                <text:p>1292.16495925235</text:p>
              </table:table-cell>
              <table:table-cell office:value-type="float" office:value="97.6427556209703">
                <text:p>97.6427556209703</text:p>
              </table:table-cell>
              <table:table-cell office:value-type="float" office:value="1501.67647138055">
                <text:p>1501.6764713805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3045.72773790908">
                <text:p>3045.7277379090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99.1009715530534">
                <text:p>99.1009715530534</text:p>
              </table:table-cell>
              <table:table-cell office:value-type="float" office:value="857.915950251655">
                <text:p>857.915950251655</text:p>
              </table:table-cell>
              <table:table-cell office:value-type="float" office:value="97.3273241372601">
                <text:p>97.3273241372601</text:p>
              </table:table-cell>
              <table:table-cell office:value-type="float" office:value="1384.55092772973">
                <text:p>1384.55092772973</text:p>
              </table:table-cell>
              <table:table-cell office:value-type="float" office:value="97.6909702008941">
                <text:p>97.6909702008941</text:p>
              </table:table-cell>
              <table:table-cell office:value-type="float" office:value="1501.72458981635">
                <text:p>1501.72458981635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3113.4635328863">
                <text:p>3113.463532886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99.119142494218">
                <text:p>99.119142494218</text:p>
              </table:table-cell>
              <table:table-cell office:value-type="float" office:value="910.30038536182">
                <text:p>910.30038536182</text:p>
              </table:table-cell>
              <table:table-cell office:value-type="float" office:value="97.4369363926936">
                <text:p>97.4369363926936</text:p>
              </table:table-cell>
              <table:table-cell office:value-type="float" office:value="1483.09428767895">
                <text:p>1483.09428767895</text:p>
              </table:table-cell>
              <table:table-cell office:value-type="float" office:value="97.7381479081313">
                <text:p>97.7381479081313</text:p>
              </table:table-cell>
              <table:table-cell office:value-type="float" office:value="1501.76947768579">
                <text:p>1501.76947768579</text:p>
              </table:table-cell>
              <table:table-cell office:value-type="float" office:value="96.9983392462902">
                <text:p>96.9983392462902</text:p>
              </table:table-cell>
              <table:table-cell office:value-type="float" office:value="3181.19932786352">
                <text:p>3181.1993278635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99.1357442056859">
                <text:p>99.1357442056859</text:p>
              </table:table-cell>
              <table:table-cell office:value-type="float" office:value="968.844595599809">
                <text:p>968.844595599809</text:p>
              </table:table-cell>
              <table:table-cell office:value-type="float" office:value="97.5515684285936">
                <text:p>97.5515684285936</text:p>
              </table:table-cell>
              <table:table-cell office:value-type="float" office:value="1501.96739238284">
                <text:p>1501.96739238284</text:p>
              </table:table-cell>
              <table:table-cell office:value-type="float" office:value="97.7537647045901">
                <text:p>97.7537647045901</text:p>
              </table:table-cell>
              <table:table-cell office:value-type="float" office:value="1508.47046579061">
                <text:p>1508.4704657906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249.24301281791">
                <text:p>3249.2430128179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99.1509367752897">
                <text:p>99.1509367752897</text:p>
              </table:table-cell>
              <table:table-cell office:value-type="float" office:value="1027.38835242498">
                <text:p>1027.38835242498</text:p>
              </table:table-cell>
              <table:table-cell office:value-type="float" office:value="97.6650483837308">
                <text:p>97.6650483837308</text:p>
              </table:table-cell>
              <table:table-cell office:value-type="float" office:value="1569.70318736006">
                <text:p>1569.70318736006</text:p>
              </table:table-cell>
              <table:table-cell office:value-type="float" office:value="97.7537647045901">
                <text:p>97.7537647045901</text:p>
              </table:table-cell>
              <table:table-cell office:value-type="float" office:value="1579.97353188676">
                <text:p>1579.9735318867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316.97880779513">
                <text:p>3316.9788077951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99.1649130245087">
                <text:p>99.1649130245087</text:p>
              </table:table-cell>
              <table:table-cell office:value-type="float" office:value="1092.08698221985">
                <text:p>1092.08698221985</text:p>
              </table:table-cell>
              <table:table-cell office:value-type="float" office:value="97.7710921812171">
                <text:p>97.7710921812171</text:p>
              </table:table-cell>
              <table:table-cell office:value-type="float" office:value="1575.48066422787">
                <text:p>1575.48066422787</text:p>
              </table:table-cell>
              <table:table-cell office:value-type="float" office:value="97.7873993607416">
                <text:p>97.7873993607416</text:p>
              </table:table-cell>
              <table:table-cell office:value-type="float" office:value="1647.70973493551">
                <text:p>1647.7097349355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391.79607224724">
                <text:p>3391.7960722472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99.1777519923493">
                <text:p>99.1777519923493</text:p>
              </table:table-cell>
              <table:table-cell office:value-type="float" office:value="1159.85968912276">
                <text:p>1159.85968912276</text:p>
              </table:table-cell>
              <table:table-cell office:value-type="float" office:value="97.8648820287716">
                <text:p>97.8648820287716</text:p>
              </table:table-cell>
              <table:table-cell office:value-type="float" office:value="1674.02443224863">
                <text:p>1674.02443224863</text:p>
              </table:table-cell>
              <table:table-cell office:value-type="float" office:value="97.8356139406654">
                <text:p>97.8356139406654</text:p>
              </table:table-cell>
              <table:table-cell office:value-type="float" office:value="1715.75301181836">
                <text:p>1715.7530118183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459.53186722446">
                <text:p>3459.5318672244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99.1894199002462">
                <text:p>99.1894199002462</text:p>
              </table:table-cell>
              <table:table-cell office:value-type="float" office:value="1227.6327669998">
                <text:p>1227.6327669998</text:p>
              </table:table-cell>
              <table:table-cell office:value-type="float" office:value="97.9596144878594">
                <text:p>97.9596144878594</text:p>
              </table:table-cell>
              <table:table-cell office:value-type="float" office:value="1769.48926340028">
                <text:p>1769.48926340028</text:p>
              </table:table-cell>
              <table:table-cell office:value-type="float" office:value="97.8837342594359">
                <text:p>97.8837342594359</text:p>
              </table:table-cell>
              <table:table-cell office:value-type="float" office:value="1752.90078431227">
                <text:p>1752.9007843122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527.26766220167">
                <text:p>3527.2676622016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99.2001604911066">
                <text:p>99.2001604911066</text:p>
              </table:table-cell>
              <table:table-cell office:value-type="float" office:value="1295.3999092908">
                <text:p>1295.3999092908</text:p>
              </table:table-cell>
              <table:table-cell office:value-type="float" office:value="98.0392651624158">
                <text:p>98.0392651624158</text:p>
              </table:table-cell>
              <table:table-cell office:value-type="float" office:value="1864.95396471099">
                <text:p>1864.95396471099</text:p>
              </table:table-cell>
              <table:table-cell office:value-type="float" office:value="97.9315246641697">
                <text:p>97.9315246641697</text:p>
              </table:table-cell>
              <table:table-cell office:value-type="float" office:value="1783.48880679558">
                <text:p>1783.4888067955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598.6976268155">
                <text:p>3598.6976268155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99.2099700972953">
                <text:p>99.2099700972953</text:p>
              </table:table-cell>
              <table:table-cell office:value-type="float" office:value="1363.16278537933">
                <text:p>1363.16278537933</text:p>
              </table:table-cell>
              <table:table-cell office:value-type="float" office:value="98.1080758043402">
                <text:p>98.1080758043402</text:p>
              </table:table-cell>
              <table:table-cell office:value-type="float" office:value="1960.41925958031">
                <text:p>1960.41925958031</text:p>
              </table:table-cell>
              <table:table-cell office:value-type="float" office:value="97.9808232473567">
                <text:p>97.9808232473567</text:p>
              </table:table-cell>
              <table:table-cell office:value-type="float" office:value="1826.79437883287">
                <text:p>1826.7943788328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666.43393188214">
                <text:p>3666.4339318821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99.2190103113644">
                <text:p>99.2190103113644</text:p>
              </table:table-cell>
              <table:table-cell office:value-type="float" office:value="1430.92529049373">
                <text:p>1430.92529049373</text:p>
              </table:table-cell>
              <table:table-cell office:value-type="float" office:value="98.1759438347314">
                <text:p>98.1759438347314</text:p>
              </table:table-cell>
              <table:table-cell office:value-type="float" office:value="2055.88349717336">
                <text:p>2055.88349717336</text:p>
              </table:table-cell>
              <table:table-cell office:value-type="float" office:value="98.027435387674">
                <text:p>98.027435387674</text:p>
              </table:table-cell>
              <table:table-cell office:value-type="float" office:value="1858.30607124769">
                <text:p>1858.3060712476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734.16972685936">
                <text:p>3734.1697268593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99.2274084358215">
                <text:p>99.2274084358215</text:p>
              </table:table-cell>
              <table:table-cell office:value-type="float" office:value="1497.4482041096">
                <text:p>1497.4482041096</text:p>
              </table:table-cell>
              <table:table-cell office:value-type="float" office:value="98.2234043254287">
                <text:p>98.2234043254287</text:p>
              </table:table-cell>
              <table:table-cell office:value-type="float" office:value="2154.42726519412">
                <text:p>2154.42726519412</text:p>
              </table:table-cell>
              <table:table-cell office:value-type="float" office:value="98.0756499675977">
                <text:p>98.0756499675977</text:p>
              </table:table-cell>
              <table:table-cell office:value-type="float" office:value="1900.68797335347">
                <text:p>1900.6879733534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805.60020156261">
                <text:p>3805.6002015626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99.2350941353498">
                <text:p>99.2350941353498</text:p>
              </table:table-cell>
              <table:table-cell office:value-type="float" office:value="1566.44065539522">
                <text:p>1566.44065539522</text:p>
              </table:table-cell>
              <table:table-cell office:value-type="float" office:value="98.2871719956504">
                <text:p>98.2871719956504</text:p>
              </table:table-cell>
              <table:table-cell office:value-type="float" office:value="2249.89241167379">
                <text:p>2249.89241167379</text:p>
              </table:table-cell>
              <table:table-cell office:value-type="float" office:value="98.1245715061714">
                <text:p>98.1245715061714</text:p>
              </table:table-cell>
              <table:table-cell office:value-type="float" office:value="1929.73654595094">
                <text:p>1929.73654595094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873.33599653983">
                <text:p>3873.3359965398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99.242204427286">
                <text:p>99.242204427286</text:p>
              </table:table-cell>
              <table:table-cell office:value-type="float" office:value="1634.1940716435">
                <text:p>1634.1940716435</text:p>
              </table:table-cell>
              <table:table-cell office:value-type="float" office:value="98.331946043478">
                <text:p>98.331946043478</text:p>
              </table:table-cell>
              <table:table-cell office:value-type="float" office:value="2345.35720572803">
                <text:p>2345.35720572803</text:p>
              </table:table-cell>
              <table:table-cell office:value-type="float" office:value="98.1725975637885">
                <text:p>98.1725975637885</text:p>
              </table:table-cell>
              <table:table-cell office:value-type="float" office:value="1997.47336110701">
                <text:p>1997.4733611070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3948.15326099194">
                <text:p>3948.1532609919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99.2487093632009">
                <text:p>99.2487093632009</text:p>
              </table:table-cell>
              <table:table-cell office:value-type="float" office:value="1701.94804435297">
                <text:p>1701.94804435297</text:p>
              </table:table-cell>
              <table:table-cell office:value-type="float" office:value="98.3781340086053">
                <text:p>98.3781340086053</text:p>
              </table:table-cell>
              <table:table-cell office:value-type="float" office:value="2440.82055298318">
                <text:p>2440.82055298318</text:p>
              </table:table-cell>
              <table:table-cell office:value-type="float" office:value="98.2169474364262">
                <text:p>98.2169474364262</text:p>
              </table:table-cell>
              <table:table-cell office:value-type="float" office:value="2065.20813590538">
                <text:p>2065.2081359053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015.88854587973">
                <text:p>4015.88854587973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99.2547202213963">
                <text:p>99.2547202213963</text:p>
              </table:table-cell>
              <table:table-cell office:value-type="float" office:value="1769.69737988584">
                <text:p>1769.69737988584</text:p>
              </table:table-cell>
              <table:table-cell office:value-type="float" office:value="98.4125393295676">
                <text:p>98.4125393295676</text:p>
              </table:table-cell>
              <table:table-cell office:value-type="float" office:value="2536.26776286378">
                <text:p>2536.26776286378</text:p>
              </table:table-cell>
              <table:table-cell office:value-type="float" office:value="98.2202937073691">
                <text:p>98.2202937073691</text:p>
              </table:table-cell>
              <table:table-cell office:value-type="float" office:value="2136.63861060862">
                <text:p>2136.6386106086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083.62485094638">
                <text:p>4083.6248509463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99.2602646258697">
                <text:p>99.2602646258697</text:p>
              </table:table-cell>
              <table:table-cell office:value-type="float" office:value="1837.44727187991">
                <text:p>1837.44727187991</text:p>
              </table:table-cell>
              <table:table-cell office:value-type="float" office:value="98.4483585678296">
                <text:p>98.4483585678296</text:p>
              </table:table-cell>
              <table:table-cell office:value-type="float" office:value="2622.44675917716">
                <text:p>2622.44675917716</text:p>
              </table:table-cell>
              <table:table-cell office:value-type="float" office:value="98.1435651285656">
                <text:p>98.1435651285656</text:p>
              </table:table-cell>
              <table:table-cell office:value-type="float" office:value="2211.45587506073">
                <text:p>2211.4558750607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151.66853590076">
                <text:p>4151.6685359007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99.2653388370822">
                <text:p>99.2653388370822</text:p>
              </table:table-cell>
              <table:table-cell office:value-type="float" office:value="1905.19734936104">
                <text:p>1905.19734936104</text:p>
              </table:table-cell>
              <table:table-cell office:value-type="float" office:value="98.4846491118582">
                <text:p>98.4846491118582</text:p>
              </table:table-cell>
              <table:table-cell office:value-type="float" office:value="2711.70363508339">
                <text:p>2711.70363508339</text:p>
              </table:table-cell>
              <table:table-cell office:value-type="float" office:value="98.0642443680459">
                <text:p>98.0642443680459</text:p>
              </table:table-cell>
              <table:table-cell office:value-type="float" office:value="2279.1926902168">
                <text:p>2279.192690216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219.40433087798">
                <text:p>4219.4043308779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99.2699654862995">
                <text:p>99.2699654862995</text:p>
              </table:table-cell>
              <table:table-cell office:value-type="float" office:value="1972.9370395666">
                <text:p>1972.9370395666</text:p>
              </table:table-cell>
              <table:table-cell office:value-type="float" office:value="98.494546532957">
                <text:p>98.494546532957</text:p>
              </table:table-cell>
              <table:table-cell office:value-type="float" office:value="2800.96010291807">
                <text:p>2800.96010291807</text:p>
              </table:table-cell>
              <table:table-cell office:value-type="float" office:value="97.9838867348396">
                <text:p>97.9838867348396</text:p>
              </table:table-cell>
              <table:table-cell office:value-type="float" office:value="2346.92746501517">
                <text:p>2346.9274650151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287.1401258552">
                <text:p>4287.1401258552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99.2741509947705">
                <text:p>99.2741509947705</text:p>
              </table:table-cell>
              <table:table-cell office:value-type="float" office:value="2040.68043951343">
                <text:p>2040.68043951343</text:p>
              </table:table-cell>
              <table:table-cell office:value-type="float" office:value="98.5138700693878">
                <text:p>98.5138700693878</text:p>
              </table:table-cell>
              <table:table-cell office:value-type="float" office:value="2887.13828308838">
                <text:p>2887.13828308838</text:p>
              </table:table-cell>
              <table:table-cell office:value-type="float" office:value="97.9050844106631">
                <text:p>97.9050844106631</text:p>
              </table:table-cell>
              <table:table-cell office:value-type="float" office:value="2414.97114996956">
                <text:p>2414.9711499695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365.34418005617">
                <text:p>4365.3441800561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99.277913236221">
                <text:p>99.277913236221</text:p>
              </table:table-cell>
              <table:table-cell office:value-type="float" office:value="2108.42346848614">
                <text:p>2108.42346848614</text:p>
              </table:table-cell>
              <table:table-cell office:value-type="float" office:value="98.5322509942854">
                <text:p>98.5322509942854</text:p>
              </table:table-cell>
              <table:table-cell office:value-type="float" office:value="2976.39497350754">
                <text:p>2976.39497350754</text:p>
              </table:table-cell>
              <table:table-cell office:value-type="float" office:value="97.8252923443767">
                <text:p>97.8252923443767</text:p>
              </table:table-cell>
              <table:table-cell office:value-type="float" office:value="2493.17520417053">
                <text:p>2493.1752041705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443.54823425714">
                <text:p>4443.5482342571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99.2813664933242">
                <text:p>99.2813664933242</text:p>
              </table:table-cell>
              <table:table-cell office:value-type="float" office:value="2176.16612648472">
                <text:p>2176.16612648472</text:p>
              </table:table-cell>
              <table:table-cell office:value-type="float" office:value="98.5496893076498">
                <text:p>98.5496893076498</text:p>
              </table:table-cell>
              <table:table-cell office:value-type="float" office:value="3065.65162682929">
                <text:p>3065.65162682929</text:p>
              </table:table-cell>
              <table:table-cell office:value-type="float" office:value="97.7454060169371">
                <text:p>97.7454060169371</text:p>
              </table:table-cell>
              <table:table-cell office:value-type="float" office:value="2571.3792583715">
                <text:p>2571.379258371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511.28402923436">
                <text:p>4511.2840292343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99.2845396508405">
                <text:p>99.2845396508405</text:p>
              </table:table-cell>
              <table:table-cell office:value-type="float" office:value="2243.91267971163">
                <text:p>2243.91267971163</text:p>
              </table:table-cell>
              <table:table-cell office:value-type="float" office:value="98.577025042113">
                <text:p>98.577025042113</text:p>
              </table:table-cell>
              <table:table-cell office:value-type="float" office:value="3151.82960296383">
                <text:p>3151.82960296383</text:p>
              </table:table-cell>
              <table:table-cell office:value-type="float" office:value="97.6660852564173">
                <text:p>97.6660852564173</text:p>
              </table:table-cell>
              <table:table-cell office:value-type="float" office:value="2639.11546142026">
                <text:p>2639.1154614202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579.01982421158">
                <text:p>4579.01982421158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99.2870438930362">
                <text:p>99.2870438930362</text:p>
              </table:table-cell>
              <table:table-cell office:value-type="float" office:value="2311.65051504655">
                <text:p>2311.65051504655</text:p>
              </table:table-cell>
              <table:table-cell office:value-type="float" office:value="98.5822094055456">
                <text:p>98.5822094055456</text:p>
              </table:table-cell>
              <table:table-cell office:value-type="float" office:value="3238.00778313413">
                <text:p>3238.00778313413</text:p>
              </table:table-cell>
              <table:table-cell office:value-type="float" office:value="97.5872829322408">
                <text:p>97.5872829322408</text:p>
              </table:table-cell>
              <table:table-cell office:value-type="float" office:value="2707.15873830311">
                <text:p>2707.15873830311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647.06350916597">
                <text:p>4647.06350916597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99.2898468554512">
                <text:p>99.2898468554512</text:p>
              </table:table-cell>
              <table:table-cell office:value-type="float" office:value="2379.39206012275">
                <text:p>2379.39206012275</text:p>
              </table:table-cell>
              <table:table-cell office:value-type="float" office:value="98.5968198843104">
                <text:p>98.5968198843104</text:p>
              </table:table-cell>
              <table:table-cell office:value-type="float" office:value="3330.34315074051">
                <text:p>3330.34315074051</text:p>
              </table:table-cell>
              <table:table-cell office:value-type="float" office:value="97.5069252990345">
                <text:p>97.5069252990345</text:p>
              </table:table-cell>
              <table:table-cell office:value-type="float" office:value="2774.89453328033">
                <text:p>2774.8945332803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714.79879405376">
                <text:p>4714.79879405376</text:p>
              </table:table-cell>
              <table:table-cell office:value-type="float" office:value="98.752468613732">
                <text:p>98.752468613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99.2924536823027">
                <text:p>99.2924536823027</text:p>
              </table:table-cell>
              <table:table-cell office:value-type="float" office:value="2447.13583104371">
                <text:p>2447.13583104371</text:p>
              </table:table-cell>
              <table:table-cell office:value-type="float" office:value="98.6170860322745">
                <text:p>98.6170860322745</text:p>
              </table:table-cell>
              <table:table-cell office:value-type="float" office:value="3416.52092283927">
                <text:p>3416.52092283927</text:p>
              </table:table-cell>
              <table:table-cell office:value-type="float" office:value="97.4270861021715">
                <text:p>97.4270861021715</text:p>
              </table:table-cell>
              <table:table-cell office:value-type="float" office:value="2849.71179773244">
                <text:p>2849.71179773244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782.5350991204">
                <text:p>4782.5350991204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99.2946442517064">
                <text:p>99.2946442517064</text:p>
              </table:table-cell>
              <table:table-cell office:value-type="float" office:value="2514.87236796918">
                <text:p>2514.87236796918</text:p>
              </table:table-cell>
              <table:table-cell office:value-type="float" office:value="98.6189712553409">
                <text:p>98.6189712553409</text:p>
              </table:table-cell>
              <table:table-cell office:value-type="float" office:value="3502.69930704535">
                <text:p>3502.69930704535</text:p>
              </table:table-cell>
              <table:table-cell office:value-type="float" office:value="97.3488022143383">
                <text:p>97.3488022143383</text:p>
              </table:table-cell>
              <table:table-cell office:value-type="float" office:value="2921.14227243568">
                <text:p>2921.1422724356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857.35236357251">
                <text:p>4857.35236357251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99.29664359231">
                <text:p>99.29664359231</text:p>
              </table:table-cell>
              <table:table-cell office:value-type="float" office:value="2582.61502596776">
                <text:p>2582.61502596776</text:p>
              </table:table-cell>
              <table:table-cell office:value-type="float" office:value="98.6364095687053">
                <text:p>98.6364095687053</text:p>
              </table:table-cell>
              <table:table-cell office:value-type="float" office:value="3595.03426658019">
                <text:p>3595.03426658019</text:p>
              </table:table-cell>
              <table:table-cell office:value-type="float" office:value="97.2674077084455">
                <text:p>97.2674077084455</text:p>
              </table:table-cell>
              <table:table-cell office:value-type="float" office:value="2988.87908759175">
                <text:p>2988.8790875917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925.08815854973">
                <text:p>4925.08815854973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99.2983484422688">
                <text:p>99.2983484422688</text:p>
              </table:table-cell>
              <table:table-cell office:value-type="float" office:value="2650.353788738">
                <text:p>2650.353788738</text:p>
              </table:table-cell>
              <table:table-cell office:value-type="float" office:value="98.643950460971">
                <text:p>98.643950460971</text:p>
              </table:table-cell>
              <table:table-cell office:value-type="float" office:value="3681.21244675049">
                <text:p>3681.21244675049</text:p>
              </table:table-cell>
              <table:table-cell office:value-type="float" office:value="97.188605384269">
                <text:p>97.188605384269</text:p>
              </table:table-cell>
              <table:table-cell office:value-type="float" office:value="3056.61386239012">
                <text:p>3056.6138623901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4968.80853530776">
                <text:p>4968.80853530776</text:p>
              </table:table-cell>
              <table:table-cell office:value-type="float" office:value="98.7537647045901">
                <text:p>98.75376470459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99.2997666132193">
                <text:p>99.2997666132193</text:p>
              </table:table-cell>
              <table:table-cell office:value-type="float" office:value="2718.0912530988">
                <text:p>2718.0912530988</text:p>
              </table:table-cell>
              <table:table-cell office:value-type="float" office:value="98.6481922128704">
                <text:p>98.6481922128704</text:p>
              </table:table-cell>
              <table:table-cell office:value-type="float" office:value="3767.39042288503">
                <text:p>3767.39042288503</text:p>
              </table:table-cell>
              <table:table-cell office:value-type="float" office:value="97.1092846237492">
                <text:p>97.1092846237492</text:p>
              </table:table-cell>
              <table:table-cell office:value-type="float" office:value="3128.04433709337">
                <text:p>3128.0443370933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99.3005798522101">
                <text:p>99.3005798522101</text:p>
              </table:table-cell>
              <table:table-cell office:value-type="float" office:value="2785.83261268793">
                <text:p>2785.83261268793</text:p>
              </table:table-cell>
              <table:table-cell office:value-type="float" office:value="98.6623313858686">
                <text:p>98.6623313858686</text:p>
              </table:table-cell>
              <table:table-cell office:value-type="float" office:value="3859.72579049141">
                <text:p>3859.72579049141</text:p>
              </table:table-cell>
              <table:table-cell office:value-type="float" office:value="97.0289269905429">
                <text:p>97.0289269905429</text:p>
              </table:table-cell>
              <table:table-cell office:value-type="float" office:value="3202.86160154548">
                <text:p>3202.8616015454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99.3016228358986">
                <text:p>99.3016228358986</text:p>
              </table:table-cell>
              <table:table-cell office:value-type="float" office:value="2853.56636730744">
                <text:p>2853.56636730744</text:p>
              </table:table-cell>
              <table:table-cell office:value-type="float" office:value="98.657147022436">
                <text:p>98.657147022436</text:p>
              </table:table-cell>
              <table:table-cell office:value-type="float" office:value="3945.90356259017">
                <text:p>3945.90356259017</text:p>
              </table:table-cell>
              <table:table-cell office:value-type="float" office:value="96.9490877936799">
                <text:p>96.9490877936799</text:p>
              </table:table-cell>
              <table:table-cell office:value-type="float" office:value="3270.59841670155">
                <text:p>3270.5984167015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99.3025524174716">
                <text:p>99.3025524174716</text:p>
              </table:table-cell>
              <table:table-cell office:value-type="float" office:value="2912.06676137903">
                <text:p>2912.06676137903</text:p>
              </table:table-cell>
              <table:table-cell office:value-type="float" office:value="98.6604461628022">
                <text:p>98.6604461628022</text:p>
              </table:table-cell>
              <table:table-cell office:value-type="float" office:value="4032.08174276048">
                <text:p>4032.08174276048</text:p>
              </table:table-cell>
              <table:table-cell office:value-type="float" office:value="96.8702854695034">
                <text:p>96.8702854695034</text:p>
              </table:table-cell>
              <table:table-cell office:value-type="float" office:value="3338.33319149992">
                <text:p>3338.3331914999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99.3032639362032">
                <text:p>99.3032639362032</text:p>
              </table:table-cell>
              <table:table-cell office:value-type="float" office:value="2979.81301318947">
                <text:p>2979.81301318947</text:p>
              </table:table-cell>
              <table:table-cell office:value-type="float" office:value="98.6870160253946">
                <text:p>98.6870160253946</text:p>
              </table:table-cell>
              <table:table-cell office:value-type="float" office:value="4124.41690633108">
                <text:p>4124.41690633108</text:p>
              </table:table-cell>
              <table:table-cell office:value-type="float" office:value="96.7894093999539">
                <text:p>96.7894093999539</text:p>
              </table:table-cell>
              <table:table-cell office:value-type="float" office:value="3406.3768764543">
                <text:p>3406.376876454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99.3039629175393">
                <text:p>99.3039629175393</text:p>
              </table:table-cell>
              <table:table-cell office:value-type="float" office:value="3161.47542314604">
                <text:p>3161.47542314604</text:p>
              </table:table-cell>
              <table:table-cell office:value-type="float" office:value="98.7056241870011">
                <text:p>98.7056241870011</text:p>
              </table:table-cell>
              <table:table-cell office:value-type="float" office:value="4210.59488246562">
                <text:p>4210.59488246562</text:p>
              </table:table-cell>
              <table:table-cell office:value-type="float" office:value="96.7100886394341">
                <text:p>96.7100886394341</text:p>
              </table:table-cell>
              <table:table-cell office:value-type="float" office:value="3484.58093065527">
                <text:p>3484.5809306552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99.3044733147619">
                <text:p>99.3044733147619</text:p>
              </table:table-cell>
              <table:table-cell office:value-type="float" office:value="3343.13083759048">
                <text:p>3343.13083759048</text:p>
              </table:table-cell>
              <table:table-cell office:value-type="float" office:value="98.7064573882671">
                <text:p>98.7064573882671</text:p>
              </table:table-cell>
              <table:table-cell office:value-type="float" office:value="4296.77306263592">
                <text:p>4296.77306263592</text:p>
              </table:table-cell>
              <table:table-cell office:value-type="float" office:value="96.6312863152576">
                <text:p>96.6312863152576</text:p>
              </table:table-cell>
              <table:table-cell office:value-type="float" office:value="3562.78498485625">
                <text:p>3562.7849848562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99.3048349822094">
                <text:p>99.3048349822094</text:p>
              </table:table-cell>
              <table:table-cell office:value-type="float" office:value="3524.78355584796">
                <text:p>3524.78355584796</text:p>
              </table:table-cell>
              <table:table-cell office:value-type="float" office:value="98.7004398235685">
                <text:p>98.7004398235685</text:p>
              </table:table-cell>
              <table:table-cell office:value-type="float" office:value="4386.02969740897">
                <text:p>4386.02969740897</text:p>
              </table:table-cell>
              <table:table-cell office:value-type="float" office:value="96.5513528572413">
                <text:p>96.5513528572413</text:p>
              </table:table-cell>
              <table:table-cell office:value-type="float" office:value="3630.521187905">
                <text:p>3630.52118790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99.3050391958311">
                <text:p>99.3050391958311</text:p>
              </table:table-cell>
              <table:table-cell office:value-type="float" office:value="3709.509963678">
                <text:p>3709.509963678</text:p>
              </table:table-cell>
              <table:table-cell office:value-type="float" office:value="98.6811836165329">
                <text:p>98.6811836165329</text:p>
              </table:table-cell>
              <table:table-cell office:value-type="float" office:value="4475.28620234107">
                <text:p>4475.28620234107</text:p>
              </table:table-cell>
              <table:table-cell office:value-type="float" office:value="96.4710894851883">
                <text:p>96.4710894851883</text:p>
              </table:table-cell>
              <table:table-cell office:value-type="float" office:value="3698.56446478785">
                <text:p>3698.5644647878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99.3051073972123">
                <text:p>99.3051073972123</text:p>
              </table:table-cell>
              <table:table-cell office:value-type="float" office:value="3808.02251422593">
                <text:p>3808.02251422593</text:p>
              </table:table-cell>
              <table:table-cell office:value-type="float" office:value="98.6500774359369">
                <text:p>98.6500774359369</text:p>
              </table:table-cell>
              <table:table-cell office:value-type="float" office:value="4561.46458654714">
                <text:p>4561.46458654714</text:p>
              </table:table-cell>
              <table:table-cell office:value-type="float" office:value="96.3928055973551">
                <text:p>96.3928055973551</text:p>
              </table:table-cell>
              <table:table-cell office:value-type="float" office:value="3766.30025976507">
                <text:p>3766.3002597650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99.3050291568406">
                <text:p>99.3050291568406</text:p>
              </table:table-cell>
              <table:table-cell office:value-type="float" office:value="3891.15892913471">
                <text:p>3891.15892913471</text:p>
              </table:table-cell>
              <table:table-cell office:value-type="float" office:value="98.6656305262349">
                <text:p>98.6656305262349</text:p>
              </table:table-cell>
              <table:table-cell office:value-type="float" office:value="4650.72103583312">
                <text:p>4650.72103583312</text:p>
              </table:table-cell>
              <table:table-cell office:value-type="float" office:value="96.3124008335722">
                <text:p>96.3124008335722</text:p>
              </table:table-cell>
              <table:table-cell office:value-type="float" office:value="3841.11752421718">
                <text:p>3841.11752421718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99.304830070136">
                <text:p>99.304830070136</text:p>
              </table:table-cell>
              <table:table-cell office:value-type="float" office:value="4075.89674110691">
                <text:p>4075.89674110691</text:p>
              </table:table-cell>
              <table:table-cell office:value-type="float" office:value="98.6753512076711">
                <text:p>98.6753512076711</text:p>
              </table:table-cell>
              <table:table-cell office:value-type="float" office:value="4739.97772625228">
                <text:p>4739.97772625228</text:p>
              </table:table-cell>
              <table:table-cell office:value-type="float" office:value="96.2326087672858">
                <text:p>96.2326087672858</text:p>
              </table:table-cell>
              <table:table-cell office:value-type="float" office:value="3912.54799892043">
                <text:p>3912.5479989204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99.3040774583255">
                <text:p>99.3040774583255</text:p>
              </table:table-cell>
              <table:table-cell office:value-type="float" office:value="4248.31028247211">
                <text:p>4248.31028247211</text:p>
              </table:table-cell>
              <table:table-cell office:value-type="float" office:value="98.6630383445185">
                <text:p>98.6630383445185</text:p>
              </table:table-cell>
              <table:table-cell office:value-type="float" office:value="4826.15590642259">
                <text:p>4826.15590642259</text:p>
              </table:table-cell>
              <table:table-cell office:value-type="float" office:value="96.1538064431093">
                <text:p>96.1538064431093</text:p>
              </table:table-cell>
              <table:table-cell office:value-type="float" office:value="3980.2848140765">
                <text:p>3980.284814076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99.3042578446832">
                <text:p>99.3042578446832</text:p>
              </table:table-cell>
              <table:table-cell office:value-type="float" office:value="4405.33500552017">
                <text:p>4405.33500552017</text:p>
              </table:table-cell>
              <table:table-cell office:value-type="float" office:value="98.6651592204683">
                <text:p>98.6651592204683</text:p>
              </table:table-cell>
              <table:table-cell office:value-type="float" office:value="4915.41255974434">
                <text:p>4915.41255974434</text:p>
              </table:table-cell>
              <table:table-cell office:value-type="float" office:value="96.0739201156696">
                <text:p>96.0739201156696</text:p>
              </table:table-cell>
              <table:table-cell office:value-type="float" office:value="4048.01958887487">
                <text:p>4048.0195888748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99.3037630451818">
                <text:p>99.3037630451818</text:p>
              </table:table-cell>
              <table:table-cell office:value-type="float" office:value="4473.0702440362">
                <text:p>4473.0702440362</text:p>
              </table:table-cell>
              <table:table-cell office:value-type="float" office:value="98.6637453031684">
                <text:p>98.6637453031684</text:p>
              </table:table-cell>
              <table:table-cell office:value-type="float" office:value="4989.2798521993">
                <text:p>4989.2798521993</text:p>
              </table:table-cell>
              <table:table-cell office:value-type="float" office:value="96.0070889579649">
                <text:p>96.0070889579649</text:p>
              </table:table-cell>
              <table:table-cell office:value-type="float" office:value="4119.45006357812">
                <text:p>4119.4500635781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99.3031642730354">
                <text:p>99.3031642730354</text:p>
              </table:table-cell>
              <table:table-cell office:value-type="float" office:value="4540.8030712204">
                <text:p>4540.8030712204</text:p>
              </table:table-cell>
              <table:table-cell office:value-type="float" office:value="98.6562044109028">
                <text:p>98.65620441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.26732803022">
                <text:p>4194.2673280302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99.302430425156">
                <text:p>99.302430425156</text:p>
              </table:table-cell>
              <table:table-cell office:value-type="float" office:value="4608.52829343498">
                <text:p>4608.52829343498</text:p>
              </table:table-cell>
              <table:table-cell office:value-type="float" office:value="98.6293399822062">
                <text:p>98.629339982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2.00414318629">
                <text:p>4262.0041431862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99.3016378627969">
                <text:p>99.3016378627969</text:p>
              </table:table-cell>
              <table:table-cell office:value-type="float" office:value="4657.79068978205">
                <text:p>4657.79068978205</text:p>
              </table:table-cell>
              <table:table-cell office:value-type="float" office:value="98.6293399822062">
                <text:p>98.629339982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9.73891798466">
                <text:p>4329.7389179846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9.3007824470401">
                <text:p>99.3007824470401</text:p>
              </table:table-cell>
              <table:table-cell office:value-type="float" office:value="4802.4836763688">
                <text:p>4802.4836763688</text:p>
              </table:table-cell>
              <table:table-cell office:value-type="float" office:value="98.5904572564612">
                <text:p>98.590457256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7.78260293905">
                <text:p>4397.7826029390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99.2998558195733">
                <text:p>99.2998558195733</text:p>
              </table:table-cell>
              <table:table-cell office:value-type="float" office:value="4984.13366200436">
                <text:p>4984.13366200436</text:p>
              </table:table-cell>
              <table:table-cell office:value-type="float" office:value="98.5774963478796">
                <text:p>98.5774963478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5.98665714002">
                <text:p>4475.9866571400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99.2988514167192">
                <text:p>99.2988514167192</text:p>
              </table:table-cell>
              <table:table-cell office:value-type="float" office:value="5165.78109719279">
                <text:p>5165.78109719279</text:p>
              </table:table-cell>
              <table:table-cell office:value-type="float" office:value="98.5580549850071">
                <text:p>98.558054985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4.19071134099">
                <text:p>4554.1907113409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99.297738556926">
                <text:p>99.297738556926</text:p>
              </table:table-cell>
              <table:table-cell office:value-type="float" office:value="5276.61383763231">
                <text:p>5276.61383763231</text:p>
              </table:table-cell>
              <table:table-cell office:value-type="float" office:value="98.5386136221346">
                <text:p>98.538613622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1.92691438975">
                <text:p>4621.92691438975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99.2965538735033">
                <text:p>99.2965538735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9.9701912726">
                <text:p>4689.9701912726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99.2952852234149">
                <text:p>99.295285223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7.70598624982">
                <text:p>4757.70598624982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99.2939705849387">
                <text:p>99.2939705849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2.52325070193">
                <text:p>4832.52325070193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99.2925963777594">
                <text:p>99.292596377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3.95372540517">
                <text:p>4903.95372540517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99.291180227594">
                <text:p>99.29118022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1.69054056124">
                <text:p>4971.69054056124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99.2896848504488">
                <text:p>99.289684850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1.71521741439">
                <text:p>5011.71521741439</text:p>
              </table:table-cell>
              <table:table-cell office:value-type="float" office:value="98.2508814516234">
                <text:p>98.250881451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99.2881308259552">
                <text:p>99.2881308259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99.2865236441871">
                <text:p>99.286523644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99.2848256082448">
                <text:p>99.284825608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99.2831412396592">
                <text:p>99.283141239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99.281361144158">
                <text:p>99.2813611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99.2795834846063">
                <text:p>99.279583484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99.2777597740594">
                <text:p>99.277759774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99.2759020666483">
                <text:p>99.275902066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99.274000115396">
                <text:p>99.27400011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99.2720763783514">
                <text:p>99.272076378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99.2701154114148">
                <text:p>99.2701154114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99.2680831650188">
                <text:p>99.268083165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99.2660244320408">
                <text:p>99.266024432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99.2639363407093">
                <text:p>99.263936340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99.2617744147866">
                <text:p>99.261774414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99.25961152027">
                <text:p>99.2596115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99.2573964085979">
                <text:p>99.257396408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99.2551042073864">
                <text:p>99.255104207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99.2527962848368">
                <text:p>99.2527962848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_20__28_Rounded_29_" draw:display-name="Dash (Rounded)" draw:style="round" draw:dots1="1" draw:dots1-length="201%" draw:distance="199%"/>
    <draw:stroke-dash draw:name="Double_20_Dash_20_Dot" draw:display-name="Double Dash Dot" draw:style="rect" draw:dots1="1" draw:dots1-length="800%" draw:dots2="1" draw:dots2-length="100%" draw:distance="300%"/>
    <draw:stroke-dash draw:name="Long_20_Dash_20_Dot" draw:display-name="Long Dash Dot" draw:style="rect" draw:dots1="1" draw:dots1-length="400%" draw:dots2="1" draw:dots2-length="100%" draw:distance="3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"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132cm" svg:height="30.938cm" xlink:href=".." xlink:type="simple" chart:class="chart:scatter" chart:style-name="ch1">
        <chart:title svg:x="17.933cm" svg:y="0.753cm" chart:style-name="ch2">
          <text:p>Losses Summary</text:p>
        </chart:title>
        <chart:legend chart:legend-position="end" svg:x="33.643cm" svg:y="11.578cm" style:legend-expansion="custom" svg:width="6.193cm" svg:height="8.795cm" style:legend-expansion-aspect-ratio="0.704150085275725" chart:style-name="ch3"/>
        <chart:plot-area chart:style-name="ch4" table:cell-range-address="results_summary.A1:results_summary.A99 results_summary.D2:results_summary.D99 results_summary.F2:results_summary.F99 results_summary.L1:results_summary.L99 results_summary.O2:results_summary.O99 results_summary.R1:results_summary.R99" chart:data-source-has-labels="row" svg:x="1.957cm" svg:y="2.272cm" svg:width="30.98cm" svg:height="26.923cm">
          <chart:coordinate-region svg:x="2.578cm" svg:y="2.471cm" svg:width="30.359cm" svg:height="25.67cm"/>
          <chart:axis chart:dimension="x" chart:name="primary-x" chart:style-name="ch5">
            <chart:title svg:x="16.564cm" svg:y="29.813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6.59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D2:results_summary.D99" loext:label-string="total_losses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F2:results_summary.F99" loext:label-string="capacitor_total_losses" chart:class="chart:scatter">
            <chart:data-point chart:repeated="98"/>
          </chart:series>
          <chart:series chart:style-name="ch12" chart:values-cell-range-address="results_summary.L2:results_summary.L99" chart:label-cell-address="results_summary.L1:results_summary.L1" chart:class="chart:scatter">
            <chart:data-point chart:repeated="98"/>
          </chart:series>
          <chart:series chart:style-name="ch13" chart:values-cell-range-address="results_summary.O2:results_summary.O99" loext:label-string="inductor_losses" chart:class="chart:scatter">
            <chart:data-point chart:repeated="98"/>
          </chart:series>
          <chart:series chart:style-name="ch14" chart:values-cell-range-address="results_summary.R2:results_summary.R99" chart:label-cell-address="results_summary.R1:results_summary.R1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otal_losses</text:p>
              </table:table-cell>
              <table:table-cell office:value-type="string">
                <text:p>capacitor_total_losses</text:p>
              </table:table-cell>
              <table:table-cell office:value-type="string">
                <text:p>GaN_total_losses</text:p>
                <draw:g>
                  <svg:desc>results_summary.L1:results_summary.L1</svg:desc>
                </draw:g>
              </table:table-cell>
              <table:table-cell office:value-type="string">
                <text:p>inductor_losses</text:p>
              </table:table-cell>
              <table:table-cell office:value-type="string">
                <text:p>Si_total</text:p>
                <draw:g>
                  <svg:desc>results_summary.R1:results_summary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2.849355585064">
                <text:p>2.849355585064</text:p>
                <draw:g>
                  <svg:desc>results_summary.D2:results_summary.D99</svg:desc>
                </draw:g>
              </table:table-cell>
              <table:table-cell office:value-type="float" office:value="0.813404879847487">
                <text:p>0.813404879847487</text:p>
                <draw:g>
                  <svg:desc>results_summary.F2:results_summary.F99</svg:desc>
                </draw:g>
              </table:table-cell>
              <table:table-cell office:value-type="float" office:value="0.939675804605144">
                <text:p>0.939675804605144</text:p>
                <draw:g>
                  <svg:desc>results_summary.L2:results_summary.L99</svg:desc>
                </draw:g>
              </table:table-cell>
              <table:table-cell office:value-type="float" office:value="1.06319193920365">
                <text:p>1.06319193920365</text:p>
                <draw:g>
                  <svg:desc>results_summary.O2:results_summary.O99</svg:desc>
                </draw:g>
              </table:table-cell>
              <table:table-cell office:value-type="float" office:value="0.0330829614033766">
                <text:p>0.0330829614033766</text:p>
                <draw:g>
                  <svg:desc>results_summary.R2:results_summary.R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89663786668801">
                <text:p>2.89663786668801</text:p>
              </table:table-cell>
              <table:table-cell office:value-type="float" office:value="0.814321656944331">
                <text:p>0.814321656944331</text:p>
              </table:table-cell>
              <table:table-cell office:value-type="float" office:value="0.983374440869263">
                <text:p>0.983374440869263</text:p>
              </table:table-cell>
              <table:table-cell office:value-type="float" office:value="1.06270330121534">
                <text:p>1.06270330121534</text:p>
              </table:table-cell>
              <table:table-cell office:value-type="float" office:value="0.0362384676613136">
                <text:p>0.036238467661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.02219226585299">
                <text:p>3.02219226585299</text:p>
              </table:table-cell>
              <table:table-cell office:value-type="float" office:value="0.816010460456599">
                <text:p>0.816010460456599</text:p>
              </table:table-cell>
              <table:table-cell office:value-type="float" office:value="1.10200390695922">
                <text:p>1.10200390695922</text:p>
              </table:table-cell>
              <table:table-cell office:value-type="float" office:value="1.06263720481049">
                <text:p>1.06263720481049</text:p>
              </table:table-cell>
              <table:table-cell office:value-type="float" office:value="0.0415406936214396">
                <text:p>0.0415406936214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3.92535728896125">
                <text:p>3.92535728896125</text:p>
              </table:table-cell>
              <table:table-cell office:value-type="float" office:value="0.824899555823428">
                <text:p>0.824899555823428</text:p>
              </table:table-cell>
              <table:table-cell office:value-type="float" office:value="1.96487670472708">
                <text:p>1.96487670472708</text:p>
              </table:table-cell>
              <table:table-cell office:value-type="float" office:value="1.06637048800567">
                <text:p>1.06637048800567</text:p>
              </table:table-cell>
              <table:table-cell office:value-type="float" office:value="0.0692105404044845">
                <text:p>0.0692105404044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4.30414941978228">
                <text:p>4.30414941978228</text:p>
              </table:table-cell>
              <table:table-cell office:value-type="float" office:value="0.82857916723184">
                <text:p>0.82857916723184</text:p>
              </table:table-cell>
              <table:table-cell office:value-type="float" office:value="2.32591734276969">
                <text:p>2.32591734276969</text:p>
              </table:table-cell>
              <table:table-cell office:value-type="float" office:value="1.06804508878889">
                <text:p>1.06804508878889</text:p>
              </table:table-cell>
              <table:table-cell office:value-type="float" office:value="0.0816078209893578">
                <text:p>0.0816078209893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4.85167876460768">
                <text:p>4.85167876460768</text:p>
              </table:table-cell>
              <table:table-cell office:value-type="float" office:value="0.832559666227713">
                <text:p>0.832559666227713</text:p>
              </table:table-cell>
              <table:table-cell office:value-type="float" office:value="2.85302394564309">
                <text:p>2.85302394564309</text:p>
              </table:table-cell>
              <table:table-cell office:value-type="float" office:value="1.07040326042171">
                <text:p>1.07040326042171</text:p>
              </table:table-cell>
              <table:table-cell office:value-type="float" office:value="0.095691892310953">
                <text:p>0.095691892310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6.23951034922968">
                <text:p>6.23951034922968</text:p>
              </table:table-cell>
              <table:table-cell office:value-type="float" office:value="0.837671772436517">
                <text:p>0.837671772436517</text:p>
              </table:table-cell>
              <table:table-cell office:value-type="float" office:value="4.21518977082887">
                <text:p>4.21518977082887</text:p>
              </table:table-cell>
              <table:table-cell office:value-type="float" office:value="1.07353015883991">
                <text:p>1.07353015883991</text:p>
              </table:table-cell>
              <table:table-cell office:value-type="float" office:value="0.11311864711919">
                <text:p>0.11311864711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31920859840774">
                <text:p>7.31920859840774</text:p>
              </table:table-cell>
              <table:table-cell office:value-type="float" office:value="0.84231451013046">
                <text:p>0.84231451013046</text:p>
              </table:table-cell>
              <table:table-cell office:value-type="float" office:value="5.26818547841659">
                <text:p>5.26818547841659</text:p>
              </table:table-cell>
              <table:table-cell office:value-type="float" office:value="1.07708081563244">
                <text:p>1.07708081563244</text:p>
              </table:table-cell>
              <table:table-cell office:value-type="float" office:value="0.131627794231723">
                <text:p>0.13162779423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7.62812443354473">
                <text:p>7.62812443354473</text:p>
              </table:table-cell>
              <table:table-cell office:value-type="float" office:value="0.847506258583691">
                <text:p>0.847506258583691</text:p>
              </table:table-cell>
              <table:table-cell office:value-type="float" office:value="5.54859696744599">
                <text:p>5.54859696744599</text:p>
              </table:table-cell>
              <table:table-cell office:value-type="float" office:value="1.08014139949737">
                <text:p>1.08014139949737</text:p>
              </table:table-cell>
              <table:table-cell office:value-type="float" office:value="0.151879808011952">
                <text:p>0.151879808011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8.02283560020303">
                <text:p>8.02283560020303</text:p>
              </table:table-cell>
              <table:table-cell office:value-type="float" office:value="0.853186224626487">
                <text:p>0.853186224626487</text:p>
              </table:table-cell>
              <table:table-cell office:value-type="float" office:value="5.91250026852177">
                <text:p>5.91250026852177</text:p>
              </table:table-cell>
              <table:table-cell office:value-type="float" office:value="1.08321441066742">
                <text:p>1.08321441066742</text:p>
              </table:table-cell>
              <table:table-cell office:value-type="float" office:value="0.17393469639431">
                <text:p>0.17393469639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8.49829847233049">
                <text:p>8.49829847233049</text:p>
              </table:table-cell>
              <table:table-cell office:value-type="float" office:value="0.859172589231156">
                <text:p>0.859172589231156</text:p>
              </table:table-cell>
              <table:table-cell office:value-type="float" office:value="6.35341579815707">
                <text:p>6.35341579815707</text:p>
              </table:table-cell>
              <table:table-cell office:value-type="float" office:value="1.08750645509795">
                <text:p>1.08750645509795</text:p>
              </table:table-cell>
              <table:table-cell office:value-type="float" office:value="0.198203629876213">
                <text:p>0.198203629876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9.00726913086772">
                <text:p>9.00726913086772</text:p>
              </table:table-cell>
              <table:table-cell office:value-type="float" office:value="0.865558041582847">
                <text:p>0.865558041582847</text:p>
              </table:table-cell>
              <table:table-cell office:value-type="float" office:value="6.82540848263394">
                <text:p>6.82540848263394</text:p>
              </table:table-cell>
              <table:table-cell office:value-type="float" office:value="1.09205658539772">
                <text:p>1.09205658539772</text:p>
              </table:table-cell>
              <table:table-cell office:value-type="float" office:value="0.22424602124828">
                <text:p>0.2242460212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9.42076751436393">
                <text:p>9.42076751436393</text:p>
              </table:table-cell>
              <table:table-cell office:value-type="float" office:value="0.872637941761236">
                <text:p>0.872637941761236</text:p>
              </table:table-cell>
              <table:table-cell office:value-type="float" office:value="7.19850464636875">
                <text:p>7.19850464636875</text:p>
              </table:table-cell>
              <table:table-cell office:value-type="float" office:value="1.09698364130279">
                <text:p>1.09698364130279</text:p>
              </table:table-cell>
              <table:table-cell office:value-type="float" office:value="0.252641284938764">
                <text:p>0.252641284938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9.75201297588685">
                <text:p>9.75201297588685</text:p>
              </table:table-cell>
              <table:table-cell office:value-type="float" office:value="0.880237953619589">
                <text:p>0.880237953619589</text:p>
              </table:table-cell>
              <table:table-cell office:value-type="float" office:value="7.48708262480151">
                <text:p>7.48708262480151</text:p>
              </table:table-cell>
              <table:table-cell office:value-type="float" office:value="1.10194474809405">
                <text:p>1.10194474809405</text:p>
              </table:table-cell>
              <table:table-cell office:value-type="float" office:value="0.28274764939482">
                <text:p>0.28274764939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9.99341962452589">
                <text:p>9.99341962452589</text:p>
              </table:table-cell>
              <table:table-cell office:value-type="float" office:value="0.888375307821975">
                <text:p>0.888375307821975</text:p>
              </table:table-cell>
              <table:table-cell office:value-type="float" office:value="7.68321301174122">
                <text:p>7.68321301174122</text:p>
              </table:table-cell>
              <table:table-cell office:value-type="float" office:value="1.10702457972662">
                <text:p>1.10702457972662</text:p>
              </table:table-cell>
              <table:table-cell office:value-type="float" office:value="0.314806725240443">
                <text:p>0.314806725240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0.2037758286484">
                <text:p>10.2037758286484</text:p>
              </table:table-cell>
              <table:table-cell office:value-type="float" office:value="0.897020760065494">
                <text:p>0.897020760065494</text:p>
              </table:table-cell>
              <table:table-cell office:value-type="float" office:value="7.84530600046158">
                <text:p>7.84530600046158</text:p>
              </table:table-cell>
              <table:table-cell office:value-type="float" office:value="1.11249000312451">
                <text:p>1.11249000312451</text:p>
              </table:table-cell>
              <table:table-cell office:value-type="float" office:value="0.348959064976952">
                <text:p>0.348959064976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10.3817101001628">
                <text:p>10.3817101001628</text:p>
              </table:table-cell>
              <table:table-cell office:value-type="float" office:value="0.906153210448783">
                <text:p>0.906153210448783</text:p>
              </table:table-cell>
              <table:table-cell office:value-type="float" office:value="7.97202889942444">
                <text:p>7.97202889942444</text:p>
              </table:table-cell>
              <table:table-cell office:value-type="float" office:value="1.11825518679473">
                <text:p>1.11825518679473</text:p>
              </table:table-cell>
              <table:table-cell office:value-type="float" office:value="0.385272803490592">
                <text:p>0.385272803490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0.56275190548">
                <text:p>10.56275190548</text:p>
              </table:table-cell>
              <table:table-cell office:value-type="float" office:value="0.915733492846483">
                <text:p>0.915733492846483</text:p>
              </table:table-cell>
              <table:table-cell office:value-type="float" office:value="8.09904290446588">
                <text:p>8.09904290446588</text:p>
              </table:table-cell>
              <table:table-cell office:value-type="float" office:value="1.12441468033166">
                <text:p>1.12441468033166</text:p>
              </table:table-cell>
              <table:table-cell office:value-type="float" office:value="0.423560827838805">
                <text:p>0.423560827838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10.7474108569462">
                <text:p>10.7474108569462</text:p>
              </table:table-cell>
              <table:table-cell office:value-type="float" office:value="0.925928387737684">
                <text:p>0.925928387737684</text:p>
              </table:table-cell>
              <table:table-cell office:value-type="float" office:value="8.22669166086271">
                <text:p>8.22669166086271</text:p>
              </table:table-cell>
              <table:table-cell office:value-type="float" office:value="1.13104501736804">
                <text:p>1.13104501736804</text:p>
              </table:table-cell>
              <table:table-cell office:value-type="float" office:value="0.463745790976919">
                <text:p>0.46374579097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10.934774952956">
                <text:p>10.934774952956</text:p>
              </table:table-cell>
              <table:table-cell office:value-type="float" office:value="0.936490554629389">
                <text:p>0.936490554629389</text:p>
              </table:table-cell>
              <table:table-cell office:value-type="float" office:value="8.35436927707559">
                <text:p>8.35436927707559</text:p>
              </table:table-cell>
              <table:table-cell office:value-type="float" office:value="1.13802884314911">
                <text:p>1.13802884314911</text:p>
              </table:table-cell>
              <table:table-cell office:value-type="float" office:value="0.505886278120301">
                <text:p>0.505886278120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11.125367635992">
                <text:p>11.125367635992</text:p>
              </table:table-cell>
              <table:table-cell office:value-type="float" office:value="0.947568304501078">
                <text:p>0.947568304501078</text:p>
              </table:table-cell>
              <table:table-cell office:value-type="float" office:value="8.48234060546777">
                <text:p>8.48234060546777</text:p>
              </table:table-cell>
              <table:table-cell office:value-type="float" office:value="1.14542765344432">
                <text:p>1.14542765344432</text:p>
              </table:table-cell>
              <table:table-cell office:value-type="float" office:value="0.550031072591038">
                <text:p>0.550031072591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11.319297719765">
                <text:p>11.319297719765</text:p>
              </table:table-cell>
              <table:table-cell office:value-type="float" office:value="0.95916154573781">
                <text:p>0.95916154573781</text:p>
              </table:table-cell>
              <table:table-cell office:value-type="float" office:value="8.61073421493178">
                <text:p>8.61073421493178</text:p>
              </table:table-cell>
              <table:table-cell office:value-type="float" office:value="1.15319881050776">
                <text:p>1.15319881050776</text:p>
              </table:table-cell>
              <table:table-cell office:value-type="float" office:value="0.596203148559019">
                <text:p>0.596203148559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11.5156961888433">
                <text:p>11.5156961888433</text:p>
              </table:table-cell>
              <table:table-cell office:value-type="float" office:value="0.971130180581811">
                <text:p>0.971130180581811</text:p>
              </table:table-cell>
              <table:table-cell office:value-type="float" office:value="8.73891751486216">
                <text:p>8.73891751486216</text:p>
              </table:table-cell>
              <table:table-cell office:value-type="float" office:value="1.16132587220695">
                <text:p>1.16132587220695</text:p>
              </table:table-cell>
              <table:table-cell office:value-type="float" office:value="0.644322621203509">
                <text:p>0.644322621203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11.715217068072">
                <text:p>11.715217068072</text:p>
              </table:table-cell>
              <table:table-cell office:value-type="float" office:value="0.983759061590779">
                <text:p>0.983759061590779</text:p>
              </table:table-cell>
              <table:table-cell office:value-type="float" office:value="8.86750078148868">
                <text:p>8.86750078148868</text:p>
              </table:table-cell>
              <table:table-cell office:value-type="float" office:value="1.1697782668535">
                <text:p>1.1697782668535</text:p>
              </table:table-cell>
              <table:table-cell office:value-type="float" office:value="0.694178958128224">
                <text:p>0.694178958128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11.9193331575366">
                <text:p>11.9193331575366</text:p>
              </table:table-cell>
              <table:table-cell office:value-type="float" office:value="0.996755242658479">
                <text:p>0.996755242658479</text:p>
              </table:table-cell>
              <table:table-cell office:value-type="float" office:value="8.99796885321045">
                <text:p>8.99796885321045</text:p>
              </table:table-cell>
              <table:table-cell office:value-type="float" office:value="1.1784812151175">
                <text:p>1.1784812151175</text:p>
              </table:table-cell>
              <table:table-cell office:value-type="float" office:value="0.746127846533871">
                <text:p>0.746127846533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12.1272961815322">
                <text:p>12.1272961815322</text:p>
              </table:table-cell>
              <table:table-cell office:value-type="float" office:value="1.0101789953397">
                <text:p>1.0101789953397</text:p>
              </table:table-cell>
              <table:table-cell office:value-type="float" office:value="9.12961588867622">
                <text:p>9.12961588867622</text:p>
              </table:table-cell>
              <table:table-cell office:value-type="float" office:value="1.18771015821756">
                <text:p>1.18771015821756</text:p>
              </table:table-cell>
              <table:table-cell office:value-type="float" office:value="0.799791139309136">
                <text:p>0.799791139309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12.3391353039424">
                <text:p>12.3391353039424</text:p>
              </table:table-cell>
              <table:table-cell office:value-type="float" office:value="1.02425962992295">
                <text:p>1.02425962992295</text:p>
              </table:table-cell>
              <table:table-cell office:value-type="float" office:value="9.26174603121999">
                <text:p>9.26174603121999</text:p>
              </table:table-cell>
              <table:table-cell office:value-type="float" office:value="1.19749915632454">
                <text:p>1.19749915632454</text:p>
              </table:table-cell>
              <table:table-cell office:value-type="float" office:value="0.855630486472574">
                <text:p>0.855630486472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2.5540671004921">
                <text:p>12.5540671004921</text:p>
              </table:table-cell>
              <table:table-cell office:value-type="float" office:value="1.0386777873548">
                <text:p>1.0386777873548</text:p>
              </table:table-cell>
              <table:table-cell office:value-type="float" office:value="9.39422041167887">
                <text:p>9.39422041167887</text:p>
              </table:table-cell>
              <table:table-cell office:value-type="float" office:value="1.20773137936875">
                <text:p>1.20773137936875</text:p>
              </table:table-cell>
              <table:table-cell office:value-type="float" office:value="0.913437522057987">
                <text:p>0.913437522057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12.7726899120171">
                <text:p>12.7726899120171</text:p>
              </table:table-cell>
              <table:table-cell office:value-type="float" office:value="1.05371925354905">
                <text:p>1.05371925354905</text:p>
              </table:table-cell>
              <table:table-cell office:value-type="float" office:value="9.52748573221236">
                <text:p>9.52748573221236</text:p>
              </table:table-cell>
              <table:table-cell office:value-type="float" office:value="1.21830029475513">
                <text:p>1.21830029475513</text:p>
              </table:table-cell>
              <table:table-cell office:value-type="float" office:value="0.973184631523264">
                <text:p>0.97318463152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2.9972516379497">
                <text:p>12.9972516379497</text:p>
              </table:table-cell>
              <table:table-cell office:value-type="float" office:value="1.06922831737718">
                <text:p>1.06922831737718</text:p>
              </table:table-cell>
              <table:table-cell office:value-type="float" office:value="9.66386236793922">
                <text:p>9.66386236793922</text:p>
              </table:table-cell>
              <table:table-cell office:value-type="float" office:value="1.22920919718973">
                <text:p>1.22920919718973</text:p>
              </table:table-cell>
              <table:table-cell office:value-type="float" office:value="1.03495175545868">
                <text:p>1.03495175545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3.2254811973238">
                <text:p>13.2254811973238</text:p>
              </table:table-cell>
              <table:table-cell office:value-type="float" office:value="1.08516910804501">
                <text:p>1.08516910804501</text:p>
              </table:table-cell>
              <table:table-cell office:value-type="float" office:value="9.8009519018659">
                <text:p>9.8009519018659</text:p>
              </table:table-cell>
              <table:table-cell office:value-type="float" office:value="1.24067651989467">
                <text:p>1.24067651989467</text:p>
              </table:table-cell>
              <table:table-cell office:value-type="float" office:value="1.09868366750357">
                <text:p>1.09868366750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3.4588335419721">
                <text:p>13.4588335419721</text:p>
              </table:table-cell>
              <table:table-cell office:value-type="float" office:value="1.10161341167659">
                <text:p>1.10161341167659</text:p>
              </table:table-cell>
              <table:table-cell office:value-type="float" office:value="9.94000169127406">
                <text:p>9.94000169127406</text:p>
              </table:table-cell>
              <table:table-cell office:value-type="float" office:value="1.25266552066516">
                <text:p>1.25266552066516</text:p>
              </table:table-cell>
              <table:table-cell office:value-type="float" office:value="1.1645529183358">
                <text:p>1.1645529183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3.6958716701965">
                <text:p>13.6958716701965</text:p>
              </table:table-cell>
              <table:table-cell office:value-type="float" office:value="1.11862915350683">
                <text:p>1.11862915350683</text:p>
              </table:table-cell>
              <table:table-cell office:value-type="float" office:value="10.079915605421">
                <text:p>10.079915605421</text:p>
              </table:table-cell>
              <table:table-cell office:value-type="float" office:value="1.26510748518912">
                <text:p>1.26510748518912</text:p>
              </table:table-cell>
              <table:table-cell office:value-type="float" office:value="1.23221942610257">
                <text:p>1.23221942610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3.9354557239846">
                <text:p>13.9354557239846</text:p>
              </table:table-cell>
              <table:table-cell office:value-type="float" office:value="1.13613815797981">
                <text:p>1.13613815797981</text:p>
              </table:table-cell>
              <table:table-cell office:value-type="float" office:value="10.2197662846371">
                <text:p>10.2197662846371</text:p>
              </table:table-cell>
              <table:table-cell office:value-type="float" office:value="1.27790195660536">
                <text:p>1.27790195660536</text:p>
              </table:table-cell>
              <table:table-cell office:value-type="float" office:value="1.30164932472723">
                <text:p>1.30164932472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4.1798538626041">
                <text:p>14.1798538626041</text:p>
              </table:table-cell>
              <table:table-cell office:value-type="float" office:value="1.1541551485">
                <text:p>1.1541551485</text:p>
              </table:table-cell>
              <table:table-cell office:value-type="float" office:value="10.3611754422159">
                <text:p>10.3611754422159</text:p>
              </table:table-cell>
              <table:table-cell office:value-type="float" office:value="1.29132772893736">
                <text:p>1.29132772893736</text:p>
              </table:table-cell>
              <table:table-cell office:value-type="float" office:value="1.37319554296162">
                <text:p>1.37319554296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4.4275269858158">
                <text:p>14.4275269858158</text:p>
              </table:table-cell>
              <table:table-cell office:value-type="float" office:value="1.1725771177641">
                <text:p>1.1725771177641</text:p>
              </table:table-cell>
              <table:table-cell office:value-type="float" office:value="10.5026924718404">
                <text:p>10.5026924718404</text:p>
              </table:table-cell>
              <table:table-cell office:value-type="float" office:value="1.30550702564762">
                <text:p>1.30550702564762</text:p>
              </table:table-cell>
              <table:table-cell office:value-type="float" office:value="1.44675037056571">
                <text:p>1.44675037056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4.6799239081547">
                <text:p>14.6799239081547</text:p>
              </table:table-cell>
              <table:table-cell office:value-type="float" office:value="1.1916721848591">
                <text:p>1.1916721848591</text:p>
              </table:table-cell>
              <table:table-cell office:value-type="float" office:value="10.6458907414617">
                <text:p>10.6458907414617</text:p>
              </table:table-cell>
              <table:table-cell office:value-type="float" office:value="1.32009370060899">
                <text:p>1.32009370060899</text:p>
              </table:table-cell>
              <table:table-cell office:value-type="float" office:value="1.52226728123494">
                <text:p>1.52226728123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4.9357234448271">
                <text:p>14.9357234448271</text:p>
              </table:table-cell>
              <table:table-cell office:value-type="float" office:value="1.21110631587498">
                <text:p>1.21110631587498</text:p>
              </table:table-cell>
              <table:table-cell office:value-type="float" office:value="10.7899236828835">
                <text:p>10.7899236828835</text:p>
              </table:table-cell>
              <table:table-cell office:value-type="float" office:value="1.3349615714946">
                <text:p>1.3349615714946</text:p>
              </table:table-cell>
              <table:table-cell office:value-type="float" office:value="1.59973187459989">
                <text:p>1.5997318745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5.1951005032882">
                <text:p>15.1951005032882</text:p>
              </table:table-cell>
              <table:table-cell office:value-type="float" office:value="1.23092223474549">
                <text:p>1.23092223474549</text:p>
              </table:table-cell>
              <table:table-cell office:value-type="float" office:value="10.9349073451946">
                <text:p>10.9349073451946</text:p>
              </table:table-cell>
              <table:table-cell office:value-type="float" office:value="1.35010192066353">
                <text:p>1.35010192066353</text:p>
              </table:table-cell>
              <table:table-cell office:value-type="float" office:value="1.67916900272359">
                <text:p>1.67916900272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5.4588340942121">
                <text:p>15.4588340942121</text:p>
              </table:table-cell>
              <table:table-cell office:value-type="float" office:value="1.25148560733355">
                <text:p>1.25148560733355</text:p>
              </table:table-cell>
              <table:table-cell office:value-type="float" office:value="11.0811740944028">
                <text:p>11.0811740944028</text:p>
              </table:table-cell>
              <table:table-cell office:value-type="float" office:value="1.36562516638322">
                <text:p>1.36562516638322</text:p>
              </table:table-cell>
              <table:table-cell office:value-type="float" office:value="1.76054922608144">
                <text:p>1.76054922608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5.7271432097365">
                <text:p>15.7271432097365</text:p>
              </table:table-cell>
              <table:table-cell office:value-type="float" office:value="1.27255635524102">
                <text:p>1.27255635524102</text:p>
              </table:table-cell>
              <table:table-cell office:value-type="float" office:value="11.2288849788985">
                <text:p>11.2288849788985</text:p>
              </table:table-cell>
              <table:table-cell office:value-type="float" office:value="1.38174308634481">
                <text:p>1.38174308634481</text:p>
              </table:table-cell>
              <table:table-cell office:value-type="float" office:value="1.84395878927226">
                <text:p>1.84395878927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6.0005588170568">
                <text:p>16.0005588170568</text:p>
              </table:table-cell>
              <table:table-cell office:value-type="float" office:value="1.29404095314281">
                <text:p>1.29404095314281</text:p>
              </table:table-cell>
              <table:table-cell office:value-type="float" office:value="11.3785544506369">
                <text:p>11.3785544506369</text:p>
              </table:table-cell>
              <table:table-cell office:value-type="float" office:value="1.39864444766322">
                <text:p>1.39864444766322</text:p>
              </table:table-cell>
              <table:table-cell office:value-type="float" office:value="1.92931896560915">
                <text:p>1.92931896560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6.2793406623704">
                <text:p>16.2793406623704</text:p>
              </table:table-cell>
              <table:table-cell office:value-type="float" office:value="1.31608686180948">
                <text:p>1.31608686180948</text:p>
              </table:table-cell>
              <table:table-cell office:value-type="float" office:value="11.5302183307601">
                <text:p>11.5302183307601</text:p>
              </table:table-cell>
              <table:table-cell office:value-type="float" office:value="1.4163867718558">
                <text:p>1.4163867718558</text:p>
              </table:table-cell>
              <table:table-cell office:value-type="float" office:value="2.01664869797725">
                <text:p>2.01664869797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6.5614908632861">
                <text:p>16.5614908632861</text:p>
              </table:table-cell>
              <table:table-cell office:value-type="float" office:value="1.33855178250813">
                <text:p>1.33855178250813</text:p>
              </table:table-cell>
              <table:table-cell office:value-type="float" office:value="11.6822310772154">
                <text:p>11.6822310772154</text:p>
              </table:table-cell>
              <table:table-cell office:value-type="float" office:value="1.43476488400954">
                <text:p>1.43476488400954</text:p>
              </table:table-cell>
              <table:table-cell office:value-type="float" office:value="2.10594311957331">
                <text:p>2.10594311957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6.8467934096487">
                <text:p>16.8467934096487</text:p>
              </table:table-cell>
              <table:table-cell office:value-type="float" office:value="1.3613749165444">
                <text:p>1.3613749165444</text:p>
              </table:table-cell>
              <table:table-cell office:value-type="float" office:value="11.8349642926936">
                <text:p>11.8349642926936</text:p>
              </table:table-cell>
              <table:table-cell office:value-type="float" office:value="1.45321730401096">
                <text:p>1.45321730401096</text:p>
              </table:table-cell>
              <table:table-cell office:value-type="float" office:value="2.19723689641795">
                <text:p>2.19723689641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7.1450188579697">
                <text:p>17.1450188579697</text:p>
              </table:table-cell>
              <table:table-cell office:value-type="float" office:value="1.38455127095524">
                <text:p>1.38455127095524</text:p>
              </table:table-cell>
              <table:table-cell office:value-type="float" office:value="11.9982060785964">
                <text:p>11.9982060785964</text:p>
              </table:table-cell>
              <table:table-cell office:value-type="float" office:value="1.47167880151958">
                <text:p>1.47167880151958</text:p>
              </table:table-cell>
              <table:table-cell office:value-type="float" office:value="2.29058270687709">
                <text:p>2.29058270687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7.433418458825">
                <text:p>17.433418458825</text:p>
              </table:table-cell>
              <table:table-cell office:value-type="float" office:value="1.40880488989604">
                <text:p>1.40880488989604</text:p>
              </table:table-cell>
              <table:table-cell office:value-type="float" office:value="12.1481546909441">
                <text:p>12.1481546909441</text:p>
              </table:table-cell>
              <table:table-cell office:value-type="float" office:value="1.49070498562122">
                <text:p>1.49070498562122</text:p>
              </table:table-cell>
              <table:table-cell office:value-type="float" office:value="2.38575389237199">
                <text:p>2.38575389237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7.7239397335142">
                <text:p>17.7239397335142</text:p>
              </table:table-cell>
              <table:table-cell office:value-type="float" office:value="1.43333522234663">
                <text:p>1.43333522234663</text:p>
              </table:table-cell>
              <table:table-cell office:value-type="float" office:value="12.2973185445675">
                <text:p>12.2973185445675</text:p>
              </table:table-cell>
              <table:table-cell office:value-type="float" office:value="1.51031452766369">
                <text:p>1.51031452766369</text:p>
              </table:table-cell>
              <table:table-cell office:value-type="float" office:value="2.48297143891873">
                <text:p>2.48297143891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8.0225026193155">
                <text:p>18.0225026193155</text:p>
              </table:table-cell>
              <table:table-cell office:value-type="float" office:value="1.45829625256951">
                <text:p>1.45829625256951</text:p>
              </table:table-cell>
              <table:table-cell office:value-type="float" office:value="12.4494487162743">
                <text:p>12.4494487162743</text:p>
              </table:table-cell>
              <table:table-cell office:value-type="float" office:value="1.53259205528688">
                <text:p>1.53259205528688</text:p>
              </table:table-cell>
              <table:table-cell office:value-type="float" office:value="2.58216559519148">
                <text:p>2.58216559519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8.3238680410906">
                <text:p>18.3238680410906</text:p>
              </table:table-cell>
              <table:table-cell office:value-type="float" office:value="1.48398511962469">
                <text:p>1.48398511962469</text:p>
              </table:table-cell>
              <table:table-cell office:value-type="float" office:value="12.6032740757961">
                <text:p>12.6032740757961</text:p>
              </table:table-cell>
              <table:table-cell office:value-type="float" office:value="1.55327767343957">
                <text:p>1.55327767343957</text:p>
              </table:table-cell>
              <table:table-cell office:value-type="float" office:value="2.68333117225086">
                <text:p>2.68333117225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8.6310663594716">
                <text:p>18.6310663594716</text:p>
              </table:table-cell>
              <table:table-cell office:value-type="float" office:value="1.50987187949569">
                <text:p>1.50987187949569</text:p>
              </table:table-cell>
              <table:table-cell office:value-type="float" office:value="12.7602248136329">
                <text:p>12.7602248136329</text:p>
              </table:table-cell>
              <table:table-cell office:value-type="float" office:value="1.57449924939391">
                <text:p>1.57449924939391</text:p>
              </table:table-cell>
              <table:table-cell office:value-type="float" office:value="2.78647041695329">
                <text:p>2.78647041695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8.9443279937895">
                <text:p>18.9443279937895</text:p>
              </table:table-cell>
              <table:table-cell office:value-type="float" office:value="1.5360105658022">
                <text:p>1.5360105658022</text:p>
              </table:table-cell>
              <table:table-cell office:value-type="float" office:value="12.9204692268171">
                <text:p>12.9204692268171</text:p>
              </table:table-cell>
              <table:table-cell office:value-type="float" office:value="1.59629316211614">
                <text:p>1.59629316211614</text:p>
              </table:table-cell>
              <table:table-cell office:value-type="float" office:value="2.8915550390543">
                <text:p>2.89155503905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9.2728549819232">
                <text:p>19.2728549819232</text:p>
              </table:table-cell>
              <table:table-cell office:value-type="float" office:value="1.56334807168317">
                <text:p>1.56334807168317</text:p>
              </table:table-cell>
              <table:table-cell office:value-type="float" office:value="13.0920312672805">
                <text:p>13.0920312672805</text:p>
              </table:table-cell>
              <table:table-cell office:value-type="float" office:value="1.61879001694751">
                <text:p>1.61879001694751</text:p>
              </table:table-cell>
              <table:table-cell office:value-type="float" office:value="2.99868562600481">
                <text:p>2.99868562600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9.5941378511088">
                <text:p>19.5941378511088</text:p>
              </table:table-cell>
              <table:table-cell office:value-type="float" office:value="1.5909117908599">
                <text:p>1.5909117908599</text:p>
              </table:table-cell>
              <table:table-cell office:value-type="float" office:value="13.2537119960953">
                <text:p>13.2537119960953</text:p>
              </table:table-cell>
              <table:table-cell office:value-type="float" office:value="1.64184373056451">
                <text:p>1.64184373056451</text:p>
              </table:table-cell>
              <table:table-cell office:value-type="float" office:value="3.1076703335986">
                <text:p>3.1076703335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9.9176311413362">
                <text:p>19.9176311413362</text:p>
              </table:table-cell>
              <table:table-cell office:value-type="float" office:value="1.61889148680318">
                <text:p>1.61889148680318</text:p>
              </table:table-cell>
              <table:table-cell office:value-type="float" office:value="13.4145978304431">
                <text:p>13.4145978304431</text:p>
              </table:table-cell>
              <table:table-cell office:value-type="float" office:value="1.66550618471896">
                <text:p>1.66550618471896</text:p>
              </table:table-cell>
              <table:table-cell office:value-type="float" office:value="3.21863563940806">
                <text:p>3.21863563940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20.2465478622799">
                <text:p>20.2465478622799</text:p>
              </table:table-cell>
              <table:table-cell office:value-type="float" office:value="1.64735821073887">
                <text:p>1.64735821073887</text:p>
              </table:table-cell>
              <table:table-cell office:value-type="float" office:value="13.575961018035">
                <text:p>13.575961018035</text:p>
              </table:table-cell>
              <table:table-cell office:value-type="float" office:value="1.69165424155368">
                <text:p>1.69165424155368</text:p>
              </table:table-cell>
              <table:table-cell office:value-type="float" office:value="3.33157439197494">
                <text:p>3.33157439197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20.5751386684064">
                <text:p>20.5751386684064</text:p>
              </table:table-cell>
              <table:table-cell office:value-type="float" office:value="1.67625456430848">
                <text:p>1.67625456430848</text:p>
              </table:table-cell>
              <table:table-cell office:value-type="float" office:value="13.7359503346526">
                <text:p>13.7359503346526</text:p>
              </table:table-cell>
              <table:table-cell office:value-type="float" office:value="1.71639974483311">
                <text:p>1.71639974483311</text:p>
              </table:table-cell>
              <table:table-cell office:value-type="float" office:value="3.44653402461967">
                <text:p>3.44653402461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20.9087151949198">
                <text:p>20.9087151949198</text:p>
              </table:table-cell>
              <table:table-cell office:value-type="float" office:value="1.70579777456161">
                <text:p>1.70579777456161</text:p>
              </table:table-cell>
              <table:table-cell office:value-type="float" office:value="13.8977668325969">
                <text:p>13.8977668325969</text:p>
              </table:table-cell>
              <table:table-cell office:value-type="float" office:value="1.74170757142809">
                <text:p>1.74170757142809</text:p>
              </table:table-cell>
              <table:table-cell office:value-type="float" office:value="3.56344301631857">
                <text:p>3.56344301631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21.2463440981592">
                <text:p>21.2463440981592</text:p>
              </table:table-cell>
              <table:table-cell office:value-type="float" office:value="1.73570925388278">
                <text:p>1.73570925388278</text:p>
              </table:table-cell>
              <table:table-cell office:value-type="float" office:value="14.060606085503">
                <text:p>14.060606085503</text:p>
              </table:table-cell>
              <table:table-cell office:value-type="float" office:value="1.76760852967227">
                <text:p>1.76760852967227</text:p>
              </table:table-cell>
              <table:table-cell office:value-type="float" office:value="3.68242022910311">
                <text:p>3.68242022910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21.5885182222699">
                <text:p>21.5885182222699</text:p>
              </table:table-cell>
              <table:table-cell office:value-type="float" office:value="1.76606405438756">
                <text:p>1.76606405438756</text:p>
              </table:table-cell>
              <table:table-cell office:value-type="float" office:value="14.2251035313109">
                <text:p>14.2251035313109</text:p>
              </table:table-cell>
              <table:table-cell office:value-type="float" office:value="1.79404422378733">
                <text:p>1.79404422378733</text:p>
              </table:table-cell>
              <table:table-cell office:value-type="float" office:value="3.80330641279544">
                <text:p>3.80330641279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21.9347988110799">
                <text:p>21.9347988110799</text:p>
              </table:table-cell>
              <table:table-cell office:value-type="float" office:value="1.79708500535935">
                <text:p>1.79708500535935</text:p>
              </table:table-cell>
              <table:table-cell office:value-type="float" office:value="14.3905059613411">
                <text:p>14.3905059613411</text:p>
              </table:table-cell>
              <table:table-cell office:value-type="float" office:value="1.82107717602491">
                <text:p>1.82107717602491</text:p>
              </table:table-cell>
              <table:table-cell office:value-type="float" office:value="3.92613066835911">
                <text:p>3.92613066835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22.2857250186377">
                <text:p>22.2857250186377</text:p>
              </table:table-cell>
              <table:table-cell office:value-type="float" office:value="1.82860106689481">
                <text:p>1.82860106689481</text:p>
              </table:table-cell>
              <table:table-cell office:value-type="float" office:value="14.5575129655576">
                <text:p>14.5575129655576</text:p>
              </table:table-cell>
              <table:table-cell office:value-type="float" office:value="1.84864675408116">
                <text:p>1.84864675408116</text:p>
              </table:table-cell>
              <table:table-cell office:value-type="float" office:value="4.05096423207931">
                <text:p>4.05096423207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22.6406831067078">
                <text:p>22.6406831067078</text:p>
              </table:table-cell>
              <table:table-cell office:value-type="float" office:value="1.86076962582781">
                <text:p>1.86076962582781</text:p>
              </table:table-cell>
              <table:table-cell office:value-type="float" office:value="14.7254103302779">
                <text:p>14.7254103302779</text:p>
              </table:table-cell>
              <table:table-cell office:value-type="float" office:value="1.87680339899546">
                <text:p>1.87680339899546</text:p>
              </table:table-cell>
              <table:table-cell office:value-type="float" office:value="4.17769975156164">
                <text:p>4.17769975156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23.0141637044398">
                <text:p>23.0141637044398</text:p>
              </table:table-cell>
              <table:table-cell office:value-type="float" office:value="1.8934018195582">
                <text:p>1.8934018195582</text:p>
              </table:table-cell>
              <table:table-cell office:value-type="float" office:value="14.9088350395016">
                <text:p>14.9088350395016</text:p>
              </table:table-cell>
              <table:table-cell office:value-type="float" office:value="1.90548474937632">
                <text:p>1.90548474937632</text:p>
              </table:table-cell>
              <table:table-cell office:value-type="float" office:value="4.30644209598437">
                <text:p>4.30644209598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23.3570954463119">
                <text:p>23.3570954463119</text:p>
              </table:table-cell>
              <table:table-cell office:value-type="float" office:value="1.92599427746072">
                <text:p>1.92599427746072</text:p>
              </table:table-cell>
              <table:table-cell office:value-type="float" office:value="15.0591837252243">
                <text:p>15.0591837252243</text:p>
              </table:table-cell>
              <table:table-cell office:value-type="float" office:value="1.93474573568384">
                <text:p>1.93474573568384</text:p>
              </table:table-cell>
              <table:table-cell office:value-type="float" office:value="4.43717170792044">
                <text:p>4.43717170792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23.7228703495677">
                <text:p>23.7228703495677</text:p>
              </table:table-cell>
              <table:table-cell office:value-type="float" office:value="1.95923361413287">
                <text:p>1.95923361413287</text:p>
              </table:table-cell>
              <table:table-cell office:value-type="float" office:value="15.2291957688252">
                <text:p>15.2291957688252</text:p>
              </table:table-cell>
              <table:table-cell office:value-type="float" office:value="1.96457532294746">
                <text:p>1.96457532294746</text:p>
              </table:table-cell>
              <table:table-cell office:value-type="float" office:value="4.56986564369558">
                <text:p>4.56986564369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24.0927554673361">
                <text:p>24.0927554673361</text:p>
              </table:table-cell>
              <table:table-cell office:value-type="float" office:value="1.99314644900096">
                <text:p>1.99314644900096</text:p>
              </table:table-cell>
              <table:table-cell office:value-type="float" office:value="15.3993116871653">
                <text:p>15.3993116871653</text:p>
              </table:table-cell>
              <table:table-cell office:value-type="float" office:value="1.9957559669785">
                <text:p>1.9957559669785</text:p>
              </table:table-cell>
              <table:table-cell office:value-type="float" office:value="4.70454136418982">
                <text:p>4.704541364189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24.4679975852185">
                <text:p>24.4679975852185</text:p>
              </table:table-cell>
              <table:table-cell office:value-type="float" office:value="2.02773687603747">
                <text:p>2.02773687603747</text:p>
              </table:table-cell>
              <table:table-cell office:value-type="float" office:value="15.5714490091551">
                <text:p>15.5714490091551</text:p>
              </table:table-cell>
              <table:table-cell office:value-type="float" office:value="2.02761773907264">
                <text:p>2.02761773907264</text:p>
              </table:table-cell>
              <table:table-cell office:value-type="float" office:value="4.84119396098592">
                <text:p>4.84119396098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24.8460827114652">
                <text:p>24.8460827114652</text:p>
              </table:table-cell>
              <table:table-cell office:value-type="float" office:value="2.06297311570655">
                <text:p>2.06297311570655</text:p>
              </table:table-cell>
              <table:table-cell office:value-type="float" office:value="15.7442095387822">
                <text:p>15.7442095387822</text:p>
              </table:table-cell>
              <table:table-cell office:value-type="float" office:value="2.05911429601241">
                <text:p>2.05911429601241</text:p>
              </table:table-cell>
              <table:table-cell office:value-type="float" office:value="4.97978576094724">
                <text:p>4.97978576094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25.2272491296903">
                <text:p>25.2272491296903</text:p>
              </table:table-cell>
              <table:table-cell office:value-type="float" office:value="2.09841731850617">
                <text:p>2.09841731850617</text:p>
              </table:table-cell>
              <table:table-cell office:value-type="float" office:value="15.9173366580933">
                <text:p>15.9173366580933</text:p>
              </table:table-cell>
              <table:table-cell office:value-type="float" office:value="2.09114969241841">
                <text:p>2.09114969241841</text:p>
              </table:table-cell>
              <table:table-cell office:value-type="float" office:value="5.12034546067824">
                <text:p>5.12034546067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25.6118977425219">
                <text:p>25.6118977425219</text:p>
              </table:table-cell>
              <table:table-cell office:value-type="float" office:value="2.13435216014927">
                <text:p>2.13435216014927</text:p>
              </table:table-cell>
              <table:table-cell office:value-type="float" office:value="16.090914462797">
                <text:p>16.090914462797</text:p>
              </table:table-cell>
              <table:table-cell office:value-type="float" office:value="2.12374345386372">
                <text:p>2.12374345386372</text:p>
              </table:table-cell>
              <table:table-cell office:value-type="float" office:value="5.26288766565461">
                <text:p>5.26288766565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26.0003792275076">
                <text:p>26.0003792275076</text:p>
              </table:table-cell>
              <table:table-cell office:value-type="float" office:value="2.1702059989004">
                <text:p>2.1702059989004</text:p>
              </table:table-cell>
              <table:table-cell office:value-type="float" office:value="16.2658610934014">
                <text:p>16.2658610934014</text:p>
              </table:table-cell>
              <table:table-cell office:value-type="float" office:value="2.15689387087492">
                <text:p>2.15689387087492</text:p>
              </table:table-cell>
              <table:table-cell office:value-type="float" office:value="5.40741826437587">
                <text:p>5.40741826437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26.3939635726479">
                <text:p>26.3939635726479</text:p>
              </table:table-cell>
              <table:table-cell office:value-type="float" office:value="2.20699295784638">
                <text:p>2.20699295784638</text:p>
              </table:table-cell>
              <table:table-cell office:value-type="float" office:value="16.4424521970873">
                <text:p>16.4424521970873</text:p>
              </table:table-cell>
              <table:table-cell office:value-type="float" office:value="2.19061107308255">
                <text:p>2.19061107308255</text:p>
              </table:table-cell>
              <table:table-cell office:value-type="float" office:value="5.55390734466493">
                <text:p>5.55390734466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26.7914194668125">
                <text:p>26.7914194668125</text:p>
              </table:table-cell>
              <table:table-cell office:value-type="float" office:value="2.2447948772068">
                <text:p>2.2447948772068</text:p>
              </table:table-cell>
              <table:table-cell office:value-type="float" office:value="16.619348946911">
                <text:p>16.619348946911</text:p>
              </table:table-cell>
              <table:table-cell office:value-type="float" office:value="2.22490061506749">
                <text:p>2.22490061506749</text:p>
              </table:table-cell>
              <table:table-cell office:value-type="float" office:value="5.7023750276256">
                <text:p>5.7023750276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27.1933233486297">
                <text:p>27.1933233486297</text:p>
              </table:table-cell>
              <table:table-cell office:value-type="float" office:value="2.28298947547718">
                <text:p>2.28298947547718</text:p>
              </table:table-cell>
              <table:table-cell office:value-type="float" office:value="16.7977502603699">
                <text:p>16.7977502603699</text:p>
              </table:table-cell>
              <table:table-cell office:value-type="float" office:value="2.25975612303922">
                <text:p>2.25975612303922</text:p>
              </table:table-cell>
              <table:table-cell office:value-type="float" office:value="5.85282748978147">
                <text:p>5.85282748978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27.5983172358352">
                <text:p>27.5983172358352</text:p>
              </table:table-cell>
              <table:table-cell office:value-type="float" office:value="2.3210294911172">
                <text:p>2.3210294911172</text:p>
              </table:table-cell>
              <table:table-cell office:value-type="float" office:value="16.9769920943352">
                <text:p>16.9769920943352</text:p>
              </table:table-cell>
              <table:table-cell office:value-type="float" office:value="2.29510343440878">
                <text:p>2.29510343440878</text:p>
              </table:table-cell>
              <table:table-cell office:value-type="float" office:value="6.00519221599305">
                <text:p>6.00519221599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28.007008820116">
                <text:p>28.007008820116</text:p>
              </table:table-cell>
              <table:table-cell office:value-type="float" office:value="2.35994841472991">
                <text:p>2.35994841472991</text:p>
              </table:table-cell>
              <table:table-cell office:value-type="float" office:value="17.1564594465595">
                <text:p>17.1564594465595</text:p>
              </table:table-cell>
              <table:table-cell office:value-type="float" office:value="2.3310333708556">
                <text:p>2.3310333708556</text:p>
              </table:table-cell>
              <table:table-cell office:value-type="float" office:value="6.15956758796558">
                <text:p>6.15956758796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28.4187807892155">
                <text:p>28.4187807892155</text:p>
              </table:table-cell>
              <table:table-cell office:value-type="float" office:value="2.39891062117829">
                <text:p>2.39891062117829</text:p>
              </table:table-cell>
              <table:table-cell office:value-type="float" office:value="17.3364576776959">
                <text:p>17.3364576776959</text:p>
              </table:table-cell>
              <table:table-cell office:value-type="float" office:value="2.36750603428914">
                <text:p>2.36750603428914</text:p>
              </table:table-cell>
              <table:table-cell office:value-type="float" office:value="6.31590645607673">
                <text:p>6.31590645607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28.8352102673874">
                <text:p>28.8352102673874</text:p>
              </table:table-cell>
              <table:table-cell office:value-type="float" office:value="2.43897903477759">
                <text:p>2.43897903477759</text:p>
              </table:table-cell>
              <table:table-cell office:value-type="float" office:value="17.5174770260487">
                <text:p>17.5174770260487</text:p>
              </table:table-cell>
              <table:table-cell office:value-type="float" office:value="2.40453226054325">
                <text:p>2.40453226054325</text:p>
              </table:table-cell>
              <table:table-cell office:value-type="float" office:value="6.47422194601327">
                <text:p>6.474221946013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29.2555710967575">
                <text:p>29.2555710967575</text:p>
              </table:table-cell>
              <table:table-cell office:value-type="float" office:value="2.47944633647068">
                <text:p>2.47944633647068</text:p>
              </table:table-cell>
              <table:table-cell office:value-type="float" office:value="17.6993996349083">
                <text:p>17.6993996349083</text:p>
              </table:table-cell>
              <table:table-cell office:value-type="float" office:value="2.44215343939354">
                <text:p>2.44215343939354</text:p>
              </table:table-cell>
              <table:table-cell office:value-type="float" office:value="6.63457168598571">
                <text:p>6.63457168598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29.6797228603261">
                <text:p>29.6797228603261</text:p>
              </table:table-cell>
              <table:table-cell office:value-type="float" office:value="2.52050187990432">
                <text:p>2.52050187990432</text:p>
              </table:table-cell>
              <table:table-cell office:value-type="float" office:value="17.8818917883683">
                <text:p>17.8818917883683</text:p>
              </table:table-cell>
              <table:table-cell office:value-type="float" office:value="2.48034296481919">
                <text:p>2.48034296481919</text:p>
              </table:table-cell>
              <table:table-cell office:value-type="float" office:value="6.79698622721833">
                <text:p>6.79698622721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30.1093329232302">
                <text:p>30.1093329232302</text:p>
              </table:table-cell>
              <table:table-cell office:value-type="float" office:value="2.56402026781246">
                <text:p>2.56402026781246</text:p>
              </table:table-cell>
              <table:table-cell office:value-type="float" office:value="18.0648363329736">
                <text:p>18.0648363329736</text:p>
              </table:table-cell>
              <table:table-cell office:value-type="float" office:value="2.51913065074113">
                <text:p>2.51913065074113</text:p>
              </table:table-cell>
              <table:table-cell office:value-type="float" office:value="6.96134567167781">
                <text:p>6.96134567167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30.5400865148587">
                <text:p>30.5400865148587</text:p>
              </table:table-cell>
              <table:table-cell office:value-type="float" office:value="2.60571531791601">
                <text:p>2.60571531791601</text:p>
              </table:table-cell>
              <table:table-cell office:value-type="float" office:value="18.2483452704636">
                <text:p>18.2483452704636</text:p>
              </table:table-cell>
              <table:table-cell office:value-type="float" office:value="2.55844004908737">
                <text:p>2.55844004908737</text:p>
              </table:table-cell>
              <table:table-cell office:value-type="float" office:value="7.12758587740031">
                <text:p>7.12758587740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30.9766776641815">
                <text:p>30.9766776641815</text:p>
              </table:table-cell>
              <table:table-cell office:value-type="float" office:value="2.64999515505276">
                <text:p>2.64999515505276</text:p>
              </table:table-cell>
              <table:table-cell office:value-type="float" office:value="18.432544142577">
                <text:p>18.432544142577</text:p>
              </table:table-cell>
              <table:table-cell office:value-type="float" office:value="2.59831309511316">
                <text:p>2.59831309511316</text:p>
              </table:table-cell>
              <table:table-cell office:value-type="float" office:value="7.29582527149228">
                <text:p>7.29582527149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31.4149708354796">
                <text:p>31.4149708354796</text:p>
              </table:table-cell>
              <table:table-cell office:value-type="float" office:value="2.69252803901131">
                <text:p>2.69252803901131</text:p>
              </table:table-cell>
              <table:table-cell office:value-type="float" office:value="18.6176950712541">
                <text:p>18.6176950712541</text:p>
              </table:table-cell>
              <table:table-cell office:value-type="float" office:value="2.63866444677095">
                <text:p>2.63866444677095</text:p>
              </table:table-cell>
              <table:table-cell office:value-type="float" office:value="7.46608327845812">
                <text:p>7.466083278458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31.8571010769698">
                <text:p>31.8571010769698</text:p>
              </table:table-cell>
              <table:table-cell office:value-type="float" office:value="2.7360065034729">
                <text:p>2.7360065034729</text:p>
              </table:table-cell>
              <table:table-cell office:value-type="float" office:value="18.8033103198813">
                <text:p>18.8033103198813</text:p>
              </table:table-cell>
              <table:table-cell office:value-type="float" office:value="2.67949803194667">
                <text:p>2.67949803194667</text:p>
              </table:table-cell>
              <table:table-cell office:value-type="float" office:value="7.63828622171701">
                <text:p>7.63828622171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32.3026002576656">
                <text:p>32.3026002576656</text:p>
              </table:table-cell>
              <table:table-cell office:value-type="float" office:value="2.77966819412536">
                <text:p>2.77966819412536</text:p>
              </table:table-cell>
              <table:table-cell office:value-type="float" office:value="18.9895465419946">
                <text:p>18.9895465419946</text:p>
              </table:table-cell>
              <table:table-cell office:value-type="float" office:value="2.72090425476074">
                <text:p>2.72090425476074</text:p>
              </table:table-cell>
              <table:table-cell office:value-type="float" office:value="7.81248126687319">
                <text:p>7.81248126687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32.7519820404733">
                <text:p>32.7519820404733</text:p>
              </table:table-cell>
              <table:table-cell office:value-type="float" office:value="2.82393307602778">
                <text:p>2.82393307602778</text:p>
              </table:table-cell>
              <table:table-cell office:value-type="float" office:value="19.1764983201864">
                <text:p>19.1764983201864</text:p>
              </table:table-cell>
              <table:table-cell office:value-type="float" office:value="2.7628616476075">
                <text:p>2.7628616476075</text:p>
              </table:table-cell>
              <table:table-cell office:value-type="float" office:value="7.98868899665379">
                <text:p>7.98868899665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33.2042890453869">
                <text:p>33.2042890453869</text:p>
              </table:table-cell>
              <table:table-cell office:value-type="float" office:value="2.86797823709668">
                <text:p>2.86797823709668</text:p>
              </table:table-cell>
              <table:table-cell office:value-type="float" office:value="19.364070661777">
                <text:p>19.364070661777</text:p>
              </table:table-cell>
              <table:table-cell office:value-type="float" office:value="2.80537027878525">
                <text:p>2.80537027878525</text:p>
              </table:table-cell>
              <table:table-cell office:value-type="float" office:value="8.16686986769931">
                <text:p>8.16686986769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33.6602664699731">
                <text:p>33.6602664699731</text:p>
              </table:table-cell>
              <table:table-cell office:value-type="float" office:value="2.91242436157657">
                <text:p>2.91242436157657</text:p>
              </table:table-cell>
              <table:table-cell office:value-type="float" office:value="19.5524019896538">
                <text:p>19.5524019896538</text:p>
              </table:table-cell>
              <table:table-cell office:value-type="float" office:value="2.84839492379745">
                <text:p>2.84839492379745</text:p>
              </table:table-cell>
              <table:table-cell office:value-type="float" office:value="8.34704519488419">
                <text:p>8.347045194884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34.1215583617831">
                <text:p>34.1215583617831</text:p>
              </table:table-cell>
              <table:table-cell office:value-type="float" office:value="2.95870681476359">
                <text:p>2.95870681476359</text:p>
              </table:table-cell>
              <table:table-cell office:value-type="float" office:value="19.7416005983346">
                <text:p>19.7416005983346</text:p>
              </table:table-cell>
              <table:table-cell office:value-type="float" office:value="2.89205289854581">
                <text:p>2.89205289854581</text:p>
              </table:table-cell>
              <table:table-cell office:value-type="float" office:value="8.52919805012365">
                <text:p>8.52919805012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34.5861612586216">
                <text:p>34.5861612586216</text:p>
              </table:table-cell>
              <table:table-cell office:value-type="float" office:value="3.00524163617142">
                <text:p>3.00524163617142</text:p>
              </table:table-cell>
              <table:table-cell office:value-type="float" office:value="19.9313657026491">
                <text:p>19.9313657026491</text:p>
              </table:table-cell>
              <table:table-cell office:value-type="float" office:value="2.93622897987768">
                <text:p>2.93622897987768</text:p>
              </table:table-cell>
              <table:table-cell office:value-type="float" office:value="8.71332493995535">
                <text:p>8.71332493995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35.0542523986642">
                <text:p>35.0542523986642</text:p>
              </table:table-cell>
              <table:table-cell office:value-type="float" office:value="3.0517327450877">
                <text:p>3.0517327450877</text:p>
              </table:table-cell>
              <table:table-cell office:value-type="float" office:value="20.1221758328113">
                <text:p>20.1221758328113</text:p>
              </table:table-cell>
              <table:table-cell office:value-type="float" office:value="2.98091315462751">
                <text:p>2.98091315462751</text:p>
              </table:table-cell>
              <table:table-cell office:value-type="float" office:value="8.89943066617467">
                <text:p>8.89943066617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35.5280165960181">
                <text:p>35.5280165960181</text:p>
              </table:table-cell>
              <table:table-cell office:value-type="float" office:value="3.10076295586324">
                <text:p>3.10076295586324</text:p>
              </table:table-cell>
              <table:table-cell office:value-type="float" office:value="20.3134630586822">
                <text:p>20.3134630586822</text:p>
              </table:table-cell>
              <table:table-cell office:value-type="float" office:value="3.0262585579941">
                <text:p>3.0262585579941</text:p>
              </table:table-cell>
              <table:table-cell office:value-type="float" office:value="9.08753202342531">
                <text:p>9.08753202342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36.004022234656">
                <text:p>36.004022234656</text:p>
              </table:table-cell>
              <table:table-cell office:value-type="float" office:value="3.14909731324344">
                <text:p>3.14909731324344</text:p>
              </table:table-cell>
              <table:table-cell office:value-type="float" office:value="20.5052126749581">
                <text:p>20.5052126749581</text:p>
              </table:table-cell>
              <table:table-cell office:value-type="float" office:value="3.07207064741501">
                <text:p>3.07207064741501</text:p>
              </table:table-cell>
              <table:table-cell office:value-type="float" office:value="9.27764159906289">
                <text:p>9.277641599062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36.484788936031">
                <text:p>36.484788936031</text:p>
              </table:table-cell>
              <table:table-cell office:value-type="float" office:value="3.19860094463153">
                <text:p>3.19860094463153</text:p>
              </table:table-cell>
              <table:table-cell office:value-type="float" office:value="20.6981179730403">
                <text:p>20.6981179730403</text:p>
              </table:table-cell>
              <table:table-cell office:value-type="float" office:value="3.1183868378406">
                <text:p>3.1183868378406</text:p>
              </table:table-cell>
              <table:table-cell office:value-type="float" office:value="9.46968318049661">
                <text:p>9.46968318049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36.9716301719959">
                <text:p>36.9716301719959</text:p>
              </table:table-cell>
              <table:table-cell office:value-type="float" office:value="3.25030283588153">
                <text:p>3.25030283588153</text:p>
              </table:table-cell>
              <table:table-cell office:value-type="float" office:value="20.8922936753141">
                <text:p>20.8922936753141</text:p>
              </table:table-cell>
              <table:table-cell office:value-type="float" office:value="3.16534609490885">
                <text:p>3.16534609490885</text:p>
              </table:table-cell>
              <table:table-cell office:value-type="float" office:value="9.66368756587202">
                <text:p>9.6636875658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37.4615858392318">
                <text:p>37.4615858392318</text:p>
              </table:table-cell>
              <table:table-cell office:value-type="float" office:value="3.30184880043533">
                <text:p>3.30184880043533</text:p>
              </table:table-cell>
              <table:table-cell office:value-type="float" office:value="21.0873405695594">
                <text:p>21.0873405695594</text:p>
              </table:table-cell>
              <table:table-cell office:value-type="float" office:value="3.21274144708091">
                <text:p>3.21274144708091</text:p>
              </table:table-cell>
              <table:table-cell office:value-type="float" office:value="9.85965502218787">
                <text:p>9.85965502218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2a6099" svg:stroke-linecap="round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ff5429" svg:stroke-linecap="round" draw:fill-color="#ff542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478cm" svg:height="18.139cm" xlink:href=".." xlink:type="simple" chart:class="chart:scatter" chart:style-name="ch1">
        <chart:title svg:x="12.894cm" svg:y="0.498cm" chart:style-name="ch2">
          <text:p>Capacitor losses detail</text:p>
        </chart:title>
        <chart:legend chart:legend-position="end" svg:x="25.953cm" svg:y="7.525cm" style:legend-expansion="high" chart:style-name="ch3"/>
        <chart:plot-area chart:style-name="ch4" table:cell-range-address="results_summary.A1:results_summary.A99 results_summary.F1:results_summary.K99" chart:data-source-has-labels="row" svg:x="1.62cm" svg:y="1.639cm" svg:width="23.724cm" svg:height="15.157cm">
          <chart:coordinate-region svg:x="2.347cm" svg:y="1.838cm" svg:width="22.997cm" svg:height="13.904cm"/>
          <chart:axis chart:dimension="x" chart:name="primary-x" chart:style-name="ch5">
            <chart:title svg:x="12.777cm" svg:y="17.158cm" chart:style-name="ch6">
              <text:p>Load (W)</text:p>
            </chart:title>
            <chart:grid chart:style-name="ch7" chart:class="major"/>
          </chart:axis>
          <chart:axis chart:dimension="y" chart:name="primary-y" chart:style-name="ch8">
            <chart:title svg:x="0.451cm" svg:y="9.856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F2:results_summary.F99" chart:label-cell-address="results_summary.F1:results_summary.F1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G2:results_summary.G99" chart:label-cell-address="results_summary.G1:results_summary.G1" chart:class="chart:scatter">
            <chart:data-point chart:repeated="98"/>
          </chart:series>
          <chart:series chart:style-name="ch12" chart:values-cell-range-address="results_summary.H2:results_summary.H99" chart:label-cell-address="results_summary.H1:results_summary.H1" chart:class="chart:scatter">
            <chart:data-point chart:repeated="98"/>
          </chart:series>
          <chart:series chart:style-name="ch13" chart:values-cell-range-address="results_summary.I2:results_summary.I99" chart:label-cell-address="results_summary.I1:results_summary.I1" chart:class="chart:scatter">
            <chart:data-point chart:repeated="98"/>
          </chart:series>
          <chart:series chart:style-name="ch14" chart:values-cell-range-address="results_summary.J2:results_summary.J99" chart:label-cell-address="results_summary.J1:results_summary.J1" chart:class="chart:scatter">
            <chart:data-point chart:repeated="98"/>
          </chart:series>
          <chart:series chart:style-name="ch15" chart:values-cell-range-address="results_summary.K2:results_summary.K99" chart:label-cell-address="results_summary.K1:results_summary.K1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aps_losses</text:p>
                <draw:g>
                  <svg:desc>results_summary.F1:results_summary.F1</svg:desc>
                </draw:g>
              </table:table-cell>
              <table:table-cell office:value-type="string">
                <text:p>FL1_losses</text:p>
                <draw:g>
                  <svg:desc>results_summary.G1:results_summary.G1</svg:desc>
                </draw:g>
              </table:table-cell>
              <table:table-cell office:value-type="string">
                <text:p>HF1_losses</text:p>
                <draw:g>
                  <svg:desc>results_summary.H1:results_summary.H1</svg:desc>
                </draw:g>
              </table:table-cell>
              <table:table-cell office:value-type="string">
                <text:p>FL2_losses</text:p>
                <draw:g>
                  <svg:desc>results_summary.I1:results_summary.I1</svg:desc>
                </draw:g>
              </table:table-cell>
              <table:table-cell office:value-type="string">
                <text:p>HF2_losses</text:p>
                <draw:g>
                  <svg:desc>results_summary.J1:results_summary.J1</svg:desc>
                </draw:g>
              </table:table-cell>
              <table:table-cell office:value-type="string">
                <text:p>Bulkcap_losses</text:p>
                <draw:g>
                  <svg:desc>results_summary.K1:results_summar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0.813404879847487">
                <text:p>0.813404879847487</text:p>
                <draw:g>
                  <svg:desc>results_summary.F2:results_summary.F99</svg:desc>
                </draw:g>
              </table:table-cell>
              <table:table-cell office:value-type="float" office:value="0.00849214829843445">
                <text:p>0.00849214829843445</text:p>
                <draw:g>
                  <svg:desc>results_summary.G2:results_summary.G99</svg:desc>
                </draw:g>
              </table:table-cell>
              <table:table-cell office:value-type="float" office:value="0">
                <text:p>0</text:p>
                <draw:g>
                  <svg:desc>results_summary.H2:results_summary.H99</svg:desc>
                </draw:g>
              </table:table-cell>
              <table:table-cell office:value-type="float" office:value="0.00470535168312391">
                <text:p>0.00470535168312391</text:p>
                <draw:g>
                  <svg:desc>results_summary.I2:results_summary.I99</svg:desc>
                </draw:g>
              </table:table-cell>
              <table:table-cell office:value-type="float" office:value="0">
                <text:p>0</text:p>
                <draw:g>
                  <svg:desc>results_summary.J2:results_summary.J99</svg:desc>
                </draw:g>
              </table:table-cell>
              <table:table-cell office:value-type="float" office:value="0.800206971252913">
                <text:p>0.800206971252913</text:p>
                <draw:g>
                  <svg:desc>results_summary.K2:results_summary.K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814321656944331">
                <text:p>0.814321656944331</text:p>
              </table:table-cell>
              <table:table-cell office:value-type="float" office:value="0.00890400906278919">
                <text:p>0.00890400906278919</text:p>
              </table:table-cell>
              <table:table-cell office:value-type="float" office:value="0">
                <text:p>0</text:p>
              </table:table-cell>
              <table:table-cell office:value-type="float" office:value="0.00520627483898094">
                <text:p>0.00520627483898094</text:p>
              </table:table-cell>
              <table:table-cell office:value-type="float" office:value="0">
                <text:p>0</text:p>
              </table:table-cell>
              <table:table-cell office:value-type="float" office:value="0.800210964067018">
                <text:p>0.800210964067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816010460456599">
                <text:p>0.816010460456599</text:p>
              </table:table-cell>
              <table:table-cell office:value-type="float" office:value="0.00966343191860495">
                <text:p>0.00966343191860495</text:p>
              </table:table-cell>
              <table:table-cell office:value-type="float" office:value="0">
                <text:p>0</text:p>
              </table:table-cell>
              <table:table-cell office:value-type="float" office:value="0.00612888016015978">
                <text:p>0.00612888016015978</text:p>
              </table:table-cell>
              <table:table-cell office:value-type="float" office:value="0">
                <text:p>0</text:p>
              </table:table-cell>
              <table:table-cell office:value-type="float" office:value="0.800217755667238">
                <text:p>0.800217755667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824899555823428">
                <text:p>0.824899555823428</text:p>
              </table:table-cell>
              <table:table-cell office:value-type="float" office:value="0.0137600964903592">
                <text:p>0.0137600964903592</text:p>
              </table:table-cell>
              <table:table-cell office:value-type="float" office:value="0.000171306791533609">
                <text:p>0.000171306791533609</text:p>
              </table:table-cell>
              <table:table-cell office:value-type="float" office:value="0.0107163517999816">
                <text:p>0.0107163517999816</text:p>
              </table:table-cell>
              <table:table-cell office:value-type="float" office:value="0">
                <text:p>0</text:p>
              </table:table-cell>
              <table:table-cell office:value-type="float" office:value="0.800251459389852">
                <text:p>0.800251459389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0.82857916723184">
                <text:p>0.82857916723184</text:p>
              </table:table-cell>
              <table:table-cell office:value-type="float" office:value="0.0154225574050495">
                <text:p>0.0154225574050495</text:p>
              </table:table-cell>
              <table:table-cell office:value-type="float" office:value="0.000266551570301004">
                <text:p>0.000266551570301004</text:p>
              </table:table-cell>
              <table:table-cell office:value-type="float" office:value="0.0124388995294738">
                <text:p>0.0124388995294738</text:p>
              </table:table-cell>
              <table:table-cell office:value-type="float" office:value="0.000185152034769151">
                <text:p>0.000185152034769151</text:p>
              </table:table-cell>
              <table:table-cell office:value-type="float" office:value="0.800265675468554">
                <text:p>0.800265675468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832559666227713">
                <text:p>0.832559666227713</text:p>
              </table:table-cell>
              <table:table-cell office:value-type="float" office:value="0.0173280111304046">
                <text:p>0.0173280111304046</text:p>
              </table:table-cell>
              <table:table-cell office:value-type="float" office:value="0.000346206225557212">
                <text:p>0.000346206225557212</text:p>
              </table:table-cell>
              <table:table-cell office:value-type="float" office:value="0.0143268838280409">
                <text:p>0.0143268838280409</text:p>
              </table:table-cell>
              <table:table-cell office:value-type="float" office:value="0.000276938535944107">
                <text:p>0.000276938535944107</text:p>
              </table:table-cell>
              <table:table-cell office:value-type="float" office:value="0.800281304005168">
                <text:p>0.800281304005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0.837671772436517">
                <text:p>0.837671772436517</text:p>
              </table:table-cell>
              <table:table-cell office:value-type="float" office:value="0.0196168568630905">
                <text:p>0.0196168568630905</text:p>
              </table:table-cell>
              <table:table-cell office:value-type="float" office:value="0.000476574756870638">
                <text:p>0.000476574756870638</text:p>
              </table:table-cell>
              <table:table-cell office:value-type="float" office:value="0.0168330531806221">
                <text:p>0.0168330531806221</text:p>
              </table:table-cell>
              <table:table-cell office:value-type="float" office:value="0.000443587346452193">
                <text:p>0.000443587346452193</text:p>
              </table:table-cell>
              <table:table-cell office:value-type="float" office:value="0.800301383248546">
                <text:p>0.800301383248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84231451013046">
                <text:p>0.84231451013046</text:p>
              </table:table-cell>
              <table:table-cell office:value-type="float" office:value="0.0218326108830235">
                <text:p>0.0218326108830235</text:p>
              </table:table-cell>
              <table:table-cell office:value-type="float" office:value="0.000554617512855191">
                <text:p>0.000554617512855191</text:p>
              </table:table-cell>
              <table:table-cell office:value-type="float" office:value="0.0190739973577286">
                <text:p>0.0190739973577286</text:p>
              </table:table-cell>
              <table:table-cell office:value-type="float" office:value="0.000530252811855433">
                <text:p>0.000530252811855433</text:p>
              </table:table-cell>
              <table:table-cell office:value-type="float" office:value="0.800322721859287">
                <text:p>0.800322721859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0.847506258583691">
                <text:p>0.847506258583691</text:p>
              </table:table-cell>
              <table:table-cell office:value-type="float" office:value="0.0243176057873775">
                <text:p>0.0243176057873775</text:p>
              </table:table-cell>
              <table:table-cell office:value-type="float" office:value="0.000648896867210626">
                <text:p>0.000648896867210626</text:p>
              </table:table-cell>
              <table:table-cell office:value-type="float" office:value="0.0215687774853688">
                <text:p>0.0215687774853688</text:p>
              </table:table-cell>
              <table:table-cell office:value-type="float" office:value="0.000624486825755694">
                <text:p>0.000624486825755694</text:p>
              </table:table-cell>
              <table:table-cell office:value-type="float" office:value="0.800346180233703">
                <text:p>0.800346180233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853186224626487">
                <text:p>0.853186224626487</text:p>
              </table:table-cell>
              <table:table-cell office:value-type="float" office:value="0.0270410392869698">
                <text:p>0.0270410392869698</text:p>
              </table:table-cell>
              <table:table-cell office:value-type="float" office:value="0.00075539328883637">
                <text:p>0.00075539328883637</text:p>
              </table:table-cell>
              <table:table-cell office:value-type="float" office:value="0.0242786676292763">
                <text:p>0.0242786676292763</text:p>
              </table:table-cell>
              <table:table-cell office:value-type="float" office:value="0.000738924033219711">
                <text:p>0.000738924033219711</text:p>
              </table:table-cell>
              <table:table-cell office:value-type="float" office:value="0.800371892472346">
                <text:p>0.800371892472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0.859172589231156">
                <text:p>0.859172589231156</text:p>
              </table:table-cell>
              <table:table-cell office:value-type="float" office:value="0.0299430039404344">
                <text:p>0.0299430039404344</text:p>
              </table:table-cell>
              <table:table-cell office:value-type="float" office:value="0.000868521180610995">
                <text:p>0.000868521180610995</text:p>
              </table:table-cell>
              <table:table-cell office:value-type="float" office:value="0.0271115533000886">
                <text:p>0.0271115533000886</text:p>
              </table:table-cell>
              <table:table-cell office:value-type="float" office:value="0.000849035884538605">
                <text:p>0.000849035884538605</text:p>
              </table:table-cell>
              <table:table-cell office:value-type="float" office:value="0.800400168776401">
                <text:p>0.800400168776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0.865558041582847">
                <text:p>0.865558041582847</text:p>
              </table:table-cell>
              <table:table-cell office:value-type="float" office:value="0.0329666773511379">
                <text:p>0.0329666773511379</text:p>
              </table:table-cell>
              <table:table-cell office:value-type="float" office:value="0.000993211924511953">
                <text:p>0.000993211924511953</text:p>
              </table:table-cell>
              <table:table-cell office:value-type="float" office:value="0.0301883725811028">
                <text:p>0.0301883725811028</text:p>
              </table:table-cell>
              <table:table-cell office:value-type="float" office:value="0.000979862633723405">
                <text:p>0.000979862633723405</text:p>
              </table:table-cell>
              <table:table-cell office:value-type="float" office:value="0.800429612649858">
                <text:p>0.800429612649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0.872637941761236">
                <text:p>0.872637941761236</text:p>
              </table:table-cell>
              <table:table-cell office:value-type="float" office:value="0.0363568928153916">
                <text:p>0.0363568928153916</text:p>
              </table:table-cell>
              <table:table-cell office:value-type="float" office:value="0.00113282394823882">
                <text:p>0.00113282394823882</text:p>
              </table:table-cell>
              <table:table-cell office:value-type="float" office:value="0.0335607900361944">
                <text:p>0.0335607900361944</text:p>
              </table:table-cell>
              <table:table-cell office:value-type="float" office:value="0.00112403673679171">
                <text:p>0.00112403673679171</text:p>
              </table:table-cell>
              <table:table-cell office:value-type="float" office:value="0.800463094785659">
                <text:p>0.800463094785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0.880237953619589">
                <text:p>0.880237953619589</text:p>
              </table:table-cell>
              <table:table-cell office:value-type="float" office:value="0.0399892478841011">
                <text:p>0.0399892478841011</text:p>
              </table:table-cell>
              <table:table-cell office:value-type="float" office:value="0.00125439182002967">
                <text:p>0.00125439182002967</text:p>
              </table:table-cell>
              <table:table-cell office:value-type="float" office:value="0.0372079901835437">
                <text:p>0.0372079901835437</text:p>
              </table:table-cell>
              <table:table-cell office:value-type="float" office:value="0.0012874701296164">
                <text:p>0.0012874701296164</text:p>
              </table:table-cell>
              <table:table-cell office:value-type="float" office:value="0.800498551584454">
                <text:p>0.800498551584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0.888375307821975">
                <text:p>0.888375307821975</text:p>
              </table:table-cell>
              <table:table-cell office:value-type="float" office:value="0.0438793075361202">
                <text:p>0.0438793075361202</text:p>
              </table:table-cell>
              <table:table-cell office:value-type="float" office:value="0.00140530390346011">
                <text:p>0.00140530390346011</text:p>
              </table:table-cell>
              <table:table-cell office:value-type="float" office:value="0.0411225144605127">
                <text:p>0.0411225144605127</text:p>
              </table:table-cell>
              <table:table-cell office:value-type="float" office:value="0.0014316935096969">
                <text:p>0.0014316935096969</text:p>
              </table:table-cell>
              <table:table-cell office:value-type="float" office:value="0.800536187616997">
                <text:p>0.800536187616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897020760065494">
                <text:p>0.897020760065494</text:p>
              </table:table-cell>
              <table:table-cell office:value-type="float" office:value="0.0480155399546557">
                <text:p>0.0480155399546557</text:p>
              </table:table-cell>
              <table:table-cell office:value-type="float" office:value="0.00156104755421803">
                <text:p>0.00156104755421803</text:p>
              </table:table-cell>
              <table:table-cell office:value-type="float" office:value="0.0452723226386051">
                <text:p>0.0452723226386051</text:p>
              </table:table-cell>
              <table:table-cell office:value-type="float" office:value="0.00159541184272304">
                <text:p>0.00159541184272304</text:p>
              </table:table-cell>
              <table:table-cell office:value-type="float" office:value="0.800576163393286">
                <text:p>0.800576163393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0.906153210448783">
                <text:p>0.906153210448783</text:p>
              </table:table-cell>
              <table:table-cell office:value-type="float" office:value="0.052398779592827">
                <text:p>0.052398779592827</text:p>
              </table:table-cell>
              <table:table-cell office:value-type="float" office:value="0.00174006489875621">
                <text:p>0.00174006489875621</text:p>
              </table:table-cell>
              <table:table-cell office:value-type="float" office:value="0.0496240355627397">
                <text:p>0.0496240355627397</text:p>
              </table:table-cell>
              <table:table-cell office:value-type="float" office:value="0.00177185914625883">
                <text:p>0.00177185914625883</text:p>
              </table:table-cell>
              <table:table-cell office:value-type="float" office:value="0.800618172932817">
                <text:p>0.800618172932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.915733492846483">
                <text:p>0.915733492846483</text:p>
              </table:table-cell>
              <table:table-cell office:value-type="float" office:value="0.0569725029503723">
                <text:p>0.0569725029503723</text:p>
              </table:table-cell>
              <table:table-cell office:value-type="float" office:value="0.00191514143274795">
                <text:p>0.00191514143274795</text:p>
              </table:table-cell>
              <table:table-cell office:value-type="float" office:value="0.0542243824486647">
                <text:p>0.0542243824486647</text:p>
              </table:table-cell>
              <table:table-cell office:value-type="float" office:value="0.00195868226580608">
                <text:p>0.00195868226580608</text:p>
              </table:table-cell>
              <table:table-cell office:value-type="float" office:value="0.800662486271906">
                <text:p>0.800662486271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0.925928387737684">
                <text:p>0.925928387737684</text:p>
              </table:table-cell>
              <table:table-cell office:value-type="float" office:value="0.0618861533573343">
                <text:p>0.0618861533573343</text:p>
              </table:table-cell>
              <table:table-cell office:value-type="float" office:value="0.00212798638830447">
                <text:p>0.00212798638830447</text:p>
              </table:table-cell>
              <table:table-cell office:value-type="float" office:value="0.059004671162106">
                <text:p>0.059004671162106</text:p>
              </table:table-cell>
              <table:table-cell office:value-type="float" office:value="0.0022002689229121">
                <text:p>0.0022002689229121</text:p>
              </table:table-cell>
              <table:table-cell office:value-type="float" office:value="0.800709011451203">
                <text:p>0.800709011451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0.936490554629389">
                <text:p>0.936490554629389</text:p>
              </table:table-cell>
              <table:table-cell office:value-type="float" office:value="0.0669060907279216">
                <text:p>0.0669060907279216</text:p>
              </table:table-cell>
              <table:table-cell office:value-type="float" office:value="0.00231552346006723">
                <text:p>0.00231552346006723</text:p>
              </table:table-cell>
              <table:table-cell office:value-type="float" office:value="0.0641023202947213">
                <text:p>0.0641023202947213</text:p>
              </table:table-cell>
              <table:table-cell office:value-type="float" office:value="0.0024083179219039">
                <text:p>0.0024083179219039</text:p>
              </table:table-cell>
              <table:table-cell office:value-type="float" office:value="0.800758006333302">
                <text:p>0.800758006333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0.947568304501078">
                <text:p>0.947568304501078</text:p>
              </table:table-cell>
              <table:table-cell office:value-type="float" office:value="0.0721988196929263">
                <text:p>0.0721988196929263</text:p>
              </table:table-cell>
              <table:table-cell office:value-type="float" office:value="0.00253656190296163">
                <text:p>0.00253656190296163</text:p>
              </table:table-cell>
              <table:table-cell office:value-type="float" office:value="0.0693969347210858">
                <text:p>0.0693969347210858</text:p>
              </table:table-cell>
              <table:table-cell office:value-type="float" office:value="0.00262654039960476">
                <text:p>0.00262654039960476</text:p>
              </table:table-cell>
              <table:table-cell office:value-type="float" office:value="0.800809151981652">
                <text:p>0.800809151981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0.95916154573781">
                <text:p>0.95916154573781</text:p>
              </table:table-cell>
              <table:table-cell office:value-type="float" office:value="0.0776941968962476">
                <text:p>0.0776941968962476</text:p>
              </table:table-cell>
              <table:table-cell office:value-type="float" office:value="0.00275315111757497">
                <text:p>0.00275315111757497</text:p>
              </table:table-cell>
              <table:table-cell office:value-type="float" office:value="0.0749374378511973">
                <text:p>0.0749374378511973</text:p>
              </table:table-cell>
              <table:table-cell office:value-type="float" office:value="0.00291390655657245">
                <text:p>0.00291390655657245</text:p>
              </table:table-cell>
              <table:table-cell office:value-type="float" office:value="0.800862558465763">
                <text:p>0.800862558465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0.971130180581811">
                <text:p>0.971130180581811</text:p>
              </table:table-cell>
              <table:table-cell office:value-type="float" office:value="0.0834688045698466">
                <text:p>0.0834688045698466</text:p>
              </table:table-cell>
              <table:table-cell office:value-type="float" office:value="0.00299180998014361">
                <text:p>0.00299180998014361</text:p>
              </table:table-cell>
              <table:table-cell office:value-type="float" office:value="0.0806539997411039">
                <text:p>0.0806539997411039</text:p>
              </table:table-cell>
              <table:table-cell office:value-type="float" office:value="0.00309716658397917">
                <text:p>0.00309716658397917</text:p>
              </table:table-cell>
              <table:table-cell office:value-type="float" office:value="0.80091810533422">
                <text:p>0.80091810533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0.983759061590779">
                <text:p>0.983759061590779</text:p>
              </table:table-cell>
              <table:table-cell office:value-type="float" office:value="0.0894329228340746">
                <text:p>0.0894329228340746</text:p>
              </table:table-cell>
              <table:table-cell office:value-type="float" office:value="0.00327960789342187">
                <text:p>0.00327960789342187</text:p>
              </table:table-cell>
              <table:table-cell office:value-type="float" office:value="0.0866573023677777">
                <text:p>0.0866573023677777</text:p>
              </table:table-cell>
              <table:table-cell office:value-type="float" office:value="0.00341292223091446">
                <text:p>0.00341292223091446</text:p>
              </table:table-cell>
              <table:table-cell office:value-type="float" office:value="0.800976012248134">
                <text:p>0.800976012248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0.996755242658479">
                <text:p>0.996755242658479</text:p>
              </table:table-cell>
              <table:table-cell office:value-type="float" office:value="0.0956418105671876">
                <text:p>0.0956418105671876</text:p>
              </table:table-cell>
              <table:table-cell office:value-type="float" office:value="0.00351011650624725">
                <text:p>0.00351011650624725</text:p>
              </table:table-cell>
              <table:table-cell office:value-type="float" office:value="0.0928620142535304">
                <text:p>0.0928620142535304</text:p>
              </table:table-cell>
              <table:table-cell office:value-type="float" office:value="0.00370486796869857">
                <text:p>0.00370486796869857</text:p>
              </table:table-cell>
              <table:table-cell office:value-type="float" office:value="0.801036139677652">
                <text:p>0.801036139677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1.0101789953397">
                <text:p>1.0101789953397</text:p>
              </table:table-cell>
              <table:table-cell office:value-type="float" office:value="0.102086309682695">
                <text:p>0.102086309682695</text:p>
              </table:table-cell>
              <table:table-cell office:value-type="float" office:value="0.00377502854765344">
                <text:p>0.00377502854765344</text:p>
              </table:table-cell>
              <table:table-cell office:value-type="float" office:value="0.0992953868011795">
                <text:p>0.0992953868011795</text:p>
              </table:table-cell>
              <table:table-cell office:value-type="float" office:value="0.00392334810869675">
                <text:p>0.00392334810869675</text:p>
              </table:table-cell>
              <table:table-cell office:value-type="float" office:value="0.8010986288046">
                <text:p>0.8010986288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1.02425962992295">
                <text:p>1.02425962992295</text:p>
              </table:table-cell>
              <table:table-cell office:value-type="float" office:value="0.108758109126219">
                <text:p>0.108758109126219</text:p>
              </table:table-cell>
              <table:table-cell office:value-type="float" office:value="0.00405998113005807">
                <text:p>0.00405998113005807</text:p>
              </table:table-cell>
              <table:table-cell office:value-type="float" office:value="0.105975766161268">
                <text:p>0.105975766161268</text:p>
              </table:table-cell>
              <table:table-cell office:value-type="float" office:value="0.00430222646328324">
                <text:p>0.00430222646328324</text:p>
              </table:table-cell>
              <table:table-cell office:value-type="float" office:value="0.801163253907365">
                <text:p>0.801163253907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.0386777873548">
                <text:p>1.0386777873548</text:p>
              </table:table-cell>
              <table:table-cell office:value-type="float" office:value="0.115662291605313">
                <text:p>0.115662291605313</text:p>
              </table:table-cell>
              <table:table-cell office:value-type="float" office:value="0.00432058358044891">
                <text:p>0.00432058358044891</text:p>
              </table:table-cell>
              <table:table-cell office:value-type="float" office:value="0.112868445898745">
                <text:p>0.112868445898745</text:p>
              </table:table-cell>
              <table:table-cell office:value-type="float" office:value="0.00459603227015124">
                <text:p>0.00459603227015124</text:p>
              </table:table-cell>
              <table:table-cell office:value-type="float" office:value="0.801230141657821">
                <text:p>0.801230141657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1.05371925354905">
                <text:p>1.05371925354905</text:p>
              </table:table-cell>
              <table:table-cell office:value-type="float" office:value="0.122812906429843">
                <text:p>0.122812906429843</text:p>
              </table:table-cell>
              <table:table-cell office:value-type="float" office:value="0.00465268327370525">
                <text:p>0.00465268327370525</text:p>
              </table:table-cell>
              <table:table-cell office:value-type="float" office:value="0.120001162272675">
                <text:p>0.120001162272675</text:p>
              </table:table-cell>
              <table:table-cell office:value-type="float" office:value="0.00495282769765742">
                <text:p>0.00495282769765742</text:p>
              </table:table-cell>
              <table:table-cell office:value-type="float" office:value="0.801299381182078">
                <text:p>0.801299381182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.06922831737718">
                <text:p>1.06922831737718</text:p>
              </table:table-cell>
              <table:table-cell office:value-type="float" office:value="0.130192560413335">
                <text:p>0.130192560413335</text:p>
              </table:table-cell>
              <table:table-cell office:value-type="float" office:value="0.00502558622391363">
                <text:p>0.00502558622391363</text:p>
              </table:table-cell>
              <table:table-cell office:value-type="float" office:value="0.127371482011239">
                <text:p>0.127371482011239</text:p>
              </table:table-cell>
              <table:table-cell office:value-type="float" office:value="0.00526750950582608">
                <text:p>0.00526750950582608</text:p>
              </table:table-cell>
              <table:table-cell office:value-type="float" office:value="0.801370886728957">
                <text:p>0.801370886728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.08516910804501">
                <text:p>1.08516910804501</text:p>
              </table:table-cell>
              <table:table-cell office:value-type="float" office:value="0.137792323606039">
                <text:p>0.137792323606039</text:p>
              </table:table-cell>
              <table:table-cell office:value-type="float" office:value="0.00536900756732595">
                <text:p>0.00536900756732595</text:p>
              </table:table-cell>
              <table:table-cell office:value-type="float" office:value="0.134968428556957">
                <text:p>0.134968428556957</text:p>
              </table:table-cell>
              <table:table-cell office:value-type="float" office:value="0.00559450157775616">
                <text:p>0.00559450157775616</text:p>
              </table:table-cell>
              <table:table-cell office:value-type="float" office:value="0.801444554402194">
                <text:p>0.801444554402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.10161341167659">
                <text:p>1.10161341167659</text:p>
              </table:table-cell>
              <table:table-cell office:value-type="float" office:value="0.145642341548354">
                <text:p>0.145642341548354</text:p>
              </table:table-cell>
              <table:table-cell office:value-type="float" office:value="0.00571321665523245">
                <text:p>0.00571321665523245</text:p>
              </table:table-cell>
              <table:table-cell office:value-type="float" office:value="0.142802095642687">
                <text:p>0.142802095642687</text:p>
              </table:table-cell>
              <table:table-cell office:value-type="float" office:value="0.00593482322220953">
                <text:p>0.00593482322220953</text:p>
              </table:table-cell>
              <table:table-cell office:value-type="float" office:value="0.801520642425387">
                <text:p>0.801520642425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.11862915350683">
                <text:p>1.11862915350683</text:p>
              </table:table-cell>
              <table:table-cell office:value-type="float" office:value="0.153715447197228">
                <text:p>0.153715447197228</text:p>
              </table:table-cell>
              <table:table-cell office:value-type="float" office:value="0.00603604535016717">
                <text:p>0.00603604535016717</text:p>
              </table:table-cell>
              <table:table-cell office:value-type="float" office:value="0.150888536910175">
                <text:p>0.150888536910175</text:p>
              </table:table-cell>
              <table:table-cell office:value-type="float" office:value="0.00638984900673866">
                <text:p>0.00638984900673866</text:p>
              </table:table-cell>
              <table:table-cell office:value-type="float" office:value="0.801598982992996">
                <text:p>0.801598982992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.13613815797981">
                <text:p>1.13613815797981</text:p>
              </table:table-cell>
              <table:table-cell office:value-type="float" office:value="0.1620242206867">
                <text:p>0.1620242206867</text:p>
              </table:table-cell>
              <table:table-cell office:value-type="float" office:value="0.00643681966692441">
                <text:p>0.00643681966692441</text:p>
              </table:table-cell>
              <table:table-cell office:value-type="float" office:value="0.159192781535142">
                <text:p>0.159192781535142</text:p>
              </table:table-cell>
              <table:table-cell office:value-type="float" office:value="0.00680451236739983">
                <text:p>0.00680451236739983</text:p>
              </table:table-cell>
              <table:table-cell office:value-type="float" office:value="0.801679531789161">
                <text:p>0.801679531789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.1541551485">
                <text:p>1.1541551485</text:p>
              </table:table-cell>
              <table:table-cell office:value-type="float" office:value="0.170567535606498">
                <text:p>0.170567535606498</text:p>
              </table:table-cell>
              <table:table-cell office:value-type="float" office:value="0.00683029340049427">
                <text:p>0.00683029340049427</text:p>
              </table:table-cell>
              <table:table-cell office:value-type="float" office:value="0.167737602631591">
                <text:p>0.167737602631591</text:p>
              </table:table-cell>
              <table:table-cell office:value-type="float" office:value="0.00725704117991129">
                <text:p>0.00725704117991129</text:p>
              </table:table-cell>
              <table:table-cell office:value-type="float" office:value="0.801762383849792">
                <text:p>0.801762383849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.1725771177641">
                <text:p>1.1725771177641</text:p>
              </table:table-cell>
              <table:table-cell office:value-type="float" office:value="0.179351560451133">
                <text:p>0.179351560451133</text:p>
              </table:table-cell>
              <table:table-cell office:value-type="float" office:value="0.00722407352039779">
                <text:p>0.00722407352039779</text:p>
              </table:table-cell>
              <table:table-cell office:value-type="float" office:value="0.176507906174411">
                <text:p>0.176507906174411</text:p>
              </table:table-cell>
              <table:table-cell office:value-type="float" office:value="0.00764570938654038">
                <text:p>0.00764570938654038</text:p>
              </table:table-cell>
              <table:table-cell office:value-type="float" office:value="0.801847576487543">
                <text:p>0.801847576487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.1916721848591">
                <text:p>1.1916721848591</text:p>
              </table:table-cell>
              <table:table-cell office:value-type="float" office:value="0.188377657376866">
                <text:p>0.188377657376866</text:p>
              </table:table-cell>
              <table:table-cell office:value-type="float" office:value="0.00776347019330069">
                <text:p>0.00776347019330069</text:p>
              </table:table-cell>
              <table:table-cell office:value-type="float" office:value="0.185520054121452">
                <text:p>0.185520054121452</text:p>
              </table:table-cell>
              <table:table-cell office:value-type="float" office:value="0.00807572457566155">
                <text:p>0.00807572457566155</text:p>
              </table:table-cell>
              <table:table-cell office:value-type="float" office:value="0.801934986937959">
                <text:p>0.8019349869379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.21110631587498">
                <text:p>1.21110631587498</text:p>
              </table:table-cell>
              <table:table-cell office:value-type="float" office:value="0.197615384805121">
                <text:p>0.197615384805121</text:p>
              </table:table-cell>
              <table:table-cell office:value-type="float" office:value="0.00818178841891893">
                <text:p>0.00818178841891893</text:p>
              </table:table-cell>
              <table:table-cell office:value-type="float" office:value="0.194768759586064">
                <text:p>0.194768759586064</text:p>
              </table:table-cell>
              <table:table-cell office:value-type="float" office:value="0.00851540009600578">
                <text:p>0.00851540009600578</text:p>
              </table:table-cell>
              <table:table-cell office:value-type="float" office:value="0.802024691329763">
                <text:p>0.802024691329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.23092223474549">
                <text:p>1.23092223474549</text:p>
              </table:table-cell>
              <table:table-cell office:value-type="float" office:value="0.207101391537879">
                <text:p>0.207101391537879</text:p>
              </table:table-cell>
              <table:table-cell office:value-type="float" office:value="0.00852580888256917">
                <text:p>0.00852580888256917</text:p>
              </table:table-cell>
              <table:table-cell office:value-type="float" office:value="0.204238228760383">
                <text:p>0.204238228760383</text:p>
              </table:table-cell>
              <table:table-cell office:value-type="float" office:value="0.00893986764130367">
                <text:p>0.00893986764130367</text:p>
              </table:table-cell>
              <table:table-cell office:value-type="float" office:value="0.80211664648409">
                <text:p>0.80211664648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.25148560733355">
                <text:p>1.25148560733355</text:p>
              </table:table-cell>
              <table:table-cell office:value-type="float" office:value="0.216821468446342">
                <text:p>0.216821468446342</text:p>
              </table:table-cell>
              <table:table-cell office:value-type="float" office:value="0.00900948788501847">
                <text:p>0.00900948788501847</text:p>
              </table:table-cell>
              <table:table-cell office:value-type="float" office:value="0.2139634794557">
                <text:p>0.2139634794557</text:p>
              </table:table-cell>
              <table:table-cell office:value-type="float" office:value="0.00947993073896239">
                <text:p>0.00947993073896239</text:p>
              </table:table-cell>
              <table:table-cell office:value-type="float" office:value="0.802210949363095">
                <text:p>0.802210949363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.27255635524102">
                <text:p>1.27255635524102</text:p>
              </table:table-cell>
              <table:table-cell office:value-type="float" office:value="0.226794629245985">
                <text:p>0.226794629245985</text:p>
              </table:table-cell>
              <table:table-cell office:value-type="float" office:value="0.00951781010236453">
                <text:p>0.00951781010236453</text:p>
              </table:table-cell>
              <table:table-cell office:value-type="float" office:value="0.223909484436784">
                <text:p>0.223909484436784</text:p>
              </table:table-cell>
              <table:table-cell office:value-type="float" office:value="0.010026599650615">
                <text:p>0.010026599650615</text:p>
              </table:table-cell>
              <table:table-cell office:value-type="float" office:value="0.802307540422856">
                <text:p>0.802307540422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.29404095314281">
                <text:p>1.29404095314281</text:p>
              </table:table-cell>
              <table:table-cell office:value-type="float" office:value="0.236985334005276">
                <text:p>0.236985334005276</text:p>
              </table:table-cell>
              <table:table-cell office:value-type="float" office:value="0.0100358901299419">
                <text:p>0.0100358901299419</text:p>
              </table:table-cell>
              <table:table-cell office:value-type="float" office:value="0.234088104071959">
                <text:p>0.234088104071959</text:p>
              </table:table-cell>
              <table:table-cell office:value-type="float" office:value="0.0105250372319044">
                <text:p>0.0105250372319044</text:p>
              </table:table-cell>
              <table:table-cell office:value-type="float" office:value="0.802406296376726">
                <text:p>0.802406296376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.31608686180948">
                <text:p>1.31608686180948</text:p>
              </table:table-cell>
              <table:table-cell office:value-type="float" office:value="0.247416129361554">
                <text:p>0.247416129361554</text:p>
              </table:table-cell>
              <table:table-cell office:value-type="float" office:value="0.0105704118443832">
                <text:p>0.0105704118443832</text:p>
              </table:table-cell>
              <table:table-cell office:value-type="float" office:value="0.244512402663697">
                <text:p>0.244512402663697</text:p>
              </table:table-cell>
              <table:table-cell office:value-type="float" office:value="0.0110802820572598">
                <text:p>0.0110802820572598</text:p>
              </table:table-cell>
              <table:table-cell office:value-type="float" office:value="0.802507344608173">
                <text:p>0.802507344608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.33855178250813">
                <text:p>1.33855178250813</text:p>
              </table:table-cell>
              <table:table-cell office:value-type="float" office:value="0.258082012533568">
                <text:p>0.258082012533568</text:p>
              </table:table-cell>
              <table:table-cell office:value-type="float" office:value="0.0111192825572311">
                <text:p>0.0111192825572311</text:p>
              </table:table-cell>
              <table:table-cell office:value-type="float" office:value="0.255160959290319">
                <text:p>0.255160959290319</text:p>
              </table:table-cell>
              <table:table-cell office:value-type="float" office:value="0.0115785350112464">
                <text:p>0.0115785350112464</text:p>
              </table:table-cell>
              <table:table-cell office:value-type="float" office:value="0.802610701885009">
                <text:p>0.802610701885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.3613749165444">
                <text:p>1.3613749165444</text:p>
              </table:table-cell>
              <table:table-cell office:value-type="float" office:value="0.268987909030015">
                <text:p>0.268987909030015</text:p>
              </table:table-cell>
              <table:table-cell office:value-type="float" office:value="0.0116040237847821">
                <text:p>0.0116040237847821</text:p>
              </table:table-cell>
              <table:table-cell office:value-type="float" office:value="0.266051053166206">
                <text:p>0.266051053166206</text:p>
              </table:table-cell>
              <table:table-cell office:value-type="float" office:value="0.0120150944818189">
                <text:p>0.0120150944818189</text:p>
              </table:table-cell>
              <table:table-cell office:value-type="float" office:value="0.802716544897817">
                <text:p>0.8027165448978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.38455127095524">
                <text:p>1.38455127095524</text:p>
              </table:table-cell>
              <table:table-cell office:value-type="float" office:value="0.28012231138823">
                <text:p>0.28012231138823</text:p>
              </table:table-cell>
              <table:table-cell office:value-type="float" office:value="0.0119816172564762">
                <text:p>0.0119816172564762</text:p>
              </table:table-cell>
              <table:table-cell office:value-type="float" office:value="0.277166083993668">
                <text:p>0.277166083993668</text:p>
              </table:table-cell>
              <table:table-cell office:value-type="float" office:value="0.0124564032132983">
                <text:p>0.0124564032132983</text:p>
              </table:table-cell>
              <table:table-cell office:value-type="float" office:value="0.802824564080205">
                <text:p>0.802824564080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.40880488989604">
                <text:p>1.40880488989604</text:p>
              </table:table-cell>
              <table:table-cell office:value-type="float" office:value="0.291512192341738">
                <text:p>0.291512192341738</text:p>
              </table:table-cell>
              <table:table-cell office:value-type="float" office:value="0.0126187598383506">
                <text:p>0.0126187598383506</text:p>
              </table:table-cell>
              <table:table-cell office:value-type="float" office:value="0.288557787321496">
                <text:p>0.288557787321496</text:p>
              </table:table-cell>
              <table:table-cell office:value-type="float" office:value="0.0131808880535971">
                <text:p>0.0131808880535971</text:p>
              </table:table-cell>
              <table:table-cell office:value-type="float" office:value="0.802934971125841">
                <text:p>0.802934971125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.43333522234663">
                <text:p>1.43333522234663</text:p>
              </table:table-cell>
              <table:table-cell office:value-type="float" office:value="0.30314078239261">
                <text:p>0.30314078239261</text:p>
              </table:table-cell>
              <table:table-cell office:value-type="float" office:value="0.0132400616106297">
                <text:p>0.0132400616106297</text:p>
              </table:table-cell>
              <table:table-cell office:value-type="float" office:value="0.300173475709827">
                <text:p>0.300173475709827</text:p>
              </table:table-cell>
              <table:table-cell office:value-type="float" office:value="0.013732920456509">
                <text:p>0.013732920456509</text:p>
              </table:table-cell>
              <table:table-cell office:value-type="float" office:value="0.803047691140713">
                <text:p>0.803047691140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.45829625256951">
                <text:p>1.45829625256951</text:p>
              </table:table-cell>
              <table:table-cell office:value-type="float" office:value="0.315001901067779">
                <text:p>0.315001901067779</text:p>
              </table:table-cell>
              <table:table-cell office:value-type="float" office:value="0.0137750998656816">
                <text:p>0.0137750998656816</text:p>
              </table:table-cell>
              <table:table-cell office:value-type="float" office:value="0.31201704795217">
                <text:p>0.31201704795217</text:p>
              </table:table-cell>
              <table:table-cell office:value-type="float" office:value="0.0143392527965606">
                <text:p>0.0143392527965606</text:p>
              </table:table-cell>
              <table:table-cell office:value-type="float" office:value="0.803162659838593">
                <text:p>0.8031626598385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.48398511962469">
                <text:p>1.48398511962469</text:p>
              </table:table-cell>
              <table:table-cell office:value-type="float" office:value="0.327119456273347">
                <text:p>0.327119456273347</text:p>
              </table:table-cell>
              <table:table-cell office:value-type="float" office:value="0.0144817768658478">
                <text:p>0.0144817768658478</text:p>
              </table:table-cell>
              <table:table-cell office:value-type="float" office:value="0.324096054554563">
                <text:p>0.324096054554563</text:p>
              </table:table-cell>
              <table:table-cell office:value-type="float" office:value="0.015007583212148">
                <text:p>0.015007583212148</text:p>
              </table:table-cell>
              <table:table-cell office:value-type="float" office:value="0.803279957913002">
                <text:p>0.803279957913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.50987187949569">
                <text:p>1.50987187949569</text:p>
              </table:table-cell>
              <table:table-cell office:value-type="float" office:value="0.339440298254525">
                <text:p>0.339440298254525</text:p>
              </table:table-cell>
              <table:table-cell office:value-type="float" office:value="0.0150960147287579">
                <text:p>0.0150960147287579</text:p>
              </table:table-cell>
              <table:table-cell office:value-type="float" office:value="0.336395085005247">
                <text:p>0.336395085005247</text:p>
              </table:table-cell>
              <table:table-cell office:value-type="float" office:value="0.0155407378876134">
                <text:p>0.0155407378876134</text:p>
              </table:table-cell>
              <table:table-cell office:value-type="float" office:value="0.803399452879123">
                <text:p>0.803399452879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.5360105658022">
                <text:p>1.5360105658022</text:p>
              </table:table-cell>
              <table:table-cell office:value-type="float" office:value="0.351970287548865">
                <text:p>0.351970287548865</text:p>
              </table:table-cell>
              <table:table-cell office:value-type="float" office:value="0.0155192360433287">
                <text:p>0.0155192360433287</text:p>
              </table:table-cell>
              <table:table-cell office:value-type="float" office:value="0.348921308522004">
                <text:p>0.348921308522004</text:p>
              </table:table-cell>
              <table:table-cell office:value-type="float" office:value="0.0160783644156086">
                <text:p>0.0160783644156086</text:p>
              </table:table-cell>
              <table:table-cell office:value-type="float" office:value="0.803521078546434">
                <text:p>0.8035210785464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.56334807168317">
                <text:p>1.56334807168317</text:p>
              </table:table-cell>
              <table:table-cell office:value-type="float" office:value="0.364775091885603">
                <text:p>0.364775091885603</text:p>
              </table:table-cell>
              <table:table-cell office:value-type="float" office:value="0.0162739920892284">
                <text:p>0.0162739920892284</text:p>
              </table:table-cell>
              <table:table-cell office:value-type="float" office:value="0.361710377882429">
                <text:p>0.361710377882429</text:p>
              </table:table-cell>
              <table:table-cell office:value-type="float" office:value="0.0169434289714224">
                <text:p>0.0169434289714224</text:p>
              </table:table-cell>
              <table:table-cell office:value-type="float" office:value="0.80364488973695">
                <text:p>0.80364488973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.5909117908599">
                <text:p>1.5909117908599</text:p>
              </table:table-cell>
              <table:table-cell office:value-type="float" office:value="0.377803441146469">
                <text:p>0.377803441146469</text:p>
              </table:table-cell>
              <table:table-cell office:value-type="float" office:value="0.0169907128088841">
                <text:p>0.0169907128088841</text:p>
              </table:table-cell>
              <table:table-cell office:value-type="float" office:value="0.374719606369502">
                <text:p>0.374719606369502</text:p>
              </table:table-cell>
              <table:table-cell office:value-type="float" office:value="0.0176266903755979">
                <text:p>0.0176266903755979</text:p>
              </table:table-cell>
              <table:table-cell office:value-type="float" office:value="0.803771049212098">
                <text:p>0.803771049212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.61889148680318">
                <text:p>1.61889148680318</text:p>
              </table:table-cell>
              <table:table-cell office:value-type="float" office:value="0.391067125393833">
                <text:p>0.391067125393833</text:p>
              </table:table-cell>
              <table:table-cell office:value-type="float" office:value="0.0176568622117285">
                <text:p>0.0176568622117285</text:p>
              </table:table-cell>
              <table:table-cell office:value-type="float" office:value="0.387961304159482">
                <text:p>0.387961304159482</text:p>
              </table:table-cell>
              <table:table-cell office:value-type="float" office:value="0.0183064284730533">
                <text:p>0.0183064284730533</text:p>
              </table:table-cell>
              <table:table-cell office:value-type="float" office:value="0.803899475634213">
                <text:p>0.8038994756342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1.64735821073887">
                <text:p>1.64735821073887</text:p>
              </table:table-cell>
              <table:table-cell office:value-type="float" office:value="0.404565344935051">
                <text:p>0.404565344935051</text:p>
              </table:table-cell>
              <table:table-cell office:value-type="float" office:value="0.0183493223329039">
                <text:p>0.0183493223329039</text:p>
              </table:table-cell>
              <table:table-cell office:value-type="float" office:value="0.401443250823566">
                <text:p>0.401443250823566</text:p>
              </table:table-cell>
              <table:table-cell office:value-type="float" office:value="0.0189698080895071">
                <text:p>0.0189698080895071</text:p>
              </table:table-cell>
              <table:table-cell office:value-type="float" office:value="0.80403019365232">
                <text:p>0.80403019365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1.67625456430848">
                <text:p>1.67625456430848</text:p>
              </table:table-cell>
              <table:table-cell office:value-type="float" office:value="0.418297153028953">
                <text:p>0.418297153028953</text:p>
              </table:table-cell>
              <table:table-cell office:value-type="float" office:value="0.0189195450074009">
                <text:p>0.0189195450074009</text:p>
              </table:table-cell>
              <table:table-cell office:value-type="float" office:value="0.415169946024883">
                <text:p>0.415169946024883</text:p>
              </table:table-cell>
              <table:table-cell office:value-type="float" office:value="0.0197043988303407">
                <text:p>0.0197043988303407</text:p>
              </table:table-cell>
              <table:table-cell office:value-type="float" office:value="0.804163230510994">
                <text:p>0.804163230510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1.70579777456161">
                <text:p>1.70579777456161</text:p>
              </table:table-cell>
              <table:table-cell office:value-type="float" office:value="0.432289086244607">
                <text:p>0.432289086244607</text:p>
              </table:table-cell>
              <table:table-cell office:value-type="float" office:value="0.0197024231314235">
                <text:p>0.0197024231314235</text:p>
              </table:table-cell>
              <table:table-cell office:value-type="float" office:value="0.429124623869799">
                <text:p>0.429124623869799</text:p>
              </table:table-cell>
              <table:table-cell office:value-type="float" office:value="0.0203828401230896">
                <text:p>0.0203828401230896</text:p>
              </table:table-cell>
              <table:table-cell office:value-type="float" office:value="0.804298510306497">
                <text:p>0.804298510306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1.73570925388278">
                <text:p>1.73570925388278</text:p>
              </table:table-cell>
              <table:table-cell office:value-type="float" office:value="0.446511199644344">
                <text:p>0.446511199644344</text:p>
              </table:table-cell>
              <table:table-cell office:value-type="float" office:value="0.0204449423152789">
                <text:p>0.0204449423152789</text:p>
              </table:table-cell>
              <table:table-cell office:value-type="float" office:value="0.443315409063547">
                <text:p>0.443315409063547</text:p>
              </table:table-cell>
              <table:table-cell office:value-type="float" office:value="0.0210013278074137">
                <text:p>0.0210013278074137</text:p>
              </table:table-cell>
              <table:table-cell office:value-type="float" office:value="0.804436084183639">
                <text:p>0.8044360841836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1.76606405438756">
                <text:p>1.76606405438756</text:p>
              </table:table-cell>
              <table:table-cell office:value-type="float" office:value="0.460952118252492">
                <text:p>0.460952118252492</text:p>
              </table:table-cell>
              <table:table-cell office:value-type="float" office:value="0.0210287245137605">
                <text:p>0.0210287245137605</text:p>
              </table:table-cell>
              <table:table-cell office:value-type="float" office:value="0.457751011837759">
                <text:p>0.457751011837759</text:p>
              </table:table-cell>
              <table:table-cell office:value-type="float" office:value="0.0217560377409265">
                <text:p>0.0217560377409265</text:p>
              </table:table-cell>
              <table:table-cell office:value-type="float" office:value="0.804575871300085">
                <text:p>0.804575871300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1.79708500535935">
                <text:p>1.79708500535935</text:p>
              </table:table-cell>
              <table:table-cell office:value-type="float" office:value="0.475632376775389">
                <text:p>0.475632376775389</text:p>
              </table:table-cell>
              <table:table-cell office:value-type="float" office:value="0.0217903624102649">
                <text:p>0.0217903624102649</text:p>
              </table:table-cell>
              <table:table-cell office:value-type="float" office:value="0.472407732084757">
                <text:p>0.472407732084757</text:p>
              </table:table-cell>
              <table:table-cell office:value-type="float" office:value="0.0225363175599229">
                <text:p>0.0225363175599229</text:p>
              </table:table-cell>
              <table:table-cell office:value-type="float" office:value="0.804717925677391">
                <text:p>0.8047179256773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1.82860106689481">
                <text:p>1.82860106689481</text:p>
              </table:table-cell>
              <table:table-cell office:value-type="float" office:value="0.490546864169648">
                <text:p>0.490546864169648</text:p>
              </table:table-cell>
              <table:table-cell office:value-type="float" office:value="0.0225592180023046">
                <text:p>0.0225592180023046</text:p>
              </table:table-cell>
              <table:table-cell office:value-type="float" office:value="0.487305010655611">
                <text:p>0.487305010655611</text:p>
              </table:table-cell>
              <table:table-cell office:value-type="float" office:value="0.0233274477437763">
                <text:p>0.0233274477437763</text:p>
              </table:table-cell>
              <table:table-cell office:value-type="float" office:value="0.80486223547996">
                <text:p>0.80486223547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1.86076962582781">
                <text:p>1.86076962582781</text:p>
              </table:table-cell>
              <table:table-cell office:value-type="float" office:value="0.505693096083681">
                <text:p>0.505693096083681</text:p>
              </table:table-cell>
              <table:table-cell office:value-type="float" office:value="0.0233461176557047">
                <text:p>0.0233461176557047</text:p>
              </table:table-cell>
              <table:table-cell office:value-type="float" office:value="0.502447694765011">
                <text:p>0.502447694765011</text:p>
              </table:table-cell>
              <table:table-cell office:value-type="float" office:value="0.024273642356751">
                <text:p>0.024273642356751</text:p>
              </table:table-cell>
              <table:table-cell office:value-type="float" office:value="0.8050087841293">
                <text:p>0.8050087841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1.8934018195582">
                <text:p>1.8934018195582</text:p>
              </table:table-cell>
              <table:table-cell office:value-type="float" office:value="0.521090781481588">
                <text:p>0.521090781481588</text:p>
              </table:table-cell>
              <table:table-cell office:value-type="float" office:value="0.0243128337391431">
                <text:p>0.0243128337391431</text:p>
              </table:table-cell>
              <table:table-cell office:value-type="float" office:value="0.517797082038295">
                <text:p>0.517797082038295</text:p>
              </table:table-cell>
              <table:table-cell office:value-type="float" office:value="0.0250433289433144">
                <text:p>0.0250433289433144</text:p>
              </table:table-cell>
              <table:table-cell office:value-type="float" office:value="0.805157502524358">
                <text:p>0.805157502524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1.92599427746072">
                <text:p>1.92599427746072</text:p>
              </table:table-cell>
              <table:table-cell office:value-type="float" office:value="0.536705280762054">
                <text:p>0.536705280762054</text:p>
              </table:table-cell>
              <table:table-cell office:value-type="float" office:value="0.024973258113957">
                <text:p>0.024973258113957</text:p>
              </table:table-cell>
              <table:table-cell office:value-type="float" office:value="0.533362392162113">
                <text:p>0.533362392162113</text:p>
              </table:table-cell>
              <table:table-cell office:value-type="float" office:value="0.0256444682349835">
                <text:p>0.0256444682349835</text:p>
              </table:table-cell>
              <table:table-cell office:value-type="float" office:value="0.80530858491643">
                <text:p>0.80530858491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1.95923361413287">
                <text:p>1.95923361413287</text:p>
              </table:table-cell>
              <table:table-cell office:value-type="float" office:value="0.552533751223993">
                <text:p>0.552533751223993</text:p>
              </table:table-cell>
              <table:table-cell office:value-type="float" office:value="0.025645188945595">
                <text:p>0.025645188945595</text:p>
              </table:table-cell>
              <table:table-cell office:value-type="float" office:value="0.549177998510953">
                <text:p>0.549177998510953</text:p>
              </table:table-cell>
              <table:table-cell office:value-type="float" office:value="0.0264145003295602">
                <text:p>0.0264145003295602</text:p>
              </table:table-cell>
              <table:table-cell office:value-type="float" office:value="0.805461882058146">
                <text:p>0.805461882058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1.99314644900096">
                <text:p>1.99314644900096</text:p>
              </table:table-cell>
              <table:table-cell office:value-type="float" office:value="0.56861398691143">
                <text:p>0.56861398691143</text:p>
              </table:table-cell>
              <table:table-cell office:value-type="float" office:value="0.0264776806991398">
                <text:p>0.0264776806991398</text:p>
              </table:table-cell>
              <table:table-cell office:value-type="float" office:value="0.565230093510911">
                <text:p>0.565230093510911</text:p>
              </table:table-cell>
              <table:table-cell office:value-type="float" office:value="0.0272069148921024">
                <text:p>0.0272069148921024</text:p>
              </table:table-cell>
              <table:table-cell office:value-type="float" office:value="0.805617480133245">
                <text:p>0.805617480133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2.02773687603747">
                <text:p>2.02773687603747</text:p>
              </table:table-cell>
              <table:table-cell office:value-type="float" office:value="0.584926755856723">
                <text:p>0.584926755856723</text:p>
              </table:table-cell>
              <table:table-cell office:value-type="float" office:value="0.0272509639131377">
                <text:p>0.0272509639131377</text:p>
              </table:table-cell>
              <table:table-cell office:value-type="float" office:value="0.581547343504762">
                <text:p>0.581547343504762</text:p>
              </table:table-cell>
              <table:table-cell office:value-type="float" office:value="0.0282361317532541">
                <text:p>0.0282361317532541</text:p>
              </table:table-cell>
              <table:table-cell office:value-type="float" office:value="0.805775388312287">
                <text:p>0.8057753883122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2.06297311570655">
                <text:p>2.06297311570655</text:p>
              </table:table-cell>
              <table:table-cell office:value-type="float" office:value="0.601487808912123">
                <text:p>0.601487808912123</text:p>
              </table:table-cell>
              <table:table-cell office:value-type="float" office:value="0.028220925437336">
                <text:p>0.028220925437336</text:p>
              </table:table-cell>
              <table:table-cell office:value-type="float" office:value="0.598088831153994">
                <text:p>0.598088831153994</text:p>
              </table:table-cell>
              <table:table-cell office:value-type="float" office:value="0.0292397558989416">
                <text:p>0.0292397558989416</text:p>
              </table:table-cell>
              <table:table-cell office:value-type="float" office:value="0.805935501760406">
                <text:p>0.805935501760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2.09841731850617">
                <text:p>2.09841731850617</text:p>
              </table:table-cell>
              <table:table-cell office:value-type="float" office:value="0.618284984804008">
                <text:p>0.618284984804008</text:p>
              </table:table-cell>
              <table:table-cell office:value-type="float" office:value="0.0292189143655184">
                <text:p>0.0292189143655184</text:p>
              </table:table-cell>
              <table:table-cell office:value-type="float" office:value="0.614836122798135">
                <text:p>0.614836122798135</text:p>
              </table:table-cell>
              <table:table-cell office:value-type="float" office:value="0.029979099126414">
                <text:p>0.029979099126414</text:p>
              </table:table-cell>
              <table:table-cell office:value-type="float" office:value="0.806097906892028">
                <text:p>0.806097906892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2.13435216014927">
                <text:p>2.13435216014927</text:p>
              </table:table-cell>
              <table:table-cell office:value-type="float" office:value="0.635309728601025">
                <text:p>0.635309728601025</text:p>
              </table:table-cell>
              <table:table-cell office:value-type="float" office:value="0.0301159637506543">
                <text:p>0.0301159637506543</text:p>
              </table:table-cell>
              <table:table-cell office:value-type="float" office:value="0.631830468612422">
                <text:p>0.631830468612422</text:p>
              </table:table-cell>
              <table:table-cell office:value-type="float" office:value="0.0308331571875169">
                <text:p>0.0308331571875169</text:p>
              </table:table-cell>
              <table:table-cell office:value-type="float" office:value="0.806262549647086">
                <text:p>0.806262549647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2.1702059989004">
                <text:p>2.1702059989004</text:p>
              </table:table-cell>
              <table:table-cell office:value-type="float" office:value="0.652539073423303">
                <text:p>0.652539073423303</text:p>
              </table:table-cell>
              <table:table-cell office:value-type="float" office:value="0.030784445513139">
                <text:p>0.030784445513139</text:p>
              </table:table-cell>
              <table:table-cell office:value-type="float" office:value="0.649026740341387">
                <text:p>0.649026740341387</text:p>
              </table:table-cell>
              <table:table-cell office:value-type="float" office:value="0.0314259950443854">
                <text:p>0.0314259950443854</text:p>
              </table:table-cell>
              <table:table-cell office:value-type="float" office:value="0.806429452294466">
                <text:p>0.806429452294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2.20699295784638">
                <text:p>2.20699295784638</text:p>
              </table:table-cell>
              <table:table-cell office:value-type="float" office:value="0.670001418394367">
                <text:p>0.670001418394367</text:p>
              </table:table-cell>
              <table:table-cell office:value-type="float" office:value="0.0314004880448677">
                <text:p>0.0314004880448677</text:p>
              </table:table-cell>
              <table:table-cell office:value-type="float" office:value="0.666515048056363">
                <text:p>0.666515048056363</text:p>
              </table:table-cell>
              <table:table-cell office:value-type="float" office:value="0.0324770805191073">
                <text:p>0.0324770805191073</text:p>
              </table:table-cell>
              <table:table-cell office:value-type="float" office:value="0.806598630593443">
                <text:p>0.8065986305934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2.2447948772068">
                <text:p>2.2447948772068</text:p>
              </table:table-cell>
              <table:table-cell office:value-type="float" office:value="0.687744057832579">
                <text:p>0.687744057832579</text:p>
              </table:table-cell>
              <table:table-cell office:value-type="float" office:value="0.0324827023611693">
                <text:p>0.0324827023611693</text:p>
              </table:table-cell>
              <table:table-cell office:value-type="float" office:value="0.684238190930288">
                <text:p>0.684238190930288</text:p>
              </table:table-cell>
              <table:table-cell office:value-type="float" office:value="0.0335595874466312">
                <text:p>0.0335595874466312</text:p>
              </table:table-cell>
              <table:table-cell office:value-type="float" office:value="0.806770046460663">
                <text:p>0.8067700464606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2.28298947547718">
                <text:p>2.28298947547718</text:p>
              </table:table-cell>
              <table:table-cell office:value-type="float" office:value="0.705727748259891">
                <text:p>0.705727748259891</text:p>
              </table:table-cell>
              <table:table-cell office:value-type="float" office:value="0.0335644446235239">
                <text:p>0.0335644446235239</text:p>
              </table:table-cell>
              <table:table-cell office:value-type="float" office:value="0.702184926355029">
                <text:p>0.702184926355029</text:p>
              </table:table-cell>
              <table:table-cell office:value-type="float" office:value="0.0345683026850994">
                <text:p>0.0345683026850994</text:p>
              </table:table-cell>
              <table:table-cell office:value-type="float" office:value="0.806943761400505">
                <text:p>0.806943761400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2.3210294911172">
                <text:p>2.3210294911172</text:p>
              </table:table-cell>
              <table:table-cell office:value-type="float" office:value="0.723889914910218">
                <text:p>0.723889914910218</text:p>
              </table:table-cell>
              <table:table-cell office:value-type="float" office:value="0.0343195282924435">
                <text:p>0.0343195282924435</text:p>
              </table:table-cell>
              <table:table-cell office:value-type="float" office:value="0.720335858279172">
                <text:p>0.720335858279172</text:p>
              </table:table-cell>
              <table:table-cell office:value-type="float" office:value="0.0353642613920361">
                <text:p>0.0353642613920361</text:p>
              </table:table-cell>
              <table:table-cell office:value-type="float" office:value="0.807119636142026">
                <text:p>0.807119636142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2.35994841472991">
                <text:p>2.35994841472991</text:p>
              </table:table-cell>
              <table:table-cell office:value-type="float" office:value="0.742334581408785">
                <text:p>0.742334581408785</text:p>
              </table:table-cell>
              <table:table-cell office:value-type="float" office:value="0.0354004898794047">
                <text:p>0.0354004898794047</text:p>
              </table:table-cell>
              <table:table-cell office:value-type="float" office:value="0.738726923715835">
                <text:p>0.738726923715835</text:p>
              </table:table-cell>
              <table:table-cell office:value-type="float" office:value="0.03618830251253">
                <text:p>0.03618830251253</text:p>
              </table:table-cell>
              <table:table-cell office:value-type="float" office:value="0.807297825117833">
                <text:p>0.8072978251178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2.39891062117829">
                <text:p>2.39891062117829</text:p>
              </table:table-cell>
              <table:table-cell office:value-type="float" office:value="0.760961863585074">
                <text:p>0.760961863585074</text:p>
              </table:table-cell>
              <table:table-cell office:value-type="float" office:value="0.0361168590558285">
                <text:p>0.0361168590558285</text:p>
              </table:table-cell>
              <table:table-cell office:value-type="float" office:value="0.757346225276742">
                <text:p>0.757346225276742</text:p>
              </table:table-cell>
              <table:table-cell office:value-type="float" office:value="0.0370070637746839">
                <text:p>0.0370070637746839</text:p>
              </table:table-cell>
              <table:table-cell office:value-type="float" office:value="0.807478317423284">
                <text:p>0.8074783174232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2.43897903477759">
                <text:p>2.43897903477759</text:p>
              </table:table-cell>
              <table:table-cell office:value-type="float" office:value="0.779851706280988">
                <text:p>0.779851706280988</text:p>
              </table:table-cell>
              <table:table-cell office:value-type="float" office:value="0.0370257692961408">
                <text:p>0.0370257692961408</text:p>
              </table:table-cell>
              <table:table-cell office:value-type="float" office:value="0.776247579355812">
                <text:p>0.776247579355812</text:p>
              </table:table-cell>
              <table:table-cell office:value-type="float" office:value="0.0381926748391186">
                <text:p>0.0381926748391186</text:p>
              </table:table-cell>
              <table:table-cell office:value-type="float" office:value="0.807661013112248">
                <text:p>0.807661013112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2.47944633647068">
                <text:p>2.47944633647068</text:p>
              </table:table-cell>
              <table:table-cell office:value-type="float" office:value="0.799006932627723">
                <text:p>0.799006932627723</text:p>
              </table:table-cell>
              <table:table-cell office:value-type="float" office:value="0.0380013519167003">
                <text:p>0.0380013519167003</text:p>
              </table:table-cell>
              <table:table-cell office:value-type="float" office:value="0.795393560955605">
                <text:p>0.795393560955605</text:p>
              </table:table-cell>
              <table:table-cell office:value-type="float" office:value="0.0391980540831619">
                <text:p>0.0391980540831619</text:p>
              </table:table-cell>
              <table:table-cell office:value-type="float" office:value="0.807846144687477">
                <text:p>0.807846144687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2.52050187990432">
                <text:p>2.52050187990432</text:p>
              </table:table-cell>
              <table:table-cell office:value-type="float" office:value="0.818433057151954">
                <text:p>0.818433057151954</text:p>
              </table:table-cell>
              <table:table-cell office:value-type="float" office:value="0.0391935301918179">
                <text:p>0.0391935301918179</text:p>
              </table:table-cell>
              <table:table-cell office:value-type="float" office:value="0.814773373760896">
                <text:p>0.814773373760896</text:p>
              </table:table-cell>
              <table:table-cell office:value-type="float" office:value="0.0400679755064536">
                <text:p>0.0400679755064536</text:p>
              </table:table-cell>
              <table:table-cell office:value-type="float" office:value="0.808033651271614">
                <text:p>0.8080336512716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2.56402026781246">
                <text:p>2.56402026781246</text:p>
              </table:table-cell>
              <table:table-cell office:value-type="float" office:value="0.838201241035008">
                <text:p>0.838201241035008</text:p>
              </table:table-cell>
              <table:table-cell office:value-type="float" office:value="0.0414842569548547">
                <text:p>0.0414842569548547</text:p>
              </table:table-cell>
              <table:table-cell office:value-type="float" office:value="0.834439437765656">
                <text:p>0.834439437765656</text:p>
              </table:table-cell>
              <table:table-cell office:value-type="float" office:value="0.0416717208878517">
                <text:p>0.0416717208878517</text:p>
              </table:table-cell>
              <table:table-cell office:value-type="float" office:value="0.808223319012843">
                <text:p>0.8082233190128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2.60571531791601">
                <text:p>2.60571531791601</text:p>
              </table:table-cell>
              <table:table-cell office:value-type="float" office:value="0.858024379126562">
                <text:p>0.858024379126562</text:p>
              </table:table-cell>
              <table:table-cell office:value-type="float" office:value="0.0424047974987901">
                <text:p>0.0424047974987901</text:p>
              </table:table-cell>
              <table:table-cell office:value-type="float" office:value="0.854250122300628">
                <text:p>0.854250122300628</text:p>
              </table:table-cell>
              <table:table-cell office:value-type="float" office:value="0.0426204996082771">
                <text:p>0.0426204996082771</text:p>
              </table:table-cell>
              <table:table-cell office:value-type="float" office:value="0.808415227317832">
                <text:p>0.808415227317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2.64999515505276">
                <text:p>2.64999515505276</text:p>
              </table:table-cell>
              <table:table-cell office:value-type="float" office:value="0.878193869199479">
                <text:p>0.878193869199479</text:p>
              </table:table-cell>
              <table:table-cell office:value-type="float" office:value="0.0441153447515024">
                <text:p>0.0441153447515024</text:p>
              </table:table-cell>
              <table:table-cell office:value-type="float" office:value="0.874425972440931">
                <text:p>0.874425972440931</text:p>
              </table:table-cell>
              <table:table-cell office:value-type="float" office:value="0.0446503517625546">
                <text:p>0.0446503517625546</text:p>
              </table:table-cell>
              <table:table-cell office:value-type="float" office:value="0.808609324893374">
                <text:p>0.808609324893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2.69252803901131">
                <text:p>2.69252803901131</text:p>
              </table:table-cell>
              <table:table-cell office:value-type="float" office:value="0.898459936352737">
                <text:p>0.898459936352737</text:p>
              </table:table-cell>
              <table:table-cell office:value-type="float" office:value="0.0445776689759894">
                <text:p>0.0445776689759894</text:p>
              </table:table-cell>
              <table:table-cell office:value-type="float" office:value="0.894753646351912">
                <text:p>0.894753646351912</text:p>
              </table:table-cell>
              <table:table-cell office:value-type="float" office:value="0.0459307383033632">
                <text:p>0.0459307383033632</text:p>
              </table:table-cell>
              <table:table-cell office:value-type="float" office:value="0.808805757003685">
                <text:p>0.8088057570036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2.7360065034729">
                <text:p>2.7360065034729</text:p>
              </table:table-cell>
              <table:table-cell office:value-type="float" office:value="0.919097455596937">
                <text:p>0.919097455596937</text:p>
              </table:table-cell>
              <table:table-cell office:value-type="float" office:value="0.0461904851473443">
                <text:p>0.0461904851473443</text:p>
              </table:table-cell>
              <table:table-cell office:value-type="float" office:value="0.915225655068945">
                <text:p>0.915225655068945</text:p>
              </table:table-cell>
              <table:table-cell office:value-type="float" office:value="0.0464881772294128">
                <text:p>0.0464881772294128</text:p>
              </table:table-cell>
              <table:table-cell office:value-type="float" office:value="0.809004438411134">
                <text:p>0.809004438411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2.77966819412536">
                <text:p>2.77966819412536</text:p>
              </table:table-cell>
              <table:table-cell office:value-type="float" office:value="0.939841801511011">
                <text:p>0.939841801511011</text:p>
              </table:table-cell>
              <table:table-cell office:value-type="float" office:value="0.0467489265081304">
                <text:p>0.0467489265081304</text:p>
              </table:table-cell>
              <table:table-cell office:value-type="float" office:value="0.936030416506667">
                <text:p>0.936030416506667</text:p>
              </table:table-cell>
              <table:table-cell office:value-type="float" office:value="0.0478413740327224">
                <text:p>0.0478413740327224</text:p>
              </table:table-cell>
              <table:table-cell office:value-type="float" office:value="0.809205383537387">
                <text:p>0.809205383537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2.82393307602778">
                <text:p>2.82393307602778</text:p>
              </table:table-cell>
              <table:table-cell office:value-type="float" office:value="0.960872815813158">
                <text:p>0.960872815813158</text:p>
              </table:table-cell>
              <table:table-cell office:value-type="float" office:value="0.0476500770582947">
                <text:p>0.0476500770582947</text:p>
              </table:table-cell>
              <table:table-cell office:value-type="float" office:value="0.957043750691076">
                <text:p>0.957043750691076</text:p>
              </table:table-cell>
              <table:table-cell office:value-type="float" office:value="0.04895749413572">
                <text:p>0.04895749413572</text:p>
              </table:table-cell>
              <table:table-cell office:value-type="float" office:value="0.809408643567698">
                <text:p>0.8094086435676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2.86797823709668">
                <text:p>2.86797823709668</text:p>
              </table:table-cell>
              <table:table-cell office:value-type="float" office:value="0.982073115654525">
                <text:p>0.982073115654525</text:p>
              </table:table-cell>
              <table:table-cell office:value-type="float" office:value="0.0480957732541021">
                <text:p>0.0480957732541021</text:p>
              </table:table-cell>
              <table:table-cell office:value-type="float" office:value="0.978275153527766">
                <text:p>0.978275153527766</text:p>
              </table:table-cell>
              <table:table-cell office:value-type="float" office:value="0.0499196722989557">
                <text:p>0.0499196722989557</text:p>
              </table:table-cell>
              <table:table-cell office:value-type="float" office:value="0.809614230298488">
                <text:p>0.809614230298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2.91242436157657">
                <text:p>2.91242436157657</text:p>
              </table:table-cell>
              <table:table-cell office:value-type="float" office:value="1.0035339331585">
                <text:p>1.0035339331585</text:p>
              </table:table-cell>
              <table:table-cell office:value-type="float" office:value="0.0486495521970561">
                <text:p>0.0486495521970561</text:p>
              </table:table-cell>
              <table:table-cell office:value-type="float" office:value="0.999721470077314">
                <text:p>0.999721470077314</text:p>
              </table:table-cell>
              <table:table-cell office:value-type="float" office:value="0.0506969793043808">
                <text:p>0.0506969793043808</text:p>
              </table:table-cell>
              <table:table-cell office:value-type="float" office:value="0.809822134768756">
                <text:p>0.8098221347687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2.95870681476359">
                <text:p>2.95870681476359</text:p>
              </table:table-cell>
              <table:table-cell office:value-type="float" office:value="1.02533433729958">
                <text:p>1.02533433729958</text:p>
              </table:table-cell>
              <table:table-cell office:value-type="float" office:value="0.0500761999546289">
                <text:p>0.0500761999546289</text:p>
              </table:table-cell>
              <table:table-cell office:value-type="float" office:value="1.02144947456535">
                <text:p>1.02144947456535</text:p>
              </table:table-cell>
              <table:table-cell office:value-type="float" office:value="0.0518143711518136">
                <text:p>0.0518143711518136</text:p>
              </table:table-cell>
              <table:table-cell office:value-type="float" office:value="0.810032367421267">
                <text:p>0.8100323674212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3.00524163617142">
                <text:p>3.00524163617142</text:p>
              </table:table-cell>
              <table:table-cell office:value-type="float" office:value="1.04730899637476">
                <text:p>1.04730899637476</text:p>
              </table:table-cell>
              <table:table-cell office:value-type="float" office:value="0.0510073207994467">
                <text:p>0.0510073207994467</text:p>
              </table:table-cell>
              <table:table-cell office:value-type="float" office:value="1.04344906837382">
                <text:p>1.04344906837382</text:p>
              </table:table-cell>
              <table:table-cell office:value-type="float" office:value="0.0532311184123796">
                <text:p>0.0532311184123796</text:p>
              </table:table-cell>
              <table:table-cell office:value-type="float" office:value="0.810244840118284">
                <text:p>0.810244840118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3.0517327450877">
                <text:p>3.0517327450877</text:p>
              </table:table-cell>
              <table:table-cell office:value-type="float" office:value="1.06957560262054">
                <text:p>1.06957560262054</text:p>
              </table:table-cell>
              <table:table-cell office:value-type="float" office:value="0.0524762444461718">
                <text:p>0.0524762444461718</text:p>
              </table:table-cell>
              <table:table-cell office:value-type="float" office:value="1.06556353133046">
                <text:p>1.06556353133046</text:p>
              </table:table-cell>
              <table:table-cell office:value-type="float" office:value="0.0536574236989239">
                <text:p>0.0536574236989239</text:p>
              </table:table-cell>
              <table:table-cell office:value-type="float" office:value="0.810459650961701">
                <text:p>0.810459650961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3.10076295586324">
                <text:p>3.10076295586324</text:p>
              </table:table-cell>
              <table:table-cell office:value-type="float" office:value="1.09224142627707">
                <text:p>1.09224142627707</text:p>
              </table:table-cell>
              <table:table-cell office:value-type="float" office:value="0.0553698819863092">
                <text:p>0.0553698819863092</text:p>
              </table:table-cell>
              <table:table-cell office:value-type="float" office:value="1.08796274930827">
                <text:p>1.08796274930827</text:p>
              </table:table-cell>
              <table:table-cell office:value-type="float" office:value="0.0545117670400291">
                <text:p>0.0545117670400291</text:p>
              </table:table-cell>
              <table:table-cell office:value-type="float" office:value="0.810676877530693">
                <text:p>0.810676877530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3.14909731324344">
                <text:p>3.14909731324344</text:p>
              </table:table-cell>
              <table:table-cell office:value-type="float" office:value="1.11497194750588">
                <text:p>1.11497194750588</text:p>
              </table:table-cell>
              <table:table-cell office:value-type="float" office:value="0.0567421744729512">
                <text:p>0.0567421744729512</text:p>
              </table:table-cell>
              <table:table-cell office:value-type="float" office:value="1.11065520613296">
                <text:p>1.11065520613296</text:p>
              </table:table-cell>
              <table:table-cell office:value-type="float" office:value="0.0558313634938372">
                <text:p>0.0558313634938372</text:p>
              </table:table-cell>
              <table:table-cell office:value-type="float" office:value="0.810896329385603">
                <text:p>0.8108963293856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3.19860094463153">
                <text:p>3.19860094463153</text:p>
              </table:table-cell>
              <table:table-cell office:value-type="float" office:value="1.13795612343271">
                <text:p>1.13795612343271</text:p>
              </table:table-cell>
              <table:table-cell office:value-type="float" office:value="0.0582273950332893">
                <text:p>0.0582273950332893</text:p>
              </table:table-cell>
              <table:table-cell office:value-type="float" office:value="1.13364463038197">
                <text:p>1.13364463038197</text:p>
              </table:table-cell>
              <table:table-cell office:value-type="float" office:value="0.0576545900337672">
                <text:p>0.0576545900337672</text:p>
              </table:table-cell>
              <table:table-cell office:value-type="float" office:value="0.811117913653712">
                <text:p>0.811117913653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3.25030283588153">
                <text:p>3.25030283588153</text:p>
              </table:table-cell>
              <table:table-cell office:value-type="float" office:value="1.16130793532685">
                <text:p>1.16130793532685</text:p>
              </table:table-cell>
              <table:table-cell office:value-type="float" office:value="0.0608300167552387">
                <text:p>0.0608300167552387</text:p>
              </table:table-cell>
              <table:table-cell office:value-type="float" office:value="1.15692411481125">
                <text:p>1.15692411481125</text:p>
              </table:table-cell>
              <table:table-cell office:value-type="float" office:value="0.0598986044449198">
                <text:p>0.0598986044449198</text:p>
              </table:table-cell>
              <table:table-cell office:value-type="float" office:value="0.811341872412141">
                <text:p>0.811341872412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3.30184880043533">
                <text:p>3.30184880043533</text:p>
              </table:table-cell>
              <table:table-cell office:value-type="float" office:value="1.18482352606543">
                <text:p>1.18482352606543</text:p>
              </table:table-cell>
              <table:table-cell office:value-type="float" office:value="0.0628236208320237">
                <text:p>0.0628236208320237</text:p>
              </table:table-cell>
              <table:table-cell office:value-type="float" office:value="1.18044725912371">
                <text:p>1.18044725912371</text:p>
              </table:table-cell>
              <table:table-cell office:value-type="float" office:value="0.0621861415343621">
                <text:p>0.0621861415343621</text:p>
              </table:table-cell>
              <table:table-cell office:value-type="float" office:value="0.811567960795433">
                <text:p>0.811567960795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05cm" svg:height="22.253cm" xlink:href=".." xlink:type="simple" chart:class="chart:scatter" chart:style-name="ch1">
        <chart:title svg:x="13.711cm" svg:y="0.581cm" chart:style-name="ch2">
          <text:p>GaN Losses</text:p>
        </chart:title>
        <chart:legend chart:legend-position="end" svg:x="25.24cm" svg:y="10.329cm" style:legend-expansion="high" chart:style-name="ch3"/>
        <chart:plot-area chart:style-name="ch4" table:cell-range-address="results_summary.A1:results_summary.A99 results_summary.L1:results_summary.N99" chart:data-source-has-labels="row" svg:x="1.612cm" svg:y="1.805cm" svg:width="23.027cm" svg:height="19.022cm">
          <chart:coordinate-region svg:x="2.233cm" svg:y="2.004cm" svg:width="22.406cm" svg:height="17.769cm"/>
          <chart:axis chart:dimension="x" chart:name="primary-x" chart:style-name="ch5">
            <chart:title svg:x="12.42cm" svg:y="21.272cm" chart:style-name="ch6">
              <text:p>Load (W)</text:p>
            </chart:title>
            <chart:grid chart:style-name="ch7" chart:class="major"/>
          </chart:axis>
          <chart:axis chart:dimension="y" chart:name="primary-y" chart:style-name="ch8">
            <chart:title svg:x="0.451cm" svg:y="11.955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L2:results_summary.L99" chart:label-cell-address="results_summary.L1:results_summary.L1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M2:results_summary.M99" chart:label-cell-address="results_summary.M1:results_summary.M1" chart:class="chart:scatter">
            <chart:data-point chart:repeated="98"/>
          </chart:series>
          <chart:series chart:style-name="ch12" chart:values-cell-range-address="results_summary.N2:results_summary.N99" chart:label-cell-address="results_summary.N1:results_summary.N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aN_total_losses</text:p>
                <draw:g>
                  <svg:desc>results_summary.L1:results_summary.L1</svg:desc>
                </draw:g>
              </table:table-cell>
              <table:table-cell office:value-type="string">
                <text:p>GaN_switching_losses</text:p>
                <draw:g>
                  <svg:desc>results_summary.M1:results_summary.M1</svg:desc>
                </draw:g>
              </table:table-cell>
              <table:table-cell office:value-type="string">
                <text:p>GaN_ohmic_losses</text:p>
                <draw:g>
                  <svg:desc>results_summary.N1:results_summary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0.939675804605144">
                <text:p>0.939675804605144</text:p>
                <draw:g>
                  <svg:desc>results_summary.L2:results_summary.L99</svg:desc>
                </draw:g>
              </table:table-cell>
              <table:table-cell office:value-type="float" office:value="0.887672098003684">
                <text:p>0.887672098003684</text:p>
                <draw:g>
                  <svg:desc>results_summary.M2:results_summary.M99</svg:desc>
                </draw:g>
              </table:table-cell>
              <table:table-cell office:value-type="float" office:value="0.052003706603857">
                <text:p>0.052003706603857</text:p>
                <draw:g>
                  <svg:desc>results_summary.N2:results_summary.N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83374440869263">
                <text:p>0.983374440869263</text:p>
              </table:table-cell>
              <table:table-cell office:value-type="float" office:value="0.929838719912268">
                <text:p>0.929838719912268</text:p>
              </table:table-cell>
              <table:table-cell office:value-type="float" office:value="0.0535357209561351">
                <text:p>0.0535357209561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10200390695922">
                <text:p>1.10200390695922</text:p>
              </table:table-cell>
              <table:table-cell office:value-type="float" office:value="1.04592406555107">
                <text:p>1.04592406555107</text:p>
              </table:table-cell>
              <table:table-cell office:value-type="float" office:value="0.0560798414100656">
                <text:p>0.0560798414100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96487670472708">
                <text:p>1.96487670472708</text:p>
              </table:table-cell>
              <table:table-cell office:value-type="float" office:value="1.89497282633162">
                <text:p>1.89497282633162</text:p>
              </table:table-cell>
              <table:table-cell office:value-type="float" office:value="0.0699038783945169">
                <text:p>0.0699038783945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2.32591734276969">
                <text:p>2.32591734276969</text:p>
              </table:table-cell>
              <table:table-cell office:value-type="float" office:value="2.24938907124025">
                <text:p>2.24938907124025</text:p>
              </table:table-cell>
              <table:table-cell office:value-type="float" office:value="0.0765282715323861">
                <text:p>0.0765282715323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2.85302394564309">
                <text:p>2.85302394564309</text:p>
              </table:table-cell>
              <table:table-cell office:value-type="float" office:value="2.76852531000309">
                <text:p>2.76852531000309</text:p>
              </table:table-cell>
              <table:table-cell office:value-type="float" office:value="0.0844986356446748">
                <text:p>0.0844986356446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4.21518977082887">
                <text:p>4.21518977082887</text:p>
              </table:table-cell>
              <table:table-cell office:value-type="float" office:value="4.12042707508335">
                <text:p>4.12042707508335</text:p>
              </table:table-cell>
              <table:table-cell office:value-type="float" office:value="0.0947626957468782">
                <text:p>0.0947626957468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.26818547841659">
                <text:p>5.26818547841659</text:p>
              </table:table-cell>
              <table:table-cell office:value-type="float" office:value="5.16230128316466">
                <text:p>5.16230128316466</text:p>
              </table:table-cell>
              <table:table-cell office:value-type="float" office:value="0.105884195249938">
                <text:p>0.10588419524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5.54859696744599">
                <text:p>5.54859696744599</text:p>
              </table:table-cell>
              <table:table-cell office:value-type="float" office:value="5.43021897808823">
                <text:p>5.43021897808823</text:p>
              </table:table-cell>
              <table:table-cell office:value-type="float" office:value="0.118377989358275">
                <text:p>0.118377989358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5.91250026852177">
                <text:p>5.91250026852177</text:p>
              </table:table-cell>
              <table:table-cell office:value-type="float" office:value="5.78027775728431">
                <text:p>5.78027775728431</text:p>
              </table:table-cell>
              <table:table-cell office:value-type="float" office:value="0.132222511227489">
                <text:p>0.132222511227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6.35341579815707">
                <text:p>6.35341579815707</text:p>
              </table:table-cell>
              <table:table-cell office:value-type="float" office:value="6.20649582853655">
                <text:p>6.20649582853655</text:p>
              </table:table-cell>
              <table:table-cell office:value-type="float" office:value="0.146919969602455">
                <text:p>0.146919969602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6.82540848263394">
                <text:p>6.82540848263394</text:p>
              </table:table-cell>
              <table:table-cell office:value-type="float" office:value="6.66279621179975">
                <text:p>6.66279621179975</text:p>
              </table:table-cell>
              <table:table-cell office:value-type="float" office:value="0.162612270832454">
                <text:p>0.162612270832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7.19850464636875">
                <text:p>7.19850464636875</text:p>
              </table:table-cell>
              <table:table-cell office:value-type="float" office:value="7.01896179946955">
                <text:p>7.01896179946955</text:p>
              </table:table-cell>
              <table:table-cell office:value-type="float" office:value="0.179542846898419">
                <text:p>0.179542846898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7.48708262480151">
                <text:p>7.48708262480151</text:p>
              </table:table-cell>
              <table:table-cell office:value-type="float" office:value="7.28966417833482">
                <text:p>7.28966417833482</text:p>
              </table:table-cell>
              <table:table-cell office:value-type="float" office:value="0.197418446454982">
                <text:p>0.197418446454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7.68321301174122">
                <text:p>7.68321301174122</text:p>
              </table:table-cell>
              <table:table-cell office:value-type="float" office:value="7.46690258265094">
                <text:p>7.46690258265094</text:p>
              </table:table-cell>
              <table:table-cell office:value-type="float" office:value="0.216310429084886">
                <text:p>0.2163104290848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7.84530600046158">
                <text:p>7.84530600046158</text:p>
              </table:table-cell>
              <table:table-cell office:value-type="float" office:value="7.60914072410787">
                <text:p>7.60914072410787</text:p>
              </table:table-cell>
              <table:table-cell office:value-type="float" office:value="0.23616527637208">
                <text:p>0.23616527637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7.97202889942444">
                <text:p>7.97202889942444</text:p>
              </table:table-cell>
              <table:table-cell office:value-type="float" office:value="7.71503568968346">
                <text:p>7.71503568968346</text:p>
              </table:table-cell>
              <table:table-cell office:value-type="float" office:value="0.256993209740143">
                <text:p>0.256993209740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.09904290446588">
                <text:p>8.09904290446588</text:p>
              </table:table-cell>
              <table:table-cell office:value-type="float" office:value="7.82024573943164">
                <text:p>7.82024573943164</text:p>
              </table:table-cell>
              <table:table-cell office:value-type="float" office:value="0.278797165020507">
                <text:p>0.278797165020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8.22669166086271">
                <text:p>8.22669166086271</text:p>
              </table:table-cell>
              <table:table-cell office:value-type="float" office:value="7.92517949193282">
                <text:p>7.92517949193282</text:p>
              </table:table-cell>
              <table:table-cell office:value-type="float" office:value="0.301512168950047">
                <text:p>0.301512168950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8.35436927707559">
                <text:p>8.35436927707559</text:p>
              </table:table-cell>
              <table:table-cell office:value-type="float" office:value="8.02919450167731">
                <text:p>8.02919450167731</text:p>
              </table:table-cell>
              <table:table-cell office:value-type="float" office:value="0.325174775375593">
                <text:p>0.325174775375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8.48234060546777">
                <text:p>8.48234060546777</text:p>
              </table:table-cell>
              <table:table-cell office:value-type="float" office:value="8.13256848570343">
                <text:p>8.13256848570343</text:p>
              </table:table-cell>
              <table:table-cell office:value-type="float" office:value="0.349772119775722">
                <text:p>0.349772119775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8.61073421493178">
                <text:p>8.61073421493178</text:p>
              </table:table-cell>
              <table:table-cell office:value-type="float" office:value="8.23545430665536">
                <text:p>8.23545430665536</text:p>
              </table:table-cell>
              <table:table-cell office:value-type="float" office:value="0.375279908285451">
                <text:p>0.375279908285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8.73891751486216">
                <text:p>8.73891751486216</text:p>
              </table:table-cell>
              <table:table-cell office:value-type="float" office:value="8.33721715622902">
                <text:p>8.33721715622902</text:p>
              </table:table-cell>
              <table:table-cell office:value-type="float" office:value="0.401700358620472">
                <text:p>0.4017003586204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8.86750078148868">
                <text:p>8.86750078148868</text:p>
              </table:table-cell>
              <table:table-cell office:value-type="float" office:value="8.43846717731763">
                <text:p>8.43846717731763</text:p>
              </table:table-cell>
              <table:table-cell office:value-type="float" office:value="0.429033604158407">
                <text:p>0.429033604158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8.99796885321045">
                <text:p>8.99796885321045</text:p>
              </table:table-cell>
              <table:table-cell office:value-type="float" office:value="8.54069152714392">
                <text:p>8.54069152714392</text:p>
              </table:table-cell>
              <table:table-cell office:value-type="float" office:value="0.457277326078124">
                <text:p>0.457277326078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9.12961588867622">
                <text:p>9.12961588867622</text:p>
              </table:table-cell>
              <table:table-cell office:value-type="float" office:value="8.6431601444067">
                <text:p>8.6431601444067</text:p>
              </table:table-cell>
              <table:table-cell office:value-type="float" office:value="0.486455744253384">
                <text:p>0.486455744253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9.26174603121999">
                <text:p>9.26174603121999</text:p>
              </table:table-cell>
              <table:table-cell office:value-type="float" office:value="8.74516939334105">
                <text:p>8.74516939334105</text:p>
              </table:table-cell>
              <table:table-cell office:value-type="float" office:value="0.516576637866718">
                <text:p>0.516576637866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9.39422041167887">
                <text:p>9.39422041167887</text:p>
              </table:table-cell>
              <table:table-cell office:value-type="float" office:value="8.84659009839163">
                <text:p>8.84659009839163</text:p>
              </table:table-cell>
              <table:table-cell office:value-type="float" office:value="0.547630313302713">
                <text:p>0.547630313302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9.52748573221236">
                <text:p>9.52748573221236</text:p>
              </table:table-cell>
              <table:table-cell office:value-type="float" office:value="8.94787232766952">
                <text:p>8.94787232766952</text:p>
              </table:table-cell>
              <table:table-cell office:value-type="float" office:value="0.579613404531351">
                <text:p>0.579613404531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9.66386236793922">
                <text:p>9.66386236793922</text:p>
              </table:table-cell>
              <table:table-cell office:value-type="float" office:value="9.05129953896001">
                <text:p>9.05129953896001</text:p>
              </table:table-cell>
              <table:table-cell office:value-type="float" office:value="0.612562828997038">
                <text:p>0.612562828997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9.8009519018659">
                <text:p>9.8009519018659</text:p>
              </table:table-cell>
              <table:table-cell office:value-type="float" office:value="9.1545004414454">
                <text:p>9.1545004414454</text:p>
              </table:table-cell>
              <table:table-cell office:value-type="float" office:value="0.646451460414712">
                <text:p>0.646451460414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9.94000169127406">
                <text:p>9.94000169127406</text:p>
              </table:table-cell>
              <table:table-cell office:value-type="float" office:value="9.25873404915556">
                <text:p>9.25873404915556</text:p>
              </table:table-cell>
              <table:table-cell office:value-type="float" office:value="0.681267642130934">
                <text:p>0.681267642130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0.079915605421">
                <text:p>10.079915605421</text:p>
              </table:table-cell>
              <table:table-cell office:value-type="float" office:value="9.36285729230963">
                <text:p>9.36285729230963</text:p>
              </table:table-cell>
              <table:table-cell office:value-type="float" office:value="0.717058313102187">
                <text:p>0.717058313102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0.2197662846371">
                <text:p>10.2197662846371</text:p>
              </table:table-cell>
              <table:table-cell office:value-type="float" office:value="9.46599145047106">
                <text:p>9.46599145047106</text:p>
              </table:table-cell>
              <table:table-cell office:value-type="float" office:value="0.753774834172756">
                <text:p>0.7537748341727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0.3611754422159">
                <text:p>10.3611754422159</text:p>
              </table:table-cell>
              <table:table-cell office:value-type="float" office:value="9.56975114496774">
                <text:p>9.56975114496774</text:p>
              </table:table-cell>
              <table:table-cell office:value-type="float" office:value="0.791424297251017">
                <text:p>0.791424297251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0.5026924718404">
                <text:p>10.5026924718404</text:p>
              </table:table-cell>
              <table:table-cell office:value-type="float" office:value="9.67267102457217">
                <text:p>9.67267102457217</text:p>
              </table:table-cell>
              <table:table-cell office:value-type="float" office:value="0.830021447267407">
                <text:p>0.830021447267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0.6458907414617">
                <text:p>10.6458907414617</text:p>
              </table:table-cell>
              <table:table-cell office:value-type="float" office:value="9.77634410880919">
                <text:p>9.77634410880919</text:p>
              </table:table-cell>
              <table:table-cell office:value-type="float" office:value="0.86954663267296">
                <text:p>0.86954663267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0.7899236828835">
                <text:p>10.7899236828835</text:p>
              </table:table-cell>
              <table:table-cell office:value-type="float" office:value="9.87992667683913">
                <text:p>9.87992667683913</text:p>
              </table:table-cell>
              <table:table-cell office:value-type="float" office:value="0.909997006012645">
                <text:p>0.909997006012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0.9349073451946">
                <text:p>10.9349073451946</text:p>
              </table:table-cell>
              <table:table-cell office:value-type="float" office:value="9.98352602953073">
                <text:p>9.98352602953073</text:p>
              </table:table-cell>
              <table:table-cell office:value-type="float" office:value="0.951381315661337">
                <text:p>0.951381315661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1.0811740944028">
                <text:p>11.0811740944028</text:p>
              </table:table-cell>
              <table:table-cell office:value-type="float" office:value="10.0874849296941">
                <text:p>10.0874849296941</text:p>
              </table:table-cell>
              <table:table-cell office:value-type="float" office:value="0.993689164727128">
                <text:p>0.993689164727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1.2288849788985">
                <text:p>11.2288849788985</text:p>
              </table:table-cell>
              <table:table-cell office:value-type="float" office:value="10.1919678569961">
                <text:p>10.1919678569961</text:p>
              </table:table-cell>
              <table:table-cell office:value-type="float" office:value="1.03691712189748">
                <text:p>1.03691712189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1.3785544506369">
                <text:p>11.3785544506369</text:p>
              </table:table-cell>
              <table:table-cell office:value-type="float" office:value="10.2975560143067">
                <text:p>10.2975560143067</text:p>
              </table:table-cell>
              <table:table-cell office:value-type="float" office:value="1.08099843632796">
                <text:p>1.08099843632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11.5302183307601">
                <text:p>11.5302183307601</text:p>
              </table:table-cell>
              <table:table-cell office:value-type="float" office:value="10.4042349519007">
                <text:p>10.4042349519007</text:p>
              </table:table-cell>
              <table:table-cell office:value-type="float" office:value="1.12598337886019">
                <text:p>1.1259833788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11.6822310772154">
                <text:p>11.6822310772154</text:p>
              </table:table-cell>
              <table:table-cell office:value-type="float" office:value="10.5103302430354">
                <text:p>10.5103302430354</text:p>
              </table:table-cell>
              <table:table-cell office:value-type="float" office:value="1.17190083417525">
                <text:p>1.17190083417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11.8349642926936">
                <text:p>11.8349642926936</text:p>
              </table:table-cell>
              <table:table-cell office:value-type="float" office:value="10.6162005660674">
                <text:p>10.6162005660674</text:p>
              </table:table-cell>
              <table:table-cell office:value-type="float" office:value="1.21876372660913">
                <text:p>1.21876372660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11.9982060785964">
                <text:p>11.9982060785964</text:p>
              </table:table-cell>
              <table:table-cell office:value-type="float" office:value="10.731580924327">
                <text:p>10.731580924327</text:p>
              </table:table-cell>
              <table:table-cell office:value-type="float" office:value="1.2666251542901">
                <text:p>1.2666251542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12.1481546909441">
                <text:p>12.1481546909441</text:p>
              </table:table-cell>
              <table:table-cell office:value-type="float" office:value="10.8328434019502">
                <text:p>10.8328434019502</text:p>
              </table:table-cell>
              <table:table-cell office:value-type="float" office:value="1.31531128900465">
                <text:p>1.31531128900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12.2973185445675">
                <text:p>12.2973185445675</text:p>
              </table:table-cell>
              <table:table-cell office:value-type="float" office:value="10.9323678259428">
                <text:p>10.9323678259428</text:p>
              </table:table-cell>
              <table:table-cell office:value-type="float" office:value="1.36495071864221">
                <text:p>1.36495071864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12.4494487162743">
                <text:p>12.4494487162743</text:p>
              </table:table-cell>
              <table:table-cell office:value-type="float" office:value="11.0338436435774">
                <text:p>11.0338436435774</text:p>
              </table:table-cell>
              <table:table-cell office:value-type="float" office:value="1.41560507271506">
                <text:p>1.41560507271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12.6032740757961">
                <text:p>12.6032740757961</text:p>
              </table:table-cell>
              <table:table-cell office:value-type="float" office:value="11.1360802635874">
                <text:p>11.1360802635874</text:p>
              </table:table-cell>
              <table:table-cell office:value-type="float" office:value="1.46719381220378">
                <text:p>1.46719381220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12.7602248136329">
                <text:p>12.7602248136329</text:p>
              </table:table-cell>
              <table:table-cell office:value-type="float" office:value="11.2404804181728">
                <text:p>11.2404804181728</text:p>
              </table:table-cell>
              <table:table-cell office:value-type="float" office:value="1.51974439547458">
                <text:p>1.51974439547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12.9204692268171">
                <text:p>12.9204692268171</text:p>
              </table:table-cell>
              <table:table-cell office:value-type="float" office:value="11.3472426422849">
                <text:p>11.3472426422849</text:p>
              </table:table-cell>
              <table:table-cell office:value-type="float" office:value="1.57322658453826">
                <text:p>1.57322658453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13.0920312672805">
                <text:p>13.0920312672805</text:p>
              </table:table-cell>
              <table:table-cell office:value-type="float" office:value="11.4643178916725">
                <text:p>11.4643178916725</text:p>
              </table:table-cell>
              <table:table-cell office:value-type="float" office:value="1.62771337561519">
                <text:p>1.62771337561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13.2537119960953">
                <text:p>13.2537119960953</text:p>
              </table:table-cell>
              <table:table-cell office:value-type="float" office:value="11.5706479469454">
                <text:p>11.5706479469454</text:p>
              </table:table-cell>
              <table:table-cell office:value-type="float" office:value="1.68306404912589">
                <text:p>1.68306404912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13.4145978304431">
                <text:p>13.4145978304431</text:p>
              </table:table-cell>
              <table:table-cell office:value-type="float" office:value="11.6752512220245">
                <text:p>11.6752512220245</text:p>
              </table:table-cell>
              <table:table-cell office:value-type="float" office:value="1.73934660841648">
                <text:p>1.73934660841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13.575961018035">
                <text:p>13.575961018035</text:p>
              </table:table-cell>
              <table:table-cell office:value-type="float" office:value="11.7793714311862">
                <text:p>11.7793714311862</text:p>
              </table:table-cell>
              <table:table-cell office:value-type="float" office:value="1.79658958684622">
                <text:p>1.79658958684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13.7359503346526">
                <text:p>13.7359503346526</text:p>
              </table:table-cell>
              <table:table-cell office:value-type="float" office:value="11.8811694463132">
                <text:p>11.8811694463132</text:p>
              </table:table-cell>
              <table:table-cell office:value-type="float" office:value="1.85478088833069">
                <text:p>1.85478088833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13.8977668325969">
                <text:p>13.8977668325969</text:p>
              </table:table-cell>
              <table:table-cell office:value-type="float" office:value="11.9838587819621">
                <text:p>11.9838587819621</text:p>
              </table:table-cell>
              <table:table-cell office:value-type="float" office:value="1.91390805067031">
                <text:p>1.91390805067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14.060606085503">
                <text:p>14.060606085503</text:p>
              </table:table-cell>
              <table:table-cell office:value-type="float" office:value="12.0865790388813">
                <text:p>12.0865790388813</text:p>
              </table:table-cell>
              <table:table-cell office:value-type="float" office:value="1.97402704659879">
                <text:p>1.97402704659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14.2251035313109">
                <text:p>14.2251035313109</text:p>
              </table:table-cell>
              <table:table-cell office:value-type="float" office:value="12.1900252247267">
                <text:p>12.1900252247267</text:p>
              </table:table-cell>
              <table:table-cell office:value-type="float" office:value="2.03507830658705">
                <text:p>2.03507830658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14.3905059613411">
                <text:p>14.3905059613411</text:p>
              </table:table-cell>
              <table:table-cell office:value-type="float" office:value="12.2934442295993">
                <text:p>12.2934442295993</text:p>
              </table:table-cell>
              <table:table-cell office:value-type="float" office:value="2.09706173177413">
                <text:p>2.09706173177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14.5575129655576">
                <text:p>14.5575129655576</text:p>
              </table:table-cell>
              <table:table-cell office:value-type="float" office:value="12.3974955021727">
                <text:p>12.3974955021727</text:p>
              </table:table-cell>
              <table:table-cell office:value-type="float" office:value="2.16001746341107">
                <text:p>2.16001746341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14.7254103302779">
                <text:p>14.7254103302779</text:p>
              </table:table-cell>
              <table:table-cell office:value-type="float" office:value="12.5015135098814">
                <text:p>12.5015135098814</text:p>
              </table:table-cell>
              <table:table-cell office:value-type="float" office:value="2.22389682040996">
                <text:p>2.22389682040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14.9088350395016">
                <text:p>14.9088350395016</text:p>
              </table:table-cell>
              <table:table-cell office:value-type="float" office:value="12.620059167269">
                <text:p>12.620059167269</text:p>
              </table:table-cell>
              <table:table-cell office:value-type="float" office:value="2.28877587223982">
                <text:p>2.28877587223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15.0591837252243">
                <text:p>15.0591837252243</text:p>
              </table:table-cell>
              <table:table-cell office:value-type="float" office:value="12.7261917160828">
                <text:p>12.7261917160828</text:p>
              </table:table-cell>
              <table:table-cell office:value-type="float" office:value="2.33299200918899">
                <text:p>2.332992009188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15.2291957688252">
                <text:p>15.2291957688252</text:p>
              </table:table-cell>
              <table:table-cell office:value-type="float" office:value="12.8302775815387">
                <text:p>12.8302775815387</text:p>
              </table:table-cell>
              <table:table-cell office:value-type="float" office:value="2.39891818733224">
                <text:p>2.398918187332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15.3993116871653">
                <text:p>15.3993116871653</text:p>
              </table:table-cell>
              <table:table-cell office:value-type="float" office:value="12.9335101458255">
                <text:p>12.9335101458255</text:p>
              </table:table-cell>
              <table:table-cell office:value-type="float" office:value="2.465801541342">
                <text:p>2.465801541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15.5714490091551">
                <text:p>15.5714490091551</text:p>
              </table:table-cell>
              <table:table-cell office:value-type="float" office:value="13.0378234850457">
                <text:p>13.0378234850457</text:p>
              </table:table-cell>
              <table:table-cell office:value-type="float" office:value="2.53362552409028">
                <text:p>2.53362552409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15.7442095387822">
                <text:p>15.7442095387822</text:p>
              </table:table-cell>
              <table:table-cell office:value-type="float" office:value="13.1418586966976">
                <text:p>13.1418586966976</text:p>
              </table:table-cell>
              <table:table-cell office:value-type="float" office:value="2.60235084210422">
                <text:p>2.60235084210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15.9173366580933">
                <text:p>15.9173366580933</text:p>
              </table:table-cell>
              <table:table-cell office:value-type="float" office:value="13.2453311978915">
                <text:p>13.2453311978915</text:p>
              </table:table-cell>
              <table:table-cell office:value-type="float" office:value="2.67200546019611">
                <text:p>2.672005460196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16.090914462797">
                <text:p>16.090914462797</text:p>
              </table:table-cell>
              <table:table-cell office:value-type="float" office:value="13.3483144252957">
                <text:p>13.3483144252957</text:p>
              </table:table-cell>
              <table:table-cell office:value-type="float" office:value="2.74260003753575">
                <text:p>2.74260003753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16.2658610934014">
                <text:p>16.2658610934014</text:p>
              </table:table-cell>
              <table:table-cell office:value-type="float" office:value="13.4517197711091">
                <text:p>13.4517197711091</text:p>
              </table:table-cell>
              <table:table-cell office:value-type="float" office:value="2.81414132230768">
                <text:p>2.814141322307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16.4424521970873">
                <text:p>16.4424521970873</text:p>
              </table:table-cell>
              <table:table-cell office:value-type="float" office:value="13.5558392304954">
                <text:p>13.5558392304954</text:p>
              </table:table-cell>
              <table:table-cell office:value-type="float" office:value="2.88661296657016">
                <text:p>2.88661296657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16.619348946911">
                <text:p>16.619348946911</text:p>
              </table:table-cell>
              <table:table-cell office:value-type="float" office:value="13.65933055178">
                <text:p>13.65933055178</text:p>
              </table:table-cell>
              <table:table-cell office:value-type="float" office:value="2.96001839515026">
                <text:p>2.96001839515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16.7977502603699">
                <text:p>16.7977502603699</text:p>
              </table:table-cell>
              <table:table-cell office:value-type="float" office:value="13.7633832532275">
                <text:p>13.7633832532275</text:p>
              </table:table-cell>
              <table:table-cell office:value-type="float" office:value="3.03436700712494">
                <text:p>3.03436700712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16.9769920943352">
                <text:p>16.9769920943352</text:p>
              </table:table-cell>
              <table:table-cell office:value-type="float" office:value="13.8673766159439">
                <text:p>13.8673766159439</text:p>
              </table:table-cell>
              <table:table-cell office:value-type="float" office:value="3.10961547841143">
                <text:p>3.10961547841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17.1564594465595">
                <text:p>17.1564594465595</text:p>
              </table:table-cell>
              <table:table-cell office:value-type="float" office:value="13.9706380310575">
                <text:p>13.9706380310575</text:p>
              </table:table-cell>
              <table:table-cell office:value-type="float" office:value="3.18582141552933">
                <text:p>3.18582141552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17.3364576776959">
                <text:p>17.3364576776959</text:p>
              </table:table-cell>
              <table:table-cell office:value-type="float" office:value="14.0735032492322">
                <text:p>14.0735032492322</text:p>
              </table:table-cell>
              <table:table-cell office:value-type="float" office:value="3.26295442846061">
                <text:p>3.262954428460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17.5174770260487">
                <text:p>17.5174770260487</text:p>
              </table:table-cell>
              <table:table-cell office:value-type="float" office:value="14.1764485087653">
                <text:p>14.1764485087653</text:p>
              </table:table-cell>
              <table:table-cell office:value-type="float" office:value="3.34102851731013">
                <text:p>3.34102851731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17.6993996349083">
                <text:p>17.6993996349083</text:p>
              </table:table-cell>
              <table:table-cell office:value-type="float" office:value="14.2793398239582">
                <text:p>14.2793398239582</text:p>
              </table:table-cell>
              <table:table-cell office:value-type="float" office:value="3.42005981090134">
                <text:p>3.420059810901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17.8818917883683">
                <text:p>17.8818917883683</text:p>
              </table:table-cell>
              <table:table-cell office:value-type="float" office:value="14.3818219222303">
                <text:p>14.3818219222303</text:p>
              </table:table-cell>
              <table:table-cell office:value-type="float" office:value="3.50006986614723">
                <text:p>3.50006986614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18.0648363329736">
                <text:p>18.0648363329736</text:p>
              </table:table-cell>
              <table:table-cell office:value-type="float" office:value="14.4838168364064">
                <text:p>14.4838168364064</text:p>
              </table:table-cell>
              <table:table-cell office:value-type="float" office:value="3.58101949655644">
                <text:p>3.58101949655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18.2483452704636">
                <text:p>18.2483452704636</text:p>
              </table:table-cell>
              <table:table-cell office:value-type="float" office:value="14.5854807811327">
                <text:p>14.5854807811327</text:p>
              </table:table-cell>
              <table:table-cell office:value-type="float" office:value="3.6628644893697">
                <text:p>3.6628644893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18.432544142577">
                <text:p>18.432544142577</text:p>
              </table:table-cell>
              <table:table-cell office:value-type="float" office:value="14.6868873116588">
                <text:p>14.6868873116588</text:p>
              </table:table-cell>
              <table:table-cell office:value-type="float" office:value="3.74565683090545">
                <text:p>3.74565683090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18.6176950712541">
                <text:p>18.6176950712541</text:p>
              </table:table-cell>
              <table:table-cell office:value-type="float" office:value="14.7882924421424">
                <text:p>14.7882924421424</text:p>
              </table:table-cell>
              <table:table-cell office:value-type="float" office:value="3.82940262914118">
                <text:p>3.82940262914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18.8033103198813">
                <text:p>18.8033103198813</text:p>
              </table:table-cell>
              <table:table-cell office:value-type="float" office:value="14.8892400116451">
                <text:p>14.8892400116451</text:p>
              </table:table-cell>
              <table:table-cell office:value-type="float" office:value="3.91407030824991">
                <text:p>3.91407030824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18.9895465419946">
                <text:p>18.9895465419946</text:p>
              </table:table-cell>
              <table:table-cell office:value-type="float" office:value="14.9898598976259">
                <text:p>14.9898598976259</text:p>
              </table:table-cell>
              <table:table-cell office:value-type="float" office:value="3.99968664438751">
                <text:p>3.999686644387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19.1764983201864">
                <text:p>19.1764983201864</text:p>
              </table:table-cell>
              <table:table-cell office:value-type="float" office:value="15.0902315575872">
                <text:p>15.0902315575872</text:p>
              </table:table-cell>
              <table:table-cell office:value-type="float" office:value="4.0862667626071">
                <text:p>4.08626676260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19.364070661777">
                <text:p>19.364070661777</text:p>
              </table:table-cell>
              <table:table-cell office:value-type="float" office:value="15.1902840625125">
                <text:p>15.1902840625125</text:p>
              </table:table-cell>
              <table:table-cell office:value-type="float" office:value="4.17378659927555">
                <text:p>4.17378659927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19.5524019896538">
                <text:p>19.5524019896538</text:p>
              </table:table-cell>
              <table:table-cell office:value-type="float" office:value="15.2901408963666">
                <text:p>15.2901408963666</text:p>
              </table:table-cell>
              <table:table-cell office:value-type="float" office:value="4.26226109329711">
                <text:p>4.26226109329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19.7416005983346">
                <text:p>19.7416005983346</text:p>
              </table:table-cell>
              <table:table-cell office:value-type="float" office:value="15.3899240914025">
                <text:p>15.3899240914025</text:p>
              </table:table-cell>
              <table:table-cell office:value-type="float" office:value="4.35167650689924">
                <text:p>4.35167650689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19.9313657026491">
                <text:p>19.9313657026491</text:p>
              </table:table-cell>
              <table:table-cell office:value-type="float" office:value="15.4893346536928">
                <text:p>15.4893346536928</text:p>
              </table:table-cell>
              <table:table-cell office:value-type="float" office:value="4.442031048961">
                <text:p>4.4420310489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20.1221758328113">
                <text:p>20.1221758328113</text:p>
              </table:table-cell>
              <table:table-cell office:value-type="float" office:value="15.5888436601495">
                <text:p>15.5888436601495</text:p>
              </table:table-cell>
              <table:table-cell office:value-type="float" office:value="4.53333217265138">
                <text:p>4.53333217265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20.3134630586822">
                <text:p>20.3134630586822</text:p>
              </table:table-cell>
              <table:table-cell office:value-type="float" office:value="15.6878697723433">
                <text:p>15.6878697723433</text:p>
              </table:table-cell>
              <table:table-cell office:value-type="float" office:value="4.62559328635419">
                <text:p>4.625593286354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20.5052126749581">
                <text:p>20.5052126749581</text:p>
              </table:table-cell>
              <table:table-cell office:value-type="float" office:value="15.7864043167158">
                <text:p>15.7864043167158</text:p>
              </table:table-cell>
              <table:table-cell office:value-type="float" office:value="4.71880835820724">
                <text:p>4.718808358207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20.6981179730403">
                <text:p>20.6981179730403</text:p>
              </table:table-cell>
              <table:table-cell office:value-type="float" office:value="15.8851660496562">
                <text:p>15.8851660496562</text:p>
              </table:table-cell>
              <table:table-cell office:value-type="float" office:value="4.81295192337558">
                <text:p>4.81295192337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20.8922936753141">
                <text:p>20.8922936753141</text:p>
              </table:table-cell>
              <table:table-cell office:value-type="float" office:value="15.9842539926794">
                <text:p>15.9842539926794</text:p>
              </table:table-cell>
              <table:table-cell office:value-type="float" office:value="4.90803968265072">
                <text:p>4.90803968265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21.0873405695594">
                <text:p>21.0873405695594</text:p>
              </table:table-cell>
              <table:table-cell office:value-type="float" office:value="16.0832786465046">
                <text:p>16.0832786465046</text:p>
              </table:table-cell>
              <table:table-cell office:value-type="float" office:value="5.00406192303568">
                <text:p>5.004061923035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05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81d41a" svg:stroke-linecap="round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223cm" svg:height="23.03cm" xlink:href=".." xlink:type="simple" chart:class="chart:scatter" chart:style-name="ch1">
        <chart:title svg:x="13.628cm" svg:y="0.596cm" chart:style-name="ch2">
          <text:p>Si losses</text:p>
        </chart:title>
        <chart:legend chart:legend-position="end" svg:x="24.936cm" svg:y="10.718cm" style:legend-expansion="high" chart:style-name="ch3"/>
        <chart:plot-area chart:style-name="ch4" table:cell-range-address="results_summary.A1:results_summary.A99 results_summary.P1:results_summary.R99" chart:data-source-has-labels="row" svg:x="1.595cm" svg:y="1.835cm" svg:width="22.757cm" svg:height="19.754cm">
          <chart:coordinate-region svg:x="2.507cm" svg:y="2.034cm" svg:width="21.845cm" svg:height="18.5cm"/>
          <chart:axis chart:dimension="x" chart:name="primary-x" chart:style-name="ch5">
            <chart:title svg:x="12.307cm" svg:y="22.049cm" chart:style-name="ch6">
              <text:p>Load(W)</text:p>
            </chart:title>
            <chart:grid chart:style-name="ch7" chart:class="major"/>
          </chart:axis>
          <chart:axis chart:dimension="y" chart:name="primary-y" chart:style-name="ch8">
            <chart:title svg:x="0.451cm" svg:y="12.351cm" chart:style-name="ch9">
              <text:p>Loss(W)</text:p>
            </chart:title>
            <chart:grid chart:style-name="ch7" chart:class="major"/>
          </chart:axis>
          <chart:series chart:style-name="ch10" chart:values-cell-range-address="results_summary.P2:results_summary.P99" chart:label-cell-address="results_summary.P1:results_summary.P1" chart:class="chart:scatter">
            <chart:domain table:cell-range-address="results_summary.A2:results_summary.A99"/>
            <chart:data-point chart:repeated="98"/>
          </chart:series>
          <chart:series chart:style-name="ch11" chart:values-cell-range-address="results_summary.Q2:results_summary.Q99" chart:label-cell-address="results_summary.Q1:results_summary.Q1" chart:class="chart:scatter">
            <chart:data-point chart:repeated="98"/>
          </chart:series>
          <chart:series chart:style-name="ch12" chart:values-cell-range-address="results_summary.R2:results_summary.R99" chart:label-cell-address="results_summary.R1:results_summary.R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i_conduction</text:p>
                <draw:g>
                  <svg:desc>results_summary.P1:results_summary.P1</svg:desc>
                </draw:g>
              </table:table-cell>
              <table:table-cell office:value-type="string">
                <text:p>Si_switching</text:p>
                <draw:g>
                  <svg:desc>results_summary.Q1:results_summary.Q1</svg:desc>
                </draw:g>
              </table:table-cell>
              <table:table-cell office:value-type="string">
                <text:p>Si_total</text:p>
                <draw:g>
                  <svg:desc>results_summary.R1:results_summary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ults_summary.A2:results_summary.A99</svg:desc>
                </draw:g>
              </table:table-cell>
              <table:table-cell office:value-type="float" office:value="0.031148409047022">
                <text:p>0.031148409047022</text:p>
                <draw:g>
                  <svg:desc>results_summary.P2:results_summary.P99</svg:desc>
                </draw:g>
              </table:table-cell>
              <table:table-cell office:value-type="float" office:value="0.00193455235637622">
                <text:p>0.00193455235637622</text:p>
                <draw:g>
                  <svg:desc>results_summary.Q2:results_summary.Q99</svg:desc>
                </draw:g>
              </table:table-cell>
              <table:table-cell office:value-type="float" office:value="0.0330829614033766">
                <text:p>0.0330829614033766</text:p>
                <draw:g>
                  <svg:desc>results_summary.R2:results_summary.R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34335231421688">
                <text:p>0.034335231421688</text:p>
              </table:table-cell>
              <table:table-cell office:value-type="float" office:value="0.00190323623961414">
                <text:p>0.00190323623961414</text:p>
              </table:table-cell>
              <table:table-cell office:value-type="float" office:value="0.0362384676613136">
                <text:p>0.036238467661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396684557132344">
                <text:p>0.0396684557132344</text:p>
              </table:table-cell>
              <table:table-cell office:value-type="float" office:value="0.00187223790810466">
                <text:p>0.00187223790810466</text:p>
              </table:table-cell>
              <table:table-cell office:value-type="float" office:value="0.0415406936214396">
                <text:p>0.0415406936214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675694188752767">
                <text:p>0.0675694188752767</text:p>
              </table:table-cell>
              <table:table-cell office:value-type="float" office:value="0.00164112152905331">
                <text:p>0.00164112152905331</text:p>
              </table:table-cell>
              <table:table-cell office:value-type="float" office:value="0.0692105404044845">
                <text:p>0.0692105404044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0.0800484677719189">
                <text:p>0.0800484677719189</text:p>
              </table:table-cell>
              <table:table-cell office:value-type="float" office:value="0.00155935321752627">
                <text:p>0.00155935321752627</text:p>
              </table:table-cell>
              <table:table-cell office:value-type="float" office:value="0.0816078209893578">
                <text:p>0.0816078209893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941870294115663">
                <text:p>0.0941870294115663</text:p>
              </table:table-cell>
              <table:table-cell office:value-type="float" office:value="0.00150486289940065">
                <text:p>0.00150486289940065</text:p>
              </table:table-cell>
              <table:table-cell office:value-type="float" office:value="0.095691892310953">
                <text:p>0.095691892310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0.111613488733695">
                <text:p>0.111613488733695</text:p>
              </table:table-cell>
              <table:table-cell office:value-type="float" office:value="0.00150515838543641">
                <text:p>0.00150515838543641</text:p>
              </table:table-cell>
              <table:table-cell office:value-type="float" office:value="0.11311864711919">
                <text:p>0.11311864711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130157156528541">
                <text:p>0.130157156528541</text:p>
              </table:table-cell>
              <table:table-cell office:value-type="float" office:value="0.00147063770324684">
                <text:p>0.00147063770324684</text:p>
              </table:table-cell>
              <table:table-cell office:value-type="float" office:value="0.131627794231723">
                <text:p>0.13162779423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0.150611158149485">
                <text:p>0.150611158149485</text:p>
              </table:table-cell>
              <table:table-cell office:value-type="float" office:value="0.00126864986294764">
                <text:p>0.00126864986294764</text:p>
              </table:table-cell>
              <table:table-cell office:value-type="float" office:value="0.151879808011952">
                <text:p>0.151879808011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173000523874523">
                <text:p>0.173000523874523</text:p>
              </table:table-cell>
              <table:table-cell office:value-type="float" office:value="0.000934172519927688">
                <text:p>0.000934172519927688</text:p>
              </table:table-cell>
              <table:table-cell office:value-type="float" office:value="0.17393469639431">
                <text:p>0.17393469639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0.196970543227663">
                <text:p>0.196970543227663</text:p>
              </table:table-cell>
              <table:table-cell office:value-type="float" office:value="0.0012330866490153">
                <text:p>0.0012330866490153</text:p>
              </table:table-cell>
              <table:table-cell office:value-type="float" office:value="0.198203629876213">
                <text:p>0.198203629876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0.222966778006482">
                <text:p>0.222966778006482</text:p>
              </table:table-cell>
              <table:table-cell office:value-type="float" office:value="0.00127924324138044">
                <text:p>0.00127924324138044</text:p>
              </table:table-cell>
              <table:table-cell office:value-type="float" office:value="0.22424602124828">
                <text:p>0.2242460212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0.251504424997395">
                <text:p>0.251504424997395</text:p>
              </table:table-cell>
              <table:table-cell office:value-type="float" office:value="0.00113685994138076">
                <text:p>0.00113685994138076</text:p>
              </table:table-cell>
              <table:table-cell office:value-type="float" office:value="0.252641284938764">
                <text:p>0.252641284938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0.2819186172996">
                <text:p>0.2819186172996</text:p>
              </table:table-cell>
              <table:table-cell office:value-type="float" office:value="0.000829032095748888">
                <text:p>0.000829032095748888</text:p>
              </table:table-cell>
              <table:table-cell office:value-type="float" office:value="0.28274764939482">
                <text:p>0.28274764939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0.314354834097335">
                <text:p>0.314354834097335</text:p>
              </table:table-cell>
              <table:table-cell office:value-type="float" office:value="0.00045189114325116">
                <text:p>0.00045189114325116</text:p>
              </table:table-cell>
              <table:table-cell office:value-type="float" office:value="0.314806725240443">
                <text:p>0.314806725240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348706719609616">
                <text:p>0.348706719609616</text:p>
              </table:table-cell>
              <table:table-cell office:value-type="float" office:value="0.000252345367451194">
                <text:p>0.000252345367451194</text:p>
              </table:table-cell>
              <table:table-cell office:value-type="float" office:value="0.348959064976952">
                <text:p>0.348959064976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">
                <text:p>950</text:p>
              </table:table-cell>
              <table:table-cell office:value-type="float" office:value="0.384995044393435">
                <text:p>0.384995044393435</text:p>
              </table:table-cell>
              <table:table-cell office:value-type="float" office:value="0.000277759096896752">
                <text:p>0.000277759096896752</text:p>
              </table:table-cell>
              <table:table-cell office:value-type="float" office:value="0.385272803490592">
                <text:p>0.385272803490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.42325073957856">
                <text:p>0.42325073957856</text:p>
              </table:table-cell>
              <table:table-cell office:value-type="float" office:value="0.000310088260922011">
                <text:p>0.000310088260922011</text:p>
              </table:table-cell>
              <table:table-cell office:value-type="float" office:value="0.423560827838805">
                <text:p>0.423560827838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0.46343948173384">
                <text:p>0.46343948173384</text:p>
              </table:table-cell>
              <table:table-cell office:value-type="float" office:value="0.000306309243968609">
                <text:p>0.000306309243968609</text:p>
              </table:table-cell>
              <table:table-cell office:value-type="float" office:value="0.463745790976919">
                <text:p>0.46374579097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">
                <text:p>1100</text:p>
              </table:table-cell>
              <table:table-cell office:value-type="float" office:value="0.505612281540599">
                <text:p>0.505612281540599</text:p>
              </table:table-cell>
              <table:table-cell office:value-type="float" office:value="0.000273996580044323">
                <text:p>0.000273996580044323</text:p>
              </table:table-cell>
              <table:table-cell office:value-type="float" office:value="0.505886278120301">
                <text:p>0.505886278120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">
                <text:p>1150</text:p>
              </table:table-cell>
              <table:table-cell office:value-type="float" office:value="0.549774439711357">
                <text:p>0.549774439711357</text:p>
              </table:table-cell>
              <table:table-cell office:value-type="float" office:value="0.000256632879475376">
                <text:p>0.000256632879475376</text:p>
              </table:table-cell>
              <table:table-cell office:value-type="float" office:value="0.550031072591038">
                <text:p>0.550031072591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0.5958413534796">
                <text:p>0.5958413534796</text:p>
              </table:table-cell>
              <table:table-cell office:value-type="float" office:value="0.000361795078949512">
                <text:p>0.000361795078949512</text:p>
              </table:table-cell>
              <table:table-cell office:value-type="float" office:value="0.596203148559019">
                <text:p>0.596203148559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0.643901783829217">
                <text:p>0.643901783829217</text:p>
              </table:table-cell>
              <table:table-cell office:value-type="float" office:value="0.000420837374529766">
                <text:p>0.000420837374529766</text:p>
              </table:table-cell>
              <table:table-cell office:value-type="float" office:value="0.644322621203509">
                <text:p>0.644322621203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0.69390577237562">
                <text:p>0.69390577237562</text:p>
              </table:table-cell>
              <table:table-cell office:value-type="float" office:value="0.000273185751256824">
                <text:p>0.000273185751256824</text:p>
              </table:table-cell>
              <table:table-cell office:value-type="float" office:value="0.694178958128224">
                <text:p>0.694178958128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0">
                <text:p>1350</text:p>
              </table:table-cell>
              <table:table-cell office:value-type="float" office:value="0.745826294705182">
                <text:p>0.745826294705182</text:p>
              </table:table-cell>
              <table:table-cell office:value-type="float" office:value="0.00030155182942713">
                <text:p>0.00030155182942713</text:p>
              </table:table-cell>
              <table:table-cell office:value-type="float" office:value="0.746127846533871">
                <text:p>0.746127846533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0.799704090727644">
                <text:p>0.799704090727644</text:p>
              </table:table-cell>
              <table:table-cell office:value-type="float" office:value="0.0000870485843272235">
                <text:p>0.0000870485843272235</text:p>
              </table:table-cell>
              <table:table-cell office:value-type="float" office:value="0.799791139309136">
                <text:p>0.799791139309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0">
                <text:p>1450</text:p>
              </table:table-cell>
              <table:table-cell office:value-type="float" office:value="0.855551530457455">
                <text:p>0.855551530457455</text:p>
              </table:table-cell>
              <table:table-cell office:value-type="float" office:value="0.000078956014078467">
                <text:p>0.000078956014078467</text:p>
              </table:table-cell>
              <table:table-cell office:value-type="float" office:value="0.855630486472574">
                <text:p>0.855630486472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0.913358569193157">
                <text:p>0.913358569193157</text:p>
              </table:table-cell>
              <table:table-cell office:value-type="float" office:value="0.0000789528650225524">
                <text:p>0.0000789528650225524</text:p>
              </table:table-cell>
              <table:table-cell office:value-type="float" office:value="0.913437522057987">
                <text:p>0.913437522057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0">
                <text:p>1550</text:p>
              </table:table-cell>
              <table:table-cell office:value-type="float" office:value="0.973105680742359">
                <text:p>0.973105680742359</text:p>
              </table:table-cell>
              <table:table-cell office:value-type="float" office:value="0.0000789507813080133">
                <text:p>0.0000789507813080133</text:p>
              </table:table-cell>
              <table:table-cell office:value-type="float" office:value="0.973184631523264">
                <text:p>0.97318463152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">
                <text:p>1600</text:p>
              </table:table-cell>
              <table:table-cell office:value-type="float" office:value="1.03487280622002">
                <text:p>1.03487280622002</text:p>
              </table:table-cell>
              <table:table-cell office:value-type="float" office:value="0.0000789492352091082">
                <text:p>0.0000789492352091082</text:p>
              </table:table-cell>
              <table:table-cell office:value-type="float" office:value="1.03495175545868">
                <text:p>1.03495175545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1.0985962708296">
                <text:p>1.0985962708296</text:p>
              </table:table-cell>
              <table:table-cell office:value-type="float" office:value="0.0000873966735291227">
                <text:p>0.0000873966735291227</text:p>
              </table:table-cell>
              <table:table-cell office:value-type="float" office:value="1.09868366750357">
                <text:p>1.09868366750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0">
                <text:p>1700</text:p>
              </table:table-cell>
              <table:table-cell office:value-type="float" office:value="1.16425881873266">
                <text:p>1.16425881873266</text:p>
              </table:table-cell>
              <table:table-cell office:value-type="float" office:value="0.000294099602568276">
                <text:p>0.000294099602568276</text:p>
              </table:table-cell>
              <table:table-cell office:value-type="float" office:value="1.1645529183358">
                <text:p>1.1645529183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1.23194123185979">
                <text:p>1.23194123185979</text:p>
              </table:table-cell>
              <table:table-cell office:value-type="float" office:value="0.000278194241662076">
                <text:p>0.000278194241662076</text:p>
              </table:table-cell>
              <table:table-cell office:value-type="float" office:value="1.23221942610257">
                <text:p>1.23221942610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1.30155557053216">
                <text:p>1.30155557053216</text:p>
              </table:table-cell>
              <table:table-cell office:value-type="float" office:value="0.0000937541931586924">
                <text:p>0.0000937541931586924</text:p>
              </table:table-cell>
              <table:table-cell office:value-type="float" office:value="1.30164932472723">
                <text:p>1.30164932472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0">
                <text:p>1850</text:p>
              </table:table-cell>
              <table:table-cell office:value-type="float" office:value="1.37311662489144">
                <text:p>1.37311662489144</text:p>
              </table:table-cell>
              <table:table-cell office:value-type="float" office:value="0.0000789180702597221">
                <text:p>0.0000789180702597221</text:p>
              </table:table-cell>
              <table:table-cell office:value-type="float" office:value="1.37319554296162">
                <text:p>1.37319554296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1.44667145985828">
                <text:p>1.44667145985828</text:p>
              </table:table-cell>
              <table:table-cell office:value-type="float" office:value="0.0000789107061717189">
                <text:p>0.0000789107061717189</text:p>
              </table:table-cell>
              <table:table-cell office:value-type="float" office:value="1.44675037056571">
                <text:p>1.44675037056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1.52218837509695">
                <text:p>1.52218837509695</text:p>
              </table:table-cell>
              <table:table-cell office:value-type="float" office:value="0.0000789061380869659">
                <text:p>0.0000789061380869659</text:p>
              </table:table-cell>
              <table:table-cell office:value-type="float" office:value="1.52226728123494">
                <text:p>1.52226728123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.59965296949542">
                <text:p>1.59965296949542</text:p>
              </table:table-cell>
              <table:table-cell office:value-type="float" office:value="0.0000789051075554673">
                <text:p>0.0000789051075554673</text:p>
              </table:table-cell>
              <table:table-cell office:value-type="float" office:value="1.59973187459989">
                <text:p>1.5997318745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  <table:table-cell office:value-type="float" office:value="1.67909009592567">
                <text:p>1.67909009592567</text:p>
              </table:table-cell>
              <table:table-cell office:value-type="float" office:value="0.000078906796624615">
                <text:p>0.000078906796624615</text:p>
              </table:table-cell>
              <table:table-cell office:value-type="float" office:value="1.67916900272359">
                <text:p>1.67916900272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">
                <text:p>2100</text:p>
              </table:table-cell>
              <table:table-cell office:value-type="float" office:value="1.7604703171772">
                <text:p>1.7604703171772</text:p>
              </table:table-cell>
              <table:table-cell office:value-type="float" office:value="0.0000789089016259618">
                <text:p>0.0000789089016259618</text:p>
              </table:table-cell>
              <table:table-cell office:value-type="float" office:value="1.76054922608144">
                <text:p>1.76054922608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  <table:table-cell office:value-type="float" office:value="1.8438798804586">
                <text:p>1.8438798804586</text:p>
              </table:table-cell>
              <table:table-cell office:value-type="float" office:value="0.0000789088108417308">
                <text:p>0.0000789088108417308</text:p>
              </table:table-cell>
              <table:table-cell office:value-type="float" office:value="1.84395878927226">
                <text:p>1.84395878927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0">
                <text:p>2200</text:p>
              </table:table-cell>
              <table:table-cell office:value-type="float" office:value="1.92924006002168">
                <text:p>1.92924006002168</text:p>
              </table:table-cell>
              <table:table-cell office:value-type="float" office:value="0.0000789055887359983">
                <text:p>0.0000789055887359983</text:p>
              </table:table-cell>
              <table:table-cell office:value-type="float" office:value="1.92931896560915">
                <text:p>1.92931896560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0">
                <text:p>2250</text:p>
              </table:table-cell>
              <table:table-cell office:value-type="float" office:value="2.01656979629457">
                <text:p>2.01656979629457</text:p>
              </table:table-cell>
              <table:table-cell office:value-type="float" office:value="0.000078901681989601">
                <text:p>0.000078901681989601</text:p>
              </table:table-cell>
              <table:table-cell office:value-type="float" office:value="2.01664869797725">
                <text:p>2.01664869797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0">
                <text:p>2300</text:p>
              </table:table-cell>
              <table:table-cell office:value-type="float" office:value="2.10586421588215">
                <text:p>2.10586421588215</text:p>
              </table:table-cell>
              <table:table-cell office:value-type="float" office:value="0.0000789036920285094">
                <text:p>0.0000789036920285094</text:p>
              </table:table-cell>
              <table:table-cell office:value-type="float" office:value="2.10594311957331">
                <text:p>2.10594311957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0">
                <text:p>2350</text:p>
              </table:table-cell>
              <table:table-cell office:value-type="float" office:value="2.19715797572126">
                <text:p>2.19715797572126</text:p>
              </table:table-cell>
              <table:table-cell office:value-type="float" office:value="0.0000789206980840959">
                <text:p>0.0000789206980840959</text:p>
              </table:table-cell>
              <table:table-cell office:value-type="float" office:value="2.19723689641795">
                <text:p>2.19723689641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0">
                <text:p>2400</text:p>
              </table:table-cell>
              <table:table-cell office:value-type="float" office:value="2.29050376016484">
                <text:p>2.29050376016484</text:p>
              </table:table-cell>
              <table:table-cell office:value-type="float" office:value="0.0000789467111126784">
                <text:p>0.0000789467111126784</text:p>
              </table:table-cell>
              <table:table-cell office:value-type="float" office:value="2.29058270687709">
                <text:p>2.29058270687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0">
                <text:p>2450</text:p>
              </table:table-cell>
              <table:table-cell office:value-type="float" office:value="2.38567491940761">
                <text:p>2.38567491940761</text:p>
              </table:table-cell>
              <table:table-cell office:value-type="float" office:value="0.0000789729643887737">
                <text:p>0.0000789729643887737</text:p>
              </table:table-cell>
              <table:table-cell office:value-type="float" office:value="2.38575389237199">
                <text:p>2.38575389237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2.48289221180602">
                <text:p>2.48289221180602</text:p>
              </table:table-cell>
              <table:table-cell office:value-type="float" office:value="0.000079227112473848">
                <text:p>0.000079227112473848</text:p>
              </table:table-cell>
              <table:table-cell office:value-type="float" office:value="2.48297143891873">
                <text:p>2.48297143891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0">
                <text:p>2550</text:p>
              </table:table-cell>
              <table:table-cell office:value-type="float" office:value="2.58208657229174">
                <text:p>2.58208657229174</text:p>
              </table:table-cell>
              <table:table-cell office:value-type="float" office:value="0.0000790229016251486">
                <text:p>0.0000790229016251486</text:p>
              </table:table-cell>
              <table:table-cell office:value-type="float" office:value="2.58216559519148">
                <text:p>2.58216559519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">
                <text:p>2600</text:p>
              </table:table-cell>
              <table:table-cell office:value-type="float" office:value="2.68325212666607">
                <text:p>2.68325212666607</text:p>
              </table:table-cell>
              <table:table-cell office:value-type="float" office:value="0.0000790455895661804">
                <text:p>0.0000790455895661804</text:p>
              </table:table-cell>
              <table:table-cell office:value-type="float" office:value="2.68333117225086">
                <text:p>2.68333117225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0">
                <text:p>2650</text:p>
              </table:table-cell>
              <table:table-cell office:value-type="float" office:value="2.7863913489807">
                <text:p>2.7863913489807</text:p>
              </table:table-cell>
              <table:table-cell office:value-type="float" office:value="0.0000790679725004625">
                <text:p>0.0000790679725004625</text:p>
              </table:table-cell>
              <table:table-cell office:value-type="float" office:value="2.78647041695329">
                <text:p>2.78647041695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0">
                <text:p>2700</text:p>
              </table:table-cell>
              <table:table-cell office:value-type="float" office:value="2.89147595020948">
                <text:p>2.89147595020948</text:p>
              </table:table-cell>
              <table:table-cell office:value-type="float" office:value="0.0000790888480888064">
                <text:p>0.0000790888480888064</text:p>
              </table:table-cell>
              <table:table-cell office:value-type="float" office:value="2.8915550390543">
                <text:p>2.89155503905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2.99860651928575">
                <text:p>2.99860651928575</text:p>
              </table:table-cell>
              <table:table-cell office:value-type="float" office:value="0.0000791067213384837">
                <text:p>0.0000791067213384837</text:p>
              </table:table-cell>
              <table:table-cell office:value-type="float" office:value="2.99868562600481">
                <text:p>2.99868562600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">
                <text:p>2800</text:p>
              </table:table-cell>
              <table:table-cell office:value-type="float" office:value="3.10759120998572">
                <text:p>3.10759120998572</text:p>
              </table:table-cell>
              <table:table-cell office:value-type="float" office:value="0.0000791236154411963">
                <text:p>0.0000791236154411963</text:p>
              </table:table-cell>
              <table:table-cell office:value-type="float" office:value="3.1076703335986">
                <text:p>3.1076703335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0">
                <text:p>2850</text:p>
              </table:table-cell>
              <table:table-cell office:value-type="float" office:value="3.21855225086209">
                <text:p>3.21855225086209</text:p>
              </table:table-cell>
              <table:table-cell office:value-type="float" office:value="0.0000833885526721244">
                <text:p>0.0000833885526721244</text:p>
              </table:table-cell>
              <table:table-cell office:value-type="float" office:value="3.21863563940806">
                <text:p>3.21863563940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0">
                <text:p>2900</text:p>
              </table:table-cell>
              <table:table-cell office:value-type="float" office:value="3.33149523859157">
                <text:p>3.33149523859157</text:p>
              </table:table-cell>
              <table:table-cell office:value-type="float" office:value="0.0000791533894040171">
                <text:p>0.0000791533894040171</text:p>
              </table:table-cell>
              <table:table-cell office:value-type="float" office:value="3.33157439197494">
                <text:p>3.33157439197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0">
                <text:p>2950</text:p>
              </table:table-cell>
              <table:table-cell office:value-type="float" office:value="3.44645485919781">
                <text:p>3.44645485919781</text:p>
              </table:table-cell>
              <table:table-cell office:value-type="float" office:value="0.0000791654280167411">
                <text:p>0.0000791654280167411</text:p>
              </table:table-cell>
              <table:table-cell office:value-type="float" office:value="3.44653402461967">
                <text:p>3.44653402461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3.56336383939022">
                <text:p>3.56336383939022</text:p>
              </table:table-cell>
              <table:table-cell office:value-type="float" office:value="0.0000791769264604321">
                <text:p>0.0000791769264604321</text:p>
              </table:table-cell>
              <table:table-cell office:value-type="float" office:value="3.56344301631857">
                <text:p>3.56344301631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0">
                <text:p>3050</text:p>
              </table:table-cell>
              <table:table-cell office:value-type="float" office:value="3.68234104193629">
                <text:p>3.68234104193629</text:p>
              </table:table-cell>
              <table:table-cell office:value-type="float" office:value="0.0000791871776062686">
                <text:p>0.0000791871776062686</text:p>
              </table:table-cell>
              <table:table-cell office:value-type="float" office:value="3.68242022910311">
                <text:p>3.68242022910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0">
                <text:p>3100</text:p>
              </table:table-cell>
              <table:table-cell office:value-type="float" office:value="3.80322721655436">
                <text:p>3.80322721655436</text:p>
              </table:table-cell>
              <table:table-cell office:value-type="float" office:value="0.0000791962376850718">
                <text:p>0.0000791962376850718</text:p>
              </table:table-cell>
              <table:table-cell office:value-type="float" office:value="3.80330641279544">
                <text:p>3.80330641279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0">
                <text:p>3150</text:p>
              </table:table-cell>
              <table:table-cell office:value-type="float" office:value="3.92605146422451">
                <text:p>3.92605146422451</text:p>
              </table:table-cell>
              <table:table-cell office:value-type="float" office:value="0.0000792041419598359">
                <text:p>0.0000792041419598359</text:p>
              </table:table-cell>
              <table:table-cell office:value-type="float" office:value="3.92613066835911">
                <text:p>3.92613066835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4.05088502104683">
                <text:p>4.05088502104683</text:p>
              </table:table-cell>
              <table:table-cell office:value-type="float" office:value="0.0000792110341689013">
                <text:p>0.0000792110341689013</text:p>
              </table:table-cell>
              <table:table-cell office:value-type="float" office:value="4.05096423207931">
                <text:p>4.05096423207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4.17761957730721">
                <text:p>4.17761957730721</text:p>
              </table:table-cell>
              <table:table-cell office:value-type="float" office:value="0.0000801742613488806">
                <text:p>0.0000801742613488806</text:p>
              </table:table-cell>
              <table:table-cell office:value-type="float" office:value="4.17769975156164">
                <text:p>4.17769975156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0">
                <text:p>3300</text:p>
              </table:table-cell>
              <table:table-cell office:value-type="float" office:value="4.30635090880397">
                <text:p>4.30635090880397</text:p>
              </table:table-cell>
              <table:table-cell office:value-type="float" office:value="0.000091187184811088">
                <text:p>0.000091187184811088</text:p>
              </table:table-cell>
              <table:table-cell office:value-type="float" office:value="4.30644209598437">
                <text:p>4.30644209598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  <table:table-cell office:value-type="float" office:value="4.43709248208031">
                <text:p>4.43709248208031</text:p>
              </table:table-cell>
              <table:table-cell office:value-type="float" office:value="0.0000792258402057382">
                <text:p>0.0000792258402057382</text:p>
              </table:table-cell>
              <table:table-cell office:value-type="float" office:value="4.43717170792044">
                <text:p>4.43717170792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00">
                <text:p>3400</text:p>
              </table:table-cell>
              <table:table-cell office:value-type="float" office:value="4.56977995241596">
                <text:p>4.56977995241596</text:p>
              </table:table-cell>
              <table:table-cell office:value-type="float" office:value="0.0000856912815989417">
                <text:p>0.0000856912815989417</text:p>
              </table:table-cell>
              <table:table-cell office:value-type="float" office:value="4.56986564369558">
                <text:p>4.56986564369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0">
                <text:p>3450</text:p>
              </table:table-cell>
              <table:table-cell office:value-type="float" office:value="4.70446212997387">
                <text:p>4.70446212997387</text:p>
              </table:table-cell>
              <table:table-cell office:value-type="float" office:value="0.0000792342163496285">
                <text:p>0.0000792342163496285</text:p>
              </table:table-cell>
              <table:table-cell office:value-type="float" office:value="4.70454136418982">
                <text:p>4.704541364189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0">
                <text:p>3500</text:p>
              </table:table-cell>
              <table:table-cell office:value-type="float" office:value="4.84111472529688">
                <text:p>4.84111472529688</text:p>
              </table:table-cell>
              <table:table-cell office:value-type="float" office:value="0.0000792356844662824">
                <text:p>0.0000792356844662824</text:p>
              </table:table-cell>
              <table:table-cell office:value-type="float" office:value="4.84119396098592">
                <text:p>4.84119396098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0">
                <text:p>3550</text:p>
              </table:table-cell>
              <table:table-cell office:value-type="float" office:value="4.97970652328208">
                <text:p>4.97970652328208</text:p>
              </table:table-cell>
              <table:table-cell office:value-type="float" office:value="0.0000792376594102733">
                <text:p>0.0000792376594102733</text:p>
              </table:table-cell>
              <table:table-cell office:value-type="float" office:value="4.97978576094724">
                <text:p>4.97978576094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5.1202662211863">
                <text:p>5.1202662211863</text:p>
              </table:table-cell>
              <table:table-cell office:value-type="float" office:value="0.0000792394893301913">
                <text:p>0.0000792394893301913</text:p>
              </table:table-cell>
              <table:table-cell office:value-type="float" office:value="5.12034546067824">
                <text:p>5.12034546067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0">
                <text:p>3650</text:p>
              </table:table-cell>
              <table:table-cell office:value-type="float" office:value="5.26280842483192">
                <text:p>5.26280842483192</text:p>
              </table:table-cell>
              <table:table-cell office:value-type="float" office:value="0.0000792408184757477">
                <text:p>0.0000792408184757477</text:p>
              </table:table-cell>
              <table:table-cell office:value-type="float" office:value="5.26288766565461">
                <text:p>5.26288766565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0">
                <text:p>3700</text:p>
              </table:table-cell>
              <table:table-cell office:value-type="float" office:value="5.40733902270637">
                <text:p>5.40733902270637</text:p>
              </table:table-cell>
              <table:table-cell office:value-type="float" office:value="0.0000792416592981651">
                <text:p>0.0000792416592981651</text:p>
              </table:table-cell>
              <table:table-cell office:value-type="float" office:value="5.40741826437587">
                <text:p>5.40741826437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0">
                <text:p>3750</text:p>
              </table:table-cell>
              <table:table-cell office:value-type="float" office:value="5.55382810272744">
                <text:p>5.55382810272744</text:p>
              </table:table-cell>
              <table:table-cell office:value-type="float" office:value="0.0000792419395740394">
                <text:p>0.0000792419395740394</text:p>
              </table:table-cell>
              <table:table-cell office:value-type="float" office:value="5.55390734466493">
                <text:p>5.55390734466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0">
                <text:p>3800</text:p>
              </table:table-cell>
              <table:table-cell office:value-type="float" office:value="5.70229578587725">
                <text:p>5.70229578587725</text:p>
              </table:table-cell>
              <table:table-cell office:value-type="float" office:value="0.0000792417502844481">
                <text:p>0.0000792417502844481</text:p>
              </table:table-cell>
              <table:table-cell office:value-type="float" office:value="5.7023750276256">
                <text:p>5.7023750276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0">
                <text:p>3850</text:p>
              </table:table-cell>
              <table:table-cell office:value-type="float" office:value="5.8527482486548">
                <text:p>5.8527482486548</text:p>
              </table:table-cell>
              <table:table-cell office:value-type="float" office:value="0.0000792411232331923">
                <text:p>0.0000792411232331923</text:p>
              </table:table-cell>
              <table:table-cell office:value-type="float" office:value="5.85282748978147">
                <text:p>5.85282748978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0">
                <text:p>3900</text:p>
              </table:table-cell>
              <table:table-cell office:value-type="float" office:value="6.00511297593152">
                <text:p>6.00511297593152</text:p>
              </table:table-cell>
              <table:table-cell office:value-type="float" office:value="0.0000792400571210699">
                <text:p>0.0000792400571210699</text:p>
              </table:table-cell>
              <table:table-cell office:value-type="float" office:value="6.00519221599305">
                <text:p>6.00519221599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0">
                <text:p>3950</text:p>
              </table:table-cell>
              <table:table-cell office:value-type="float" office:value="6.15948834938507">
                <text:p>6.15948834938507</text:p>
              </table:table-cell>
              <table:table-cell office:value-type="float" office:value="0.000079238571014399">
                <text:p>0.000079238571014399</text:p>
              </table:table-cell>
              <table:table-cell office:value-type="float" office:value="6.15956758796558">
                <text:p>6.15956758796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6.31582721934194">
                <text:p>6.31582721934194</text:p>
              </table:table-cell>
              <table:table-cell office:value-type="float" office:value="0.0000792367282932089">
                <text:p>0.0000792367282932089</text:p>
              </table:table-cell>
              <table:table-cell office:value-type="float" office:value="6.31590645607673">
                <text:p>6.31590645607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0">
                <text:p>4050</text:p>
              </table:table-cell>
              <table:table-cell office:value-type="float" office:value="6.47414271148772">
                <text:p>6.47414271148772</text:p>
              </table:table-cell>
              <table:table-cell office:value-type="float" office:value="0.0000792345202188797">
                <text:p>0.0000792345202188797</text:p>
              </table:table-cell>
              <table:table-cell office:value-type="float" office:value="6.47422194601327">
                <text:p>6.474221946013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0">
                <text:p>4100</text:p>
              </table:table-cell>
              <table:table-cell office:value-type="float" office:value="6.6344924540994">
                <text:p>6.6344924540994</text:p>
              </table:table-cell>
              <table:table-cell office:value-type="float" office:value="0.0000792318880569288">
                <text:p>0.0000792318880569288</text:p>
              </table:table-cell>
              <table:table-cell office:value-type="float" office:value="6.63457168598571">
                <text:p>6.63457168598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50">
                <text:p>4150</text:p>
              </table:table-cell>
              <table:table-cell office:value-type="float" office:value="6.79690699824895">
                <text:p>6.79690699824895</text:p>
              </table:table-cell>
              <table:table-cell office:value-type="float" office:value="0.0000792289778599068">
                <text:p>0.0000792289778599068</text:p>
              </table:table-cell>
              <table:table-cell office:value-type="float" office:value="6.79698622721833">
                <text:p>6.79698622721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6.96126644593155">
                <text:p>6.96126644593155</text:p>
              </table:table-cell>
              <table:table-cell office:value-type="float" office:value="0.0000792257498547318">
                <text:p>0.0000792257498547318</text:p>
              </table:table-cell>
              <table:table-cell office:value-type="float" office:value="6.96134567167781">
                <text:p>6.96134567167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0">
                <text:p>4250</text:p>
              </table:table-cell>
              <table:table-cell office:value-type="float" office:value="7.1275066551812">
                <text:p>7.1275066551812</text:p>
              </table:table-cell>
              <table:table-cell office:value-type="float" office:value="0.0000792222068068519">
                <text:p>0.0000792222068068519</text:p>
              </table:table-cell>
              <table:table-cell office:value-type="float" office:value="7.12758587740031">
                <text:p>7.12758587740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00">
                <text:p>4300</text:p>
              </table:table-cell>
              <table:table-cell office:value-type="float" office:value="7.29574605311341">
                <text:p>7.29574605311341</text:p>
              </table:table-cell>
              <table:table-cell office:value-type="float" office:value="0.0000792183820494823">
                <text:p>0.0000792183820494823</text:p>
              </table:table-cell>
              <table:table-cell office:value-type="float" office:value="7.29582527149228">
                <text:p>7.29582527149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50">
                <text:p>4350</text:p>
              </table:table-cell>
              <table:table-cell office:value-type="float" office:value="7.4660040639829">
                <text:p>7.4660040639829</text:p>
              </table:table-cell>
              <table:table-cell office:value-type="float" office:value="0.0000792144595997687">
                <text:p>0.0000792144595997687</text:p>
              </table:table-cell>
              <table:table-cell office:value-type="float" office:value="7.46608327845812">
                <text:p>7.466083278458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">
                <text:p>4400</text:p>
              </table:table-cell>
              <table:table-cell office:value-type="float" office:value="7.63820701137496">
                <text:p>7.63820701137496</text:p>
              </table:table-cell>
              <table:table-cell office:value-type="float" office:value="0.0000792103388648427">
                <text:p>0.0000792103388648427</text:p>
              </table:table-cell>
              <table:table-cell office:value-type="float" office:value="7.63828622171701">
                <text:p>7.63828622171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0">
                <text:p>4450</text:p>
              </table:table-cell>
              <table:table-cell office:value-type="float" office:value="7.81240206133108">
                <text:p>7.81240206133108</text:p>
              </table:table-cell>
              <table:table-cell office:value-type="float" office:value="0.00007920553382162">
                <text:p>0.00007920553382162</text:p>
              </table:table-cell>
              <table:table-cell office:value-type="float" office:value="7.81248126687319">
                <text:p>7.81248126687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7.98860979612442">
                <text:p>7.98860979612442</text:p>
              </table:table-cell>
              <table:table-cell office:value-type="float" office:value="0.0000792005089101824">
                <text:p>0.0000792005089101824</text:p>
              </table:table-cell>
              <table:table-cell office:value-type="float" office:value="7.98868899665379">
                <text:p>7.98868899665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">
                <text:p>4550</text:p>
              </table:table-cell>
              <table:table-cell office:value-type="float" office:value="8.16679067193303">
                <text:p>8.16679067193303</text:p>
              </table:table-cell>
              <table:table-cell office:value-type="float" office:value="0.0000791957656691838">
                <text:p>0.0000791957656691838</text:p>
              </table:table-cell>
              <table:table-cell office:value-type="float" office:value="8.16686986769931">
                <text:p>8.16686986769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8.34696600449811">
                <text:p>8.34696600449811</text:p>
              </table:table-cell>
              <table:table-cell office:value-type="float" office:value="0.0000791903778867507">
                <text:p>0.0000791903778867507</text:p>
              </table:table-cell>
              <table:table-cell office:value-type="float" office:value="8.34704519488419">
                <text:p>8.347045194884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0">
                <text:p>4650</text:p>
              </table:table-cell>
              <table:table-cell office:value-type="float" office:value="8.52911886520659">
                <text:p>8.52911886520659</text:p>
              </table:table-cell>
              <table:table-cell office:value-type="float" office:value="0.0000791849173019196">
                <text:p>0.0000791849173019196</text:p>
              </table:table-cell>
              <table:table-cell office:value-type="float" office:value="8.52919805012365">
                <text:p>8.52919805012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00">
                <text:p>4700</text:p>
              </table:table-cell>
              <table:table-cell office:value-type="float" office:value="8.71324576069739">
                <text:p>8.71324576069739</text:p>
              </table:table-cell>
              <table:table-cell office:value-type="float" office:value="0.0000791792680866668">
                <text:p>0.0000791792680866668</text:p>
              </table:table-cell>
              <table:table-cell office:value-type="float" office:value="8.71332493995535">
                <text:p>8.71332493995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0">
                <text:p>4750</text:p>
              </table:table-cell>
              <table:table-cell office:value-type="float" office:value="8.89935149270058">
                <text:p>8.89935149270058</text:p>
              </table:table-cell>
              <table:table-cell office:value-type="float" office:value="0.0000791734754475407">
                <text:p>0.0000791734754475407</text:p>
              </table:table-cell>
              <table:table-cell office:value-type="float" office:value="8.89943066617467">
                <text:p>8.89943066617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0">
                <text:p>4800</text:p>
              </table:table-cell>
              <table:table-cell office:value-type="float" office:value="9.08745285556836">
                <text:p>9.08745285556836</text:p>
              </table:table-cell>
              <table:table-cell office:value-type="float" office:value="0.0000791678259647819">
                <text:p>0.0000791678259647819</text:p>
              </table:table-cell>
              <table:table-cell office:value-type="float" office:value="9.08753202342531">
                <text:p>9.08753202342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0">
                <text:p>4850</text:p>
              </table:table-cell>
              <table:table-cell office:value-type="float" office:value="9.27756243749736">
                <text:p>9.27756243749736</text:p>
              </table:table-cell>
              <table:table-cell office:value-type="float" office:value="0.0000791615809061287">
                <text:p>0.0000791615809061287</text:p>
              </table:table-cell>
              <table:table-cell office:value-type="float" office:value="9.27764159906289">
                <text:p>9.277641599062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0">
                <text:p>4900</text:p>
              </table:table-cell>
              <table:table-cell office:value-type="float" office:value="9.46960402492291">
                <text:p>9.46960402492291</text:p>
              </table:table-cell>
              <table:table-cell office:value-type="float" office:value="0.0000791556013676513">
                <text:p>0.0000791556013676513</text:p>
              </table:table-cell>
              <table:table-cell office:value-type="float" office:value="9.46968318049661">
                <text:p>9.46968318049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0">
                <text:p>4950</text:p>
              </table:table-cell>
              <table:table-cell office:value-type="float" office:value="9.66360841621491">
                <text:p>9.66360841621491</text:p>
              </table:table-cell>
              <table:table-cell office:value-type="float" office:value="0.0000791496537243491">
                <text:p>0.0000791496537243491</text:p>
              </table:table-cell>
              <table:table-cell office:value-type="float" office:value="9.66368756587202">
                <text:p>9.6636875658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0">
                <text:p>5000</text:p>
              </table:table-cell>
              <table:table-cell office:value-type="float" office:value="9.85957587928513">
                <text:p>9.85957587928513</text:p>
              </table:table-cell>
              <table:table-cell office:value-type="float" office:value="0.0000791429034145379">
                <text:p>0.0000791429034145379</text:p>
              </table:table-cell>
              <table:table-cell office:value-type="float" office:value="9.85965502218787">
                <text:p>9.85965502218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